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0264" calcext:value-type="float">
            <text:p>-0.470264</text:p>
          </table:table-cell>
          <table:table-cell office:value-type="float" office:value="0.000152752" calcext:value-type="float">
            <text:p>0.000152752</text:p>
          </table:table-cell>
          <table:table-cell office:value-type="float" office:value="0.000296602" calcext:value-type="float">
            <text:p>0.000296602</text:p>
          </table:table-cell>
          <table:table-cell office:value-type="float" office:value="0.0152178" calcext:value-type="float">
            <text:p>0.015217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334216" calcext:value-type="float">
            <text:p>0.334216</text:p>
          </table:table-cell>
          <table:table-cell office:value-type="float" office:value="-0.0000654462" calcext:value-type="float">
            <text:p>-6.54462E-05</text:p>
          </table:table-cell>
          <table:table-cell office:value-type="float" office:value="0.000584384" calcext:value-type="float">
            <text:p>0.000584384</text:p>
          </table:table-cell>
          <table:table-cell office:value-type="float" office:value="-0.0514447" calcext:value-type="float">
            <text:p>-0.0514447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1.14322" calcext:value-type="float">
            <text:p>-1.14322</text:p>
          </table:table-cell>
          <table:table-cell office:value-type="float" office:value="0.00033195" calcext:value-type="float">
            <text:p>0.00033195</text:p>
          </table:table-cell>
          <table:table-cell office:value-type="float" office:value="0.00014884" calcext:value-type="float">
            <text:p>0.00014884</text:p>
          </table:table-cell>
          <table:table-cell office:value-type="float" office:value="0.0815129" calcext:value-type="float">
            <text:p>0.0815129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-0.455258" calcext:value-type="float">
            <text:p>-0.455258</text:p>
          </table:table-cell>
          <table:table-cell office:value-type="float" office:value="0.000150365" calcext:value-type="float">
            <text:p>0.000150365</text:p>
          </table:table-cell>
          <table:table-cell office:value-type="float" office:value="0.000255927" calcext:value-type="float">
            <text:p>0.000255927</text:p>
          </table:table-cell>
          <table:table-cell office:value-type="float" office:value="0.00872527" calcext:value-type="float">
            <text:p>0.00872527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-0.470099" calcext:value-type="float">
            <text:p>-0.470099</text:p>
          </table:table-cell>
          <table:table-cell office:value-type="float" office:value="0.000152697" calcext:value-type="float">
            <text:p>0.000152697</text:p>
          </table:table-cell>
          <table:table-cell office:value-type="float" office:value="0.000296841" calcext:value-type="float">
            <text:p>0.000296841</text:p>
          </table:table-cell>
          <table:table-cell office:value-type="float" office:value="0.0152135" calcext:value-type="float">
            <text:p>0.015213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369712" calcext:value-type="float">
            <text:p>-0.369712</text:p>
          </table:table-cell>
          <table:table-cell office:value-type="float" office:value="0.000124747" calcext:value-type="float">
            <text:p>0.000124747</text:p>
          </table:table-cell>
          <table:table-cell office:value-type="float" office:value="0.000352004" calcext:value-type="float">
            <text:p>0.000352004</text:p>
          </table:table-cell>
          <table:table-cell office:value-type="float" office:value="0.0090767" calcext:value-type="float">
            <text:p>0.0090767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-0.408399" calcext:value-type="float">
            <text:p>-0.408399</text:p>
          </table:table-cell>
          <table:table-cell office:value-type="float" office:value="0.000136585" calcext:value-type="float">
            <text:p>0.000136585</text:p>
          </table:table-cell>
          <table:table-cell office:value-type="float" office:value="0.000300733" calcext:value-type="float">
            <text:p>0.000300733</text:p>
          </table:table-cell>
          <table:table-cell office:value-type="float" office:value="0.00800247" calcext:value-type="float">
            <text:p>0.00800247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-0.524883" calcext:value-type="float">
            <text:p>-0.524883</text:p>
          </table:table-cell>
          <table:table-cell office:value-type="float" office:value="0.000167547" calcext:value-type="float">
            <text:p>0.000167547</text:p>
          </table:table-cell>
          <table:table-cell office:value-type="float" office:value="0.000276217" calcext:value-type="float">
            <text:p>0.000276217</text:p>
          </table:table-cell>
          <table:table-cell office:value-type="float" office:value="0.0196077" calcext:value-type="float">
            <text:p>0.0196077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-0.348299" calcext:value-type="float">
            <text:p>-0.348299</text:p>
          </table:table-cell>
          <table:table-cell office:value-type="float" office:value="0.000118761" calcext:value-type="float">
            <text:p>0.000118761</text:p>
          </table:table-cell>
          <table:table-cell office:value-type="float" office:value="0.000364044" calcext:value-type="float">
            <text:p>0.000364044</text:p>
          </table:table-cell>
          <table:table-cell office:value-type="float" office:value="0.00777481" calcext:value-type="float">
            <text:p>0.00777481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-0.510819" calcext:value-type="float">
            <text:p>-0.510819</text:p>
          </table:table-cell>
          <table:table-cell office:value-type="float" office:value="0.000163903" calcext:value-type="float">
            <text:p>0.000163903</text:p>
          </table:table-cell>
          <table:table-cell office:value-type="float" office:value="0.000277731" calcext:value-type="float">
            <text:p>0.000277731</text:p>
          </table:table-cell>
          <table:table-cell office:value-type="float" office:value="0.0180337" calcext:value-type="float">
            <text:p>0.0180337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0503059" calcext:value-type="float">
            <text:p>0.0503059</text:p>
          </table:table-cell>
          <table:table-cell office:value-type="float" office:value="0.0000120656" calcext:value-type="float">
            <text:p>1.20656E-05</text:p>
          </table:table-cell>
          <table:table-cell office:value-type="float" office:value="0.000468223" calcext:value-type="float">
            <text:p>0.000468223</text:p>
          </table:table-cell>
          <table:table-cell office:value-type="float" office:value="-0.0296303" calcext:value-type="float">
            <text:p>-0.0296303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-0.837083" calcext:value-type="float">
            <text:p>-0.837083</text:p>
          </table:table-cell>
          <table:table-cell office:value-type="float" office:value="0.000252122" calcext:value-type="float">
            <text:p>0.000252122</text:p>
          </table:table-cell>
          <table:table-cell office:value-type="float" office:value="0.00016648" calcext:value-type="float">
            <text:p>0.00016648</text:p>
          </table:table-cell>
          <table:table-cell office:value-type="float" office:value="0.045662" calcext:value-type="float">
            <text:p>0.045662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-0.4694" calcext:value-type="float">
            <text:p>-0.4694</text:p>
          </table:table-cell>
          <table:table-cell office:value-type="float" office:value="0.000152432" calcext:value-type="float">
            <text:p>0.000152432</text:p>
          </table:table-cell>
          <table:table-cell office:value-type="float" office:value="0.000297822" calcext:value-type="float">
            <text:p>0.000297822</text:p>
          </table:table-cell>
          <table:table-cell office:value-type="float" office:value="0.0151909" calcext:value-type="float">
            <text:p>0.0151909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-0.4694" calcext:value-type="float">
            <text:p>-0.4694</text:p>
          </table:table-cell>
          <table:table-cell office:value-type="float" office:value="0.000152432" calcext:value-type="float">
            <text:p>0.000152432</text:p>
          </table:table-cell>
          <table:table-cell office:value-type="float" office:value="0.000297822" calcext:value-type="float">
            <text:p>0.000297822</text:p>
          </table:table-cell>
          <table:table-cell office:value-type="float" office:value="0.0151909" calcext:value-type="float">
            <text:p>0.0151909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-0.4694" calcext:value-type="float">
            <text:p>-0.4694</text:p>
          </table:table-cell>
          <table:table-cell office:value-type="float" office:value="0.000152432" calcext:value-type="float">
            <text:p>0.000152432</text:p>
          </table:table-cell>
          <table:table-cell office:value-type="float" office:value="0.000297822" calcext:value-type="float">
            <text:p>0.000297822</text:p>
          </table:table-cell>
          <table:table-cell office:value-type="float" office:value="0.0151909" calcext:value-type="float">
            <text:p>0.0151909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-0.45425" calcext:value-type="float">
            <text:p>-0.45425</text:p>
          </table:table-cell>
          <table:table-cell office:value-type="float" office:value="0.000150014" calcext:value-type="float">
            <text:p>0.000150014</text:p>
          </table:table-cell>
          <table:table-cell office:value-type="float" office:value="0.000256061" calcext:value-type="float">
            <text:p>0.000256061</text:p>
          </table:table-cell>
          <table:table-cell office:value-type="float" office:value="0.00856592" calcext:value-type="float">
            <text:p>0.00856592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-0.683894" calcext:value-type="float">
            <text:p>-0.683894</text:p>
          </table:table-cell>
          <table:table-cell office:value-type="float" office:value="0.000209079" calcext:value-type="float">
            <text:p>0.000209079</text:p>
          </table:table-cell>
          <table:table-cell office:value-type="float" office:value="0.000262346" calcext:value-type="float">
            <text:p>0.000262346</text:p>
          </table:table-cell>
          <table:table-cell office:value-type="float" office:value="0.0376527" calcext:value-type="float">
            <text:p>0.0376527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-0.401476" calcext:value-type="float">
            <text:p>-0.401476</text:p>
          </table:table-cell>
          <table:table-cell office:value-type="float" office:value="0.000133994" calcext:value-type="float">
            <text:p>0.000133994</text:p>
          </table:table-cell>
          <table:table-cell office:value-type="float" office:value="0.000322074" calcext:value-type="float">
            <text:p>0.000322074</text:p>
          </table:table-cell>
          <table:table-cell office:value-type="float" office:value="0.00955773" calcext:value-type="float">
            <text:p>0.00955773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-0.0699461" calcext:value-type="float">
            <text:p>-0.0699461</text:p>
          </table:table-cell>
          <table:table-cell office:value-type="float" office:value="0.0000407882" calcext:value-type="float">
            <text:p>4.07882E-05</text:p>
          </table:table-cell>
          <table:table-cell office:value-type="float" office:value="0.000533253" calcext:value-type="float">
            <text:p>0.000533253</text:p>
          </table:table-cell>
          <table:table-cell office:value-type="float" office:value="-0.00739096" calcext:value-type="float">
            <text:p>-0.00739096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-0.798035" calcext:value-type="float">
            <text:p>-0.798035</text:p>
          </table:table-cell>
          <table:table-cell office:value-type="float" office:value="0.000245708" calcext:value-type="float">
            <text:p>0.000245708</text:p>
          </table:table-cell>
          <table:table-cell office:value-type="float" office:value="0.0000595212" calcext:value-type="float">
            <text:p>5.95212E-05</text:p>
          </table:table-cell>
          <table:table-cell office:value-type="float" office:value="0.0286567" calcext:value-type="float">
            <text:p>0.0286567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-0.484684" calcext:value-type="float">
            <text:p>-0.484684</text:p>
          </table:table-cell>
          <table:table-cell office:value-type="float" office:value="0.000154731" calcext:value-type="float">
            <text:p>0.000154731</text:p>
          </table:table-cell>
          <table:table-cell office:value-type="float" office:value="0.000340641" calcext:value-type="float">
            <text:p>0.000340641</text:p>
          </table:table-cell>
          <table:table-cell office:value-type="float" office:value="0.0219354" calcext:value-type="float">
            <text:p>0.0219354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-0.497848" calcext:value-type="float">
            <text:p>-0.497848</text:p>
          </table:table-cell>
          <table:table-cell office:value-type="float" office:value="0.000160437" calcext:value-type="float">
            <text:p>0.000160437</text:p>
          </table:table-cell>
          <table:table-cell office:value-type="float" office:value="0.000276057" calcext:value-type="float">
            <text:p>0.000276057</text:p>
          </table:table-cell>
          <table:table-cell office:value-type="float" office:value="0.0162214" calcext:value-type="float">
            <text:p>0.0162214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-0.840784" calcext:value-type="float">
            <text:p>-0.840784</text:p>
          </table:table-cell>
          <table:table-cell office:value-type="float" office:value="0.000254457" calcext:value-type="float">
            <text:p>0.000254457</text:p>
          </table:table-cell>
          <table:table-cell office:value-type="float" office:value="0.000118823" calcext:value-type="float">
            <text:p>0.000118823</text:p>
          </table:table-cell>
          <table:table-cell office:value-type="float" office:value="0.0406913" calcext:value-type="float">
            <text:p>0.0406913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-0.410323" calcext:value-type="float">
            <text:p>-0.410323</text:p>
          </table:table-cell>
          <table:table-cell office:value-type="float" office:value="0.000135952" calcext:value-type="float">
            <text:p>0.000135952</text:p>
          </table:table-cell>
          <table:table-cell office:value-type="float" office:value="0.000329834" calcext:value-type="float">
            <text:p>0.000329834</text:p>
          </table:table-cell>
          <table:table-cell office:value-type="float" office:value="0.0115507" calcext:value-type="float">
            <text:p>0.0115507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-0.184769" calcext:value-type="float">
            <text:p>-0.184769</text:p>
          </table:table-cell>
          <table:table-cell office:value-type="float" office:value="0.0000742748" calcext:value-type="float">
            <text:p>7.42748E-05</text:p>
          </table:table-cell>
          <table:table-cell office:value-type="float" office:value="0.000429307" calcext:value-type="float">
            <text:p>0.000429307</text:p>
          </table:table-cell>
          <table:table-cell office:value-type="float" office:value="-0.0050349" calcext:value-type="float">
            <text:p>-0.005034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617764" calcext:value-type="float">
            <text:p>-0.617764</text:p>
          </table:table-cell>
          <table:table-cell office:value-type="float" office:value="0.000192859" calcext:value-type="float">
            <text:p>0.000192859</text:p>
          </table:table-cell>
          <table:table-cell office:value-type="float" office:value="0.000233583" calcext:value-type="float">
            <text:p>0.000233583</text:p>
          </table:table-cell>
          <table:table-cell office:value-type="float" office:value="0.026213" calcext:value-type="float">
            <text:p>0.026213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-0.551346" calcext:value-type="float">
            <text:p>-0.551346</text:p>
          </table:table-cell>
          <table:table-cell office:value-type="float" office:value="0.000175541" calcext:value-type="float">
            <text:p>0.000175541</text:p>
          </table:table-cell>
          <table:table-cell office:value-type="float" office:value="0.000239646" calcext:value-type="float">
            <text:p>0.000239646</text:p>
          </table:table-cell>
          <table:table-cell office:value-type="float" office:value="0.0187054" calcext:value-type="float">
            <text:p>0.0187054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-0.220967" calcext:value-type="float">
            <text:p>-0.220967</text:p>
          </table:table-cell>
          <table:table-cell office:value-type="float" office:value="0.0000825061" calcext:value-type="float">
            <text:p>8.25061E-05</text:p>
          </table:table-cell>
          <table:table-cell office:value-type="float" office:value="0.000458279" calcext:value-type="float">
            <text:p>0.000458279</text:p>
          </table:table-cell>
          <table:table-cell office:value-type="float" office:value="0.00276284" calcext:value-type="float">
            <text:p>0.00276284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-0.507507" calcext:value-type="float">
            <text:p>-0.507507</text:p>
          </table:table-cell>
          <table:table-cell office:value-type="float" office:value="0.000163243" calcext:value-type="float">
            <text:p>0.000163243</text:p>
          </table:table-cell>
          <table:table-cell office:value-type="float" office:value="0.000268585" calcext:value-type="float">
            <text:p>0.000268585</text:p>
          </table:table-cell>
          <table:table-cell office:value-type="float" office:value="0.0165782" calcext:value-type="float">
            <text:p>0.0165782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-0.590994" calcext:value-type="float">
            <text:p>-0.590994</text:p>
          </table:table-cell>
          <table:table-cell office:value-type="float" office:value="0.00018613" calcext:value-type="float">
            <text:p>0.00018613</text:p>
          </table:table-cell>
          <table:table-cell office:value-type="float" office:value="0.000230912" calcext:value-type="float">
            <text:p>0.000230912</text:p>
          </table:table-cell>
          <table:table-cell office:value-type="float" office:value="0.0226118" calcext:value-type="float">
            <text:p>0.0226118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-0.415661" calcext:value-type="float">
            <text:p>-0.415661</text:p>
          </table:table-cell>
          <table:table-cell office:value-type="float" office:value="0.000137447" calcext:value-type="float">
            <text:p>0.000137447</text:p>
          </table:table-cell>
          <table:table-cell office:value-type="float" office:value="0.000327077" calcext:value-type="float">
            <text:p>0.000327077</text:p>
          </table:table-cell>
          <table:table-cell office:value-type="float" office:value="0.0118874" calcext:value-type="float">
            <text:p>0.0118874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-0.497641" calcext:value-type="float">
            <text:p>-0.497641</text:p>
          </table:table-cell>
          <table:table-cell office:value-type="float" office:value="0.000160145" calcext:value-type="float">
            <text:p>0.000160145</text:p>
          </table:table-cell>
          <table:table-cell office:value-type="float" office:value="0.000285221" calcext:value-type="float">
            <text:p>0.000285221</text:p>
          </table:table-cell>
          <table:table-cell office:value-type="float" office:value="0.017265" calcext:value-type="float">
            <text:p>0.017265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-0.471208" calcext:value-type="float">
            <text:p>-0.471208</text:p>
          </table:table-cell>
          <table:table-cell office:value-type="float" office:value="0.000153043" calcext:value-type="float">
            <text:p>0.000153043</text:p>
          </table:table-cell>
          <table:table-cell office:value-type="float" office:value="0.000293171" calcext:value-type="float">
            <text:p>0.000293171</text:p>
          </table:table-cell>
          <table:table-cell office:value-type="float" office:value="0.0149174" calcext:value-type="float">
            <text:p>0.0149174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-0.422764" calcext:value-type="float">
            <text:p>-0.422764</text:p>
          </table:table-cell>
          <table:table-cell office:value-type="float" office:value="0.000139466" calcext:value-type="float">
            <text:p>0.000139466</text:p>
          </table:table-cell>
          <table:table-cell office:value-type="float" office:value="0.000322881" calcext:value-type="float">
            <text:p>0.000322881</text:p>
          </table:table-cell>
          <table:table-cell office:value-type="float" office:value="0.0123145" calcext:value-type="float">
            <text:p>0.0123145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-0.461261" calcext:value-type="float">
            <text:p>-0.461261</text:p>
          </table:table-cell>
          <table:table-cell office:value-type="float" office:value="0.000151166" calcext:value-type="float">
            <text:p>0.000151166</text:p>
          </table:table-cell>
          <table:table-cell office:value-type="float" office:value="0.000273166" calcext:value-type="float">
            <text:p>0.000273166</text:p>
          </table:table-cell>
          <table:table-cell office:value-type="float" office:value="0.0114106" calcext:value-type="float">
            <text:p>0.0114106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-0.486446" calcext:value-type="float">
            <text:p>-0.486446</text:p>
          </table:table-cell>
          <table:table-cell office:value-type="float" office:value="0.000156778" calcext:value-type="float">
            <text:p>0.000156778</text:p>
          </table:table-cell>
          <table:table-cell office:value-type="float" office:value="0.000297367" calcext:value-type="float">
            <text:p>0.000297367</text:p>
          </table:table-cell>
          <table:table-cell office:value-type="float" office:value="0.0172859" calcext:value-type="float">
            <text:p>0.0172859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-0.70143" calcext:value-type="float">
            <text:p>-0.70143</text:p>
          </table:table-cell>
          <table:table-cell office:value-type="float" office:value="0.00021587" calcext:value-type="float">
            <text:p>0.00021587</text:p>
          </table:table-cell>
          <table:table-cell office:value-type="float" office:value="0.000198547" calcext:value-type="float">
            <text:p>0.000198547</text:p>
          </table:table-cell>
          <table:table-cell office:value-type="float" office:value="0.0326055" calcext:value-type="float">
            <text:p>0.0326055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-0.363056" calcext:value-type="float">
            <text:p>-0.363056</text:p>
          </table:table-cell>
          <table:table-cell office:value-type="float" office:value="0.000123679" calcext:value-type="float">
            <text:p>0.000123679</text:p>
          </table:table-cell>
          <table:table-cell office:value-type="float" office:value="0.000333504" calcext:value-type="float">
            <text:p>0.000333504</text:p>
          </table:table-cell>
          <table:table-cell office:value-type="float" office:value="0.00619048" calcext:value-type="float">
            <text:p>0.006190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9912" calcext:value-type="float">
            <text:p>-0.49912</text:p>
          </table:table-cell>
          <table:table-cell office:value-type="float" office:value="0.000160439" calcext:value-type="float">
            <text:p>0.000160439</text:p>
          </table:table-cell>
          <table:table-cell office:value-type="float" office:value="0.000286962" calcext:value-type="float">
            <text:p>0.000286962</text:p>
          </table:table-cell>
          <table:table-cell office:value-type="float" office:value="0.0177221" calcext:value-type="float">
            <text:p>0.0177221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-0.342607" calcext:value-type="float">
            <text:p>-0.342607</text:p>
          </table:table-cell>
          <table:table-cell office:value-type="float" office:value="0.000117237" calcext:value-type="float">
            <text:p>0.000117237</text:p>
          </table:table-cell>
          <table:table-cell office:value-type="float" office:value="0.000365857" calcext:value-type="float">
            <text:p>0.000365857</text:p>
          </table:table-cell>
          <table:table-cell office:value-type="float" office:value="0.00736877" calcext:value-type="float">
            <text:p>0.00736877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-0.463508" calcext:value-type="float">
            <text:p>-0.463508</text:p>
          </table:table-cell>
          <table:table-cell office:value-type="float" office:value="0.000151659" calcext:value-type="float">
            <text:p>0.000151659</text:p>
          </table:table-cell>
          <table:table-cell office:value-type="float" office:value="0.000275089" calcext:value-type="float">
            <text:p>0.000275089</text:p>
          </table:table-cell>
          <table:table-cell office:value-type="float" office:value="0.0119737" calcext:value-type="float">
            <text:p>0.0119737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-0.48787" calcext:value-type="float">
            <text:p>-0.48787</text:p>
          </table:table-cell>
          <table:table-cell office:value-type="float" office:value="0.000157176" calcext:value-type="float">
            <text:p>0.000157176</text:p>
          </table:table-cell>
          <table:table-cell office:value-type="float" office:value="0.000297035" calcext:value-type="float">
            <text:p>0.000297035</text:p>
          </table:table-cell>
          <table:table-cell office:value-type="float" office:value="0.0174928" calcext:value-type="float">
            <text:p>0.0174928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-0.299341" calcext:value-type="float">
            <text:p>-0.299341</text:p>
          </table:table-cell>
          <table:table-cell office:value-type="float" office:value="0.000106412" calcext:value-type="float">
            <text:p>0.000106412</text:p>
          </table:table-cell>
          <table:table-cell office:value-type="float" office:value="0.00035689" calcext:value-type="float">
            <text:p>0.00035689</text:p>
          </table:table-cell>
          <table:table-cell office:value-type="float" office:value="0.00099708" calcext:value-type="float">
            <text:p>0.00099708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-0.870147" calcext:value-type="float">
            <text:p>-0.870147</text:p>
          </table:table-cell>
          <table:table-cell office:value-type="float" office:value="0.000261912" calcext:value-type="float">
            <text:p>0.000261912</text:p>
          </table:table-cell>
          <table:table-cell office:value-type="float" office:value="0.00012576" calcext:value-type="float">
            <text:p>0.00012576</text:p>
          </table:table-cell>
          <table:table-cell office:value-type="float" office:value="0.0452217" calcext:value-type="float">
            <text:p>0.0452217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-0.395833" calcext:value-type="float">
            <text:p>-0.395833</text:p>
          </table:table-cell>
          <table:table-cell office:value-type="float" office:value="0.000132243" calcext:value-type="float">
            <text:p>0.000132243</text:p>
          </table:table-cell>
          <table:table-cell office:value-type="float" office:value="0.000331257" calcext:value-type="float">
            <text:p>0.000331257</text:p>
          </table:table-cell>
          <table:table-cell office:value-type="float" office:value="0.0100446" calcext:value-type="float">
            <text:p>0.0100446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-0.419481" calcext:value-type="float">
            <text:p>-0.419481</text:p>
          </table:table-cell>
          <table:table-cell office:value-type="float" office:value="0.000139994" calcext:value-type="float">
            <text:p>0.000139994</text:p>
          </table:table-cell>
          <table:table-cell office:value-type="float" office:value="0.000285132" calcext:value-type="float">
            <text:p>0.000285132</text:p>
          </table:table-cell>
          <table:table-cell office:value-type="float" office:value="0.00771538" calcext:value-type="float">
            <text:p>0.00771538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-0.480107" calcext:value-type="float">
            <text:p>-0.480107</text:p>
          </table:table-cell>
          <table:table-cell office:value-type="float" office:value="0.000154395" calcext:value-type="float">
            <text:p>0.000154395</text:p>
          </table:table-cell>
          <table:table-cell office:value-type="float" office:value="0.00031867" calcext:value-type="float">
            <text:p>0.00031867</text:p>
          </table:table-cell>
          <table:table-cell office:value-type="float" office:value="0.0190203" calcext:value-type="float">
            <text:p>0.0190203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-0.485084" calcext:value-type="float">
            <text:p>-0.485084</text:p>
          </table:table-cell>
          <table:table-cell office:value-type="float" office:value="0.000156826" calcext:value-type="float">
            <text:p>0.000156826</text:p>
          </table:table-cell>
          <table:table-cell office:value-type="float" office:value="0.000287191" calcext:value-type="float">
            <text:p>0.000287191</text:p>
          </table:table-cell>
          <table:table-cell office:value-type="float" office:value="0.0160644" calcext:value-type="float">
            <text:p>0.0160644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-0.565429" calcext:value-type="float">
            <text:p>-0.565429</text:p>
          </table:table-cell>
          <table:table-cell office:value-type="float" office:value="0.00017998" calcext:value-type="float">
            <text:p>0.00017998</text:p>
          </table:table-cell>
          <table:table-cell office:value-type="float" office:value="0.000218504" calcext:value-type="float">
            <text:p>0.000218504</text:p>
          </table:table-cell>
          <table:table-cell office:value-type="float" office:value="0.0181814" calcext:value-type="float">
            <text:p>0.0181814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-0.44074" calcext:value-type="float">
            <text:p>-0.44074</text:p>
          </table:table-cell>
          <table:table-cell office:value-type="float" office:value="0.000144209" calcext:value-type="float">
            <text:p>0.000144209</text:p>
          </table:table-cell>
          <table:table-cell office:value-type="float" office:value="0.000319316" calcext:value-type="float">
            <text:p>0.000319316</text:p>
          </table:table-cell>
          <table:table-cell office:value-type="float" office:value="0.0142645" calcext:value-type="float">
            <text:p>0.014264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529449" calcext:value-type="float">
            <text:p>-0.529449</text:p>
          </table:table-cell>
          <table:table-cell office:value-type="float" office:value="0.000169811" calcext:value-type="float">
            <text:p>0.000169811</text:p>
          </table:table-cell>
          <table:table-cell office:value-type="float" office:value="0.000242136" calcext:value-type="float">
            <text:p>0.000242136</text:p>
          </table:table-cell>
          <table:table-cell office:value-type="float" office:value="0.0164485" calcext:value-type="float">
            <text:p>0.0164485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-0.35711" calcext:value-type="float">
            <text:p>-0.35711</text:p>
          </table:table-cell>
          <table:table-cell office:value-type="float" office:value="0.000120409" calcext:value-type="float">
            <text:p>0.000120409</text:p>
          </table:table-cell>
          <table:table-cell office:value-type="float" office:value="0.000381557" calcext:value-type="float">
            <text:p>0.000381557</text:p>
          </table:table-cell>
          <table:table-cell office:value-type="float" office:value="0.0110247" calcext:value-type="float">
            <text:p>0.0110247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-0.593537" calcext:value-type="float">
            <text:p>-0.593537</text:p>
          </table:table-cell>
          <table:table-cell office:value-type="float" office:value="0.000186844" calcext:value-type="float">
            <text:p>0.000186844</text:p>
          </table:table-cell>
          <table:table-cell office:value-type="float" office:value="0.00022715" calcext:value-type="float">
            <text:p>0.00022715</text:p>
          </table:table-cell>
          <table:table-cell office:value-type="float" office:value="0.022671" calcext:value-type="float">
            <text:p>0.022671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-0.430876" calcext:value-type="float">
            <text:p>-0.430876</text:p>
          </table:table-cell>
          <table:table-cell office:value-type="float" office:value="0.000141846" calcext:value-type="float">
            <text:p>0.000141846</text:p>
          </table:table-cell>
          <table:table-cell office:value-type="float" office:value="0.000313029" calcext:value-type="float">
            <text:p>0.000313029</text:p>
          </table:table-cell>
          <table:table-cell office:value-type="float" office:value="0.0123494" calcext:value-type="float">
            <text:p>0.0123494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-0.486857" calcext:value-type="float">
            <text:p>-0.486857</text:p>
          </table:table-cell>
          <table:table-cell office:value-type="float" office:value="0.000157125" calcext:value-type="float">
            <text:p>0.000157125</text:p>
          </table:table-cell>
          <table:table-cell office:value-type="float" office:value="0.000288571" calcext:value-type="float">
            <text:p>0.000288571</text:p>
          </table:table-cell>
          <table:table-cell office:value-type="float" office:value="0.0164934" calcext:value-type="float">
            <text:p>0.0164934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-0.470248" calcext:value-type="float">
            <text:p>-0.470248</text:p>
          </table:table-cell>
          <table:table-cell office:value-type="float" office:value="0.000152651" calcext:value-type="float">
            <text:p>0.000152651</text:p>
          </table:table-cell>
          <table:table-cell office:value-type="float" office:value="0.000294316" calcext:value-type="float">
            <text:p>0.000294316</text:p>
          </table:table-cell>
          <table:table-cell office:value-type="float" office:value="0.0151088" calcext:value-type="float">
            <text:p>0.0151088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-0.471838" calcext:value-type="float">
            <text:p>-0.471838</text:p>
          </table:table-cell>
          <table:table-cell office:value-type="float" office:value="0.000153099" calcext:value-type="float">
            <text:p>0.000153099</text:p>
          </table:table-cell>
          <table:table-cell office:value-type="float" office:value="0.000293294" calcext:value-type="float">
            <text:p>0.000293294</text:p>
          </table:table-cell>
          <table:table-cell office:value-type="float" office:value="0.0152006" calcext:value-type="float">
            <text:p>0.0152006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-0.468263" calcext:value-type="float">
            <text:p>-0.468263</text:p>
          </table:table-cell>
          <table:table-cell office:value-type="float" office:value="0.000152108" calcext:value-type="float">
            <text:p>0.000152108</text:p>
          </table:table-cell>
          <table:table-cell office:value-type="float" office:value="0.000296417" calcext:value-type="float">
            <text:p>0.000296417</text:p>
          </table:table-cell>
          <table:table-cell office:value-type="float" office:value="0.0151165" calcext:value-type="float">
            <text:p>0.0151165</text:p>
          </table:table-cell>
        </table:table-row>
        <table:table-row table:style-name="ro1">
          <table:table-cell office:value-type="float" office:value="1.078" calcext:value-type="float">
            <text:p>1.078</text:p>
          </table:table-cell>
          <table:table-cell office:value-type="float" office:value="-0.476776" calcext:value-type="float">
            <text:p>-0.476776</text:p>
          </table:table-cell>
          <table:table-cell office:value-type="float" office:value="0.000154557" calcext:value-type="float">
            <text:p>0.000154557</text:p>
          </table:table-cell>
          <table:table-cell office:value-type="float" office:value="0.000287153" calcext:value-type="float">
            <text:p>0.000287153</text:p>
          </table:table-cell>
          <table:table-cell office:value-type="float" office:value="0.0151215" calcext:value-type="float">
            <text:p>0.0151215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-0.479857" calcext:value-type="float">
            <text:p>-0.479857</text:p>
          </table:table-cell>
          <table:table-cell office:value-type="float" office:value="0.000155233" calcext:value-type="float">
            <text:p>0.000155233</text:p>
          </table:table-cell>
          <table:table-cell office:value-type="float" office:value="0.000291539" calcext:value-type="float">
            <text:p>0.000291539</text:p>
          </table:table-cell>
          <table:table-cell office:value-type="float" office:value="0.0160275" calcext:value-type="float">
            <text:p>0.0160275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-0.461848" calcext:value-type="float">
            <text:p>-0.461848</text:p>
          </table:table-cell>
          <table:table-cell office:value-type="float" office:value="0.0001504" calcext:value-type="float">
            <text:p>0.0001504</text:p>
          </table:table-cell>
          <table:table-cell office:value-type="float" office:value="0.000295316" calcext:value-type="float">
            <text:p>0.000295316</text:p>
          </table:table-cell>
          <table:table-cell office:value-type="float" office:value="0.0142294" calcext:value-type="float">
            <text:p>0.0142294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-0.484155" calcext:value-type="float">
            <text:p>-0.484155</text:p>
          </table:table-cell>
          <table:table-cell office:value-type="float" office:value="0.000156408" calcext:value-type="float">
            <text:p>0.000156408</text:p>
          </table:table-cell>
          <table:table-cell office:value-type="float" office:value="0.000288702" calcext:value-type="float">
            <text:p>0.000288702</text:p>
          </table:table-cell>
          <table:table-cell office:value-type="float" office:value="0.0162574" calcext:value-type="float">
            <text:p>0.0162574</text:p>
          </table:table-cell>
        </table:table-row>
        <table:table-row table:style-name="ro1">
          <table:table-cell office:value-type="float" office:value="1.278" calcext:value-type="float">
            <text:p>1.278</text:p>
          </table:table-cell>
          <table:table-cell office:value-type="float" office:value="-0.463264" calcext:value-type="float">
            <text:p>-0.463264</text:p>
          </table:table-cell>
          <table:table-cell office:value-type="float" office:value="0.000150772" calcext:value-type="float">
            <text:p>0.000150772</text:p>
          </table:table-cell>
          <table:table-cell office:value-type="float" office:value="0.000295222" calcext:value-type="float">
            <text:p>0.000295222</text:p>
          </table:table-cell>
          <table:table-cell office:value-type="float" office:value="0.0144169" calcext:value-type="float">
            <text:p>0.0144169</text:p>
          </table:table-cell>
        </table:table-row>
        <table:table-row table:style-name="ro1">
          <table:table-cell office:value-type="float" office:value="1.328" calcext:value-type="float">
            <text:p>1.328</text:p>
          </table:table-cell>
          <table:table-cell office:value-type="float" office:value="-0.473856" calcext:value-type="float">
            <text:p>-0.473856</text:p>
          </table:table-cell>
          <table:table-cell office:value-type="float" office:value="0.000153594" calcext:value-type="float">
            <text:p>0.000153594</text:p>
          </table:table-cell>
          <table:table-cell office:value-type="float" office:value="0.00029236" calcext:value-type="float">
            <text:p>0.00029236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float" office:value="1.378" calcext:value-type="float">
            <text:p>1.378</text:p>
          </table:table-cell>
          <table:table-cell office:value-type="float" office:value="-0.451745" calcext:value-type="float">
            <text:p>-0.451745</text:p>
          </table:table-cell>
          <table:table-cell office:value-type="float" office:value="0.000147495" calcext:value-type="float">
            <text:p>0.000147495</text:p>
          </table:table-cell>
          <table:table-cell office:value-type="float" office:value="0.000300985" calcext:value-type="float">
            <text:p>0.000300985</text:p>
          </table:table-cell>
          <table:table-cell office:value-type="float" office:value="0.0135918" calcext:value-type="float">
            <text:p>0.0135918</text:p>
          </table:table-cell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-0.462557" calcext:value-type="float">
            <text:p>-0.462557</text:p>
          </table:table-cell>
          <table:table-cell office:value-type="float" office:value="0.000150207" calcext:value-type="float">
            <text:p>0.000150207</text:p>
          </table:table-cell>
          <table:table-cell office:value-type="float" office:value="0.000300221" calcext:value-type="float">
            <text:p>0.000300221</text:p>
          </table:table-cell>
          <table:table-cell office:value-type="float" office:value="0.0147626" calcext:value-type="float">
            <text:p>0.0147626</text:p>
          </table:table-cell>
        </table:table-row>
        <table:table-row table:style-name="ro1">
          <table:table-cell office:value-type="float" office:value="1.478" calcext:value-type="float">
            <text:p>1.478</text:p>
          </table:table-cell>
          <table:table-cell office:value-type="float" office:value="-0.422897" calcext:value-type="float">
            <text:p>-0.422897</text:p>
          </table:table-cell>
          <table:table-cell office:value-type="float" office:value="0.000139147" calcext:value-type="float">
            <text:p>0.000139147</text:p>
          </table:table-cell>
          <table:table-cell office:value-type="float" office:value="0.000322219" calcext:value-type="float">
            <text:p>0.000322219</text:p>
          </table:table-cell>
          <table:table-cell office:value-type="float" office:value="0.0121492" calcext:value-type="float">
            <text:p>0.0121492</text:p>
          </table:table-cell>
        </table:table-row>
        <table:table-row table:style-name="ro1">
          <table:table-cell office:value-type="float" office:value="1.528" calcext:value-type="float">
            <text:p>1.528</text:p>
          </table:table-cell>
          <table:table-cell office:value-type="float" office:value="-0.425663" calcext:value-type="float">
            <text:p>-0.425663</text:p>
          </table:table-cell>
          <table:table-cell office:value-type="float" office:value="0.000139536" calcext:value-type="float">
            <text:p>0.000139536</text:p>
          </table:table-cell>
          <table:table-cell office:value-type="float" office:value="0.000328902" calcext:value-type="float">
            <text:p>0.000328902</text:p>
          </table:table-cell>
          <table:table-cell office:value-type="float" office:value="0.0129439" calcext:value-type="float">
            <text:p>0.0129439</text:p>
          </table:table-cell>
        </table:table-row>
        <table:table-row table:style-name="ro1">
          <table:table-cell office:value-type="float" office:value="1.578" calcext:value-type="float">
            <text:p>1.578</text:p>
          </table:table-cell>
          <table:table-cell office:value-type="float" office:value="-0.403479" calcext:value-type="float">
            <text:p>-0.403479</text:p>
          </table:table-cell>
          <table:table-cell office:value-type="float" office:value="0.000133185" calcext:value-type="float">
            <text:p>0.000133185</text:p>
          </table:table-cell>
          <table:table-cell office:value-type="float" office:value="0.00034393" calcext:value-type="float">
            <text:p>0.00034393</text:p>
          </table:table-cell>
          <table:table-cell office:value-type="float" office:value="0.0114583" calcext:value-type="float">
            <text:p>0.0114583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-0.401715" calcext:value-type="float">
            <text:p>-0.401715</text:p>
          </table:table-cell>
          <table:table-cell office:value-type="float" office:value="0.000132214" calcext:value-type="float">
            <text:p>0.000132214</text:p>
          </table:table-cell>
          <table:table-cell office:value-type="float" office:value="0.000347986" calcext:value-type="float">
            <text:p>0.000347986</text:p>
          </table:table-cell>
          <table:table-cell office:value-type="float" office:value="0.0111706" calcext:value-type="float">
            <text:p>0.0111706</text:p>
          </table:table-cell>
        </table:table-row>
        <table:table-row table:style-name="ro1">
          <table:table-cell office:value-type="float" office:value="1.678" calcext:value-type="float">
            <text:p>1.678</text:p>
          </table:table-cell>
          <table:table-cell office:value-type="float" office:value="-0.386574" calcext:value-type="float">
            <text:p>-0.386574</text:p>
          </table:table-cell>
          <table:table-cell office:value-type="float" office:value="0.000127126" calcext:value-type="float">
            <text:p>0.000127126</text:p>
          </table:table-cell>
          <table:table-cell office:value-type="float" office:value="0.000370986" calcext:value-type="float">
            <text:p>0.000370986</text:p>
          </table:table-cell>
          <table:table-cell office:value-type="float" office:value="0.0113349" calcext:value-type="float">
            <text:p>0.0113349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-0.384789" calcext:value-type="float">
            <text:p>-0.384789</text:p>
          </table:table-cell>
          <table:table-cell office:value-type="float" office:value="0.000125766" calcext:value-type="float">
            <text:p>0.000125766</text:p>
          </table:table-cell>
          <table:table-cell office:value-type="float" office:value="0.000381115" calcext:value-type="float">
            <text:p>0.000381115</text:p>
          </table:table-cell>
          <table:table-cell office:value-type="float" office:value="0.0117655" calcext:value-type="float">
            <text:p>0.0117655</text:p>
          </table:table-cell>
        </table:table-row>
        <table:table-row table:style-name="ro1">
          <table:table-cell office:value-type="float" office:value="1.751" calcext:value-type="float">
            <text:p>1.751</text:p>
          </table:table-cell>
          <table:table-cell office:value-type="float" office:value="0.3997" calcext:value-type="float">
            <text:p>0.3997</text:p>
          </table:table-cell>
          <table:table-cell office:value-type="float" office:value="-0.0000889899" calcext:value-type="float">
            <text:p>-8.89899E-05</text:p>
          </table:table-cell>
          <table:table-cell office:value-type="float" office:value="0.000823545" calcext:value-type="float">
            <text:p>0.000823545</text:p>
          </table:table-cell>
          <table:table-cell office:value-type="float" office:value="-0.0374518" calcext:value-type="float">
            <text:p>-0.0374518</text:p>
          </table:table-cell>
        </table:table-row>
        <table:table-row table:style-name="ro1">
          <table:table-cell office:value-type="float" office:value="1.754" calcext:value-type="float">
            <text:p>1.754</text:p>
          </table:table-cell>
          <table:table-cell office:value-type="float" office:value="-12.9425" calcext:value-type="float">
            <text:p>-12.9425</text:p>
          </table:table-cell>
          <table:table-cell office:value-type="float" office:value="0.00354281" calcext:value-type="float">
            <text:p>0.00354281</text:p>
          </table:table-cell>
          <table:table-cell office:value-type="float" office:value="-0.00639667" calcext:value-type="float">
            <text:p>-0.00639667</text:p>
          </table:table-cell>
          <table:table-cell office:value-type="float" office:value="0.79309" calcext:value-type="float">
            <text:p>0.79309</text:p>
          </table:table-cell>
        </table:table-row>
        <table:table-row table:style-name="ro1">
          <table:table-cell office:value-type="float" office:value="1.778" calcext:value-type="float">
            <text:p>1.778</text:p>
          </table:table-cell>
          <table:table-cell office:value-type="float" office:value="0.0602014" calcext:value-type="float">
            <text:p>0.0602014</text:p>
          </table:table-cell>
          <table:table-cell office:value-type="float" office:value="0.00000364693" calcext:value-type="float">
            <text:p>3.64693E-06</text:p>
          </table:table-cell>
          <table:table-cell office:value-type="float" office:value="0.000623076" calcext:value-type="float">
            <text:p>0.000623076</text:p>
          </table:table-cell>
          <table:table-cell office:value-type="float" office:value="-0.0155667" calcext:value-type="float">
            <text:p>-0.0155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16505" calcext:value-type="float">
            <text:p>0.616505</text:p>
          </table:table-cell>
          <table:table-cell office:value-type="float" office:value="-0.000152857" calcext:value-type="float">
            <text:p>-0.000152857</text:p>
          </table:table-cell>
          <table:table-cell office:value-type="float" office:value="0.00101392" calcext:value-type="float">
            <text:p>0.00101392</text:p>
          </table:table-cell>
          <table:table-cell office:value-type="float" office:value="-0.0419194" calcext:value-type="float">
            <text:p>-0.0419194</text:p>
          </table:table-cell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-9.11382" calcext:value-type="float">
            <text:p>-9.11382</text:p>
          </table:table-cell>
          <table:table-cell office:value-type="float" office:value="0.00253093" calcext:value-type="float">
            <text:p>0.00253093</text:p>
          </table:table-cell>
          <table:table-cell office:value-type="float" office:value="-0.00468295" calcext:value-type="float">
            <text:p>-0.00468295</text:p>
          </table:table-cell>
          <table:table-cell office:value-type="float" office:value="0.514398" calcext:value-type="float">
            <text:p>0.514398</text:p>
          </table:table-cell>
        </table:table-row>
        <table:table-row table:style-name="ro1">
          <table:table-cell office:value-type="float" office:value="1.828" calcext:value-type="float">
            <text:p>1.828</text:p>
          </table:table-cell>
          <table:table-cell office:value-type="float" office:value="0.179241" calcext:value-type="float">
            <text:p>0.179241</text:p>
          </table:table-cell>
          <table:table-cell office:value-type="float" office:value="-0.0000315986" calcext:value-type="float">
            <text:p>-3.15986E-05</text:p>
          </table:table-cell>
          <table:table-cell office:value-type="float" office:value="0.00070852" calcext:value-type="float">
            <text:p>0.00070852</text:p>
          </table:table-cell>
          <table:table-cell office:value-type="float" office:value="-0.0206179" calcext:value-type="float">
            <text:p>-0.020617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90706" calcext:value-type="float">
            <text:p>0.90706</text:p>
          </table:table-cell>
          <table:table-cell office:value-type="float" office:value="-0.000232831" calcext:value-type="float">
            <text:p>-0.000232831</text:p>
          </table:table-cell>
          <table:table-cell office:value-type="float" office:value="0.00112357" calcext:value-type="float">
            <text:p>0.00112357</text:p>
          </table:table-cell>
          <table:table-cell office:value-type="float" office:value="-0.0663424" calcext:value-type="float">
            <text:p>-0.0663424</text:p>
          </table:table-cell>
        </table:table-row>
        <table:table-row table:style-name="ro1">
          <table:table-cell office:value-type="float" office:value="1.858" calcext:value-type="float">
            <text:p>1.858</text:p>
          </table:table-cell>
          <table:table-cell office:value-type="float" office:value="-5.10905" calcext:value-type="float">
            <text:p>-5.10905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-0.00219319" calcext:value-type="float">
            <text:p>-0.00219319</text:p>
          </table:table-cell>
          <table:table-cell office:value-type="float" office:value="0.302808" calcext:value-type="float">
            <text:p>0.302808</text:p>
          </table:table-cell>
        </table:table-row>
        <table:table-row table:style-name="ro1">
          <table:table-cell office:value-type="float" office:value="1.862" calcext:value-type="float">
            <text:p>1.862</text:p>
          </table:table-cell>
          <table:table-cell office:value-type="float" office:value="10.5867" calcext:value-type="float">
            <text:p>10.5867</text:p>
          </table:table-cell>
          <table:table-cell office:value-type="float" office:value="-0.00290453" calcext:value-type="float">
            <text:p>-0.00290453</text:p>
          </table:table-cell>
          <table:table-cell office:value-type="float" office:value="0.00662755" calcext:value-type="float">
            <text:p>0.00662755</text:p>
          </table:table-cell>
          <table:table-cell office:value-type="float" office:value="-0.637269" calcext:value-type="float">
            <text:p>-0.637269</text:p>
          </table:table-cell>
        </table:table-row>
        <table:table-row table:style-name="ro1">
          <table:table-cell office:value-type="float" office:value="1.879" calcext:value-type="float">
            <text:p>1.879</text:p>
          </table:table-cell>
          <table:table-cell office:value-type="float" office:value="-2.12876" calcext:value-type="float">
            <text:p>-2.12876</text:p>
          </table:table-cell>
          <table:table-cell office:value-type="float" office:value="0.000604022" calcext:value-type="float">
            <text:p>0.000604022</text:p>
          </table:table-cell>
          <table:table-cell office:value-type="float" office:value="-0.000579887" calcext:value-type="float">
            <text:p>-0.000579887</text:p>
          </table:table-cell>
          <table:table-cell office:value-type="float" office:value="0.117871" calcext:value-type="float">
            <text:p>0.11787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497563" calcext:value-type="float">
            <text:p>0.0497563</text:p>
          </table:table-cell>
          <table:table-cell office:value-type="float" office:value="0.000000883625" calcext:value-type="float">
            <text:p>8.83625E-07</text:p>
          </table:table-cell>
          <table:table-cell office:value-type="float" office:value="0.000662441" calcext:value-type="float">
            <text:p>0.000662441</text:p>
          </table:table-cell>
          <table:table-cell office:value-type="float" office:value="-0.0104416" calcext:value-type="float">
            <text:p>-0.0104416</text:p>
          </table:table-cell>
        </table:table-row>
        <table:table-row table:style-name="ro1">
          <table:table-cell office:value-type="float" office:value="1.908" calcext:value-type="float">
            <text:p>1.908</text:p>
          </table:table-cell>
          <table:table-cell office:value-type="float" office:value="-3.20076" calcext:value-type="float">
            <text:p>-3.20076</text:p>
          </table:table-cell>
          <table:table-cell office:value-type="float" office:value="0.000904288" calcext:value-type="float">
            <text:p>0.000904288</text:p>
          </table:table-cell>
          <table:table-cell office:value-type="float" office:value="-0.00121668" calcext:value-type="float">
            <text:p>-0.00121668</text:p>
          </table:table-cell>
          <table:table-cell office:value-type="float" office:value="0.178126" calcext:value-type="float">
            <text:p>0.178126</text:p>
          </table:table-cell>
        </table:table-row>
        <table:table-row table:style-name="ro1">
          <table:table-cell office:value-type="float" office:value="1.912" calcext:value-type="float">
            <text:p>1.912</text:p>
          </table:table-cell>
          <table:table-cell office:value-type="float" office:value="11.8925" calcext:value-type="float">
            <text:p>11.8925</text:p>
          </table:table-cell>
          <table:table-cell office:value-type="float" office:value="-0.00326323" calcext:value-type="float">
            <text:p>-0.00326323</text:p>
          </table:table-cell>
          <table:table-cell office:value-type="float" office:value="0.00686923" calcext:value-type="float">
            <text:p>0.00686923</text:p>
          </table:table-cell>
          <table:table-cell office:value-type="float" office:value="-0.771502" calcext:value-type="float">
            <text:p>-0.771502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-2.47124" calcext:value-type="float">
            <text:p>-2.47124</text:p>
          </table:table-cell>
          <table:table-cell office:value-type="float" office:value="0.000692859" calcext:value-type="float">
            <text:p>0.000692859</text:p>
          </table:table-cell>
          <table:table-cell office:value-type="float" office:value="-0.00060728" calcext:value-type="float">
            <text:p>-0.00060728</text:p>
          </table:table-cell>
          <table:table-cell office:value-type="float" office:value="0.155614" calcext:value-type="float">
            <text:p>0.15561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-0.556358" calcext:value-type="float">
            <text:p>-0.55635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317413" calcext:value-type="float">
            <text:p>0.000317413</text:p>
          </table:table-cell>
          <table:table-cell office:value-type="float" office:value="0.0253119" calcext:value-type="float">
            <text:p>0.0253119</text:p>
          </table:table-cell>
        </table:table-row>
        <table:table-row table:style-name="ro1">
          <table:table-cell office:value-type="float" office:value="1.958" calcext:value-type="float">
            <text:p>1.958</text:p>
          </table:table-cell>
          <table:table-cell office:value-type="float" office:value="-3.90573" calcext:value-type="float">
            <text:p>-3.90573</text:p>
          </table:table-cell>
          <table:table-cell office:value-type="float" office:value="0.00108645" calcext:value-type="float">
            <text:p>0.00108645</text:p>
          </table:table-cell>
          <table:table-cell office:value-type="float" office:value="-0.00146667" calcext:value-type="float">
            <text:p>-0.00146667</text:p>
          </table:table-cell>
          <table:table-cell office:value-type="float" office:value="0.23692" calcext:value-type="float">
            <text:p>0.23692</text:p>
          </table:table-cell>
        </table:table-row>
        <table:table-row table:style-name="ro1">
          <table:table-cell office:value-type="float" office:value="1.962" calcext:value-type="float">
            <text:p>1.962</text:p>
          </table:table-cell>
          <table:table-cell office:value-type="float" office:value="10.6749" calcext:value-type="float">
            <text:p>10.6749</text:p>
          </table:table-cell>
          <table:table-cell office:value-type="float" office:value="-0.00291478" calcext:value-type="float">
            <text:p>-0.00291478</text:p>
          </table:table-cell>
          <table:table-cell office:value-type="float" office:value="0.0063433" calcext:value-type="float">
            <text:p>0.0063433</text:p>
          </table:table-cell>
          <table:table-cell office:value-type="float" office:value="-0.679022" calcext:value-type="float">
            <text:p>-0.679022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-1.44052" calcext:value-type="float">
            <text:p>-1.44052</text:p>
          </table:table-cell>
          <table:table-cell office:value-type="float" office:value="0.000407553" calcext:value-type="float">
            <text:p>0.000407553</text:p>
          </table:table-cell>
          <table:table-cell office:value-type="float" office:value="-0.000116919" calcext:value-type="float">
            <text:p>-0.000116919</text:p>
          </table:table-cell>
          <table:table-cell office:value-type="float" office:value="0.0845761" calcext:value-type="float">
            <text:p>0.0845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53864" calcext:value-type="float">
            <text:p>-0.653864</text:p>
          </table:table-cell>
          <table:table-cell office:value-type="float" office:value="0.000192005" calcext:value-type="float">
            <text:p>0.000192005</text:p>
          </table:table-cell>
          <table:table-cell office:value-type="float" office:value="0.000257325" calcext:value-type="float">
            <text:p>0.000257325</text:p>
          </table:table-cell>
          <table:table-cell office:value-type="float" office:value="0.0312409" calcext:value-type="float">
            <text:p>0.0312409</text:p>
          </table:table-cell>
        </table:table-row>
        <table:table-row table:style-name="ro1">
          <table:table-cell office:value-type="float" office:value="2.009" calcext:value-type="float">
            <text:p>2.009</text:p>
          </table:table-cell>
          <table:table-cell office:value-type="float" office:value="-2.58379" calcext:value-type="float">
            <text:p>-2.58379</text:p>
          </table:table-cell>
          <table:table-cell office:value-type="float" office:value="0.000707006" calcext:value-type="float">
            <text:p>0.000707006</text:p>
          </table:table-cell>
          <table:table-cell office:value-type="float" office:value="-0.000252376" calcext:value-type="float">
            <text:p>-0.000252376</text:p>
          </table:table-cell>
          <table:table-cell office:value-type="float" office:value="0.212135" calcext:value-type="float">
            <text:p>0.212135</text:p>
          </table:table-cell>
        </table:table-row>
        <table:table-row table:style-name="ro1">
          <table:table-cell office:value-type="float" office:value="2.013" calcext:value-type="float">
            <text:p>2.013</text:p>
          </table:table-cell>
          <table:table-cell office:value-type="float" office:value="12.4046" calcext:value-type="float">
            <text:p>12.4046</text:p>
          </table:table-cell>
          <table:table-cell office:value-type="float" office:value="-0.00325155" calcext:value-type="float">
            <text:p>-0.00325155</text:p>
          </table:table-cell>
          <table:table-cell office:value-type="float" office:value="0.0038473" calcext:value-type="float">
            <text:p>0.0038473</text:p>
          </table:table-cell>
          <table:table-cell office:value-type="float" office:value="-1.17886" calcext:value-type="float">
            <text:p>-1.17886</text:p>
          </table:table-cell>
        </table:table-row>
        <table:table-row table:style-name="ro1">
          <table:table-cell office:value-type="float" office:value="2.019" calcext:value-type="float">
            <text:p>2.019</text:p>
          </table:table-cell>
          <table:table-cell office:value-type="float" office:value="-1.61013" calcext:value-type="float">
            <text:p>-1.61013</text:p>
          </table:table-cell>
          <table:table-cell office:value-type="float" office:value="0.000396527" calcext:value-type="float">
            <text:p>0.000396527</text:p>
          </table:table-cell>
          <table:table-cell office:value-type="float" office:value="0.00133568" calcext:value-type="float">
            <text:p>0.00133568</text:p>
          </table:table-cell>
          <table:table-cell office:value-type="float" office:value="0.269544" calcext:value-type="float">
            <text:p>0.26954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-0.909293" calcext:value-type="float">
            <text:p>-0.909293</text:p>
          </table:table-cell>
          <table:table-cell office:value-type="float" office:value="0.000258575" calcext:value-type="float">
            <text:p>0.000258575</text:p>
          </table:table-cell>
          <table:table-cell office:value-type="float" office:value="0.000157825" calcext:value-type="float">
            <text:p>0.000157825</text:p>
          </table:table-cell>
          <table:table-cell office:value-type="float" office:value="0.0518416" calcext:value-type="float">
            <text:p>0.0518416</text:p>
          </table:table-cell>
        </table:table-row>
        <table:table-row table:style-name="ro1">
          <table:table-cell office:value-type="float" office:value="2.059" calcext:value-type="float">
            <text:p>2.059</text:p>
          </table:table-cell>
          <table:table-cell office:value-type="float" office:value="-2.40734" calcext:value-type="float">
            <text:p>-2.40734</text:p>
          </table:table-cell>
          <table:table-cell office:value-type="float" office:value="0.000658013" calcext:value-type="float">
            <text:p>0.000658013</text:p>
          </table:table-cell>
          <table:table-cell office:value-type="float" office:value="-0.000224499" calcext:value-type="float">
            <text:p>-0.000224499</text:p>
          </table:table-cell>
          <table:table-cell office:value-type="float" office:value="0.194068" calcext:value-type="float">
            <text:p>0.194068</text:p>
          </table:table-cell>
        </table:table-row>
        <table:table-row table:style-name="ro1">
          <table:table-cell office:value-type="float" office:value="2.063" calcext:value-type="float">
            <text:p>2.063</text:p>
          </table:table-cell>
          <table:table-cell office:value-type="float" office:value="9.25542" calcext:value-type="float">
            <text:p>9.25542</text:p>
          </table:table-cell>
          <table:table-cell office:value-type="float" office:value="-0.00240191" calcext:value-type="float">
            <text:p>-0.00240191</text:p>
          </table:table-cell>
          <table:table-cell office:value-type="float" office:value="0.00244959" calcext:value-type="float">
            <text:p>0.00244959</text:p>
          </table:table-cell>
          <table:table-cell office:value-type="float" office:value="-0.946209" calcext:value-type="float">
            <text:p>-0.946209</text:p>
          </table:table-cell>
        </table:table-row>
        <table:table-row table:style-name="ro1">
          <table:table-cell office:value-type="float" office:value="2.099" calcext:value-type="float">
            <text:p>2.099</text:p>
          </table:table-cell>
          <table:table-cell office:value-type="float" office:value="-0.768678" calcext:value-type="float">
            <text:p>-0.768678</text:p>
          </table:table-cell>
          <table:table-cell office:value-type="float" office:value="0.000212336" calcext:value-type="float">
            <text:p>0.000212336</text:p>
          </table:table-cell>
          <table:table-cell office:value-type="float" office:value="0.000489782" calcext:value-type="float">
            <text:p>0.000489782</text:p>
          </table:table-cell>
          <table:table-cell office:value-type="float" office:value="0.0728612" calcext:value-type="float">
            <text:p>0.0728612</text:p>
          </table:table-cell>
        </table:table-row>
        <table:table-row table:style-name="ro1">
          <table:table-cell office:value-type="float" office:value="2.108" calcext:value-type="float">
            <text:p>2.108</text:p>
          </table:table-cell>
          <table:table-cell office:value-type="float" office:value="-1.20732" calcext:value-type="float">
            <text:p>-1.20732</text:p>
          </table:table-cell>
          <table:table-cell office:value-type="float" office:value="0.000360174" calcext:value-type="float">
            <text:p>0.000360174</text:p>
          </table:table-cell>
          <table:table-cell office:value-type="float" office:value="-0.000634248" calcext:value-type="float">
            <text:p>-0.000634248</text:p>
          </table:table-cell>
          <table:table-cell office:value-type="float" office:value="-0.00044219" calcext:value-type="float">
            <text:p>-0.00044219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9.38504" calcext:value-type="float">
            <text:p>9.38504</text:p>
          </table:table-cell>
          <table:table-cell office:value-type="float" office:value="-0.00258667" calcext:value-type="float">
            <text:p>-0.00258667</text:p>
          </table:table-cell>
          <table:table-cell office:value-type="float" office:value="0.00688446" calcext:value-type="float">
            <text:p>0.00688446</text:p>
          </table:table-cell>
          <table:table-cell office:value-type="float" office:value="-0.458918" calcext:value-type="float">
            <text:p>-0.458918</text:p>
          </table:table-cell>
        </table:table-row>
        <table:table-row table:style-name="ro1">
          <table:table-cell office:value-type="float" office:value="2.119" calcext:value-type="float">
            <text:p>2.119</text:p>
          </table:table-cell>
          <table:table-cell office:value-type="float" office:value="-2.87451" calcext:value-type="float">
            <text:p>-2.87451</text:p>
          </table:table-cell>
          <table:table-cell office:value-type="float" office:value="0.000792457" calcext:value-type="float">
            <text:p>0.000792457</text:p>
          </table:table-cell>
          <table:table-cell office:value-type="float" office:value="-0.000882644" calcext:value-type="float">
            <text:p>-0.000882644</text:p>
          </table:table-cell>
          <table:table-cell office:value-type="float" office:value="0.176117" calcext:value-type="float">
            <text:p>0.176117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-0.61963" calcext:value-type="float">
            <text:p>-0.61963</text:p>
          </table:table-cell>
          <table:table-cell office:value-type="float" office:value="0.000178546" calcext:value-type="float">
            <text:p>0.000178546</text:p>
          </table:table-cell>
          <table:table-cell office:value-type="float" office:value="0.000289728" calcext:value-type="float">
            <text:p>0.000289728</text:p>
          </table:table-cell>
          <table:table-cell office:value-type="float" office:value="0.0324278" calcext:value-type="float">
            <text:p>0.0324278</text:p>
          </table:table-cell>
        </table:table-row>
        <table:table-row table:style-name="ro1">
          <table:table-cell office:value-type="float" office:value="2.159" calcext:value-type="float">
            <text:p>2.159</text:p>
          </table:table-cell>
          <table:table-cell office:value-type="float" office:value="-2.29014" calcext:value-type="float">
            <text:p>-2.29014</text:p>
          </table:table-cell>
          <table:table-cell office:value-type="float" office:value="0.000627855" calcext:value-type="float">
            <text:p>0.000627855</text:p>
          </table:table-cell>
          <table:table-cell office:value-type="float" office:value="-0.000243113" calcext:value-type="float">
            <text:p>-0.000243113</text:p>
          </table:table-cell>
          <table:table-cell office:value-type="float" office:value="0.178481" calcext:value-type="float">
            <text:p>0.178481</text:p>
          </table:table-cell>
        </table:table-row>
        <table:table-row table:style-name="ro1">
          <table:table-cell office:value-type="float" office:value="2.168" calcext:value-type="float">
            <text:p>2.168</text:p>
          </table:table-cell>
          <table:table-cell office:value-type="float" office:value="2.24317" calcext:value-type="float">
            <text:p>2.24317</text:p>
          </table:table-cell>
          <table:table-cell office:value-type="float" office:value="-0.000578914" calcext:value-type="float">
            <text:p>-0.000578914</text:p>
          </table:table-cell>
          <table:table-cell office:value-type="float" office:value="0.00107743" calcext:value-type="float">
            <text:p>0.00107743</text:p>
          </table:table-cell>
          <table:table-cell office:value-type="float" office:value="-0.2319" calcext:value-type="float">
            <text:p>-0.231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15358" calcext:value-type="float">
            <text:p>-0.15358</text:p>
          </table:table-cell>
          <table:table-cell office:value-type="float" office:value="0.000045687" calcext:value-type="float">
            <text:p>4.5687E-05</text:p>
          </table:table-cell>
          <table:table-cell office:value-type="float" office:value="0.000663707" calcext:value-type="float">
            <text:p>0.000663707</text:p>
          </table:table-cell>
          <table:table-cell office:value-type="float" office:value="0.0177122" calcext:value-type="float">
            <text:p>0.0177122</text:p>
          </table:table-cell>
        </table:table-row>
        <table:table-row table:style-name="ro1">
          <table:table-cell office:value-type="float" office:value="2.209" calcext:value-type="float">
            <text:p>2.209</text:p>
          </table:table-cell>
          <table:table-cell office:value-type="float" office:value="-2.1742" calcext:value-type="float">
            <text:p>-2.1742</text:p>
          </table:table-cell>
          <table:table-cell office:value-type="float" office:value="0.000597231" calcext:value-type="float">
            <text:p>0.000597231</text:p>
          </table:table-cell>
          <table:table-cell office:value-type="float" office:value="-0.00023537" calcext:value-type="float">
            <text:p>-0.00023537</text:p>
          </table:table-cell>
          <table:table-cell office:value-type="float" office:value="0.165737" calcext:value-type="float">
            <text:p>0.165737</text:p>
          </table:table-cell>
        </table:table-row>
        <table:table-row table:style-name="ro1">
          <table:table-cell office:value-type="float" office:value="2.219" calcext:value-type="float">
            <text:p>2.219</text:p>
          </table:table-cell>
          <table:table-cell office:value-type="float" office:value="1.20777" calcext:value-type="float">
            <text:p>1.20777</text:p>
          </table:table-cell>
          <table:table-cell office:value-type="float" office:value="-0.000314246" calcext:value-type="float">
            <text:p>-0.000314246</text:p>
          </table:table-cell>
          <table:table-cell office:value-type="float" office:value="0.000938159" calcext:value-type="float">
            <text:p>0.000938159</text:p>
          </table:table-cell>
          <table:table-cell office:value-type="float" office:value="-0.118774" calcext:value-type="float">
            <text:p>-0.11877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-0.131699" calcext:value-type="float">
            <text:p>-0.131699</text:p>
          </table:table-cell>
          <table:table-cell office:value-type="float" office:value="0.0000430848" calcext:value-type="float">
            <text:p>4.30848E-05</text:p>
          </table:table-cell>
          <table:table-cell office:value-type="float" office:value="0.000546035" calcext:value-type="float">
            <text:p>0.000546035</text:p>
          </table:table-cell>
          <table:table-cell office:value-type="float" office:value="0.00235157" calcext:value-type="float">
            <text:p>0.00235157</text:p>
          </table:table-cell>
        </table:table-row>
        <table:table-row table:style-name="ro1">
          <table:table-cell office:value-type="float" office:value="2.259" calcext:value-type="float">
            <text:p>2.259</text:p>
          </table:table-cell>
          <table:table-cell office:value-type="float" office:value="-1.92763" calcext:value-type="float">
            <text:p>-1.92763</text:p>
          </table:table-cell>
          <table:table-cell office:value-type="float" office:value="0.000522081" calcext:value-type="float">
            <text:p>0.000522081</text:p>
          </table:table-cell>
          <table:table-cell office:value-type="float" office:value="0.0000336132" calcext:value-type="float">
            <text:p>3.36132E-05</text:p>
          </table:table-cell>
          <table:table-cell office:value-type="float" office:value="0.166334" calcext:value-type="float">
            <text:p>0.166334</text:p>
          </table:table-cell>
        </table:table-row>
        <table:table-row table:style-name="ro1">
          <table:table-cell office:value-type="float" office:value="2.269" calcext:value-type="float">
            <text:p>2.269</text:p>
          </table:table-cell>
          <table:table-cell office:value-type="float" office:value="1.11146" calcext:value-type="float">
            <text:p>1.11146</text:p>
          </table:table-cell>
          <table:table-cell office:value-type="float" office:value="-0.000291987" calcext:value-type="float">
            <text:p>-0.000291987</text:p>
          </table:table-cell>
          <table:table-cell office:value-type="float" office:value="0.000978201" calcext:value-type="float">
            <text:p>0.000978201</text:p>
          </table:table-cell>
          <table:table-cell office:value-type="float" office:value="-0.101707" calcext:value-type="float">
            <text:p>-0.10170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0.0769085" calcext:value-type="float">
            <text:p>-0.0769085</text:p>
          </table:table-cell>
          <table:table-cell office:value-type="float" office:value="0.0000289111" calcext:value-type="float">
            <text:p>2.89111E-05</text:p>
          </table:table-cell>
          <table:table-cell office:value-type="float" office:value="0.000530512" calcext:value-type="float">
            <text:p>0.000530512</text:p>
          </table:table-cell>
          <table:table-cell office:value-type="float" office:value="-0.00570671" calcext:value-type="float">
            <text:p>-0.00570671</text:p>
          </table:table-cell>
        </table:table-row>
        <table:table-row table:style-name="ro1">
          <table:table-cell office:value-type="float" office:value="2.309" calcext:value-type="float">
            <text:p>2.309</text:p>
          </table:table-cell>
          <table:table-cell office:value-type="float" office:value="-2.14806" calcext:value-type="float">
            <text:p>-2.14806</text:p>
          </table:table-cell>
          <table:table-cell office:value-type="float" office:value="0.000582399" calcext:value-type="float">
            <text:p>0.000582399</text:p>
          </table:table-cell>
          <table:table-cell office:value-type="float" office:value="-0.000197896" calcext:value-type="float">
            <text:p>-0.000197896</text:p>
          </table:table-cell>
          <table:table-cell office:value-type="float" office:value="0.167508" calcext:value-type="float">
            <text:p>0.167508</text:p>
          </table:table-cell>
        </table:table-row>
        <table:table-row table:style-name="ro1">
          <table:table-cell office:value-type="float" office:value="2.319" calcext:value-type="float">
            <text:p>2.319</text:p>
          </table:table-cell>
          <table:table-cell office:value-type="float" office:value="1.39657" calcext:value-type="float">
            <text:p>1.39657</text:p>
          </table:table-cell>
          <table:table-cell office:value-type="float" office:value="-0.00036848" calcext:value-type="float">
            <text:p>-0.00036848</text:p>
          </table:table-cell>
          <table:table-cell office:value-type="float" office:value="0.00117252" calcext:value-type="float">
            <text:p>0.00117252</text:p>
          </table:table-cell>
          <table:table-cell office:value-type="float" office:value="-0.114592" calcext:value-type="float">
            <text:p>-0.114592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-0.104243" calcext:value-type="float">
            <text:p>-0.104243</text:p>
          </table:table-cell>
          <table:table-cell office:value-type="float" office:value="0.0000346353" calcext:value-type="float">
            <text:p>3.46353E-05</text:p>
          </table:table-cell>
          <table:table-cell office:value-type="float" office:value="0.000555101" calcext:value-type="float">
            <text:p>0.000555101</text:p>
          </table:table-cell>
          <table:table-cell office:value-type="float" office:value="0.000802985" calcext:value-type="float">
            <text:p>0.000802985</text:p>
          </table:table-cell>
        </table:table-row>
        <table:table-row table:style-name="ro1">
          <table:table-cell office:value-type="float" office:value="2.359" calcext:value-type="float">
            <text:p>2.359</text:p>
          </table:table-cell>
          <table:table-cell office:value-type="float" office:value="-1.25659" calcext:value-type="float">
            <text:p>-1.25659</text:p>
          </table:table-cell>
          <table:table-cell office:value-type="float" office:value="0.000338198" calcext:value-type="float">
            <text:p>0.000338198</text:p>
          </table:table-cell>
          <table:table-cell office:value-type="float" office:value="0.000190117" calcext:value-type="float">
            <text:p>0.000190117</text:p>
          </table:table-cell>
          <table:table-cell office:value-type="float" office:value="0.101938" calcext:value-type="float">
            <text:p>0.101938</text:p>
          </table:table-cell>
        </table:table-row>
        <table:table-row table:style-name="ro1">
          <table:table-cell office:value-type="float" office:value="2.369" calcext:value-type="float">
            <text:p>2.369</text:p>
          </table:table-cell>
          <table:table-cell office:value-type="float" office:value="0.422025" calcext:value-type="float">
            <text:p>0.422025</text:p>
          </table:table-cell>
          <table:table-cell office:value-type="float" office:value="-0.000103167" calcext:value-type="float">
            <text:p>-0.000103167</text:p>
          </table:table-cell>
          <table:table-cell office:value-type="float" office:value="0.000704393" calcext:value-type="float">
            <text:p>0.000704393</text:p>
          </table:table-cell>
          <table:table-cell office:value-type="float" office:value="-0.0470857" calcext:value-type="float">
            <text:p>-0.047085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162302" calcext:value-type="float">
            <text:p>0.0162302</text:p>
          </table:table-cell>
          <table:table-cell office:value-type="float" office:value="0.00000272298" calcext:value-type="float">
            <text:p>2.72298E-06</text:p>
          </table:table-cell>
          <table:table-cell office:value-type="float" office:value="0.000604985" calcext:value-type="float">
            <text:p>0.000604985</text:p>
          </table:table-cell>
          <table:table-cell office:value-type="float" office:value="-0.00823432" calcext:value-type="float">
            <text:p>-0.00823432</text:p>
          </table:table-cell>
        </table:table-row>
        <table:table-row table:style-name="ro1">
          <table:table-cell office:value-type="float" office:value="2.409" calcext:value-type="float">
            <text:p>2.409</text:p>
          </table:table-cell>
          <table:table-cell office:value-type="float" office:value="-1.16141" calcext:value-type="float">
            <text:p>-1.16141</text:p>
          </table:table-cell>
          <table:table-cell office:value-type="float" office:value="0.000309887" calcext:value-type="float">
            <text:p>0.000309887</text:p>
          </table:table-cell>
          <table:table-cell office:value-type="float" office:value="0.000166395" calcext:value-type="float">
            <text:p>0.000166395</text:p>
          </table:table-cell>
          <table:table-cell office:value-type="float" office:value="0.0876601" calcext:value-type="float">
            <text:p>0.0876601</text:p>
          </table:table-cell>
        </table:table-row>
        <table:table-row table:style-name="ro1">
          <table:table-cell office:value-type="float" office:value="2.419" calcext:value-type="float">
            <text:p>2.419</text:p>
          </table:table-cell>
          <table:table-cell office:value-type="float" office:value="0.615664" calcext:value-type="float">
            <text:p>0.615664</text:p>
          </table:table-cell>
          <table:table-cell office:value-type="float" office:value="-0.000152187" calcext:value-type="float">
            <text:p>-0.000152187</text:p>
          </table:table-cell>
          <table:table-cell office:value-type="float" office:value="0.000816636" calcext:value-type="float">
            <text:p>0.000816636</text:p>
          </table:table-cell>
          <table:table-cell office:value-type="float" office:value="-0.0582389" calcext:value-type="float">
            <text:p>-0.058238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-0.0781259" calcext:value-type="float">
            <text:p>-0.0781259</text:p>
          </table:table-cell>
          <table:table-cell office:value-type="float" office:value="0.0000268968" calcext:value-type="float">
            <text:p>2.68968E-05</text:p>
          </table:table-cell>
          <table:table-cell office:value-type="float" office:value="0.000584063" calcext:value-type="float">
            <text:p>0.000584063</text:p>
          </table:table-cell>
          <table:table-cell office:value-type="float" office:value="0.00117451" calcext:value-type="float">
            <text:p>0.00117451</text:p>
          </table:table-cell>
        </table:table-row>
        <table:table-row table:style-name="ro1">
          <table:table-cell office:value-type="float" office:value="2.459" calcext:value-type="float">
            <text:p>2.459</text:p>
          </table:table-cell>
          <table:table-cell office:value-type="float" office:value="-1.3071" calcext:value-type="float">
            <text:p>-1.3071</text:p>
          </table:table-cell>
          <table:table-cell office:value-type="float" office:value="0.000341997" calcext:value-type="float">
            <text:p>0.000341997</text:p>
          </table:table-cell>
          <table:table-cell office:value-type="float" office:value="0.0000847009" calcext:value-type="float">
            <text:p>8.47009E-05</text:p>
          </table:table-cell>
          <table:table-cell office:value-type="float" office:value="0.0964302" calcext:value-type="float">
            <text:p>0.0964302</text:p>
          </table:table-cell>
        </table:table-row>
        <table:table-row table:style-name="ro1">
          <table:table-cell office:value-type="float" office:value="2.469" calcext:value-type="float">
            <text:p>2.469</text:p>
          </table:table-cell>
          <table:table-cell office:value-type="float" office:value="0.630134" calcext:value-type="float">
            <text:p>0.630134</text:p>
          </table:table-cell>
          <table:table-cell office:value-type="float" office:value="-0.000151964" calcext:value-type="float">
            <text:p>-0.000151964</text:p>
          </table:table-cell>
          <table:table-cell office:value-type="float" office:value="0.000822805" calcext:value-type="float">
            <text:p>0.000822805</text:p>
          </table:table-cell>
          <table:table-cell office:value-type="float" office:value="-0.0592972" calcext:value-type="float">
            <text:p>-0.059297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0249657" calcext:value-type="float">
            <text:p>-0.0249657</text:p>
          </table:table-cell>
          <table:table-cell office:value-type="float" office:value="0.0000136222" calcext:value-type="float">
            <text:p>1.36222E-05</text:p>
          </table:table-cell>
          <table:table-cell office:value-type="float" office:value="0.000611267" calcext:value-type="float">
            <text:p>0.000611267</text:p>
          </table:table-cell>
          <table:table-cell office:value-type="float" office:value="-0.00230659" calcext:value-type="float">
            <text:p>-0.00230659</text:p>
          </table:table-cell>
        </table:table-row>
        <table:table-row table:style-name="ro1">
          <table:table-cell office:value-type="float" office:value="2.509" calcext:value-type="float">
            <text:p>2.509</text:p>
          </table:table-cell>
          <table:table-cell office:value-type="float" office:value="-0.975155" calcext:value-type="float">
            <text:p>-0.975155</text:p>
          </table:table-cell>
          <table:table-cell office:value-type="float" office:value="0.000252348" calcext:value-type="float">
            <text:p>0.000252348</text:p>
          </table:table-cell>
          <table:table-cell office:value-type="float" office:value="0.00019912" calcext:value-type="float">
            <text:p>0.00019912</text:p>
          </table:table-cell>
          <table:table-cell office:value-type="float" office:value="0.0683734" calcext:value-type="float">
            <text:p>0.068373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0.426703" calcext:value-type="float">
            <text:p>0.426703</text:p>
          </table:table-cell>
          <table:table-cell office:value-type="float" office:value="-0.0000993213" calcext:value-type="float">
            <text:p>-9.93213E-05</text:p>
          </table:table-cell>
          <table:table-cell office:value-type="float" office:value="0.00081724" calcext:value-type="float">
            <text:p>0.00081724</text:p>
          </table:table-cell>
          <table:table-cell office:value-type="float" office:value="-0.0347436" calcext:value-type="float">
            <text:p>-0.0347436</text:p>
          </table:table-cell>
        </table:table-row>
        <table:table-row table:style-name="ro1">
          <table:table-cell office:value-type="float" office:value="2.558" calcext:value-type="float">
            <text:p>2.558</text:p>
          </table:table-cell>
          <table:table-cell office:value-type="float" office:value="-0.137436" calcext:value-type="float">
            <text:p>-0.137436</text:p>
          </table:table-cell>
          <table:table-cell office:value-type="float" office:value="0.0000420209" calcext:value-type="float">
            <text:p>4.20209E-05</text:p>
          </table:table-cell>
          <table:table-cell office:value-type="float" office:value="0.000562498" calcext:value-type="float">
            <text:p>0.000562498</text:p>
          </table:table-cell>
          <table:table-cell office:value-type="float" office:value="0.00606375" calcext:value-type="float">
            <text:p>0.00606375</text:p>
          </table:table-cell>
        </table:table-row>
        <table:table-row table:style-name="ro1">
          <table:table-cell office:value-type="float" office:value="2.569" calcext:value-type="float">
            <text:p>2.569</text:p>
          </table:table-cell>
          <table:table-cell office:value-type="float" office:value="-0.200557" calcext:value-type="float">
            <text:p>-0.200557</text:p>
          </table:table-cell>
          <table:table-cell office:value-type="float" office:value="0.0000569747" calcext:value-type="float">
            <text:p>5.69747E-05</text:p>
          </table:table-cell>
          <table:table-cell office:value-type="float" office:value="0.000562485" calcext:value-type="float">
            <text:p>0.000562485</text:p>
          </table:table-cell>
          <table:table-cell office:value-type="float" office:value="0.0138939" calcext:value-type="float">
            <text:p>0.013893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126784" calcext:value-type="float">
            <text:p>-0.126784</text:p>
          </table:table-cell>
          <table:table-cell office:value-type="float" office:value="0.0000395845" calcext:value-type="float">
            <text:p>3.95845E-05</text:p>
          </table:table-cell>
          <table:table-cell office:value-type="float" office:value="0.000561291" calcext:value-type="float">
            <text:p>0.000561291</text:p>
          </table:table-cell>
          <table:table-cell office:value-type="float" office:value="0.00459027" calcext:value-type="float">
            <text:p>0.00459027</text:p>
          </table:table-cell>
        </table:table-row>
        <table:table-row table:style-name="ro1">
          <table:table-cell office:value-type="float" office:value="2.609" calcext:value-type="float">
            <text:p>2.609</text:p>
          </table:table-cell>
          <table:table-cell office:value-type="float" office:value="-0.00700998" calcext:value-type="float">
            <text:p>-0.00700998</text:p>
          </table:table-cell>
          <table:table-cell office:value-type="float" office:value="0.00000923491" calcext:value-type="float">
            <text:p>9.23491E-06</text:p>
          </table:table-cell>
          <table:table-cell office:value-type="float" office:value="0.000632755" calcext:value-type="float">
            <text:p>0.000632755</text:p>
          </table:table-cell>
          <table:table-cell office:value-type="float" office:value="-0.00207498" calcext:value-type="float">
            <text:p>-0.00207498</text:p>
          </table:table-cell>
        </table:table-row>
        <table:table-row table:style-name="ro1">
          <table:table-cell office:value-type="float" office:value="2.658" calcext:value-type="float">
            <text:p>2.658</text:p>
          </table:table-cell>
          <table:table-cell office:value-type="float" office:value="-0.121657" calcext:value-type="float">
            <text:p>-0.121657</text:p>
          </table:table-cell>
          <table:table-cell office:value-type="float" office:value="0.0000384112" calcext:value-type="float">
            <text:p>3.84112E-05</text:p>
          </table:table-cell>
          <table:table-cell office:value-type="float" office:value="0.000561087" calcext:value-type="float">
            <text:p>0.000561087</text:p>
          </table:table-cell>
          <table:table-cell office:value-type="float" office:value="0.00393325" calcext:value-type="float">
            <text:p>0.00393325</text:p>
          </table:table-cell>
        </table:table-row>
        <table:table-row table:style-name="ro1">
          <table:table-cell office:value-type="float" office:value="2.669" calcext:value-type="float">
            <text:p>2.669</text:p>
          </table:table-cell>
          <table:table-cell office:value-type="float" office:value="-0.203799" calcext:value-type="float">
            <text:p>-0.203799</text:p>
          </table:table-cell>
          <table:table-cell office:value-type="float" office:value="0.0000597256" calcext:value-type="float">
            <text:p>5.97256E-05</text:p>
          </table:table-cell>
          <table:table-cell office:value-type="float" office:value="0.000501203" calcext:value-type="float">
            <text:p>0.000501203</text:p>
          </table:table-cell>
          <table:table-cell office:value-type="float" office:value="0.00723675" calcext:value-type="float">
            <text:p>0.00723675</text:p>
          </table:table-cell>
        </table:table-row>
        <table:table-row table:style-name="ro1">
          <table:table-cell office:value-type="float" office:value="2.709" calcext:value-type="float">
            <text:p>2.709</text:p>
          </table:table-cell>
          <table:table-cell office:value-type="float" office:value="-0.0356811" calcext:value-type="float">
            <text:p>-0.0356811</text:p>
          </table:table-cell>
          <table:table-cell office:value-type="float" office:value="0.0000168833" calcext:value-type="float">
            <text:p>1.68833E-05</text:p>
          </table:table-cell>
          <table:table-cell office:value-type="float" office:value="0.000599271" calcext:value-type="float">
            <text:p>0.000599271</text:p>
          </table:table-cell>
          <table:table-cell office:value-type="float" office:value="-0.0023716" calcext:value-type="float">
            <text:p>-0.0023716</text:p>
          </table:table-cell>
        </table:table-row>
        <table:table-row table:style-name="ro1">
          <table:table-cell office:value-type="float" office:value="2.719" calcext:value-type="float">
            <text:p>2.719</text:p>
          </table:table-cell>
          <table:table-cell office:value-type="float" office:value="-0.00349028" calcext:value-type="float">
            <text:p>-0.00349028</text:p>
          </table:table-cell>
          <table:table-cell office:value-type="float" office:value="0.00000902663" calcext:value-type="float">
            <text:p>9.02663E-06</text:p>
          </table:table-cell>
          <table:table-cell office:value-type="float" office:value="0.000605677" calcext:value-type="float">
            <text:p>0.000605677</text:p>
          </table:table-cell>
          <table:table-cell office:value-type="float" office:value="-0.00562647" calcext:value-type="float">
            <text:p>-0.00562647</text:p>
          </table:table-cell>
        </table:table-row>
        <table:table-row table:style-name="ro1">
          <table:table-cell office:value-type="float" office:value="2.759" calcext:value-type="float">
            <text:p>2.759</text:p>
          </table:table-cell>
          <table:table-cell office:value-type="float" office:value="-0.120186" calcext:value-type="float">
            <text:p>-0.120186</text:p>
          </table:table-cell>
          <table:table-cell office:value-type="float" office:value="0.0000381927" calcext:value-type="float">
            <text:p>3.81927E-05</text:p>
          </table:table-cell>
          <table:table-cell office:value-type="float" office:value="0.00055752" calcext:value-type="float">
            <text:p>0.00055752</text:p>
          </table:table-cell>
          <table:table-cell office:value-type="float" office:value="0.00331143" calcext:value-type="float">
            <text:p>0.00331143</text:p>
          </table:table-cell>
        </table:table-row>
        <table:table-row table:style-name="ro1">
          <table:table-cell office:value-type="float" office:value="2.769" calcext:value-type="float">
            <text:p>2.769</text:p>
          </table:table-cell>
          <table:table-cell office:value-type="float" office:value="-0.144595" calcext:value-type="float">
            <text:p>-0.144595</text:p>
          </table:table-cell>
          <table:table-cell office:value-type="float" office:value="0.0000434235" calcext:value-type="float">
            <text:p>4.34235E-05</text:p>
          </table:table-cell>
          <table:table-cell office:value-type="float" office:value="0.000578664" calcext:value-type="float">
            <text:p>0.000578664</text:p>
          </table:table-cell>
          <table:table-cell office:value-type="float" office:value="0.00875761" calcext:value-type="float">
            <text:p>0.00875761</text:p>
          </table:table-cell>
        </table:table-row>
        <table:table-row table:style-name="ro1">
          <table:table-cell office:value-type="float" office:value="2.809" calcext:value-type="float">
            <text:p>2.809</text:p>
          </table:table-cell>
          <table:table-cell office:value-type="float" office:value="-0.0550609" calcext:value-type="float">
            <text:p>-0.0550609</text:p>
          </table:table-cell>
          <table:table-cell office:value-type="float" office:value="0.0000218901" calcext:value-type="float">
            <text:p>2.18901E-05</text:p>
          </table:table-cell>
          <table:table-cell office:value-type="float" office:value="0.000587119" calcext:value-type="float">
            <text:p>0.000587119</text:p>
          </table:table-cell>
          <table:table-cell office:value-type="float" office:value="-0.00134532" calcext:value-type="float">
            <text:p>-0.00134532</text:p>
          </table:table-cell>
        </table:table-row>
        <table:table-row table:style-name="ro1">
          <table:table-cell office:value-type="float" office:value="2.819" calcext:value-type="float">
            <text:p>2.819</text:p>
          </table:table-cell>
          <table:table-cell office:value-type="float" office:value="-0.404905" calcext:value-type="float">
            <text:p>-0.404905</text:p>
          </table:table-cell>
          <table:table-cell office:value-type="float" office:value="0.000108742" calcext:value-type="float">
            <text:p>0.000108742</text:p>
          </table:table-cell>
          <table:table-cell office:value-type="float" office:value="0.000434438" calcext:value-type="float">
            <text:p>0.000434438</text:p>
          </table:table-cell>
          <table:table-cell office:value-type="float" office:value="0.0245481" calcext:value-type="float">
            <text:p>0.0245481</text:p>
          </table:table-cell>
        </table:table-row>
        <table:table-row table:style-name="ro1">
          <table:table-cell office:value-type="float" office:value="2.868" calcext:value-type="float">
            <text:p>2.868</text:p>
          </table:table-cell>
          <table:table-cell office:value-type="float" office:value="-0.0738956" calcext:value-type="float">
            <text:p>-0.0738956</text:p>
          </table:table-cell>
          <table:table-cell office:value-type="float" office:value="0.0000264873" calcext:value-type="float">
            <text:p>2.64873E-05</text:p>
          </table:table-cell>
          <table:table-cell office:value-type="float" office:value="0.000584613" calcext:value-type="float">
            <text:p>0.000584613</text:p>
          </table:table-cell>
          <table:table-cell office:value-type="float" office:value="0.000676542" calcext:value-type="float">
            <text:p>0.000676542</text:p>
          </table:table-cell>
        </table:table-row>
        <table:table-row table:style-name="ro1">
          <table:table-cell office:value-type="float" office:value="2.919" calcext:value-type="float">
            <text:p>2.919</text:p>
          </table:table-cell>
          <table:table-cell office:value-type="float" office:value="-0.0938205" calcext:value-type="float">
            <text:p>-0.0938205</text:p>
          </table:table-cell>
          <table:table-cell office:value-type="float" office:value="0.0000313536" calcext:value-type="float">
            <text:p>3.13536E-05</text:p>
          </table:table-cell>
          <table:table-cell office:value-type="float" office:value="0.00057684" calcext:value-type="float">
            <text:p>0.00057684</text:p>
          </table:table-cell>
          <table:table-cell office:value-type="float" office:value="0.00228394" calcext:value-type="float">
            <text:p>0.00228394</text:p>
          </table:table-cell>
        </table:table-row>
        <table:table-row table:style-name="ro1">
          <table:table-cell office:value-type="float" office:value="2.969" calcext:value-type="float">
            <text:p>2.969</text:p>
          </table:table-cell>
          <table:table-cell office:value-type="float" office:value="-0.102834" calcext:value-type="float">
            <text:p>-0.102834</text:p>
          </table:table-cell>
          <table:table-cell office:value-type="float" office:value="0.00003373" calcext:value-type="float">
            <text:p>3.373E-05</text:p>
          </table:table-cell>
          <table:table-cell office:value-type="float" office:value="0.000567979" calcext:value-type="float">
            <text:p>0.000567979</text:p>
          </table:table-cell>
          <table:table-cell office:value-type="float" office:value="0.00238846" calcext:value-type="float">
            <text:p>0.00238846</text:p>
          </table:table-cell>
        </table:table-row>
        <table:table-row table:style-name="ro1">
          <table:table-cell office:value-type="float" office:value="3.018" calcext:value-type="float">
            <text:p>3.018</text:p>
          </table:table-cell>
          <table:table-cell office:value-type="float" office:value="-0.0979903" calcext:value-type="float">
            <text:p>-0.0979903</text:p>
          </table:table-cell>
          <table:table-cell office:value-type="float" office:value="0.0000326084" calcext:value-type="float">
            <text:p>3.26084E-05</text:p>
          </table:table-cell>
          <table:table-cell office:value-type="float" office:value="0.000568655" calcext:value-type="float">
            <text:p>0.000568655</text:p>
          </table:table-cell>
          <table:table-cell office:value-type="float" office:value="0.00184118" calcext:value-type="float">
            <text:p>0.00184118</text:p>
          </table:table-cell>
        </table:table-row>
        <table:table-row table:style-name="ro1">
          <table:table-cell office:value-type="float" office:value="3.069" calcext:value-type="float">
            <text:p>3.069</text:p>
          </table:table-cell>
          <table:table-cell office:value-type="float" office:value="-0.0988165" calcext:value-type="float">
            <text:p>-0.0988165</text:p>
          </table:table-cell>
          <table:table-cell office:value-type="float" office:value="0.0000328254" calcext:value-type="float">
            <text:p>3.28254E-05</text:p>
          </table:table-cell>
          <table:table-cell office:value-type="float" office:value="0.000570193" calcext:value-type="float">
            <text:p>0.000570193</text:p>
          </table:table-cell>
          <table:table-cell office:value-type="float" office:value="0.00208732" calcext:value-type="float">
            <text:p>0.00208732</text:p>
          </table:table-cell>
        </table:table-row>
        <table:table-row table:style-name="ro1">
          <table:table-cell office:value-type="float" office:value="3.119" calcext:value-type="float">
            <text:p>3.119</text:p>
          </table:table-cell>
          <table:table-cell office:value-type="float" office:value="-0.100994" calcext:value-type="float">
            <text:p>-0.100994</text:p>
          </table:table-cell>
          <table:table-cell office:value-type="float" office:value="0.0000333844" calcext:value-type="float">
            <text:p>3.33844E-05</text:p>
          </table:table-cell>
          <table:table-cell office:value-type="float" office:value="0.000570608" calcext:value-type="float">
            <text:p>0.000570608</text:p>
          </table:table-cell>
          <table:table-cell office:value-type="float" office:value="0.00237693" calcext:value-type="float">
            <text:p>0.00237693</text:p>
          </table:table-cell>
        </table:table-row>
        <table:table-row table:style-name="ro1">
          <table:table-cell office:value-type="float" office:value="3.169" calcext:value-type="float">
            <text:p>3.169</text:p>
          </table:table-cell>
          <table:table-cell office:value-type="float" office:value="-0.0995884" calcext:value-type="float">
            <text:p>-0.0995884</text:p>
          </table:table-cell>
          <table:table-cell office:value-type="float" office:value="0.0000330954" calcext:value-type="float">
            <text:p>3.30954E-05</text:p>
          </table:table-cell>
          <table:table-cell office:value-type="float" office:value="0.000570713" calcext:value-type="float">
            <text:p>0.000570713</text:p>
          </table:table-cell>
          <table:table-cell office:value-type="float" office:value="0.00219076" calcext:value-type="float">
            <text:p>0.00219076</text:p>
          </table:table-cell>
        </table:table-row>
        <table:table-row table:style-name="ro1">
          <table:table-cell office:value-type="float" office:value="3.219" calcext:value-type="float">
            <text:p>3.219</text:p>
          </table:table-cell>
          <table:table-cell office:value-type="float" office:value="-0.116505" calcext:value-type="float">
            <text:p>-0.116505</text:p>
          </table:table-cell>
          <table:table-cell office:value-type="float" office:value="0.0000376551" calcext:value-type="float">
            <text:p>3.76551E-05</text:p>
          </table:table-cell>
          <table:table-cell office:value-type="float" office:value="0.000556936" calcext:value-type="float">
            <text:p>0.000556936</text:p>
          </table:table-cell>
          <table:table-cell office:value-type="float" office:value="0.00260102" calcext:value-type="float">
            <text:p>0.00260102</text:p>
          </table:table-cell>
        </table:table-row>
        <table:table-row table:style-name="ro1">
          <table:table-cell office:value-type="float" office:value="3.269" calcext:value-type="float">
            <text:p>3.269</text:p>
          </table:table-cell>
          <table:table-cell office:value-type="float" office:value="-0.12683" calcext:value-type="float">
            <text:p>-0.12683</text:p>
          </table:table-cell>
          <table:table-cell office:value-type="float" office:value="0.0000410931" calcext:value-type="float">
            <text:p>4.10931E-05</text:p>
          </table:table-cell>
          <table:table-cell office:value-type="float" office:value="0.00053778" calcext:value-type="float">
            <text:p>0.00053778</text:p>
          </table:table-cell>
          <table:table-cell office:value-type="float" office:value="0.00134077" calcext:value-type="float">
            <text:p>0.00134077</text:p>
          </table:table-cell>
        </table:table-row>
        <table:table-row table:style-name="ro1">
          <table:table-cell office:value-type="float" office:value="3.319" calcext:value-type="float">
            <text:p>3.319</text:p>
          </table:table-cell>
          <table:table-cell office:value-type="float" office:value="-0.123413" calcext:value-type="float">
            <text:p>-0.123413</text:p>
          </table:table-cell>
          <table:table-cell office:value-type="float" office:value="0.0000417425" calcext:value-type="float">
            <text:p>4.17425E-05</text:p>
          </table:table-cell>
          <table:table-cell office:value-type="float" office:value="0.000519053" calcext:value-type="float">
            <text:p>0.000519053</text:p>
          </table:table-cell>
          <table:table-cell office:value-type="float" office:value="-0.0020082" calcext:value-type="float">
            <text:p>-0.0020082</text:p>
          </table:table-cell>
        </table:table-row>
        <table:table-row table:style-name="ro1">
          <table:table-cell office:value-type="float" office:value="3.369" calcext:value-type="float">
            <text:p>3.369</text:p>
          </table:table-cell>
          <table:table-cell office:value-type="float" office:value="-0.0946161" calcext:value-type="float">
            <text:p>-0.0946161</text:p>
          </table:table-cell>
          <table:table-cell office:value-type="float" office:value="0.0000370216" calcext:value-type="float">
            <text:p>3.70216E-05</text:p>
          </table:table-cell>
          <table:table-cell office:value-type="float" office:value="0.000527156" calcext:value-type="float">
            <text:p>0.000527156</text:p>
          </table:table-cell>
          <table:table-cell office:value-type="float" office:value="-0.00581638" calcext:value-type="float">
            <text:p>-0.00581638</text:p>
          </table:table-cell>
        </table:table-row>
        <table:table-row table:style-name="ro1">
          <table:table-cell office:value-type="float" office:value="3.419" calcext:value-type="float">
            <text:p>3.419</text:p>
          </table:table-cell>
          <table:table-cell office:value-type="float" office:value="-0.103284" calcext:value-type="float">
            <text:p>-0.103284</text:p>
          </table:table-cell>
          <table:table-cell office:value-type="float" office:value="0.0000408489" calcext:value-type="float">
            <text:p>4.08489E-05</text:p>
          </table:table-cell>
          <table:table-cell office:value-type="float" office:value="0.00052904" calcext:value-type="float">
            <text:p>0.00052904</text:p>
          </table:table-cell>
          <table:table-cell office:value-type="float" office:value="-0.00593829" calcext:value-type="float">
            <text:p>-0.00593829</text:p>
          </table:table-cell>
        </table:table-row>
        <table:table-row table:style-name="ro1">
          <table:table-cell office:value-type="float" office:value="3.469" calcext:value-type="float">
            <text:p>3.469</text:p>
          </table:table-cell>
          <table:table-cell office:value-type="float" office:value="-0.095955" calcext:value-type="float">
            <text:p>-0.095955</text:p>
          </table:table-cell>
          <table:table-cell office:value-type="float" office:value="0.0000418167" calcext:value-type="float">
            <text:p>4.18167E-05</text:p>
          </table:table-cell>
          <table:table-cell office:value-type="float" office:value="0.00052957" calcext:value-type="float">
            <text:p>0.00052957</text:p>
          </table:table-cell>
          <table:table-cell office:value-type="float" office:value="-0.00840472" calcext:value-type="float">
            <text:p>-0.00840472</text:p>
          </table:table-cell>
        </table:table-row>
        <table:table-row table:style-name="ro1">
          <table:table-cell office:value-type="float" office:value="3.519" calcext:value-type="float">
            <text:p>3.519</text:p>
          </table:table-cell>
          <table:table-cell office:value-type="float" office:value="-0.0999743" calcext:value-type="float">
            <text:p>-0.0999743</text:p>
          </table:table-cell>
          <table:table-cell office:value-type="float" office:value="0.0000444253" calcext:value-type="float">
            <text:p>4.44253E-05</text:p>
          </table:table-cell>
          <table:table-cell office:value-type="float" office:value="0.000540632" calcext:value-type="float">
            <text:p>0.000540632</text:p>
          </table:table-cell>
          <table:table-cell office:value-type="float" office:value="-0.00748165" calcext:value-type="float">
            <text:p>-0.00748165</text:p>
          </table:table-cell>
        </table:table-row>
        <table:table-row table:style-name="ro1">
          <table:table-cell office:value-type="float" office:value="3.569" calcext:value-type="float">
            <text:p>3.569</text:p>
          </table:table-cell>
          <table:table-cell office:value-type="float" office:value="-0.112278" calcext:value-type="float">
            <text:p>-0.112278</text:p>
          </table:table-cell>
          <table:table-cell office:value-type="float" office:value="0.0000475195" calcext:value-type="float">
            <text:p>4.75195E-05</text:p>
          </table:table-cell>
          <table:table-cell office:value-type="float" office:value="0.000519997" calcext:value-type="float">
            <text:p>0.000519997</text:p>
          </table:table-cell>
          <table:table-cell office:value-type="float" office:value="-0.0100007" calcext:value-type="float">
            <text:p>-0.0100007</text:p>
          </table:table-cell>
        </table:table-row>
        <table:table-row table:style-name="ro1">
          <table:table-cell office:value-type="float" office:value="3.619" calcext:value-type="float">
            <text:p>3.619</text:p>
          </table:table-cell>
          <table:table-cell office:value-type="float" office:value="-0.167503" calcext:value-type="float">
            <text:p>-0.167503</text:p>
          </table:table-cell>
          <table:table-cell office:value-type="float" office:value="0.0000566207" calcext:value-type="float">
            <text:p>5.66207E-05</text:p>
          </table:table-cell>
          <table:table-cell office:value-type="float" office:value="0.000498302" calcext:value-type="float">
            <text:p>0.000498302</text:p>
          </table:table-cell>
          <table:table-cell office:value-type="float" office:value="-0.00701384" calcext:value-type="float">
            <text:p>-0.00701384</text:p>
          </table:table-cell>
        </table:table-row>
        <table:table-row table:style-name="ro1">
          <table:table-cell office:value-type="float" office:value="3.669" calcext:value-type="float">
            <text:p>3.669</text:p>
          </table:table-cell>
          <table:table-cell office:value-type="float" office:value="-0.137343" calcext:value-type="float">
            <text:p>-0.137343</text:p>
          </table:table-cell>
          <table:table-cell office:value-type="float" office:value="0.0000546304" calcext:value-type="float">
            <text:p>5.46304E-05</text:p>
          </table:table-cell>
          <table:table-cell office:value-type="float" office:value="0.000504982" calcext:value-type="float">
            <text:p>0.000504982</text:p>
          </table:table-cell>
          <table:table-cell office:value-type="float" office:value="-0.0100792" calcext:value-type="float">
            <text:p>-0.0100792</text:p>
          </table:table-cell>
        </table:table-row>
        <table:table-row table:style-name="ro1">
          <table:table-cell office:value-type="float" office:value="3.719" calcext:value-type="float">
            <text:p>3.719</text:p>
          </table:table-cell>
          <table:table-cell office:value-type="float" office:value="-0.137754" calcext:value-type="float">
            <text:p>-0.137754</text:p>
          </table:table-cell>
          <table:table-cell office:value-type="float" office:value="0.0000556968" calcext:value-type="float">
            <text:p>5.56968E-05</text:p>
          </table:table-cell>
          <table:table-cell office:value-type="float" office:value="0.000502299" calcext:value-type="float">
            <text:p>0.000502299</text:p>
          </table:table-cell>
          <table:table-cell office:value-type="float" office:value="-0.0101273" calcext:value-type="float">
            <text:p>-0.0101273</text:p>
          </table:table-cell>
        </table:table-row>
        <table:table-row table:style-name="ro1">
          <table:table-cell office:value-type="float" office:value="3.751" calcext:value-type="float">
            <text:p>3.751</text:p>
          </table:table-cell>
          <table:table-cell office:value-type="float" office:value="-0.124309" calcext:value-type="float">
            <text:p>-0.124309</text:p>
          </table:table-cell>
          <table:table-cell office:value-type="float" office:value="0.0000544774" calcext:value-type="float">
            <text:p>5.44774E-05</text:p>
          </table:table-cell>
          <table:table-cell office:value-type="float" office:value="0.000491725" calcext:value-type="float">
            <text:p>0.000491725</text:p>
          </table:table-cell>
          <table:table-cell office:value-type="float" office:value="-0.0143944" calcext:value-type="float">
            <text:p>-0.0143944</text:p>
          </table:table-cell>
        </table:table-row>
        <table:table-row table:style-name="ro1">
          <table:table-cell office:value-type="float" office:value="3.758" calcext:value-type="float">
            <text:p>3.758</text:p>
          </table:table-cell>
          <table:table-cell office:value-type="float" office:value="-0.599907" calcext:value-type="float">
            <text:p>-0.599907</text:p>
          </table:table-cell>
          <table:table-cell office:value-type="float" office:value="0.00011438" calcext:value-type="float">
            <text:p>0.00011438</text:p>
          </table:table-cell>
          <table:table-cell office:value-type="float" office:value="0.00071179" calcext:value-type="float">
            <text:p>0.00071179</text:p>
          </table:table-cell>
          <table:table-cell office:value-type="float" office:value="0.105753" calcext:value-type="float">
            <text:p>0.105753</text:p>
          </table:table-cell>
        </table:table-row>
        <table:table-row table:style-name="ro1">
          <table:table-cell office:value-type="float" office:value="3.762" calcext:value-type="float">
            <text:p>3.762</text:p>
          </table:table-cell>
          <table:table-cell office:value-type="float" office:value="1.49629" calcext:value-type="float">
            <text:p>1.49629</text:p>
          </table:table-cell>
          <table:table-cell office:value-type="float" office:value="-0.000151479" calcext:value-type="float">
            <text:p>-0.000151479</text:p>
          </table:table-cell>
          <table:table-cell office:value-type="float" office:value="-0.0000272283" calcext:value-type="float">
            <text:p>-2.72283E-05</text:p>
          </table:table-cell>
          <table:table-cell office:value-type="float" office:value="-0.37263" calcext:value-type="float">
            <text:p>-0.37263</text:p>
          </table:table-cell>
        </table:table-row>
        <table:table-row table:style-name="ro1">
          <table:table-cell office:value-type="float" office:value="3.765" calcext:value-type="float">
            <text:p>3.765</text:p>
          </table:table-cell>
          <table:table-cell office:value-type="float" office:value="-2.16064" calcext:value-type="float">
            <text:p>-2.16064</text:p>
          </table:table-cell>
          <table:table-cell office:value-type="float" office:value="0.000313013" calcext:value-type="float">
            <text:p>0.000313013</text:p>
          </table:table-cell>
          <table:table-cell office:value-type="float" office:value="0.00125605" calcext:value-type="float">
            <text:p>0.00125605</text:p>
          </table:table-cell>
          <table:table-cell office:value-type="float" office:value="0.459596" calcext:value-type="float">
            <text:p>0.459596</text:p>
          </table:table-cell>
        </table:table-row>
        <table:table-row table:style-name="ro1">
          <table:table-cell office:value-type="float" office:value="3.769" calcext:value-type="float">
            <text:p>3.769</text:p>
          </table:table-cell>
          <table:table-cell office:value-type="float" office:value="0.98329" calcext:value-type="float">
            <text:p>0.98329</text:p>
          </table:table-cell>
          <table:table-cell office:value-type="float" office:value="-0.0000746958" calcext:value-type="float">
            <text:p>-7.46958E-05</text:p>
          </table:table-cell>
          <table:table-cell office:value-type="float" office:value="0.0010094" calcext:value-type="float">
            <text:p>0.0010094</text:p>
          </table:table-cell>
          <table:table-cell office:value-type="float" office:value="-0.0542007" calcext:value-type="float">
            <text:p>-0.0542007</text:p>
          </table:table-cell>
        </table:table-row>
        <table:table-row table:style-name="ro1">
          <table:table-cell office:value-type="float" office:value="3.801" calcext:value-type="float">
            <text:p>3.801</text:p>
          </table:table-cell>
          <table:table-cell office:value-type="float" office:value="-0.137882" calcext:value-type="float">
            <text:p>-0.137882</text:p>
          </table:table-cell>
          <table:table-cell office:value-type="float" office:value="0.0000547141" calcext:value-type="float">
            <text:p>5.47141E-05</text:p>
          </table:table-cell>
          <table:table-cell office:value-type="float" office:value="0.000421477" calcext:value-type="float">
            <text:p>0.000421477</text:p>
          </table:table-cell>
          <table:table-cell office:value-type="float" office:value="-0.0283618" calcext:value-type="float">
            <text:p>-0.0283618</text:p>
          </table:table-cell>
        </table:table-row>
        <table:table-row table:style-name="ro1">
          <table:table-cell office:value-type="float" office:value="3.818" calcext:value-type="float">
            <text:p>3.818</text:p>
          </table:table-cell>
          <table:table-cell office:value-type="float" office:value="-0.213102" calcext:value-type="float">
            <text:p>-0.213102</text:p>
          </table:table-cell>
          <table:table-cell office:value-type="float" office:value="0.0000653322" calcext:value-type="float">
            <text:p>6.53322E-05</text:p>
          </table:table-cell>
          <table:table-cell office:value-type="float" office:value="0.000555915" calcext:value-type="float">
            <text:p>0.000555915</text:p>
          </table:table-cell>
          <table:table-cell office:value-type="float" office:value="0.0162229" calcext:value-type="float">
            <text:p>0.0162229</text:p>
          </table:table-cell>
        </table:table-row>
        <table:table-row table:style-name="ro1">
          <table:table-cell office:value-type="float" office:value="3.851" calcext:value-type="float">
            <text:p>3.851</text:p>
          </table:table-cell>
          <table:table-cell office:value-type="float" office:value="-0.0771346" calcext:value-type="float">
            <text:p>-0.0771346</text:p>
          </table:table-cell>
          <table:table-cell office:value-type="float" office:value="0.0000475981" calcext:value-type="float">
            <text:p>4.75981E-05</text:p>
          </table:table-cell>
          <table:table-cell office:value-type="float" office:value="0.000463903" calcext:value-type="float">
            <text:p>0.000463903</text:p>
          </table:table-cell>
          <table:table-cell office:value-type="float" office:value="-0.0271397" calcext:value-type="float">
            <text:p>-0.0271397</text:p>
          </table:table-cell>
        </table:table-row>
        <table:table-row table:style-name="ro1">
          <table:table-cell office:value-type="float" office:value="3.868" calcext:value-type="float">
            <text:p>3.868</text:p>
          </table:table-cell>
          <table:table-cell office:value-type="float" office:value="-0.200126" calcext:value-type="float">
            <text:p>-0.200126</text:p>
          </table:table-cell>
          <table:table-cell office:value-type="float" office:value="0.0000635482" calcext:value-type="float">
            <text:p>6.35482E-05</text:p>
          </table:table-cell>
          <table:table-cell office:value-type="float" office:value="0.000532342" calcext:value-type="float">
            <text:p>0.000532342</text:p>
          </table:table-cell>
          <table:table-cell office:value-type="float" office:value="0.00938646" calcext:value-type="float">
            <text:p>0.00938646</text:p>
          </table:table-cell>
        </table:table-row>
        <table:table-row table:style-name="ro1">
          <table:table-cell office:value-type="float" office:value="3.901" calcext:value-type="float">
            <text:p>3.901</text:p>
          </table:table-cell>
          <table:table-cell office:value-type="float" office:value="-0.121166" calcext:value-type="float">
            <text:p>-0.121166</text:p>
          </table:table-cell>
          <table:table-cell office:value-type="float" office:value="0.0000532211" calcext:value-type="float">
            <text:p>5.32211E-05</text:p>
          </table:table-cell>
          <table:table-cell office:value-type="float" office:value="0.000471913" calcext:value-type="float">
            <text:p>0.000471913</text:p>
          </table:table-cell>
          <table:table-cell office:value-type="float" office:value="-0.0180184" calcext:value-type="float">
            <text:p>-0.0180184</text:p>
          </table:table-cell>
        </table:table-row>
        <table:table-row table:style-name="ro1">
          <table:table-cell office:value-type="float" office:value="3.904" calcext:value-type="float">
            <text:p>3.904</text:p>
          </table:table-cell>
          <table:table-cell office:value-type="float" office:value="-2.80759" calcext:value-type="float">
            <text:p>-2.80759</text:p>
          </table:table-cell>
          <table:table-cell office:value-type="float" office:value="0.000379679" calcext:value-type="float">
            <text:p>0.000379679</text:p>
          </table:table-cell>
          <table:table-cell office:value-type="float" office:value="-0.000630632" calcext:value-type="float">
            <text:p>-0.000630632</text:p>
          </table:table-cell>
          <table:table-cell office:value-type="float" office:value="0.109871" calcext:value-type="float">
            <text:p>0.109871</text:p>
          </table:table-cell>
        </table:table-row>
        <table:table-row table:style-name="ro1">
          <table:table-cell office:value-type="float" office:value="3.919" calcext:value-type="float">
            <text:p>3.919</text:p>
          </table:table-cell>
          <table:table-cell office:value-type="float" office:value="0.41098" calcext:value-type="float">
            <text:p>0.41098</text:p>
          </table:table-cell>
          <table:table-cell office:value-type="float" office:value="-0.0000110252" calcext:value-type="float">
            <text:p>-1.10252E-05</text:p>
          </table:table-cell>
          <table:table-cell office:value-type="float" office:value="0.000738967" calcext:value-type="float">
            <text:p>0.000738967</text:p>
          </table:table-cell>
          <table:table-cell office:value-type="float" office:value="-0.0309165" calcext:value-type="float">
            <text:p>-0.0309165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-0.162863" calcext:value-type="float">
            <text:p>-0.162863</text:p>
          </table:table-cell>
          <table:table-cell office:value-type="float" office:value="0.0000585094" calcext:value-type="float">
            <text:p>5.85094E-05</text:p>
          </table:table-cell>
          <table:table-cell office:value-type="float" office:value="0.000471988" calcext:value-type="float">
            <text:p>0.000471988</text:p>
          </table:table-cell>
          <table:table-cell office:value-type="float" office:value="-0.0116129" calcext:value-type="float">
            <text:p>-0.0116129</text:p>
          </table:table-cell>
        </table:table-row>
        <table:table-row table:style-name="ro1">
          <table:table-cell office:value-type="float" office:value="3.968" calcext:value-type="float">
            <text:p>3.968</text:p>
          </table:table-cell>
          <table:table-cell office:value-type="float" office:value="-0.0911666" calcext:value-type="float">
            <text:p>-0.0911666</text:p>
          </table:table-cell>
          <table:table-cell office:value-type="float" office:value="0.0000496864" calcext:value-type="float">
            <text:p>4.96864E-05</text:p>
          </table:table-cell>
          <table:table-cell office:value-type="float" office:value="0.000482672" calcext:value-type="float">
            <text:p>0.000482672</text:p>
          </table:table-cell>
          <table:table-cell office:value-type="float" office:value="-0.0198018" calcext:value-type="float">
            <text:p>-0.0198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40186" calcext:value-type="float">
            <text:p>-0.240186</text:p>
          </table:table-cell>
          <table:table-cell office:value-type="float" office:value="0.0000678622" calcext:value-type="float">
            <text:p>6.78622E-05</text:p>
          </table:table-cell>
          <table:table-cell office:value-type="float" office:value="0.000448619" calcext:value-type="float">
            <text:p>0.000448619</text:p>
          </table:table-cell>
          <table:table-cell office:value-type="float" office:value="-0.0059244" calcext:value-type="float">
            <text:p>-0.0059244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175005" calcext:value-type="float">
            <text:p>0.175005</text:p>
          </table:table-cell>
          <table:table-cell office:value-type="float" office:value="0.0000177179" calcext:value-type="float">
            <text:p>1.77179E-05</text:p>
          </table:table-cell>
          <table:table-cell office:value-type="float" office:value="0.000562876" calcext:value-type="float">
            <text:p>0.000562876</text:p>
          </table:table-cell>
          <table:table-cell office:value-type="float" office:value="-0.0399404" calcext:value-type="float">
            <text:p>-0.0399404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-0.246784" calcext:value-type="float">
            <text:p>-0.246784</text:p>
          </table:table-cell>
          <table:table-cell office:value-type="float" office:value="0.000069036" calcext:value-type="float">
            <text:p>6.9036E-05</text:p>
          </table:table-cell>
          <table:table-cell office:value-type="float" office:value="0.000469583" calcext:value-type="float">
            <text:p>0.000469583</text:p>
          </table:table-cell>
          <table:table-cell office:value-type="float" office:value="0.000168946" calcext:value-type="float">
            <text:p>0.000168946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0.0442775" calcext:value-type="float">
            <text:p>0.0442775</text:p>
          </table:table-cell>
          <table:table-cell office:value-type="float" office:value="0.0000340658" calcext:value-type="float">
            <text:p>3.40658E-05</text:p>
          </table:table-cell>
          <table:table-cell office:value-type="float" office:value="0.000543451" calcext:value-type="float">
            <text:p>0.000543451</text:p>
          </table:table-cell>
          <table:table-cell office:value-type="float" office:value="-0.0252108" calcext:value-type="float">
            <text:p>-0.0252108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-0.13899" calcext:value-type="float">
            <text:p>-0.13899</text:p>
          </table:table-cell>
          <table:table-cell office:value-type="float" office:value="0.0000558452" calcext:value-type="float">
            <text:p>5.58452E-05</text:p>
          </table:table-cell>
          <table:table-cell office:value-type="float" office:value="0.000464782" calcext:value-type="float">
            <text:p>0.000464782</text:p>
          </table:table-cell>
          <table:table-cell office:value-type="float" office:value="-0.0170429" calcext:value-type="float">
            <text:p>-0.0170429</text:p>
          </table:table-cell>
        </table:table-row>
        <table:table-row table:style-name="ro1">
          <table:table-cell office:value-type="float" office:value="4.059" calcext:value-type="float">
            <text:p>4.059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0000535941" calcext:value-type="float">
            <text:p>5.35941E-05</text:p>
          </table:table-cell>
          <table:table-cell office:value-type="float" office:value="0.000425105" calcext:value-type="float">
            <text:p>0.000425105</text:p>
          </table:table-cell>
          <table:table-cell office:value-type="float" office:value="-0.0288178" calcext:value-type="float">
            <text:p>-0.0288178</text:p>
          </table:table-cell>
        </table:table-row>
        <table:table-row table:style-name="ro1">
          <table:table-cell office:value-type="float" office:value="4.063" calcext:value-type="float">
            <text:p>4.063</text:p>
          </table:table-cell>
          <table:table-cell office:value-type="float" office:value="-0.272251" calcext:value-type="float">
            <text:p>-0.272251</text:p>
          </table:table-cell>
          <table:table-cell office:value-type="float" office:value="0.0000766694" calcext:value-type="float">
            <text:p>7.66694E-05</text:p>
          </table:table-cell>
          <table:table-cell office:value-type="float" office:value="0.000830528" calcext:value-type="float">
            <text:p>0.000830528</text:p>
          </table:table-cell>
          <table:table-cell office:value-type="float" office:value="0.0909999" calcext:value-type="float">
            <text:p>0.0909999</text:p>
          </table:table-cell>
        </table:table-row>
        <table:table-row table:style-name="ro1">
          <table:table-cell office:value-type="float" office:value="4.066" calcext:value-type="float">
            <text:p>4.066</text:p>
          </table:table-cell>
          <table:table-cell office:value-type="float" office:value="1.30008" calcext:value-type="float">
            <text:p>1.30008</text:p>
          </table:table-cell>
          <table:table-cell office:value-type="float" office:value="-0.000120378" calcext:value-type="float">
            <text:p>-0.000120378</text:p>
          </table:table-cell>
          <table:table-cell office:value-type="float" office:value="0.000602432" calcext:value-type="float">
            <text:p>0.000602432</text:p>
          </table:table-cell>
          <table:table-cell office:value-type="float" office:value="-0.197744" calcext:value-type="float">
            <text:p>-0.197744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-1.17532" calcext:value-type="float">
            <text:p>-1.17532</text:p>
          </table:table-cell>
          <table:table-cell office:value-type="float" office:value="0.000181042" calcext:value-type="float">
            <text:p>0.000181042</text:p>
          </table:table-cell>
          <table:table-cell office:value-type="float" office:value="0.000245613" calcext:value-type="float">
            <text:p>0.000245613</text:p>
          </table:table-cell>
          <table:table-cell office:value-type="float" office:value="0.0837707" calcext:value-type="float">
            <text:p>0.083770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0647359" calcext:value-type="float">
            <text:p>-0.0647359</text:p>
          </table:table-cell>
          <table:table-cell office:value-type="float" office:value="0.0000467694" calcext:value-type="float">
            <text:p>4.67694E-05</text:p>
          </table:table-cell>
          <table:table-cell office:value-type="float" office:value="0.000489488" calcext:value-type="float">
            <text:p>0.000489488</text:p>
          </table:table-cell>
          <table:table-cell office:value-type="float" office:value="-0.0220418" calcext:value-type="float">
            <text:p>-0.0220418</text:p>
          </table:table-cell>
        </table:table-row>
        <table:table-row table:style-name="ro1">
          <table:table-cell office:value-type="float" office:value="4.109" calcext:value-type="float">
            <text:p>4.109</text:p>
          </table:table-cell>
          <table:table-cell office:value-type="float" office:value="-0.224121" calcext:value-type="float">
            <text:p>-0.224121</text:p>
          </table:table-cell>
          <table:table-cell office:value-type="float" office:value="0.0000656849" calcext:value-type="float">
            <text:p>6.56849E-05</text:p>
          </table:table-cell>
          <table:table-cell office:value-type="float" office:value="0.00043766" calcext:value-type="float">
            <text:p>0.00043766</text:p>
          </table:table-cell>
          <table:table-cell office:value-type="float" office:value="-0.0108623" calcext:value-type="float">
            <text:p>-0.0108623</text:p>
          </table:table-cell>
        </table:table-row>
        <table:table-row table:style-name="ro1">
          <table:table-cell office:value-type="float" office:value="4.113" calcext:value-type="float">
            <text:p>4.113</text:p>
          </table:table-cell>
          <table:table-cell office:value-type="float" office:value="-1.17475" calcext:value-type="float">
            <text:p>-1.17475</text:p>
          </table:table-cell>
          <table:table-cell office:value-type="float" office:value="0.000176914" calcext:value-type="float">
            <text:p>0.000176914</text:p>
          </table:table-cell>
          <table:table-cell office:value-type="float" office:value="-0.00000596647" calcext:value-type="float">
            <text:p>-5.96647E-06</text:p>
          </table:table-cell>
          <table:table-cell office:value-type="float" office:value="0.0235142" calcext:value-type="float">
            <text:p>0.0235142</text:p>
          </table:table-cell>
        </table:table-row>
        <table:table-row table:style-name="ro1">
          <table:table-cell office:value-type="float" office:value="4.116" calcext:value-type="float">
            <text:p>4.116</text:p>
          </table:table-cell>
          <table:table-cell office:value-type="float" office:value="0.847968" calcext:value-type="float">
            <text:p>0.847968</text:p>
          </table:table-cell>
          <table:table-cell office:value-type="float" office:value="-0.0000613062" calcext:value-type="float">
            <text:p>-6.13062E-05</text:p>
          </table:table-cell>
          <table:table-cell office:value-type="float" office:value="0.000834273" calcext:value-type="float">
            <text:p>0.000834273</text:p>
          </table:table-cell>
          <table:table-cell office:value-type="float" office:value="-0.0744133" calcext:value-type="float">
            <text:p>-0.0744133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-0.33961" calcext:value-type="float">
            <text:p>-0.33961</text:p>
          </table:table-cell>
          <table:table-cell office:value-type="float" office:value="0.0000795332" calcext:value-type="float">
            <text:p>7.95332E-05</text:p>
          </table:table-cell>
          <table:table-cell office:value-type="float" office:value="0.000425211" calcext:value-type="float">
            <text:p>0.000425211</text:p>
          </table:table-cell>
          <table:table-cell office:value-type="float" office:value="0.00313664" calcext:value-type="float">
            <text:p>0.00313664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0.241797" calcext:value-type="float">
            <text:p>0.241797</text:p>
          </table:table-cell>
          <table:table-cell office:value-type="float" office:value="0.0000109782" calcext:value-type="float">
            <text:p>1.09782E-05</text:p>
          </table:table-cell>
          <table:table-cell office:value-type="float" office:value="0.000628445" calcext:value-type="float">
            <text:p>0.000628445</text:p>
          </table:table-cell>
          <table:table-cell office:value-type="float" office:value="-0.0341769" calcext:value-type="float">
            <text:p>-0.0341769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0.255033" calcext:value-type="float">
            <text:p>-0.255033</text:p>
          </table:table-cell>
          <table:table-cell office:value-type="float" office:value="0.0000692737" calcext:value-type="float">
            <text:p>6.92737E-05</text:p>
          </table:table-cell>
          <table:table-cell office:value-type="float" office:value="0.000421665" calcext:value-type="float">
            <text:p>0.000421665</text:p>
          </table:table-cell>
          <table:table-cell office:value-type="float" office:value="-0.0100492" calcext:value-type="float">
            <text:p>-0.0100492</text:p>
          </table:table-cell>
        </table:table-row>
        <table:table-row table:style-name="ro1">
          <table:table-cell office:value-type="float" office:value="4.161" calcext:value-type="float">
            <text:p>4.161</text:p>
          </table:table-cell>
          <table:table-cell office:value-type="float" office:value="-0.133668" calcext:value-type="float">
            <text:p>-0.133668</text:p>
          </table:table-cell>
          <table:table-cell office:value-type="float" office:value="0.0000548327" calcext:value-type="float">
            <text:p>5.48327E-05</text:p>
          </table:table-cell>
          <table:table-cell office:value-type="float" office:value="0.000457109" calcext:value-type="float">
            <text:p>0.000457109</text:p>
          </table:table-cell>
          <table:table-cell office:value-type="float" office:value="-0.019493" calcext:value-type="float">
            <text:p>-0.019493</text:p>
          </table:table-cell>
        </table:table-row>
        <table:table-row table:style-name="ro1">
          <table:table-cell office:value-type="float" office:value="4.164" calcext:value-type="float">
            <text:p>4.164</text:p>
          </table:table-cell>
          <table:table-cell office:value-type="float" office:value="1.13271" calcext:value-type="float">
            <text:p>1.13271</text:p>
          </table:table-cell>
          <table:table-cell office:value-type="float" office:value="-0.0000926968" calcext:value-type="float">
            <text:p>-9.26968E-05</text:p>
          </table:table-cell>
          <table:table-cell office:value-type="float" office:value="0.00107749" calcext:value-type="float">
            <text:p>0.00107749</text:p>
          </table:table-cell>
          <table:table-cell office:value-type="float" office:value="-0.0590524" calcext:value-type="float">
            <text:p>-0.0590524</text:p>
          </table:table-cell>
        </table:table-row>
        <table:table-row table:style-name="ro1">
          <table:table-cell office:value-type="float" office:value="4.168" calcext:value-type="float">
            <text:p>4.168</text:p>
          </table:table-cell>
          <table:table-cell office:value-type="float" office:value="-1.83811" calcext:value-type="float">
            <text:p>-1.83811</text:p>
          </table:table-cell>
          <table:table-cell office:value-type="float" office:value="0.00025474" calcext:value-type="float">
            <text:p>0.00025474</text:p>
          </table:table-cell>
          <table:table-cell office:value-type="float" office:value="-0.000239531" calcext:value-type="float">
            <text:p>-0.000239531</text:p>
          </table:table-cell>
          <table:table-cell office:value-type="float" office:value="0.0663149" calcext:value-type="float">
            <text:p>0.066314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037559" calcext:value-type="float">
            <text:p>-0.037559</text:p>
          </table:table-cell>
          <table:table-cell office:value-type="float" office:value="0.0000438098" calcext:value-type="float">
            <text:p>4.38098E-05</text:p>
          </table:table-cell>
          <table:table-cell office:value-type="float" office:value="0.000518882" calcext:value-type="float">
            <text:p>0.000518882</text:p>
          </table:table-cell>
          <table:table-cell office:value-type="float" office:value="-0.0190283" calcext:value-type="float">
            <text:p>-0.0190283</text:p>
          </table:table-cell>
        </table:table-row>
        <table:table-row table:style-name="ro1">
          <table:table-cell office:value-type="float" office:value="4.209" calcext:value-type="float">
            <text:p>4.209</text:p>
          </table:table-cell>
          <table:table-cell office:value-type="float" office:value="-0.177356" calcext:value-type="float">
            <text:p>-0.177356</text:p>
          </table:table-cell>
          <table:table-cell office:value-type="float" office:value="0.0000600565" calcext:value-type="float">
            <text:p>6.00565E-05</text:p>
          </table:table-cell>
          <table:table-cell office:value-type="float" office:value="0.00045062" calcext:value-type="float">
            <text:p>0.00045062</text:p>
          </table:table-cell>
          <table:table-cell office:value-type="float" office:value="-0.0145936" calcext:value-type="float">
            <text:p>-0.0145936</text:p>
          </table:table-cell>
        </table:table-row>
        <table:table-row table:style-name="ro1">
          <table:table-cell office:value-type="float" office:value="4.212" calcext:value-type="float">
            <text:p>4.212</text:p>
          </table:table-cell>
          <table:table-cell office:value-type="float" office:value="-0.14064" calcext:value-type="float">
            <text:p>-0.14064</text:p>
          </table:table-cell>
          <table:table-cell office:value-type="float" office:value="0.0000559111" calcext:value-type="float">
            <text:p>5.59111E-05</text:p>
          </table:table-cell>
          <table:table-cell office:value-type="float" office:value="0.000477812" calcext:value-type="float">
            <text:p>0.000477812</text:p>
          </table:table-cell>
          <table:table-cell office:value-type="float" office:value="-0.0135765" calcext:value-type="float">
            <text:p>-0.0135765</text:p>
          </table:table-cell>
        </table:table-row>
        <table:table-row table:style-name="ro1">
          <table:table-cell office:value-type="float" office:value="4.216" calcext:value-type="float">
            <text:p>4.216</text:p>
          </table:table-cell>
          <table:table-cell office:value-type="float" office:value="0.69574" calcext:value-type="float">
            <text:p>0.69574</text:p>
          </table:table-cell>
          <table:table-cell office:value-type="float" office:value="-0.0000416269" calcext:value-type="float">
            <text:p>-4.16269E-05</text:p>
          </table:table-cell>
          <table:table-cell office:value-type="float" office:value="0.000871951" calcext:value-type="float">
            <text:p>0.000871951</text:p>
          </table:table-cell>
          <table:table-cell office:value-type="float" office:value="-0.0435168" calcext:value-type="float">
            <text:p>-0.0435168</text:p>
          </table:table-cell>
        </table:table-row>
        <table:table-row table:style-name="ro1">
          <table:table-cell office:value-type="float" office:value="4.219" calcext:value-type="float">
            <text:p>4.219</text:p>
          </table:table-cell>
          <table:table-cell office:value-type="float" office:value="0.0196134" calcext:value-type="float">
            <text:p>0.0196134</text:p>
          </table:table-cell>
          <table:table-cell office:value-type="float" office:value="0.0000370596" calcext:value-type="float">
            <text:p>3.70596E-05</text:p>
          </table:table-cell>
          <table:table-cell office:value-type="float" office:value="0.000553529" calcext:value-type="float">
            <text:p>0.000553529</text:p>
          </table:table-cell>
          <table:table-cell office:value-type="float" office:value="-0.0193364" calcext:value-type="float">
            <text:p>-0.0193364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-0.224223" calcext:value-type="float">
            <text:p>-0.224223</text:p>
          </table:table-cell>
          <table:table-cell office:value-type="float" office:value="0.0000653727" calcext:value-type="float">
            <text:p>6.53727E-05</text:p>
          </table:table-cell>
          <table:table-cell office:value-type="float" office:value="0.000434192" calcext:value-type="float">
            <text:p>0.000434192</text:p>
          </table:table-cell>
          <table:table-cell office:value-type="float" office:value="-0.0116008" calcext:value-type="float">
            <text:p>-0.0116008</text:p>
          </table:table-cell>
        </table:table-row>
        <table:table-row table:style-name="ro1">
          <table:table-cell office:value-type="float" office:value="4.259" calcext:value-type="float">
            <text:p>4.259</text:p>
          </table:table-cell>
          <table:table-cell office:value-type="float" office:value="-0.100343" calcext:value-type="float">
            <text:p>-0.100343</text:p>
          </table:table-cell>
          <table:table-cell office:value-type="float" office:value="0.0000511426" calcext:value-type="float">
            <text:p>5.11426E-05</text:p>
          </table:table-cell>
          <table:table-cell office:value-type="float" office:value="0.000511768" calcext:value-type="float">
            <text:p>0.000511768</text:p>
          </table:table-cell>
          <table:table-cell office:value-type="float" office:value="-0.0114723" calcext:value-type="float">
            <text:p>-0.0114723</text:p>
          </table:table-cell>
        </table:table-row>
        <table:table-row table:style-name="ro1">
          <table:table-cell office:value-type="float" office:value="4.262" calcext:value-type="float">
            <text:p>4.262</text:p>
          </table:table-cell>
          <table:table-cell office:value-type="float" office:value="2.00464" calcext:value-type="float">
            <text:p>2.00464</text:p>
          </table:table-cell>
          <table:table-cell office:value-type="float" office:value="-0.000199958" calcext:value-type="float">
            <text:p>-0.000199958</text:p>
          </table:table-cell>
          <table:table-cell office:value-type="float" office:value="0.00119812" calcext:value-type="float">
            <text:p>0.00119812</text:p>
          </table:table-cell>
          <table:table-cell office:value-type="float" office:value="-0.158964" calcext:value-type="float">
            <text:p>-0.158964</text:p>
          </table:table-cell>
        </table:table-row>
        <table:table-row table:style-name="ro1">
          <table:table-cell office:value-type="float" office:value="4.266" calcext:value-type="float">
            <text:p>4.266</text:p>
          </table:table-cell>
          <table:table-cell office:value-type="float" office:value="-2.11421" calcext:value-type="float">
            <text:p>-2.11421</text:p>
          </table:table-cell>
          <table:table-cell office:value-type="float" office:value="0.000288805" calcext:value-type="float">
            <text:p>0.000288805</text:p>
          </table:table-cell>
          <table:table-cell office:value-type="float" office:value="-0.000233179" calcext:value-type="float">
            <text:p>-0.000233179</text:p>
          </table:table-cell>
          <table:table-cell office:value-type="float" office:value="0.108339" calcext:value-type="float">
            <text:p>0.108339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-0.110536" calcext:value-type="float">
            <text:p>-0.110536</text:p>
          </table:table-cell>
          <table:table-cell office:value-type="float" office:value="0.0000519214" calcext:value-type="float">
            <text:p>5.19214E-05</text:p>
          </table:table-cell>
          <table:table-cell office:value-type="float" office:value="0.00048481" calcext:value-type="float">
            <text:p>0.00048481</text:p>
          </table:table-cell>
          <table:table-cell office:value-type="float" office:value="-0.0163313" calcext:value-type="float">
            <text:p>-0.016331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0.192935" calcext:value-type="float">
            <text:p>-0.192935</text:p>
          </table:table-cell>
          <table:table-cell office:value-type="float" office:value="0.0000617197" calcext:value-type="float">
            <text:p>6.17197E-05</text:p>
          </table:table-cell>
          <table:table-cell office:value-type="float" office:value="0.000457321" calcext:value-type="float">
            <text:p>0.000457321</text:p>
          </table:table-cell>
          <table:table-cell office:value-type="float" office:value="-0.010722" calcext:value-type="float">
            <text:p>-0.010722</text:p>
          </table:table-cell>
        </table:table-row>
        <table:table-row table:style-name="ro1">
          <table:table-cell office:value-type="float" office:value="4.309" calcext:value-type="float">
            <text:p>4.309</text:p>
          </table:table-cell>
          <table:table-cell office:value-type="float" office:value="0.00143775" calcext:value-type="float">
            <text:p>0.00143775</text:p>
          </table:table-cell>
          <table:table-cell office:value-type="float" office:value="0.0000390667" calcext:value-type="float">
            <text:p>3.90667E-05</text:p>
          </table:table-cell>
          <table:table-cell office:value-type="float" office:value="0.000559152" calcext:value-type="float">
            <text:p>0.000559152</text:p>
          </table:table-cell>
          <table:table-cell office:value-type="float" office:value="-0.0151526" calcext:value-type="float">
            <text:p>-0.0151526</text:p>
          </table:table-cell>
        </table:table-row>
        <table:table-row table:style-name="ro1">
          <table:table-cell office:value-type="float" office:value="4.312" calcext:value-type="float">
            <text:p>4.312</text:p>
          </table:table-cell>
          <table:table-cell office:value-type="float" office:value="0.765826" calcext:value-type="float">
            <text:p>0.765826</text:p>
          </table:table-cell>
          <table:table-cell office:value-type="float" office:value="-0.0000531149" calcext:value-type="float">
            <text:p>-5.31149E-05</text:p>
          </table:table-cell>
          <table:table-cell office:value-type="float" office:value="0.000735869" calcext:value-type="float">
            <text:p>0.000735869</text:p>
          </table:table-cell>
          <table:table-cell office:value-type="float" office:value="-0.0858927" calcext:value-type="float">
            <text:p>-0.0858927</text:p>
          </table:table-cell>
        </table:table-row>
        <table:table-row table:style-name="ro1">
          <table:table-cell office:value-type="float" office:value="4.316" calcext:value-type="float">
            <text:p>4.316</text:p>
          </table:table-cell>
          <table:table-cell office:value-type="float" office:value="-1.12886" calcext:value-type="float">
            <text:p>-1.12886</text:p>
          </table:table-cell>
          <table:table-cell office:value-type="float" office:value="0.000172717" calcext:value-type="float">
            <text:p>0.000172717</text:p>
          </table:table-cell>
          <table:table-cell office:value-type="float" office:value="0.000139324" calcext:value-type="float">
            <text:p>0.000139324</text:p>
          </table:table-cell>
          <table:table-cell office:value-type="float" office:value="0.0515713" calcext:value-type="float">
            <text:p>0.0515713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-0.0661869" calcext:value-type="float">
            <text:p>-0.0661869</text:p>
          </table:table-cell>
          <table:table-cell office:value-type="float" office:value="0.0000463669" calcext:value-type="float">
            <text:p>4.63669E-05</text:p>
          </table:table-cell>
          <table:table-cell office:value-type="float" office:value="0.000498905" calcext:value-type="float">
            <text:p>0.000498905</text:p>
          </table:table-cell>
          <table:table-cell office:value-type="float" office:value="-0.0195271" calcext:value-type="float">
            <text:p>-0.0195271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-0.282019" calcext:value-type="float">
            <text:p>-0.282019</text:p>
          </table:table-cell>
          <table:table-cell office:value-type="float" office:value="0.0000718961" calcext:value-type="float">
            <text:p>7.18961E-05</text:p>
          </table:table-cell>
          <table:table-cell office:value-type="float" office:value="0.000403486" calcext:value-type="float">
            <text:p>0.000403486</text:p>
          </table:table-cell>
          <table:table-cell office:value-type="float" office:value="-0.0104974" calcext:value-type="float">
            <text:p>-0.0104974</text:p>
          </table:table-cell>
        </table:table-row>
        <table:table-row table:style-name="ro1">
          <table:table-cell office:value-type="float" office:value="4.359" calcext:value-type="float">
            <text:p>4.359</text:p>
          </table:table-cell>
          <table:table-cell office:value-type="float" office:value="-0.142512" calcext:value-type="float">
            <text:p>-0.142512</text:p>
          </table:table-cell>
          <table:table-cell office:value-type="float" office:value="0.0000559492" calcext:value-type="float">
            <text:p>5.59492E-05</text:p>
          </table:table-cell>
          <table:table-cell office:value-type="float" office:value="0.000506073" calcext:value-type="float">
            <text:p>0.000506073</text:p>
          </table:table-cell>
          <table:table-cell office:value-type="float" office:value="-0.00645538" calcext:value-type="float">
            <text:p>-0.00645538</text:p>
          </table:table-cell>
        </table:table-row>
        <table:table-row table:style-name="ro1">
          <table:table-cell office:value-type="float" office:value="4.362" calcext:value-type="float">
            <text:p>4.362</text:p>
          </table:table-cell>
          <table:table-cell office:value-type="float" office:value="-0.1482" calcext:value-type="float">
            <text:p>-0.1482</text:p>
          </table:table-cell>
          <table:table-cell office:value-type="float" office:value="0.0000568393" calcext:value-type="float">
            <text:p>5.68393E-05</text:p>
          </table:table-cell>
          <table:table-cell office:value-type="float" office:value="0.000521681" calcext:value-type="float">
            <text:p>0.000521681</text:p>
          </table:table-cell>
          <table:table-cell office:value-type="float" office:value="-0.00184956" calcext:value-type="float">
            <text:p>-0.00184956</text:p>
          </table:table-cell>
        </table:table-row>
        <table:table-row table:style-name="ro1">
          <table:table-cell office:value-type="float" office:value="4.366" calcext:value-type="float">
            <text:p>4.366</text:p>
          </table:table-cell>
          <table:table-cell office:value-type="float" office:value="-0.133348" calcext:value-type="float">
            <text:p>-0.133348</text:p>
          </table:table-cell>
          <table:table-cell office:value-type="float" office:value="0.0000545136" calcext:value-type="float">
            <text:p>5.45136E-05</text:p>
          </table:table-cell>
          <table:table-cell office:value-type="float" office:value="0.00048093" calcext:value-type="float">
            <text:p>0.00048093</text:p>
          </table:table-cell>
          <table:table-cell office:value-type="float" office:value="-0.0138647" calcext:value-type="float">
            <text:p>-0.0138647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-0.131133" calcext:value-type="float">
            <text:p>-0.131133</text:p>
          </table:table-cell>
          <table:table-cell office:value-type="float" office:value="0.0000541759" calcext:value-type="float">
            <text:p>5.41759E-05</text:p>
          </table:table-cell>
          <table:table-cell office:value-type="float" office:value="0.00047482" calcext:value-type="float">
            <text:p>0.00047482</text:p>
          </table:table-cell>
          <table:table-cell office:value-type="float" office:value="-0.015673" calcext:value-type="float">
            <text:p>-0.01567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0.272653" calcext:value-type="float">
            <text:p>-0.272653</text:p>
          </table:table-cell>
          <table:table-cell office:value-type="float" office:value="0.0000711605" calcext:value-type="float">
            <text:p>7.11605E-05</text:p>
          </table:table-cell>
          <table:table-cell office:value-type="float" office:value="0.000432287" calcext:value-type="float">
            <text:p>0.000432287</text:p>
          </table:table-cell>
          <table:table-cell office:value-type="float" office:value="-0.00494324" calcext:value-type="float">
            <text:p>-0.00494324</text:p>
          </table:table-cell>
        </table:table-row>
        <table:table-row table:style-name="ro1">
          <table:table-cell office:value-type="float" office:value="4.409" calcext:value-type="float">
            <text:p>4.409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0000176307" calcext:value-type="float">
            <text:p>1.76307E-05</text:p>
          </table:table-cell>
          <table:table-cell office:value-type="float" office:value="0.000628023" calcext:value-type="float">
            <text:p>0.000628023</text:p>
          </table:table-cell>
          <table:table-cell office:value-type="float" office:value="-0.0248338" calcext:value-type="float">
            <text:p>-0.0248338</text:p>
          </table:table-cell>
        </table:table-row>
        <table:table-row table:style-name="ro1">
          <table:table-cell office:value-type="float" office:value="4.412" calcext:value-type="float">
            <text:p>4.412</text:p>
          </table:table-cell>
          <table:table-cell office:value-type="float" office:value="0.68825" calcext:value-type="float">
            <text:p>0.68825</text:p>
          </table:table-cell>
          <table:table-cell office:value-type="float" office:value="-0.0000443442" calcext:value-type="float">
            <text:p>-4.43442E-05</text:p>
          </table:table-cell>
          <table:table-cell office:value-type="float" office:value="0.00072459" calcext:value-type="float">
            <text:p>0.00072459</text:p>
          </table:table-cell>
          <table:table-cell office:value-type="float" office:value="-0.0771063" calcext:value-type="float">
            <text:p>-0.0771063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-1.11952" calcext:value-type="float">
            <text:p>-1.11952</text:p>
          </table:table-cell>
          <table:table-cell office:value-type="float" office:value="0.000171937" calcext:value-type="float">
            <text:p>0.000171937</text:p>
          </table:table-cell>
          <table:table-cell office:value-type="float" office:value="0.000124316" calcext:value-type="float">
            <text:p>0.000124316</text:p>
          </table:table-cell>
          <table:table-cell office:value-type="float" office:value="0.0463976" calcext:value-type="float">
            <text:p>0.0463976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-0.0872401" calcext:value-type="float">
            <text:p>-0.0872401</text:p>
          </table:table-cell>
          <table:table-cell office:value-type="float" office:value="0.0000488822" calcext:value-type="float">
            <text:p>4.88822E-05</text:p>
          </table:table-cell>
          <table:table-cell office:value-type="float" office:value="0.000497667" calcext:value-type="float">
            <text:p>0.000497667</text:p>
          </table:table-cell>
          <table:table-cell office:value-type="float" office:value="-0.0166606" calcext:value-type="float">
            <text:p>-0.0166606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-0.00490597" calcext:value-type="float">
            <text:p>-0.00490597</text:p>
          </table:table-cell>
          <table:table-cell office:value-type="float" office:value="0.0000390756" calcext:value-type="float">
            <text:p>3.90756E-05</text:p>
          </table:table-cell>
          <table:table-cell office:value-type="float" office:value="0.000539988" calcext:value-type="float">
            <text:p>0.000539988</text:p>
          </table:table-cell>
          <table:table-cell office:value-type="float" office:value="-0.0186597" calcext:value-type="float">
            <text:p>-0.0186597</text:p>
          </table:table-cell>
        </table:table-row>
        <table:table-row table:style-name="ro1">
          <table:table-cell office:value-type="float" office:value="4.459" calcext:value-type="float">
            <text:p>4.459</text:p>
          </table:table-cell>
          <table:table-cell office:value-type="float" office:value="-0.389382" calcext:value-type="float">
            <text:p>-0.389382</text:p>
          </table:table-cell>
          <table:table-cell office:value-type="float" office:value="0.0000847003" calcext:value-type="float">
            <text:p>8.47003E-05</text:p>
          </table:table-cell>
          <table:table-cell office:value-type="float" office:value="0.000374747" calcext:value-type="float">
            <text:p>0.000374747</text:p>
          </table:table-cell>
          <table:table-cell office:value-type="float" office:value="-0.00151586" calcext:value-type="float">
            <text:p>-0.00151586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-0.145883" calcext:value-type="float">
            <text:p>-0.145883</text:p>
          </table:table-cell>
          <table:table-cell office:value-type="float" office:value="0.0000559145" calcext:value-type="float">
            <text:p>5.59145E-05</text:p>
          </table:table-cell>
          <table:table-cell office:value-type="float" office:value="0.000483656" calcext:value-type="float">
            <text:p>0.000483656</text:p>
          </table:table-cell>
          <table:table-cell office:value-type="float" office:value="-0.0113507" calcext:value-type="float">
            <text:p>-0.011350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34333" calcext:value-type="float">
            <text:p>-0.34333</text:p>
          </table:table-cell>
          <table:table-cell office:value-type="float" office:value="0.000078968" calcext:value-type="float">
            <text:p>7.8968E-05</text:p>
          </table:table-cell>
          <table:table-cell office:value-type="float" office:value="0.000381846" calcext:value-type="float">
            <text:p>0.000381846</text:p>
          </table:table-cell>
          <table:table-cell office:value-type="float" office:value="-0.00662926" calcext:value-type="float">
            <text:p>-0.00662926</text:p>
          </table:table-cell>
        </table:table-row>
        <table:table-row table:style-name="ro1">
          <table:table-cell office:value-type="float" office:value="4.509" calcext:value-type="float">
            <text:p>4.509</text:p>
          </table:table-cell>
          <table:table-cell office:value-type="float" office:value="0.13635" calcext:value-type="float">
            <text:p>0.13635</text:p>
          </table:table-cell>
          <table:table-cell office:value-type="float" office:value="0.0000230547" calcext:value-type="float">
            <text:p>2.30547E-05</text:p>
          </table:table-cell>
          <table:table-cell office:value-type="float" office:value="0.000629963" calcext:value-type="float">
            <text:p>0.000629963</text:p>
          </table:table-cell>
          <table:table-cell office:value-type="float" office:value="-0.0180715" calcext:value-type="float">
            <text:p>-0.0180715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-0.0851637" calcext:value-type="float">
            <text:p>-0.0851637</text:p>
          </table:table-cell>
          <table:table-cell office:value-type="float" office:value="0.0000468941" calcext:value-type="float">
            <text:p>4.68941E-05</text:p>
          </table:table-cell>
          <table:table-cell office:value-type="float" office:value="0.000352014" calcext:value-type="float">
            <text:p>0.000352014</text:p>
          </table:table-cell>
          <table:table-cell office:value-type="float" office:value="-0.0518957" calcext:value-type="float">
            <text:p>-0.0518957</text:p>
          </table:table-cell>
        </table:table-row>
        <table:table-row table:style-name="ro1">
          <table:table-cell office:value-type="float" office:value="4.516" calcext:value-type="float">
            <text:p>4.516</text:p>
          </table:table-cell>
          <table:table-cell office:value-type="float" office:value="-0.848411" calcext:value-type="float">
            <text:p>-0.848411</text:p>
          </table:table-cell>
          <table:table-cell office:value-type="float" office:value="0.00013832" calcext:value-type="float">
            <text:p>0.00013832</text:p>
          </table:table-cell>
          <table:table-cell office:value-type="float" office:value="0.000144899" calcext:value-type="float">
            <text:p>0.000144899</text:p>
          </table:table-cell>
          <table:table-cell office:value-type="float" office:value="0.0113091" calcext:value-type="float">
            <text:p>0.0113091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0.502505" calcext:value-type="float">
            <text:p>0.502505</text:p>
          </table:table-cell>
          <table:table-cell office:value-type="float" office:value="-0.0000167876" calcext:value-type="float">
            <text:p>-1.67876E-05</text:p>
          </table:table-cell>
          <table:table-cell office:value-type="float" office:value="0.00103807" calcext:value-type="float">
            <text:p>0.00103807</text:p>
          </table:table-cell>
          <table:table-cell office:value-type="float" office:value="0.0251304" calcext:value-type="float">
            <text:p>0.0251304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-0.117803" calcext:value-type="float">
            <text:p>-0.117803</text:p>
          </table:table-cell>
          <table:table-cell office:value-type="float" office:value="0.0000520188" calcext:value-type="float">
            <text:p>5.20188E-05</text:p>
          </table:table-cell>
          <table:table-cell office:value-type="float" office:value="0.000440015" calcext:value-type="float">
            <text:p>0.000440015</text:p>
          </table:table-cell>
          <table:table-cell office:value-type="float" office:value="-0.0259468" calcext:value-type="float">
            <text:p>-0.0259468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-0.256476" calcext:value-type="float">
            <text:p>-0.256476</text:p>
          </table:table-cell>
          <table:table-cell office:value-type="float" office:value="0.0000690612" calcext:value-type="float">
            <text:p>6.90612E-05</text:p>
          </table:table-cell>
          <table:table-cell office:value-type="float" office:value="0.00045027" calcext:value-type="float">
            <text:p>0.00045027</text:p>
          </table:table-cell>
          <table:table-cell office:value-type="float" office:value="-0.00315361" calcext:value-type="float">
            <text:p>-0.00315361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-0.0197451" calcext:value-type="float">
            <text:p>-0.0197451</text:p>
          </table:table-cell>
          <table:table-cell office:value-type="float" office:value="0.0000413038" calcext:value-type="float">
            <text:p>4.13038E-05</text:p>
          </table:table-cell>
          <table:table-cell office:value-type="float" office:value="0.000538013" calcext:value-type="float">
            <text:p>0.000538013</text:p>
          </table:table-cell>
          <table:table-cell office:value-type="float" office:value="-0.0172446" calcext:value-type="float">
            <text:p>-0.0172446</text:p>
          </table:table-cell>
        </table:table-row>
        <table:table-row table:style-name="ro1">
          <table:table-cell office:value-type="float" office:value="4.559" calcext:value-type="float">
            <text:p>4.559</text:p>
          </table:table-cell>
          <table:table-cell office:value-type="float" office:value="-0.313377" calcext:value-type="float">
            <text:p>-0.313377</text:p>
          </table:table-cell>
          <table:table-cell office:value-type="float" office:value="0.0000757345" calcext:value-type="float">
            <text:p>7.57345E-05</text:p>
          </table:table-cell>
          <table:table-cell office:value-type="float" office:value="0.000441451" calcext:value-type="float">
            <text:p>0.000441451</text:p>
          </table:table-cell>
          <table:table-cell office:value-type="float" office:value="0.00292215" calcext:value-type="float">
            <text:p>0.00292215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-0.116159" calcext:value-type="float">
            <text:p>-0.116159</text:p>
          </table:table-cell>
          <table:table-cell office:value-type="float" office:value="0.0000523777" calcext:value-type="float">
            <text:p>5.23777E-05</text:p>
          </table:table-cell>
          <table:table-cell office:value-type="float" office:value="0.00048939" calcext:value-type="float">
            <text:p>0.00048939</text:p>
          </table:table-cell>
          <table:table-cell office:value-type="float" office:value="-0.0146859" calcext:value-type="float">
            <text:p>-0.0146859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-0.0376355" calcext:value-type="float">
            <text:p>-0.0376355</text:p>
          </table:table-cell>
          <table:table-cell office:value-type="float" office:value="0.0000441639" calcext:value-type="float">
            <text:p>4.41639E-05</text:p>
          </table:table-cell>
          <table:table-cell office:value-type="float" office:value="0.000565797" calcext:value-type="float">
            <text:p>0.000565797</text:p>
          </table:table-cell>
          <table:table-cell office:value-type="float" office:value="-0.00892003" calcext:value-type="float">
            <text:p>-0.0089200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0204095" calcext:value-type="float">
            <text:p>-0.0204095</text:p>
          </table:table-cell>
          <table:table-cell office:value-type="float" office:value="0.0000418624" calcext:value-type="float">
            <text:p>4.18624E-05</text:p>
          </table:table-cell>
          <table:table-cell office:value-type="float" office:value="0.000538812" calcext:value-type="float">
            <text:p>0.000538812</text:p>
          </table:table-cell>
          <table:table-cell office:value-type="float" office:value="-0.0175539" calcext:value-type="float">
            <text:p>-0.0175539</text:p>
          </table:table-cell>
        </table:table-row>
        <table:table-row table:style-name="ro1">
          <table:table-cell office:value-type="float" office:value="4.609" calcext:value-type="float">
            <text:p>4.609</text:p>
          </table:table-cell>
          <table:table-cell office:value-type="float" office:value="-0.286734" calcext:value-type="float">
            <text:p>-0.286734</text:p>
          </table:table-cell>
          <table:table-cell office:value-type="float" office:value="0.0000731481" calcext:value-type="float">
            <text:p>7.31481E-05</text:p>
          </table:table-cell>
          <table:table-cell office:value-type="float" office:value="0.000486438" calcext:value-type="float">
            <text:p>0.000486438</text:p>
          </table:table-cell>
          <table:table-cell office:value-type="float" office:value="0.00840457" calcext:value-type="float">
            <text:p>0.00840457</text:p>
          </table:table-cell>
        </table:table-row>
        <table:table-row table:style-name="ro1">
          <table:table-cell office:value-type="float" office:value="4.613" calcext:value-type="float">
            <text:p>4.613</text:p>
          </table:table-cell>
          <table:table-cell office:value-type="float" office:value="-0.651618" calcext:value-type="float">
            <text:p>-0.651618</text:p>
          </table:table-cell>
          <table:table-cell office:value-type="float" office:value="0.000102826" calcext:value-type="float">
            <text:p>0.000102826</text:p>
          </table:table-cell>
          <table:table-cell office:value-type="float" office:value="-0.000413229" calcext:value-type="float">
            <text:p>-0.000413229</text:p>
          </table:table-cell>
          <table:table-cell office:value-type="float" office:value="-0.136662" calcext:value-type="float">
            <text:p>-0.136662</text:p>
          </table:table-cell>
        </table:table-row>
        <table:table-row table:style-name="ro1">
          <table:table-cell office:value-type="float" office:value="4.617" calcext:value-type="float">
            <text:p>4.617</text:p>
          </table:table-cell>
          <table:table-cell office:value-type="float" office:value="0.556925" calcext:value-type="float">
            <text:p>0.556925</text:p>
          </table:table-cell>
          <table:table-cell office:value-type="float" office:value="-0.0000225731" calcext:value-type="float">
            <text:p>-2.25731E-05</text:p>
          </table:table-cell>
          <table:table-cell office:value-type="float" office:value="0.00089912" calcext:value-type="float">
            <text:p>0.00089912</text:p>
          </table:table-cell>
          <table:table-cell office:value-type="float" office:value="-0.0202121" calcext:value-type="float">
            <text:p>-0.0202121</text:p>
          </table:table-cell>
        </table:table-row>
        <table:table-row table:style-name="ro1">
          <table:table-cell office:value-type="float" office:value="4.658" calcext:value-type="float">
            <text:p>4.658</text:p>
          </table:table-cell>
          <table:table-cell office:value-type="float" office:value="-0.117587" calcext:value-type="float">
            <text:p>-0.117587</text:p>
          </table:table-cell>
          <table:table-cell office:value-type="float" office:value="0.0000539006" calcext:value-type="float">
            <text:p>5.39006E-05</text:p>
          </table:table-cell>
          <table:table-cell office:value-type="float" office:value="0.000556803" calcext:value-type="float">
            <text:p>0.000556803</text:p>
          </table:table-cell>
          <table:table-cell office:value-type="float" office:value="-0.00107301" calcext:value-type="float">
            <text:p>-0.0010730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-0.0473186" calcext:value-type="float">
            <text:p>-0.0473186</text:p>
          </table:table-cell>
          <table:table-cell office:value-type="float" office:value="0.0000474576" calcext:value-type="float">
            <text:p>4.74576E-05</text:p>
          </table:table-cell>
          <table:table-cell office:value-type="float" office:value="0.000616744" calcext:value-type="float">
            <text:p>0.000616744</text:p>
          </table:table-cell>
          <table:table-cell office:value-type="float" office:value="-0.000831399" calcext:value-type="float">
            <text:p>-0.000831399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-0.0075028" calcext:value-type="float">
            <text:p>-0.0075028</text:p>
          </table:table-cell>
          <table:table-cell office:value-type="float" office:value="0.0000393865" calcext:value-type="float">
            <text:p>3.93865E-05</text:p>
          </table:table-cell>
          <table:table-cell office:value-type="float" office:value="0.000476883" calcext:value-type="float">
            <text:p>0.000476883</text:p>
          </table:table-cell>
          <table:table-cell office:value-type="float" office:value="-0.0326572" calcext:value-type="float">
            <text:p>-0.032657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0.256962" calcext:value-type="float">
            <text:p>-0.256962</text:p>
          </table:table-cell>
          <table:table-cell office:value-type="float" office:value="0.0000690969" calcext:value-type="float">
            <text:p>6.90969E-05</text:p>
          </table:table-cell>
          <table:table-cell office:value-type="float" office:value="0.000474571" calcext:value-type="float">
            <text:p>0.000474571</text:p>
          </table:table-cell>
          <table:table-cell office:value-type="float" office:value="0.000540296" calcext:value-type="float">
            <text:p>0.000540296</text:p>
          </table:table-cell>
        </table:table-row>
        <table:table-row table:style-name="ro1">
          <table:table-cell office:value-type="float" office:value="4.709" calcext:value-type="float">
            <text:p>4.709</text:p>
          </table:table-cell>
          <table:table-cell office:value-type="float" office:value="-0.570356" calcext:value-type="float">
            <text:p>-0.570356</text:p>
          </table:table-cell>
          <table:table-cell office:value-type="float" office:value="0.000104017" calcext:value-type="float">
            <text:p>0.000104017</text:p>
          </table:table-cell>
          <table:table-cell office:value-type="float" office:value="0.000379515" calcext:value-type="float">
            <text:p>0.000379515</text:p>
          </table:table-cell>
          <table:table-cell office:value-type="float" office:value="0.0246356" calcext:value-type="float">
            <text:p>0.0246356</text:p>
          </table:table-cell>
        </table:table-row>
        <table:table-row table:style-name="ro1">
          <table:table-cell office:value-type="float" office:value="4.713" calcext:value-type="float">
            <text:p>4.713</text:p>
          </table:table-cell>
          <table:table-cell office:value-type="float" office:value="2.655" calcext:value-type="float">
            <text:p>2.655</text:p>
          </table:table-cell>
          <table:table-cell office:value-type="float" office:value="-0.000292021" calcext:value-type="float">
            <text:p>-0.000292021</text:p>
          </table:table-cell>
          <table:table-cell office:value-type="float" office:value="0.000357891" calcext:value-type="float">
            <text:p>0.000357891</text:p>
          </table:table-cell>
          <table:table-cell office:value-type="float" office:value="-0.409109" calcext:value-type="float">
            <text:p>-0.409109</text:p>
          </table:table-cell>
        </table:table-row>
        <table:table-row table:style-name="ro1">
          <table:table-cell office:value-type="float" office:value="4.719" calcext:value-type="float">
            <text:p>4.719</text:p>
          </table:table-cell>
          <table:table-cell office:value-type="float" office:value="-2.1087" calcext:value-type="float">
            <text:p>-2.1087</text:p>
          </table:table-cell>
          <table:table-cell office:value-type="float" office:value="0.000304208" calcext:value-type="float">
            <text:p>0.000304208</text:p>
          </table:table-cell>
          <table:table-cell office:value-type="float" office:value="0.000920267" calcext:value-type="float">
            <text:p>0.000920267</text:p>
          </table:table-cell>
          <table:table-cell office:value-type="float" office:value="0.32438" calcext:value-type="float">
            <text:p>0.32438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371994" calcext:value-type="float">
            <text:p>0.371994</text:p>
          </table:table-cell>
          <table:table-cell office:value-type="float" office:value="-0.0000109378" calcext:value-type="float">
            <text:p>-1.09378E-05</text:p>
          </table:table-cell>
          <table:table-cell office:value-type="float" office:value="0.000397408" calcext:value-type="float">
            <text:p>0.000397408</text:p>
          </table:table-cell>
          <table:table-cell office:value-type="float" office:value="-0.0955851" calcext:value-type="float">
            <text:p>-0.0955851</text:p>
          </table:table-cell>
        </table:table-row>
        <table:table-row table:style-name="ro1">
          <table:table-cell office:value-type="float" office:value="4.748" calcext:value-type="float">
            <text:p>4.748</text:p>
          </table:table-cell>
          <table:table-cell office:value-type="float" office:value="-0.266007" calcext:value-type="float">
            <text:p>-0.266007</text:p>
          </table:table-cell>
          <table:table-cell office:value-type="float" office:value="0.0000663428" calcext:value-type="float">
            <text:p>6.63428E-05</text:p>
          </table:table-cell>
          <table:table-cell office:value-type="float" office:value="0.000378814" calcext:value-type="float">
            <text:p>0.000378814</text:p>
          </table:table-cell>
          <table:table-cell office:value-type="float" office:value="-0.0134772" calcext:value-type="float">
            <text:p>-0.0134772</text:p>
          </table:table-cell>
        </table:table-row>
        <table:table-row table:style-name="ro1">
          <table:table-cell office:value-type="float" office:value="4.759" calcext:value-type="float">
            <text:p>4.759</text:p>
          </table:table-cell>
          <table:table-cell office:value-type="float" office:value="-0.327666" calcext:value-type="float">
            <text:p>-0.327666</text:p>
          </table:table-cell>
          <table:table-cell office:value-type="float" office:value="0.0000865004" calcext:value-type="float">
            <text:p>8.65004E-05</text:p>
          </table:table-cell>
          <table:table-cell office:value-type="float" office:value="0.000949714" calcext:value-type="float">
            <text:p>0.000949714</text:p>
          </table:table-cell>
          <table:table-cell office:value-type="float" office:value="0.0865674" calcext:value-type="float">
            <text:p>0.0865674</text:p>
          </table:table-cell>
        </table:table-row>
        <table:table-row table:style-name="ro1">
          <table:table-cell office:value-type="float" office:value="4.763" calcext:value-type="float">
            <text:p>4.763</text:p>
          </table:table-cell>
          <table:table-cell office:value-type="float" office:value="1.87652" calcext:value-type="float">
            <text:p>1.87652</text:p>
          </table:table-cell>
          <table:table-cell office:value-type="float" office:value="-0.00022629" calcext:value-type="float">
            <text:p>-0.00022629</text:p>
          </table:table-cell>
          <table:table-cell office:value-type="float" office:value="-0.00064246" calcext:value-type="float">
            <text:p>-0.00064246</text:p>
          </table:table-cell>
          <table:table-cell office:value-type="float" office:value="-0.46235" calcext:value-type="float">
            <text:p>-0.46235</text:p>
          </table:table-cell>
        </table:table-row>
        <table:table-row table:style-name="ro1">
          <table:table-cell office:value-type="float" office:value="4.766" calcext:value-type="float">
            <text:p>4.766</text:p>
          </table:table-cell>
          <table:table-cell office:value-type="float" office:value="-4.12112" calcext:value-type="float">
            <text:p>-4.12112</text:p>
          </table:table-cell>
          <table:table-cell office:value-type="float" office:value="0.000642282" calcext:value-type="float">
            <text:p>0.000642282</text:p>
          </table:table-cell>
          <table:table-cell office:value-type="float" office:value="0.00444987" calcext:value-type="float">
            <text:p>0.00444987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float" office:value="4.799" calcext:value-type="float">
            <text:p>4.799</text:p>
          </table:table-cell>
          <table:table-cell office:value-type="float" office:value="0.0960738" calcext:value-type="float">
            <text:p>0.0960738</text:p>
          </table:table-cell>
          <table:table-cell office:value-type="float" office:value="0.0000156166" calcext:value-type="float">
            <text:p>1.56166E-05</text:p>
          </table:table-cell>
          <table:table-cell office:value-type="float" office:value="0.000222317" calcext:value-type="float">
            <text:p>0.000222317</text:p>
          </table:table-cell>
          <table:table-cell office:value-type="float" office:value="-0.0822952" calcext:value-type="float">
            <text:p>-0.0822952</text:p>
          </table:table-cell>
        </table:table-row>
        <table:table-row table:style-name="ro1">
          <table:table-cell office:value-type="float" office:value="4.809" calcext:value-type="float">
            <text:p>4.809</text:p>
          </table:table-cell>
          <table:table-cell office:value-type="float" office:value="0.0727632" calcext:value-type="float">
            <text:p>0.0727632</text:p>
          </table:table-cell>
          <table:table-cell office:value-type="float" office:value="0.0000259167" calcext:value-type="float">
            <text:p>2.59167E-05</text:p>
          </table:table-cell>
          <table:table-cell office:value-type="float" office:value="0.000624626" calcext:value-type="float">
            <text:p>0.000624626</text:p>
          </table:table-cell>
          <table:table-cell office:value-type="float" office:value="-0.0174026" calcext:value-type="float">
            <text:p>-0.0174026</text:p>
          </table:table-cell>
        </table:table-row>
        <table:table-row table:style-name="ro1">
          <table:table-cell office:value-type="float" office:value="4.813" calcext:value-type="float">
            <text:p>4.813</text:p>
          </table:table-cell>
          <table:table-cell office:value-type="float" office:value="1.43957" calcext:value-type="float">
            <text:p>1.43957</text:p>
          </table:table-cell>
          <table:table-cell office:value-type="float" office:value="-0.000173692" calcext:value-type="float">
            <text:p>-0.000173692</text:p>
          </table:table-cell>
          <table:table-cell office:value-type="float" office:value="-0.000112745" calcext:value-type="float">
            <text:p>-0.000112745</text:p>
          </table:table-cell>
          <table:table-cell office:value-type="float" office:value="-0.304072" calcext:value-type="float">
            <text:p>-0.304072</text:p>
          </table:table-cell>
        </table:table-row>
        <table:table-row table:style-name="ro1">
          <table:table-cell office:value-type="float" office:value="4.816" calcext:value-type="float">
            <text:p>4.816</text:p>
          </table:table-cell>
          <table:table-cell office:value-type="float" office:value="-5.15963" calcext:value-type="float">
            <text:p>-5.15963</text:p>
          </table:table-cell>
          <table:table-cell office:value-type="float" office:value="0.000798044" calcext:value-type="float">
            <text:p>0.000798044</text:p>
          </table:table-cell>
          <table:table-cell office:value-type="float" office:value="0.00402931" calcext:value-type="float">
            <text:p>0.00402931</text:p>
          </table:table-cell>
          <table:table-cell office:value-type="float" office:value="1.14976" calcext:value-type="float">
            <text:p>1.14976</text:p>
          </table:table-cell>
        </table:table-row>
        <table:table-row table:style-name="ro1">
          <table:table-cell office:value-type="float" office:value="4.849" calcext:value-type="float">
            <text:p>4.849</text:p>
          </table:table-cell>
          <table:table-cell office:value-type="float" office:value="0.0105715" calcext:value-type="float">
            <text:p>0.0105715</text:p>
          </table:table-cell>
          <table:table-cell office:value-type="float" office:value="0.0000241671" calcext:value-type="float">
            <text:p>2.41671E-05</text:p>
          </table:table-cell>
          <table:table-cell office:value-type="float" office:value="0.000211247" calcext:value-type="float">
            <text:p>0.000211247</text:p>
          </table:table-cell>
          <table:table-cell office:value-type="float" office:value="-0.0681928" calcext:value-type="float">
            <text:p>-0.0681928</text:p>
          </table:table-cell>
        </table:table-row>
        <table:table-row table:style-name="ro1">
          <table:table-cell office:value-type="float" office:value="4.859" calcext:value-type="float">
            <text:p>4.859</text:p>
          </table:table-cell>
          <table:table-cell office:value-type="float" office:value="0.336607" calcext:value-type="float">
            <text:p>0.336607</text:p>
          </table:table-cell>
          <table:table-cell office:value-type="float" office:value="-0.0000152145" calcext:value-type="float">
            <text:p>-1.52145E-05</text:p>
          </table:table-cell>
          <table:table-cell office:value-type="float" office:value="0.000787895" calcext:value-type="float">
            <text:p>0.000787895</text:p>
          </table:table-cell>
          <table:table-cell office:value-type="float" office:value="-0.0282328" calcext:value-type="float">
            <text:p>-0.0282328</text:p>
          </table:table-cell>
        </table:table-row>
        <table:table-row table:style-name="ro1">
          <table:table-cell office:value-type="float" office:value="4.863" calcext:value-type="float">
            <text:p>4.863</text:p>
          </table:table-cell>
          <table:table-cell office:value-type="float" office:value="1.50445" calcext:value-type="float">
            <text:p>1.50445</text:p>
          </table:table-cell>
          <table:table-cell office:value-type="float" office:value="-0.000202194" calcext:value-type="float">
            <text:p>-0.000202194</text:p>
          </table:table-cell>
          <table:table-cell office:value-type="float" office:value="-0.000235199" calcext:value-type="float">
            <text:p>-0.000235199</text:p>
          </table:table-cell>
          <table:table-cell office:value-type="float" office:value="-0.318849" calcext:value-type="float">
            <text:p>-0.318849</text:p>
          </table:table-cell>
        </table:table-row>
        <table:table-row table:style-name="ro1">
          <table:table-cell office:value-type="float" office:value="4.866" calcext:value-type="float">
            <text:p>4.866</text:p>
          </table:table-cell>
          <table:table-cell office:value-type="float" office:value="-4.03017" calcext:value-type="float">
            <text:p>-4.03017</text:p>
          </table:table-cell>
          <table:table-cell office:value-type="float" office:value="0.000691847" calcext:value-type="float">
            <text:p>0.000691847</text:p>
          </table:table-cell>
          <table:table-cell office:value-type="float" office:value="0.00518364" calcext:value-type="float">
            <text:p>0.00518364</text:p>
          </table:table-cell>
          <table:table-cell office:value-type="float" office:value="1.12082" calcext:value-type="float">
            <text:p>1.12082</text:p>
          </table:table-cell>
        </table:table-row>
        <table:table-row table:style-name="ro1">
          <table:table-cell office:value-type="float" office:value="4.899" calcext:value-type="float">
            <text:p>4.899</text:p>
          </table:table-cell>
          <table:table-cell office:value-type="float" office:value="-0.00490805" calcext:value-type="float">
            <text:p>-0.00490805</text:p>
          </table:table-cell>
          <table:table-cell office:value-type="float" office:value="0.0000243851" calcext:value-type="float">
            <text:p>2.43851E-05</text:p>
          </table:table-cell>
          <table:table-cell office:value-type="float" office:value="0.000152814" calcext:value-type="float">
            <text:p>0.000152814</text:p>
          </table:table-cell>
          <table:table-cell office:value-type="float" office:value="-0.0697725" calcext:value-type="float">
            <text:p>-0.0697725</text:p>
          </table:table-cell>
        </table:table-row>
        <table:table-row table:style-name="ro1">
          <table:table-cell office:value-type="float" office:value="4.909" calcext:value-type="float">
            <text:p>4.909</text:p>
          </table:table-cell>
          <table:table-cell office:value-type="float" office:value="-0.560761" calcext:value-type="float">
            <text:p>-0.560761</text:p>
          </table:table-cell>
          <table:table-cell office:value-type="float" office:value="0.000114916" calcext:value-type="float">
            <text:p>0.000114916</text:p>
          </table:table-cell>
          <table:table-cell office:value-type="float" office:value="0.000376268" calcext:value-type="float">
            <text:p>0.000376268</text:p>
          </table:table-cell>
          <table:table-cell office:value-type="float" office:value="0.0302451" calcext:value-type="float">
            <text:p>0.0302451</text:p>
          </table:table-cell>
        </table:table-row>
        <table:table-row table:style-name="ro1">
          <table:table-cell office:value-type="float" office:value="4.913" calcext:value-type="float">
            <text:p>4.913</text:p>
          </table:table-cell>
          <table:table-cell office:value-type="float" office:value="-3.5422" calcext:value-type="float">
            <text:p>-3.5422</text:p>
          </table:table-cell>
          <table:table-cell office:value-type="float" office:value="0.000578343" calcext:value-type="float">
            <text:p>0.000578343</text:p>
          </table:table-cell>
          <table:table-cell office:value-type="float" office:value="-0.0021639" calcext:value-type="float">
            <text:p>-0.0021639</text:p>
          </table:table-cell>
          <table:table-cell office:value-type="float" office:value="0.0734172" calcext:value-type="float">
            <text:p>0.0734172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.39514" calcext:value-type="float">
            <text:p>1.39514</text:p>
          </table:table-cell>
          <table:table-cell office:value-type="float" office:value="-0.000196804" calcext:value-type="float">
            <text:p>-0.000196804</text:p>
          </table:table-cell>
          <table:table-cell office:value-type="float" office:value="0.00225689" calcext:value-type="float">
            <text:p>0.00225689</text:p>
          </table:table-cell>
          <table:table-cell office:value-type="float" office:value="0.0265838" calcext:value-type="float">
            <text:p>0.0265838</text:p>
          </table:table-cell>
        </table:table-row>
        <table:table-row table:style-name="ro1">
          <table:table-cell office:value-type="float" office:value="4.948" calcext:value-type="float">
            <text:p>4.948</text:p>
          </table:table-cell>
          <table:table-cell office:value-type="float" office:value="0.0547064" calcext:value-type="float">
            <text:p>0.0547064</text:p>
          </table:table-cell>
          <table:table-cell office:value-type="float" office:value="0.0000143097" calcext:value-type="float">
            <text:p>1.43097E-05</text:p>
          </table:table-cell>
          <table:table-cell office:value-type="float" office:value="0.000468594" calcext:value-type="float">
            <text:p>0.000468594</text:p>
          </table:table-cell>
          <table:table-cell office:value-type="float" office:value="-0.0338944" calcext:value-type="float">
            <text:p>-0.0338944</text:p>
          </table:table-cell>
        </table:table-row>
        <table:table-row table:style-name="ro1">
          <table:table-cell office:value-type="float" office:value="4.959" calcext:value-type="float">
            <text:p>4.959</text:p>
          </table:table-cell>
          <table:table-cell office:value-type="float" office:value="0.255674" calcext:value-type="float">
            <text:p>0.255674</text:p>
          </table:table-cell>
          <table:table-cell office:value-type="float" office:value="-0.0000225135" calcext:value-type="float">
            <text:p>-2.25135E-05</text:p>
          </table:table-cell>
          <table:table-cell office:value-type="float" office:value="0.00120752" calcext:value-type="float">
            <text:p>0.00120752</text:p>
          </table:table-cell>
          <table:table-cell office:value-type="float" office:value="0.0318799" calcext:value-type="float">
            <text:p>0.0318799</text:p>
          </table:table-cell>
        </table:table-row>
        <table:table-row table:style-name="ro1">
          <table:table-cell office:value-type="float" office:value="4.963" calcext:value-type="float">
            <text:p>4.963</text:p>
          </table:table-cell>
          <table:table-cell office:value-type="float" office:value="0.862234" calcext:value-type="float">
            <text:p>0.862234</text:p>
          </table:table-cell>
          <table:table-cell office:value-type="float" office:value="-0.000131734" calcext:value-type="float">
            <text:p>-0.000131734</text:p>
          </table:table-cell>
          <table:table-cell office:value-type="float" office:value="-0.00139039" calcext:value-type="float">
            <text:p>-0.00139039</text:p>
          </table:table-cell>
          <table:table-cell office:value-type="float" office:value="-0.365159" calcext:value-type="float">
            <text:p>-0.365159</text:p>
          </table:table-cell>
        </table:table-row>
        <table:table-row table:style-name="ro1">
          <table:table-cell office:value-type="float" office:value="5.008" calcext:value-type="float">
            <text:p>5.008</text:p>
          </table:table-cell>
          <table:table-cell office:value-type="float" office:value="-0.288332" calcext:value-type="float">
            <text:p>-0.288332</text:p>
          </table:table-cell>
          <table:table-cell office:value-type="float" office:value="0.0000750277" calcext:value-type="float">
            <text:p>7.50277E-05</text:p>
          </table:table-cell>
          <table:table-cell office:value-type="float" office:value="0.000581277" calcext:value-type="float">
            <text:p>0.000581277</text:p>
          </table:table-cell>
          <table:table-cell office:value-type="float" office:value="0.0242247" calcext:value-type="float">
            <text:p>0.0242247</text:p>
          </table:table-cell>
        </table:table-row>
        <table:table-row table:style-name="ro1">
          <table:table-cell office:value-type="float" office:value="5.012" calcext:value-type="float">
            <text:p>5.012</text:p>
          </table:table-cell>
          <table:table-cell office:value-type="float" office:value="3.15973" calcext:value-type="float">
            <text:p>3.15973</text:p>
          </table:table-cell>
          <table:table-cell office:value-type="float" office:value="-0.000630932" calcext:value-type="float">
            <text:p>-0.000630932</text:p>
          </table:table-cell>
          <table:table-cell office:value-type="float" office:value="0.00395825" calcext:value-type="float">
            <text:p>0.00395825</text:p>
          </table:table-cell>
          <table:table-cell office:value-type="float" office:value="-0.00475589" calcext:value-type="float">
            <text:p>-0.00475589</text:p>
          </table:table-cell>
        </table:table-row>
        <table:table-row table:style-name="ro1">
          <table:table-cell office:value-type="float" office:value="5.016" calcext:value-type="float">
            <text:p>5.016</text:p>
          </table:table-cell>
          <table:table-cell office:value-type="float" office:value="-3.19248" calcext:value-type="float">
            <text:p>-3.19248</text:p>
          </table:table-cell>
          <table:table-cell office:value-type="float" office:value="0.000673665" calcext:value-type="float">
            <text:p>0.000673665</text:p>
          </table:table-cell>
          <table:table-cell office:value-type="float" office:value="-0.000941322" calcext:value-type="float">
            <text:p>-0.000941322</text:p>
          </table:table-cell>
          <table:table-cell office:value-type="float" office:value="0.204553" calcext:value-type="float">
            <text:p>0.204553</text:p>
          </table:table-cell>
        </table:table-row>
        <table:table-row table:style-name="ro1">
          <table:table-cell office:value-type="float" office:value="5.059" calcext:value-type="float">
            <text:p>5.059</text:p>
          </table:table-cell>
          <table:table-cell office:value-type="float" office:value="-0.116374" calcext:value-type="float">
            <text:p>-0.116374</text:p>
          </table:table-cell>
          <table:table-cell office:value-type="float" office:value="0.0000426108" calcext:value-type="float">
            <text:p>4.26108E-05</text:p>
          </table:table-cell>
          <table:table-cell office:value-type="float" office:value="0.000385551" calcext:value-type="float">
            <text:p>0.000385551</text:p>
          </table:table-cell>
          <table:table-cell office:value-type="float" office:value="-0.0188237" calcext:value-type="float">
            <text:p>-0.0188237</text:p>
          </table:table-cell>
        </table:table-row>
        <table:table-row table:style-name="ro1">
          <table:table-cell office:value-type="float" office:value="5.062" calcext:value-type="float">
            <text:p>5.062</text:p>
          </table:table-cell>
          <table:table-cell office:value-type="float" office:value="-1.38669" calcext:value-type="float">
            <text:p>-1.38669</text:p>
          </table:table-cell>
          <table:table-cell office:value-type="float" office:value="0.000352054" calcext:value-type="float">
            <text:p>0.000352054</text:p>
          </table:table-cell>
          <table:table-cell office:value-type="float" office:value="-0.00160404" calcext:value-type="float">
            <text:p>-0.00160404</text:p>
          </table:table-cell>
          <table:table-cell office:value-type="float" office:value="-0.092028" calcext:value-type="float">
            <text:p>-0.092028</text:p>
          </table:table-cell>
        </table:table-row>
        <table:table-row table:style-name="ro1">
          <table:table-cell office:value-type="float" office:value="5.066" calcext:value-type="float">
            <text:p>5.066</text:p>
          </table:table-cell>
          <table:table-cell office:value-type="float" office:value="-0.00394385" calcext:value-type="float">
            <text:p>-0.00394385</text:p>
          </table:table-cell>
          <table:table-cell office:value-type="float" office:value="-0.0000429315" calcext:value-type="float">
            <text:p>-4.29315E-05</text:p>
          </table:table-cell>
          <table:table-cell office:value-type="float" office:value="0.00356589" calcext:value-type="float">
            <text:p>0.00356589</text:p>
          </table:table-cell>
          <table:table-cell office:value-type="float" office:value="0.335085" calcext:value-type="float">
            <text:p>0.335085</text:p>
          </table:table-cell>
        </table:table-row>
        <table:table-row table:style-name="ro1">
          <table:table-cell office:value-type="float" office:value="5.109" calcext:value-type="float">
            <text:p>5.109</text:p>
          </table:table-cell>
          <table:table-cell office:value-type="float" office:value="-0.0398336" calcext:value-type="float">
            <text:p>-0.0398336</text:p>
          </table:table-cell>
          <table:table-cell office:value-type="float" office:value="0.0000251952" calcext:value-type="float">
            <text:p>2.51952E-05</text:p>
          </table:table-cell>
          <table:table-cell office:value-type="float" office:value="0.000381226" calcext:value-type="float">
            <text:p>0.000381226</text:p>
          </table:table-cell>
          <table:table-cell office:value-type="float" office:value="-0.0277739" calcext:value-type="float">
            <text:p>-0.0277739</text:p>
          </table:table-cell>
        </table:table-row>
        <table:table-row table:style-name="ro1">
          <table:table-cell office:value-type="float" office:value="5.113" calcext:value-type="float">
            <text:p>5.113</text:p>
          </table:table-cell>
          <table:table-cell office:value-type="float" office:value="-0.70041" calcext:value-type="float">
            <text:p>-0.70041</text:p>
          </table:table-cell>
          <table:table-cell office:value-type="float" office:value="0.0001992" calcext:value-type="float">
            <text:p>0.0001992</text:p>
          </table:table-cell>
          <table:table-cell office:value-type="float" office:value="-0.000554279" calcext:value-type="float">
            <text:p>-0.000554279</text:p>
          </table:table-cell>
          <table:table-cell office:value-type="float" office:value="-0.0532602" calcext:value-type="float">
            <text:p>-0.0532602</text:p>
          </table:table-cell>
        </table:table-row>
        <table:table-row table:style-name="ro1">
          <table:table-cell office:value-type="float" office:value="5.116" calcext:value-type="float">
            <text:p>5.116</text:p>
          </table:table-cell>
          <table:table-cell office:value-type="float" office:value="0.127324" calcext:value-type="float">
            <text:p>0.127324</text:p>
          </table:table-cell>
          <table:table-cell office:value-type="float" office:value="-0.0000825688" calcext:value-type="float">
            <text:p>-8.25688E-05</text:p>
          </table:table-cell>
          <table:table-cell office:value-type="float" office:value="0.00321742" calcext:value-type="float">
            <text:p>0.00321742</text:p>
          </table:table-cell>
          <table:table-cell office:value-type="float" office:value="0.276906" calcext:value-type="float">
            <text:p>0.276906</text:p>
          </table:table-cell>
        </table:table-row>
        <table:table-row table:style-name="ro1">
          <table:table-cell office:value-type="float" office:value="5.159" calcext:value-type="float">
            <text:p>5.159</text:p>
          </table:table-cell>
          <table:table-cell office:value-type="float" office:value="-0.0469199" calcext:value-type="float">
            <text:p>-0.0469199</text:p>
          </table:table-cell>
          <table:table-cell office:value-type="float" office:value="0.0000246937" calcext:value-type="float">
            <text:p>2.46937E-05</text:p>
          </table:table-cell>
          <table:table-cell office:value-type="float" office:value="0.000450673" calcext:value-type="float">
            <text:p>0.000450673</text:p>
          </table:table-cell>
          <table:table-cell office:value-type="float" office:value="-0.0185317" calcext:value-type="float">
            <text:p>-0.0185317</text:p>
          </table:table-cell>
        </table:table-row>
        <table:table-row table:style-name="ro1">
          <table:table-cell office:value-type="float" office:value="5.163" calcext:value-type="float">
            <text:p>5.163</text:p>
          </table:table-cell>
          <table:table-cell office:value-type="float" office:value="-0.191514" calcext:value-type="float">
            <text:p>-0.191514</text:p>
          </table:table-cell>
          <table:table-cell office:value-type="float" office:value="0.0000692162" calcext:value-type="float">
            <text:p>6.92162E-05</text:p>
          </table:table-cell>
          <table:table-cell office:value-type="float" office:value="0.0000447243" calcext:value-type="float">
            <text:p>4.47243E-05</text:p>
          </table:table-cell>
          <table:table-cell office:value-type="float" office:value="-0.0470996" calcext:value-type="float">
            <text:p>-0.0470996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-0.103263" calcext:value-type="float">
            <text:p>-0.103263</text:p>
          </table:table-cell>
          <table:table-cell office:value-type="float" office:value="0.0000344977" calcext:value-type="float">
            <text:p>3.44977E-05</text:p>
          </table:table-cell>
          <table:table-cell office:value-type="float" office:value="0.000582736" calcext:value-type="float">
            <text:p>0.000582736</text:p>
          </table:table-cell>
          <table:table-cell office:value-type="float" office:value="0.00360405" calcext:value-type="float">
            <text:p>0.00360405</text:p>
          </table:table-cell>
        </table:table-row>
        <table:table-row table:style-name="ro1">
          <table:table-cell office:value-type="float" office:value="5.213" calcext:value-type="float">
            <text:p>5.213</text:p>
          </table:table-cell>
          <table:table-cell office:value-type="float" office:value="-0.108217" calcext:value-type="float">
            <text:p>-0.108217</text:p>
          </table:table-cell>
          <table:table-cell office:value-type="float" office:value="0.0000461872" calcext:value-type="float">
            <text:p>4.61872E-05</text:p>
          </table:table-cell>
          <table:table-cell office:value-type="float" office:value="0.000170319" calcext:value-type="float">
            <text:p>0.000170319</text:p>
          </table:table-cell>
          <table:table-cell office:value-type="float" office:value="-0.0430979" calcext:value-type="float">
            <text:p>-0.0430979</text:p>
          </table:table-cell>
        </table:table-row>
        <table:table-row table:style-name="ro1">
          <table:table-cell office:value-type="float" office:value="5.258" calcext:value-type="float">
            <text:p>5.258</text:p>
          </table:table-cell>
          <table:table-cell office:value-type="float" office:value="-0.119351" calcext:value-type="float">
            <text:p>-0.119351</text:p>
          </table:table-cell>
          <table:table-cell office:value-type="float" office:value="0.0000377151" calcext:value-type="float">
            <text:p>3.77151E-05</text:p>
          </table:table-cell>
          <table:table-cell office:value-type="float" office:value="0.000605414" calcext:value-type="float">
            <text:p>0.000605414</text:p>
          </table:table-cell>
          <table:table-cell office:value-type="float" office:value="0.00818887" calcext:value-type="float">
            <text:p>0.00818887</text:p>
          </table:table-cell>
        </table:table-row>
        <table:table-row table:style-name="ro1">
          <table:table-cell office:value-type="float" office:value="5.262" calcext:value-type="float">
            <text:p>5.262</text:p>
          </table:table-cell>
          <table:table-cell office:value-type="float" office:value="1.38861" calcext:value-type="float">
            <text:p>1.38861</text:p>
          </table:table-cell>
          <table:table-cell office:value-type="float" office:value="-0.000331455" calcext:value-type="float">
            <text:p>-0.000331455</text:p>
          </table:table-cell>
          <table:table-cell office:value-type="float" office:value="0.00122184" calcext:value-type="float">
            <text:p>0.00122184</text:p>
          </table:table-cell>
          <table:table-cell office:value-type="float" office:value="-0.108327" calcext:value-type="float">
            <text:p>-0.108327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-0.879641" calcext:value-type="float">
            <text:p>-0.879641</text:p>
          </table:table-cell>
          <table:table-cell office:value-type="float" office:value="0.000226515" calcext:value-type="float">
            <text:p>0.000226515</text:p>
          </table:table-cell>
          <table:table-cell office:value-type="float" office:value="0.000179724" calcext:value-type="float">
            <text:p>0.000179724</text:p>
          </table:table-cell>
          <table:table-cell office:value-type="float" office:value="0.0537384" calcext:value-type="float">
            <text:p>0.0537384</text:p>
          </table:table-cell>
        </table:table-row>
        <table:table-row table:style-name="ro1">
          <table:table-cell office:value-type="float" office:value="5.274" calcext:value-type="float">
            <text:p>5.274</text:p>
          </table:table-cell>
          <table:table-cell office:value-type="float" office:value="-0.0870067" calcext:value-type="float">
            <text:p>-0.0870067</text:p>
          </table:table-cell>
          <table:table-cell office:value-type="float" office:value="0.0000327749" calcext:value-type="float">
            <text:p>3.27749E-05</text:p>
          </table:table-cell>
          <table:table-cell office:value-type="float" office:value="0.000500609" calcext:value-type="float">
            <text:p>0.000500609</text:p>
          </table:table-cell>
          <table:table-cell office:value-type="float" office:value="-0.00783208" calcext:value-type="float">
            <text:p>-0.00783208</text:p>
          </table:table-cell>
        </table:table-row>
        <table:table-row table:style-name="ro1">
          <table:table-cell office:value-type="float" office:value="5.309" calcext:value-type="float">
            <text:p>5.309</text:p>
          </table:table-cell>
          <table:table-cell office:value-type="float" office:value="-0.0889946" calcext:value-type="float">
            <text:p>-0.0889946</text:p>
          </table:table-cell>
          <table:table-cell office:value-type="float" office:value="0.0000312832" calcext:value-type="float">
            <text:p>3.12832E-0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49556" calcext:value-type="float">
            <text:p>0.00149556</text:p>
          </table:table-cell>
        </table:table-row>
        <table:table-row table:style-name="ro1">
          <table:table-cell office:value-type="float" office:value="5.312" calcext:value-type="float">
            <text:p>5.312</text:p>
          </table:table-cell>
          <table:table-cell office:value-type="float" office:value="-0.321515" calcext:value-type="float">
            <text:p>-0.321515</text:p>
          </table:table-cell>
          <table:table-cell office:value-type="float" office:value="0.0000917219" calcext:value-type="float">
            <text:p>9.17219E-05</text:p>
          </table:table-cell>
          <table:table-cell office:value-type="float" office:value="0.000323959" calcext:value-type="float">
            <text:p>0.000323959</text:p>
          </table:table-cell>
          <table:table-cell office:value-type="float" office:value="0.000968293" calcext:value-type="float">
            <text:p>0.000968293</text:p>
          </table:table-cell>
        </table:table-row>
        <table:table-row table:style-name="ro1">
          <table:table-cell office:value-type="float" office:value="5.316" calcext:value-type="float">
            <text:p>5.316</text:p>
          </table:table-cell>
          <table:table-cell office:value-type="float" office:value="-0.124388" calcext:value-type="float">
            <text:p>-0.124388</text:p>
          </table:table-cell>
          <table:table-cell office:value-type="float" office:value="0.0000389079" calcext:value-type="float">
            <text:p>3.89079E-05</text:p>
          </table:table-cell>
          <table:table-cell office:value-type="float" office:value="0.000606323" calcext:value-type="float">
            <text:p>0.000606323</text:p>
          </table:table-cell>
          <table:table-cell office:value-type="float" office:value="0.00889268" calcext:value-type="float">
            <text:p>0.00889268</text:p>
          </table:table-cell>
        </table:table-row>
        <table:table-row table:style-name="ro1">
          <table:table-cell office:value-type="float" office:value="5.359" calcext:value-type="float">
            <text:p>5.359</text:p>
          </table:table-cell>
          <table:table-cell office:value-type="float" office:value="-0.112766" calcext:value-type="float">
            <text:p>-0.112766</text:p>
          </table:table-cell>
          <table:table-cell office:value-type="float" office:value="0.000037005" calcext:value-type="float">
            <text:p>3.7005E-05</text:p>
          </table:table-cell>
          <table:table-cell office:value-type="float" office:value="0.000574543" calcext:value-type="float">
            <text:p>0.000574543</text:p>
          </table:table-cell>
          <table:table-cell office:value-type="float" office:value="0.00379647" calcext:value-type="float">
            <text:p>0.00379647</text:p>
          </table:table-cell>
        </table:table-row>
        <table:table-row table:style-name="ro1">
          <table:table-cell office:value-type="float" office:value="5.362" calcext:value-type="float">
            <text:p>5.362</text:p>
          </table:table-cell>
          <table:table-cell office:value-type="float" office:value="1.31444" calcext:value-type="float">
            <text:p>1.31444</text:p>
          </table:table-cell>
          <table:table-cell office:value-type="float" office:value="-0.000307119" calcext:value-type="float">
            <text:p>-0.000307119</text:p>
          </table:table-cell>
          <table:table-cell office:value-type="float" office:value="0.0010973" calcext:value-type="float">
            <text:p>0.0010973</text:p>
          </table:table-cell>
          <table:table-cell office:value-type="float" office:value="-0.113382" calcext:value-type="float">
            <text:p>-0.113382</text:p>
          </table:table-cell>
        </table:table-row>
        <table:table-row table:style-name="ro1">
          <table:table-cell office:value-type="float" office:value="5.366" calcext:value-type="float">
            <text:p>5.366</text:p>
          </table:table-cell>
          <table:table-cell office:value-type="float" office:value="-1.13423" calcext:value-type="float">
            <text:p>-1.13423</text:p>
          </table:table-cell>
          <table:table-cell office:value-type="float" office:value="0.000286641" calcext:value-type="float">
            <text:p>0.000286641</text:p>
          </table:table-cell>
          <table:table-cell office:value-type="float" office:value="0.0000518924" calcext:value-type="float">
            <text:p>5.18924E-05</text:p>
          </table:table-cell>
          <table:table-cell office:value-type="float" office:value="0.0705822" calcext:value-type="float">
            <text:p>0.0705822</text:p>
          </table:table-cell>
        </table:table-row>
        <table:table-row table:style-name="ro1">
          <table:table-cell office:value-type="float" office:value="5.409" calcext:value-type="float">
            <text:p>5.409</text:p>
          </table:table-cell>
          <table:table-cell office:value-type="float" office:value="-0.104308" calcext:value-type="float">
            <text:p>-0.104308</text:p>
          </table:table-cell>
          <table:table-cell office:value-type="float" office:value="0.0000350159" calcext:value-type="float">
            <text:p>3.50159E-05</text:p>
          </table:table-cell>
          <table:table-cell office:value-type="float" office:value="0.00057622" calcext:value-type="float">
            <text:p>0.00057622</text:p>
          </table:table-cell>
          <table:table-cell office:value-type="float" office:value="0.00292753" calcext:value-type="float">
            <text:p>0.00292753</text:p>
          </table:table-cell>
        </table:table-row>
        <table:table-row table:style-name="ro1">
          <table:table-cell office:value-type="float" office:value="5.412" calcext:value-type="float">
            <text:p>5.412</text:p>
          </table:table-cell>
          <table:table-cell office:value-type="float" office:value="-0.220004" calcext:value-type="float">
            <text:p>-0.220004</text:p>
          </table:table-cell>
          <table:table-cell office:value-type="float" office:value="0.0000621205" calcext:value-type="float">
            <text:p>6.21205E-05</text:p>
          </table:table-cell>
          <table:table-cell office:value-type="float" office:value="0.000562429" calcext:value-type="float">
            <text:p>0.000562429</text:p>
          </table:table-cell>
          <table:table-cell office:value-type="float" office:value="0.0157052" calcext:value-type="float">
            <text:p>0.0157052</text:p>
          </table:table-cell>
        </table:table-row>
        <table:table-row table:style-name="ro1">
          <table:table-cell office:value-type="float" office:value="5.416" calcext:value-type="float">
            <text:p>5.416</text:p>
          </table:table-cell>
          <table:table-cell office:value-type="float" office:value="-0.107826" calcext:value-type="float">
            <text:p>-0.107826</text:p>
          </table:table-cell>
          <table:table-cell office:value-type="float" office:value="0.000036117" calcext:value-type="float">
            <text:p>3.6117E-05</text:p>
          </table:table-cell>
          <table:table-cell office:value-type="float" office:value="0.000564316" calcext:value-type="float">
            <text:p>0.000564316</text:p>
          </table:table-cell>
          <table:table-cell office:value-type="float" office:value="0.00199778" calcext:value-type="float">
            <text:p>0.00199778</text:p>
          </table:table-cell>
        </table:table-row>
        <table:table-row table:style-name="ro1">
          <table:table-cell office:value-type="float" office:value="5.459" calcext:value-type="float">
            <text:p>5.459</text:p>
          </table:table-cell>
          <table:table-cell office:value-type="float" office:value="-0.106992" calcext:value-type="float">
            <text:p>-0.106992</text:p>
          </table:table-cell>
          <table:table-cell office:value-type="float" office:value="0.0000360076" calcext:value-type="float">
            <text:p>3.60076E-05</text:p>
          </table:table-cell>
          <table:table-cell office:value-type="float" office:value="0.000562021" calcext:value-type="float">
            <text:p>0.000562021</text:p>
          </table:table-cell>
          <table:table-cell office:value-type="float" office:value="0.00161413" calcext:value-type="float">
            <text:p>0.00161413</text:p>
          </table:table-cell>
        </table:table-row>
        <table:table-row table:style-name="ro1">
          <table:table-cell office:value-type="float" office:value="5.462" calcext:value-type="float">
            <text:p>5.462</text:p>
          </table:table-cell>
          <table:table-cell office:value-type="float" office:value="1.54902" calcext:value-type="float">
            <text:p>1.54902</text:p>
          </table:table-cell>
          <table:table-cell office:value-type="float" office:value="-0.000361439" calcext:value-type="float">
            <text:p>-0.000361439</text:p>
          </table:table-cell>
          <table:table-cell office:value-type="float" office:value="0.00119651" calcext:value-type="float">
            <text:p>0.00119651</text:p>
          </table:table-cell>
          <table:table-cell office:value-type="float" office:value="-0.131137" calcext:value-type="float">
            <text:p>-0.131137</text:p>
          </table:table-cell>
        </table:table-row>
        <table:table-row table:style-name="ro1">
          <table:table-cell office:value-type="float" office:value="5.466" calcext:value-type="float">
            <text:p>5.466</text:p>
          </table:table-cell>
          <table:table-cell office:value-type="float" office:value="-1.35796" calcext:value-type="float">
            <text:p>-1.35796</text:p>
          </table:table-cell>
          <table:table-cell office:value-type="float" office:value="0.000335404" calcext:value-type="float">
            <text:p>0.000335404</text:p>
          </table:table-cell>
          <table:table-cell office:value-type="float" office:value="0.000114343" calcext:value-type="float">
            <text:p>0.000114343</text:p>
          </table:table-cell>
          <table:table-cell office:value-type="float" office:value="0.105492" calcext:value-type="float">
            <text:p>0.105492</text:p>
          </table:table-cell>
        </table:table-row>
        <table:table-row table:style-name="ro1">
          <table:table-cell office:value-type="float" office:value="5.509" calcext:value-type="float">
            <text:p>5.509</text:p>
          </table:table-cell>
          <table:table-cell office:value-type="float" office:value="-0.0909014" calcext:value-type="float">
            <text:p>-0.0909014</text:p>
          </table:table-cell>
          <table:table-cell office:value-type="float" office:value="0.0000321917" calcext:value-type="float">
            <text:p>3.21917E-05</text:p>
          </table:table-cell>
          <table:table-cell office:value-type="float" office:value="0.00056629" calcext:value-type="float">
            <text:p>0.00056629</text:p>
          </table:table-cell>
          <table:table-cell office:value-type="float" office:value="0.000101678" calcext:value-type="float">
            <text:p>0.000101678</text:p>
          </table:table-cell>
        </table:table-row>
        <table:table-row table:style-name="ro1">
          <table:table-cell office:value-type="float" office:value="5.512" calcext:value-type="float">
            <text:p>5.512</text:p>
          </table:table-cell>
          <table:table-cell office:value-type="float" office:value="2.37149" calcext:value-type="float">
            <text:p>2.37149</text:p>
          </table:table-cell>
          <table:table-cell office:value-type="float" office:value="-0.000568044" calcext:value-type="float">
            <text:p>-0.000568044</text:p>
          </table:table-cell>
          <table:table-cell office:value-type="float" office:value="0.00202289" calcext:value-type="float">
            <text:p>0.00202289</text:p>
          </table:table-cell>
          <table:table-cell office:value-type="float" office:value="-0.138346" calcext:value-type="float">
            <text:p>-0.138346</text:p>
          </table:table-cell>
        </table:table-row>
        <table:table-row table:style-name="ro1">
          <table:table-cell office:value-type="float" office:value="5.516" calcext:value-type="float">
            <text:p>5.516</text:p>
          </table:table-cell>
          <table:table-cell office:value-type="float" office:value="-2.12571" calcext:value-type="float">
            <text:p>-2.12571</text:p>
          </table:table-cell>
          <table:table-cell office:value-type="float" office:value="0.000525899" calcext:value-type="float">
            <text:p>0.000525899</text:p>
          </table:table-cell>
          <table:table-cell office:value-type="float" office:value="-0.000543502" calcext:value-type="float">
            <text:p>-0.000543502</text:p>
          </table:table-cell>
          <table:table-cell office:value-type="float" office:value="0.12521" calcext:value-type="float">
            <text:p>0.12521</text:p>
          </table:table-cell>
        </table:table-row>
        <table:table-row table:style-name="ro1">
          <table:table-cell office:value-type="float" office:value="5.538" calcext:value-type="float">
            <text:p>5.538</text:p>
          </table:table-cell>
          <table:table-cell office:value-type="float" office:value="-0.105069" calcext:value-type="float">
            <text:p>-0.105069</text:p>
          </table:table-cell>
          <table:table-cell office:value-type="float" office:value="0.0000354099" calcext:value-type="float">
            <text:p>3.54099E-05</text:p>
          </table:table-cell>
          <table:table-cell office:value-type="float" office:value="0.000565281" calcext:value-type="float">
            <text:p>0.000565281</text:p>
          </table:table-cell>
          <table:table-cell office:value-type="float" office:value="0.00177656" calcext:value-type="float">
            <text:p>0.00177656</text:p>
          </table:table-cell>
        </table:table-row>
        <table:table-row table:style-name="ro1">
          <table:table-cell office:value-type="float" office:value="5.543" calcext:value-type="float">
            <text:p>5.543</text:p>
          </table:table-cell>
          <table:table-cell office:value-type="float" office:value="1.04054" calcext:value-type="float">
            <text:p>1.04054</text:p>
          </table:table-cell>
          <table:table-cell office:value-type="float" office:value="-0.00023493" calcext:value-type="float">
            <text:p>-0.00023493</text:p>
          </table:table-cell>
          <table:table-cell office:value-type="float" office:value="0.000886817" calcext:value-type="float">
            <text:p>0.000886817</text:p>
          </table:table-cell>
          <table:table-cell office:value-type="float" office:value="-0.103584" calcext:value-type="float">
            <text:p>-0.103584</text:p>
          </table:table-cell>
        </table:table-row>
        <table:table-row table:style-name="ro1">
          <table:table-cell office:value-type="float" office:value="5.559" calcext:value-type="float">
            <text:p>5.559</text:p>
          </table:table-cell>
          <table:table-cell office:value-type="float" office:value="-0.407884" calcext:value-type="float">
            <text:p>-0.407884</text:p>
          </table:table-cell>
          <table:table-cell office:value-type="float" office:value="0.000106774" calcext:value-type="float">
            <text:p>0.000106774</text:p>
          </table:table-cell>
          <table:table-cell office:value-type="float" office:value="0.000475925" calcext:value-type="float">
            <text:p>0.000475925</text:p>
          </table:table-cell>
          <table:table-cell office:value-type="float" office:value="0.0291058" calcext:value-type="float">
            <text:p>0.0291058</text:p>
          </table:table-cell>
        </table:table-row>
        <table:table-row table:style-name="ro1">
          <table:table-cell office:value-type="float" office:value="5.562" calcext:value-type="float">
            <text:p>5.562</text:p>
          </table:table-cell>
          <table:table-cell office:value-type="float" office:value="-0.290813" calcext:value-type="float">
            <text:p>-0.290813</text:p>
          </table:table-cell>
          <table:table-cell office:value-type="float" office:value="0.0000851013" calcext:value-type="float">
            <text:p>8.51013E-05</text:p>
          </table:table-cell>
          <table:table-cell office:value-type="float" office:value="0.000249498" calcext:value-type="float">
            <text:p>0.000249498</text:p>
          </table:table-cell>
          <table:table-cell office:value-type="float" office:value="-0.0114924" calcext:value-type="float">
            <text:p>-0.0114924</text:p>
          </table:table-cell>
        </table:table-row>
        <table:table-row table:style-name="ro1">
          <table:table-cell office:value-type="float" office:value="5.566" calcext:value-type="float">
            <text:p>5.566</text:p>
          </table:table-cell>
          <table:table-cell office:value-type="float" office:value="-0.175331" calcext:value-type="float">
            <text:p>-0.175331</text:p>
          </table:table-cell>
          <table:table-cell office:value-type="float" office:value="0.000046976" calcext:value-type="float">
            <text:p>4.6976E-05</text:p>
          </table:table-cell>
          <table:table-cell office:value-type="float" office:value="0.00076228" calcext:value-type="float">
            <text:p>0.00076228</text:p>
          </table:table-cell>
          <table:table-cell office:value-type="float" office:value="0.0331605" calcext:value-type="float">
            <text:p>0.0331605</text:p>
          </table:table-cell>
        </table:table-row>
        <table:table-row table:style-name="ro1">
          <table:table-cell office:value-type="float" office:value="5.572" calcext:value-type="float">
            <text:p>5.572</text:p>
          </table:table-cell>
          <table:table-cell office:value-type="float" office:value="-0.103357" calcext:value-type="float">
            <text:p>-0.103357</text:p>
          </table:table-cell>
          <table:table-cell office:value-type="float" office:value="0.0000349939" calcext:value-type="float">
            <text:p>3.49939E-05</text:p>
          </table:table-cell>
          <table:table-cell office:value-type="float" office:value="0.000565803" calcext:value-type="float">
            <text:p>0.000565803</text:p>
          </table:table-cell>
          <table:table-cell office:value-type="float" office:value="0.00162067" calcext:value-type="float">
            <text:p>0.00162067</text:p>
          </table:table-cell>
        </table:table-row>
        <table:table-row table:style-name="ro1">
          <table:table-cell office:value-type="float" office:value="5.608" calcext:value-type="float">
            <text:p>5.608</text:p>
          </table:table-cell>
          <table:table-cell office:value-type="float" office:value="-0.102769" calcext:value-type="float">
            <text:p>-0.102769</text:p>
          </table:table-cell>
          <table:table-cell office:value-type="float" office:value="0.000034911" calcext:value-type="float">
            <text:p>3.4911E-05</text:p>
          </table:table-cell>
          <table:table-cell office:value-type="float" office:value="0.000564191" calcext:value-type="float">
            <text:p>0.000564191</text:p>
          </table:table-cell>
          <table:table-cell office:value-type="float" office:value="0.00135393" calcext:value-type="float">
            <text:p>0.00135393</text:p>
          </table:table-cell>
        </table:table-row>
        <table:table-row table:style-name="ro1">
          <table:table-cell office:value-type="float" office:value="5.612" calcext:value-type="float">
            <text:p>5.612</text:p>
          </table:table-cell>
          <table:table-cell office:value-type="float" office:value="-0.0622047" calcext:value-type="float">
            <text:p>-0.0622047</text:p>
          </table:table-cell>
          <table:table-cell office:value-type="float" office:value="0.0000281664" calcext:value-type="float">
            <text:p>2.81664E-05</text:p>
          </table:table-cell>
          <table:table-cell office:value-type="float" office:value="0.000453465" calcext:value-type="float">
            <text:p>0.000453465</text:p>
          </table:table-cell>
          <table:table-cell office:value-type="float" office:value="-0.0164349" calcext:value-type="float">
            <text:p>-0.0164349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0.734979" calcext:value-type="float">
            <text:p>0.734979</text:p>
          </table:table-cell>
          <table:table-cell office:value-type="float" office:value="-0.000170401" calcext:value-type="float">
            <text:p>-0.000170401</text:p>
          </table:table-cell>
          <table:table-cell office:value-type="float" office:value="0.00117754" calcext:value-type="float">
            <text:p>0.00117754</text:p>
          </table:table-cell>
          <table:table-cell office:value-type="float" office:value="-0.0321332" calcext:value-type="float">
            <text:p>-0.0321332</text:p>
          </table:table-cell>
        </table:table-row>
        <table:table-row table:style-name="ro1">
          <table:table-cell office:value-type="float" office:value="5.622" calcext:value-type="float">
            <text:p>5.622</text:p>
          </table:table-cell>
          <table:table-cell office:value-type="float" office:value="-0.692047" calcext:value-type="float">
            <text:p>-0.692047</text:p>
          </table:table-cell>
          <table:table-cell office:value-type="float" office:value="0.000176797" calcext:value-type="float">
            <text:p>0.000176797</text:p>
          </table:table-cell>
          <table:table-cell office:value-type="float" office:value="0.000242684" calcext:value-type="float">
            <text:p>0.000242684</text:p>
          </table:table-cell>
          <table:table-cell office:value-type="float" office:value="0.0375509" calcext:value-type="float">
            <text:p>0.0375509</text:p>
          </table:table-cell>
        </table:table-row>
        <table:table-row table:style-name="ro1">
          <table:table-cell office:value-type="float" office:value="5.658" calcext:value-type="float">
            <text:p>5.658</text:p>
          </table:table-cell>
          <table:table-cell office:value-type="float" office:value="-0.102731" calcext:value-type="float">
            <text:p>-0.102731</text:p>
          </table:table-cell>
          <table:table-cell office:value-type="float" office:value="0.0000348371" calcext:value-type="float">
            <text:p>3.48371E-05</text:p>
          </table:table-cell>
          <table:table-cell office:value-type="float" office:value="0.000566013" calcext:value-type="float">
            <text:p>0.000566013</text:p>
          </table:table-cell>
          <table:table-cell office:value-type="float" office:value="0.00156867" calcext:value-type="float">
            <text:p>0.00156867</text:p>
          </table:table-cell>
        </table:table-row>
        <table:table-row table:style-name="ro1">
          <table:table-cell office:value-type="float" office:value="5.662" calcext:value-type="float">
            <text:p>5.662</text:p>
          </table:table-cell>
          <table:table-cell office:value-type="float" office:value="1.41367" calcext:value-type="float">
            <text:p>1.41367</text:p>
          </table:table-cell>
          <table:table-cell office:value-type="float" office:value="-0.000330527" calcext:value-type="float">
            <text:p>-0.000330527</text:p>
          </table:table-cell>
          <table:table-cell office:value-type="float" office:value="0.00139874" calcext:value-type="float">
            <text:p>0.00139874</text:p>
          </table:table-cell>
          <table:table-cell office:value-type="float" office:value="-0.0910022" calcext:value-type="float">
            <text:p>-0.0910022</text:p>
          </table:table-cell>
        </table:table-row>
        <table:table-row table:style-name="ro1">
          <table:table-cell office:value-type="float" office:value="5.665" calcext:value-type="float">
            <text:p>5.665</text:p>
          </table:table-cell>
          <table:table-cell office:value-type="float" office:value="-2.12223" calcext:value-type="float">
            <text:p>-2.12223</text:p>
          </table:table-cell>
          <table:table-cell office:value-type="float" office:value="0.000521245" calcext:value-type="float">
            <text:p>0.000521245</text:p>
          </table:table-cell>
          <table:table-cell office:value-type="float" office:value="-0.000542" calcext:value-type="float">
            <text:p>-0.000542</text:p>
          </table:table-cell>
          <table:table-cell office:value-type="float" office:value="0.124903" calcext:value-type="float">
            <text:p>0.124903</text:p>
          </table:table-cell>
        </table:table-row>
        <table:table-row table:style-name="ro1">
          <table:table-cell office:value-type="float" office:value="5.672" calcext:value-type="float">
            <text:p>5.672</text:p>
          </table:table-cell>
          <table:table-cell office:value-type="float" office:value="0.161319" calcext:value-type="float">
            <text:p>0.161319</text:p>
          </table:table-cell>
          <table:table-cell office:value-type="float" office:value="-0.0000276869" calcext:value-type="float">
            <text:p>-2.76869E-05</text:p>
          </table:table-cell>
          <table:table-cell office:value-type="float" office:value="0.000661351" calcext:value-type="float">
            <text:p>0.000661351</text:p>
          </table:table-cell>
          <table:table-cell office:value-type="float" office:value="-0.0202239" calcext:value-type="float">
            <text:p>-0.0202239</text:p>
          </table:table-cell>
        </table:table-row>
        <table:table-row table:style-name="ro1">
          <table:table-cell office:value-type="float" office:value="5.708" calcext:value-type="float">
            <text:p>5.708</text:p>
          </table:table-cell>
          <table:table-cell office:value-type="float" office:value="-0.152823" calcext:value-type="float">
            <text:p>-0.152823</text:p>
          </table:table-cell>
          <table:table-cell office:value-type="float" office:value="0.0000465433" calcext:value-type="float">
            <text:p>4.65433E-05</text:p>
          </table:table-cell>
          <table:table-cell office:value-type="float" office:value="0.000550011" calcext:value-type="float">
            <text:p>0.000550011</text:p>
          </table:table-cell>
          <table:table-cell office:value-type="float" office:value="0.00599437" calcext:value-type="float">
            <text:p>0.00599437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.59295" calcext:value-type="float">
            <text:p>1.59295</text:p>
          </table:table-cell>
          <table:table-cell office:value-type="float" office:value="-0.000369684" calcext:value-type="float">
            <text:p>-0.000369684</text:p>
          </table:table-cell>
          <table:table-cell office:value-type="float" office:value="0.00132866" calcext:value-type="float">
            <text:p>0.00132866</text:p>
          </table:table-cell>
          <table:table-cell office:value-type="float" office:value="-0.121305" calcext:value-type="float">
            <text:p>-0.121305</text:p>
          </table:table-cell>
        </table:table-row>
        <table:table-row table:style-name="ro1">
          <table:table-cell office:value-type="float" office:value="5.715" calcext:value-type="float">
            <text:p>5.715</text:p>
          </table:table-cell>
          <table:table-cell office:value-type="float" office:value="-2.35064" calcext:value-type="float">
            <text:p>-2.35064</text:p>
          </table:table-cell>
          <table:table-cell office:value-type="float" office:value="0.000571112" calcext:value-type="float">
            <text:p>0.000571112</text:p>
          </table:table-cell>
          <table:table-cell office:value-type="float" office:value="-0.000465194" calcext:value-type="float">
            <text:p>-0.000465194</text:p>
          </table:table-cell>
          <table:table-cell office:value-type="float" office:value="0.162141" calcext:value-type="float">
            <text:p>0.162141</text:p>
          </table:table-cell>
        </table:table-row>
        <table:table-row table:style-name="ro1">
          <table:table-cell office:value-type="float" office:value="5.722" calcext:value-type="float">
            <text:p>5.722</text:p>
          </table:table-cell>
          <table:table-cell office:value-type="float" office:value="-0.100088" calcext:value-type="float">
            <text:p>-0.100088</text:p>
          </table:table-cell>
          <table:table-cell office:value-type="float" office:value="0.0000340458" calcext:value-type="float">
            <text:p>3.40458E-05</text:p>
          </table:table-cell>
          <table:table-cell office:value-type="float" office:value="0.000567363" calcext:value-type="float">
            <text:p>0.000567363</text:p>
          </table:table-cell>
          <table:table-cell office:value-type="float" office:value="0.00146736" calcext:value-type="float">
            <text:p>0.00146736</text:p>
          </table:table-cell>
        </table:table-row>
        <table:table-row table:style-name="ro1">
          <table:table-cell office:value-type="float" office:value="5.758" calcext:value-type="float">
            <text:p>5.758</text:p>
          </table:table-cell>
          <table:table-cell office:value-type="float" office:value="-0.100088" calcext:value-type="float">
            <text:p>-0.100088</text:p>
          </table:table-cell>
          <table:table-cell office:value-type="float" office:value="0.0000340458" calcext:value-type="float">
            <text:p>3.40458E-05</text:p>
          </table:table-cell>
          <table:table-cell office:value-type="float" office:value="0.000567363" calcext:value-type="float">
            <text:p>0.000567363</text:p>
          </table:table-cell>
          <table:table-cell office:value-type="float" office:value="0.00146736" calcext:value-type="float">
            <text:p>0.00146736</text:p>
          </table:table-cell>
        </table:table-row>
        <table:table-row table:style-name="ro1">
          <table:table-cell office:value-type="float" office:value="5.762" calcext:value-type="float">
            <text:p>5.762</text:p>
          </table:table-cell>
          <table:table-cell office:value-type="float" office:value="1.4163" calcext:value-type="float">
            <text:p>1.4163</text:p>
          </table:table-cell>
          <table:table-cell office:value-type="float" office:value="-0.00033098" calcext:value-type="float">
            <text:p>-0.00033098</text:p>
          </table:table-cell>
          <table:table-cell office:value-type="float" office:value="0.00140007" calcext:value-type="float">
            <text:p>0.00140007</text:p>
          </table:table-cell>
          <table:table-cell office:value-type="float" office:value="-0.0910974" calcext:value-type="float">
            <text:p>-0.0910974</text:p>
          </table:table-cell>
        </table:table-row>
        <table:table-row table:style-name="ro1">
          <table:table-cell office:value-type="float" office:value="5.765" calcext:value-type="float">
            <text:p>5.765</text:p>
          </table:table-cell>
          <table:table-cell office:value-type="float" office:value="-2.11957" calcext:value-type="float">
            <text:p>-2.11957</text:p>
          </table:table-cell>
          <table:table-cell office:value-type="float" office:value="0.000520001" calcext:value-type="float">
            <text:p>0.000520001</text:p>
          </table:table-cell>
          <table:table-cell office:value-type="float" office:value="-0.000540622" calcext:value-type="float">
            <text:p>-0.000540622</text:p>
          </table:table-cell>
          <table:table-cell office:value-type="float" office:value="0.124794" calcext:value-type="float">
            <text:p>0.124794</text:p>
          </table:table-cell>
        </table:table-row>
        <table:table-row table:style-name="ro1">
          <table:table-cell office:value-type="float" office:value="5.772" calcext:value-type="float">
            <text:p>5.772</text:p>
          </table:table-cell>
          <table:table-cell office:value-type="float" office:value="-0.0839513" calcext:value-type="float">
            <text:p>-0.0839513</text:p>
          </table:table-cell>
          <table:table-cell office:value-type="float" office:value="0.0000312292" calcext:value-type="float">
            <text:p>3.12292E-05</text:p>
          </table:table-cell>
          <table:table-cell office:value-type="float" office:value="0.000526633" calcext:value-type="float">
            <text:p>0.000526633</text:p>
          </table:table-cell>
          <table:table-cell office:value-type="float" office:value="-0.00520256" calcext:value-type="float">
            <text:p>-0.00520256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-0.102579" calcext:value-type="float">
            <text:p>-0.102579</text:p>
          </table:table-cell>
          <table:table-cell office:value-type="float" office:value="0.0000343191" calcext:value-type="float">
            <text:p>3.43191E-05</text:p>
          </table:table-cell>
          <table:table-cell office:value-type="float" office:value="0.00057748" calcext:value-type="float">
            <text:p>0.00057748</text:p>
          </table:table-cell>
          <table:table-cell office:value-type="float" office:value="0.00297214" calcext:value-type="float">
            <text:p>0.00297214</text:p>
          </table:table-cell>
        </table:table-row>
        <table:table-row table:style-name="ro1">
          <table:table-cell office:value-type="float" office:value="5.812" calcext:value-type="float">
            <text:p>5.812</text:p>
          </table:table-cell>
          <table:table-cell office:value-type="float" office:value="-0.898419" calcext:value-type="float">
            <text:p>-0.898419</text:p>
          </table:table-cell>
          <table:table-cell office:value-type="float" office:value="0.000223217" calcext:value-type="float">
            <text:p>0.000223217</text:p>
          </table:table-cell>
          <table:table-cell office:value-type="float" office:value="0.00026443" calcext:value-type="float">
            <text:p>0.00026443</text:p>
          </table:table-cell>
          <table:table-cell office:value-type="float" office:value="0.0657499" calcext:value-type="float">
            <text:p>0.0657499</text:p>
          </table:table-cell>
        </table:table-row>
        <table:table-row table:style-name="ro1">
          <table:table-cell office:value-type="float" office:value="5.815" calcext:value-type="float">
            <text:p>5.815</text:p>
          </table:table-cell>
          <table:table-cell office:value-type="float" office:value="0.972343" calcext:value-type="float">
            <text:p>0.972343</text:p>
          </table:table-cell>
          <table:table-cell office:value-type="float" office:value="-0.000219757" calcext:value-type="float">
            <text:p>-0.000219757</text:p>
          </table:table-cell>
          <table:table-cell office:value-type="float" office:value="0.000953597" calcext:value-type="float">
            <text:p>0.000953597</text:p>
          </table:table-cell>
          <table:table-cell office:value-type="float" office:value="-0.0872506" calcext:value-type="float">
            <text:p>-0.0872506</text:p>
          </table:table-cell>
        </table:table-row>
        <table:table-row table:style-name="ro1">
          <table:table-cell office:value-type="float" office:value="5.821" calcext:value-type="float">
            <text:p>5.821</text:p>
          </table:table-cell>
          <table:table-cell office:value-type="float" office:value="0.237664" calcext:value-type="float">
            <text:p>0.237664</text:p>
          </table:table-cell>
          <table:table-cell office:value-type="float" office:value="-0.0000473997" calcext:value-type="float">
            <text:p>-4.73997E-05</text:p>
          </table:table-cell>
          <table:table-cell office:value-type="float" office:value="0.000752803" calcext:value-type="float">
            <text:p>0.000752803</text:p>
          </table:table-cell>
          <table:table-cell office:value-type="float" office:value="-0.0191117" calcext:value-type="float">
            <text:p>-0.0191117</text:p>
          </table:table-cell>
        </table:table-row>
        <table:table-row table:style-name="ro1">
          <table:table-cell office:value-type="float" office:value="5.858" calcext:value-type="float">
            <text:p>5.858</text:p>
          </table:table-cell>
          <table:table-cell office:value-type="float" office:value="-0.141006" calcext:value-type="float">
            <text:p>-0.141006</text:p>
          </table:table-cell>
          <table:table-cell office:value-type="float" office:value="0.0000439286" calcext:value-type="float">
            <text:p>4.39286E-05</text:p>
          </table:table-cell>
          <table:table-cell office:value-type="float" office:value="0.000539147" calcext:value-type="float">
            <text:p>0.000539147</text:p>
          </table:table-cell>
          <table:table-cell office:value-type="float" office:value="0.00333211" calcext:value-type="float">
            <text:p>0.00333211</text:p>
          </table:table-cell>
        </table:table-row>
        <table:table-row table:style-name="ro1">
          <table:table-cell office:value-type="float" office:value="5.862" calcext:value-type="float">
            <text:p>5.862</text:p>
          </table:table-cell>
          <table:table-cell office:value-type="float" office:value="-2.71111" calcext:value-type="float">
            <text:p>-2.71111</text:p>
          </table:table-cell>
          <table:table-cell office:value-type="float" office:value="0.00065361" calcext:value-type="float">
            <text:p>0.00065361</text:p>
          </table:table-cell>
          <table:table-cell office:value-type="float" office:value="-0.000482672" calcext:value-type="float">
            <text:p>-0.000482672</text:p>
          </table:table-cell>
          <table:table-cell office:value-type="float" office:value="0.204632" calcext:value-type="float">
            <text:p>0.204632</text:p>
          </table:table-cell>
        </table:table-row>
        <table:table-row table:style-name="ro1">
          <table:table-cell office:value-type="float" office:value="5.871" calcext:value-type="float">
            <text:p>5.871</text:p>
          </table:table-cell>
          <table:table-cell office:value-type="float" office:value="1.01083" calcext:value-type="float">
            <text:p>1.01083</text:p>
          </table:table-cell>
          <table:table-cell office:value-type="float" office:value="-0.000230018" calcext:value-type="float">
            <text:p>-0.000230018</text:p>
          </table:table-cell>
          <table:table-cell office:value-type="float" office:value="0.00103083" calcext:value-type="float">
            <text:p>0.00103083</text:p>
          </table:table-cell>
          <table:table-cell office:value-type="float" office:value="-0.0831636" calcext:value-type="float">
            <text:p>-0.0831636</text:p>
          </table:table-cell>
        </table:table-row>
        <table:table-row table:style-name="ro1">
          <table:table-cell office:value-type="float" office:value="5.874" calcext:value-type="float">
            <text:p>5.874</text:p>
          </table:table-cell>
          <table:table-cell office:value-type="float" office:value="-0.182355" calcext:value-type="float">
            <text:p>-0.182355</text:p>
          </table:table-cell>
          <table:table-cell office:value-type="float" office:value="0.0000477303" calcext:value-type="float">
            <text:p>4.77303E-05</text:p>
          </table:table-cell>
          <table:table-cell office:value-type="float" office:value="0.000791935" calcext:value-type="float">
            <text:p>0.000791935</text:p>
          </table:table-cell>
          <table:table-cell office:value-type="float" office:value="0.0375293" calcext:value-type="float">
            <text:p>0.0375293</text:p>
          </table:table-cell>
        </table:table-row>
        <table:table-row table:style-name="ro1">
          <table:table-cell office:value-type="float" office:value="5.881" calcext:value-type="float">
            <text:p>5.881</text:p>
          </table:table-cell>
          <table:table-cell office:value-type="float" office:value="-0.384353" calcext:value-type="float">
            <text:p>-0.384353</text:p>
          </table:table-cell>
          <table:table-cell office:value-type="float" office:value="0.000102988" calcext:value-type="float">
            <text:p>0.000102988</text:p>
          </table:table-cell>
          <table:table-cell office:value-type="float" office:value="0.00039519" calcext:value-type="float">
            <text:p>0.00039519</text:p>
          </table:table-cell>
          <table:table-cell office:value-type="float" office:value="0.0169539" calcext:value-type="float">
            <text:p>0.0169539</text:p>
          </table:table-cell>
        </table:table-row>
        <table:table-row table:style-name="ro1">
          <table:table-cell office:value-type="float" office:value="5.891" calcext:value-type="float">
            <text:p>5.891</text:p>
          </table:table-cell>
          <table:table-cell office:value-type="float" office:value="-0.137089" calcext:value-type="float">
            <text:p>-0.137089</text:p>
          </table:table-cell>
          <table:table-cell office:value-type="float" office:value="0.0000433743" calcext:value-type="float">
            <text:p>4.33743E-05</text:p>
          </table:table-cell>
          <table:table-cell office:value-type="float" office:value="0.000530783" calcext:value-type="float">
            <text:p>0.000530783</text:p>
          </table:table-cell>
          <table:table-cell office:value-type="float" office:value="0.00183041" calcext:value-type="float">
            <text:p>0.00183041</text:p>
          </table:table-cell>
        </table:table-row>
        <table:table-row table:style-name="ro1">
          <table:table-cell office:value-type="float" office:value="5.901" calcext:value-type="float">
            <text:p>5.901</text:p>
          </table:table-cell>
          <table:table-cell office:value-type="float" office:value="0.149309" calcext:value-type="float">
            <text:p>0.149309</text:p>
          </table:table-cell>
          <table:table-cell office:value-type="float" office:value="-0.0000256624" calcext:value-type="float">
            <text:p>-2.56624E-05</text:p>
          </table:table-cell>
          <table:table-cell office:value-type="float" office:value="0.000676294" calcext:value-type="float">
            <text:p>0.000676294</text:p>
          </table:table-cell>
          <table:table-cell office:value-type="float" office:value="-0.0169732" calcext:value-type="float">
            <text:p>-0.0169732</text:p>
          </table:table-cell>
        </table:table-row>
        <table:table-row table:style-name="ro1">
          <table:table-cell office:value-type="float" office:value="5.905" calcext:value-type="float">
            <text:p>5.905</text:p>
          </table:table-cell>
          <table:table-cell office:value-type="float" office:value="0.674942" calcext:value-type="float">
            <text:p>0.674942</text:p>
          </table:table-cell>
          <table:table-cell office:value-type="float" office:value="-0.000152173" calcext:value-type="float">
            <text:p>-0.000152173</text:p>
          </table:table-cell>
          <table:table-cell office:value-type="float" office:value="0.00093252" calcext:value-type="float">
            <text:p>0.00093252</text:p>
          </table:table-cell>
          <table:table-cell office:value-type="float" office:value="-0.0527873" calcext:value-type="float">
            <text:p>-0.0527873</text:p>
          </table:table-cell>
        </table:table-row>
        <table:table-row table:style-name="ro1">
          <table:table-cell office:value-type="float" office:value="5.908" calcext:value-type="float">
            <text:p>5.908</text:p>
          </table:table-cell>
          <table:table-cell office:value-type="float" office:value="-1.11159" calcext:value-type="float">
            <text:p>-1.11159</text:p>
          </table:table-cell>
          <table:table-cell office:value-type="float" office:value="0.000278833" calcext:value-type="float">
            <text:p>0.000278833</text:p>
          </table:table-cell>
          <table:table-cell office:value-type="float" office:value="0.0000127557" calcext:value-type="float">
            <text:p>1.27557E-05</text:p>
          </table:table-cell>
          <table:table-cell office:value-type="float" office:value="0.0633087" calcext:value-type="float">
            <text:p>0.0633087</text:p>
          </table:table-cell>
        </table:table-row>
        <table:table-row table:style-name="ro1">
          <table:table-cell office:value-type="float" office:value="5.912" calcext:value-type="float">
            <text:p>5.912</text:p>
          </table:table-cell>
          <table:table-cell office:value-type="float" office:value="-0.913554" calcext:value-type="float">
            <text:p>-0.913554</text:p>
          </table:table-cell>
          <table:table-cell office:value-type="float" office:value="0.000226982" calcext:value-type="float">
            <text:p>0.000226982</text:p>
          </table:table-cell>
          <table:table-cell office:value-type="float" office:value="0.000298768" calcext:value-type="float">
            <text:p>0.000298768</text:p>
          </table:table-cell>
          <table:table-cell office:value-type="float" office:value="0.0715736" calcext:value-type="float">
            <text:p>0.0715736</text:p>
          </table:table-cell>
        </table:table-row>
        <table:table-row table:style-name="ro1">
          <table:table-cell office:value-type="float" office:value="5.921" calcext:value-type="float">
            <text:p>5.921</text:p>
          </table:table-cell>
          <table:table-cell office:value-type="float" office:value="0.108764" calcext:value-type="float">
            <text:p>0.108764</text:p>
          </table:table-cell>
          <table:table-cell office:value-type="float" office:value="-0.0000147196" calcext:value-type="float">
            <text:p>-1.47196E-05</text:p>
          </table:table-cell>
          <table:table-cell office:value-type="float" office:value="0.000603798" calcext:value-type="float">
            <text:p>0.000603798</text:p>
          </table:table-cell>
          <table:table-cell office:value-type="float" office:value="-0.0202852" calcext:value-type="float">
            <text:p>-0.0202852</text:p>
          </table:table-cell>
        </table:table-row>
        <table:table-row table:style-name="ro1">
          <table:table-cell office:value-type="float" office:value="5.958" calcext:value-type="float">
            <text:p>5.958</text:p>
          </table:table-cell>
          <table:table-cell office:value-type="float" office:value="-0.0659199" calcext:value-type="float">
            <text:p>-0.0659199</text:p>
          </table:table-cell>
          <table:table-cell office:value-type="float" office:value="0.0000257814" calcext:value-type="float">
            <text:p>2.57814E-05</text:p>
          </table:table-cell>
          <table:table-cell office:value-type="float" office:value="0.000586602" calcext:value-type="float">
            <text:p>0.000586602</text:p>
          </table:table-cell>
          <table:table-cell office:value-type="float" office:value="-0.000567511" calcext:value-type="float">
            <text:p>-0.000567511</text:p>
          </table:table-cell>
        </table:table-row>
        <table:table-row table:style-name="ro1">
          <table:table-cell office:value-type="float" office:value="5.962" calcext:value-type="float">
            <text:p>5.962</text:p>
          </table:table-cell>
          <table:table-cell office:value-type="float" office:value="-8.54396" calcext:value-type="float">
            <text:p>-8.54396</text:p>
          </table:table-cell>
          <table:table-cell office:value-type="float" office:value="0.00205829" calcext:value-type="float">
            <text:p>0.00205829</text:p>
          </table:table-cell>
          <table:table-cell office:value-type="float" office:value="-0.00247185" calcext:value-type="float">
            <text:p>-0.00247185</text:p>
          </table:table-cell>
          <table:table-cell office:value-type="float" office:value="0.697482" calcext:value-type="float">
            <text:p>0.697482</text:p>
          </table:table-cell>
        </table:table-row>
        <table:table-row table:style-name="ro1">
          <table:table-cell office:value-type="float" office:value="5.971" calcext:value-type="float">
            <text:p>5.971</text:p>
          </table:table-cell>
          <table:table-cell office:value-type="float" office:value="2.96816" calcext:value-type="float">
            <text:p>2.96816</text:p>
          </table:table-cell>
          <table:table-cell office:value-type="float" office:value="-0.000706588" calcext:value-type="float">
            <text:p>-0.000706588</text:p>
          </table:table-cell>
          <table:table-cell office:value-type="float" office:value="0.0017106" calcext:value-type="float">
            <text:p>0.0017106</text:p>
          </table:table-cell>
          <table:table-cell office:value-type="float" office:value="-0.248332" calcext:value-type="float">
            <text:p>-0.248332</text:p>
          </table:table-cell>
        </table:table-row>
        <table:table-row table:style-name="ro1">
          <table:table-cell office:value-type="float" office:value="5.974" calcext:value-type="float">
            <text:p>5.974</text:p>
          </table:table-cell>
          <table:table-cell office:value-type="float" office:value="1.90295" calcext:value-type="float">
            <text:p>1.90295</text:p>
          </table:table-cell>
          <table:table-cell office:value-type="float" office:value="-0.000446581" calcext:value-type="float">
            <text:p>-0.000446581</text:p>
          </table:table-cell>
          <table:table-cell office:value-type="float" office:value="0.00120279" calcext:value-type="float">
            <text:p>0.00120279</text:p>
          </table:table-cell>
          <table:table-cell office:value-type="float" office:value="-0.174306" calcext:value-type="float">
            <text:p>-0.174306</text:p>
          </table:table-cell>
        </table:table-row>
        <table:table-row table:style-name="ro1">
          <table:table-cell office:value-type="float" office:value="5.981" calcext:value-type="float">
            <text:p>5.981</text:p>
          </table:table-cell>
          <table:table-cell office:value-type="float" office:value="-0.901883" calcext:value-type="float">
            <text:p>-0.901883</text:p>
          </table:table-cell>
          <table:table-cell office:value-type="float" office:value="0.000227922" calcext:value-type="float">
            <text:p>0.000227922</text:p>
          </table:table-cell>
          <table:table-cell office:value-type="float" office:value="0.000286929" calcext:value-type="float">
            <text:p>0.000286929</text:p>
          </table:table-cell>
          <table:table-cell office:value-type="float" office:value="0.0685949" calcext:value-type="float">
            <text:p>0.0685949</text:p>
          </table:table-cell>
        </table:table-row>
        <table:table-row table:style-name="ro1">
          <table:table-cell office:value-type="float" office:value="5.991" calcext:value-type="float">
            <text:p>5.991</text:p>
          </table:table-cell>
          <table:table-cell office:value-type="float" office:value="-0.238761" calcext:value-type="float">
            <text:p>-0.238761</text:p>
          </table:table-cell>
          <table:table-cell office:value-type="float" office:value="0.0000688089" calcext:value-type="float">
            <text:p>6.88089E-05</text:p>
          </table:table-cell>
          <table:table-cell office:value-type="float" office:value="0.000485538" calcext:value-type="float">
            <text:p>0.000485538</text:p>
          </table:table-cell>
          <table:table-cell office:value-type="float" office:value="0.00900509" calcext:value-type="float">
            <text:p>0.00900509</text:p>
          </table:table-cell>
        </table:table-row>
        <table:table-row table:style-name="ro1">
          <table:table-cell office:value-type="float" office:value="5.994" calcext:value-type="float">
            <text:p>5.994</text:p>
          </table:table-cell>
          <table:table-cell office:value-type="float" office:value="3.49206" calcext:value-type="float">
            <text:p>3.49206</text:p>
          </table:table-cell>
          <table:table-cell office:value-type="float" office:value="-0.000845791" calcext:value-type="float">
            <text:p>-0.000845791</text:p>
          </table:table-cell>
          <table:table-cell office:value-type="float" office:value="0.00220328" calcext:value-type="float">
            <text:p>0.00220328</text:p>
          </table:table-cell>
          <table:table-cell office:value-type="float" office:value="-0.256867" calcext:value-type="float">
            <text:p>-0.256867</text:p>
          </table:table-cell>
        </table:table-row>
        <table:table-row table:style-name="ro1">
          <table:table-cell office:value-type="float" office:value="6.001" calcext:value-type="float">
            <text:p>6.001</text:p>
          </table:table-cell>
          <table:table-cell office:value-type="float" office:value="-2.00528" calcext:value-type="float">
            <text:p>-2.00528</text:p>
          </table:table-cell>
          <table:table-cell office:value-type="float" office:value="0.000503877" calcext:value-type="float">
            <text:p>0.000503877</text:p>
          </table:table-cell>
          <table:table-cell office:value-type="float" office:value="-0.000366763" calcext:value-type="float">
            <text:p>-0.000366763</text:p>
          </table:table-cell>
          <table:table-cell office:value-type="float" office:value="0.130334" calcext:value-type="float">
            <text:p>0.130334</text:p>
          </table:table-cell>
        </table:table-row>
        <table:table-row table:style-name="ro1">
          <table:table-cell office:value-type="float" office:value="6.004" calcext:value-type="float">
            <text:p>6.004</text:p>
          </table:table-cell>
          <table:table-cell office:value-type="float" office:value="1.59551" calcext:value-type="float">
            <text:p>1.59551</text:p>
          </table:table-cell>
          <table:table-cell office:value-type="float" office:value="-0.000379419" calcext:value-type="float">
            <text:p>-0.000379419</text:p>
          </table:table-cell>
          <table:table-cell office:value-type="float" office:value="0.00124937" calcext:value-type="float">
            <text:p>0.00124937</text:p>
          </table:table-cell>
          <table:table-cell office:value-type="float" office:value="-0.130996" calcext:value-type="float">
            <text:p>-0.130996</text:p>
          </table:table-cell>
        </table:table-row>
        <table:table-row table:style-name="ro1">
          <table:table-cell office:value-type="float" office:value="6.008" calcext:value-type="float">
            <text:p>6.008</text:p>
          </table:table-cell>
          <table:table-cell office:value-type="float" office:value="0.893473" calcext:value-type="float">
            <text:p>0.893473</text:p>
          </table:table-cell>
          <table:table-cell office:value-type="float" office:value="-0.000211745" calcext:value-type="float">
            <text:p>-0.000211745</text:p>
          </table:table-cell>
          <table:table-cell office:value-type="float" office:value="0.00111487" calcext:value-type="float">
            <text:p>0.00111487</text:p>
          </table:table-cell>
          <table:table-cell office:value-type="float" office:value="-0.0592677" calcext:value-type="float">
            <text:p>-0.0592677</text:p>
          </table:table-cell>
        </table:table-row>
        <table:table-row table:style-name="ro1">
          <table:table-cell office:value-type="float" office:value="6.011" calcext:value-type="float">
            <text:p>6.011</text:p>
          </table:table-cell>
          <table:table-cell office:value-type="float" office:value="-7.24566" calcext:value-type="float">
            <text:p>-7.24566</text:p>
          </table:table-cell>
          <table:table-cell office:value-type="float" office:value="0.00179457" calcext:value-type="float">
            <text:p>0.00179457</text:p>
          </table:table-cell>
          <table:table-cell office:value-type="float" office:value="-0.0028017" calcext:value-type="float">
            <text:p>-0.0028017</text:p>
          </table:table-cell>
          <table:table-cell office:value-type="float" office:value="0.500362" calcext:value-type="float">
            <text:p>0.500362</text:p>
          </table:table-cell>
        </table:table-row>
        <table:table-row table:style-name="ro1">
          <table:table-cell office:value-type="float" office:value="6.021" calcext:value-type="float">
            <text:p>6.021</text:p>
          </table:table-cell>
          <table:table-cell office:value-type="float" office:value="1.09425" calcext:value-type="float">
            <text:p>1.09425</text:p>
          </table:table-cell>
          <table:table-cell office:value-type="float" office:value="-0.000261476" calcext:value-type="float">
            <text:p>-0.000261476</text:p>
          </table:table-cell>
          <table:table-cell office:value-type="float" office:value="0.00116637" calcext:value-type="float">
            <text:p>0.00116637</text:p>
          </table:table-cell>
          <table:table-cell office:value-type="float" office:value="-0.0786469" calcext:value-type="float">
            <text:p>-0.0786469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2.94378" calcext:value-type="float">
            <text:p>2.94378</text:p>
          </table:table-cell>
          <table:table-cell office:value-type="float" office:value="-0.000715148" calcext:value-type="float">
            <text:p>-0.000715148</text:p>
          </table:table-cell>
          <table:table-cell office:value-type="float" office:value="0.00190236" calcext:value-type="float">
            <text:p>0.00190236</text:p>
          </table:table-cell>
          <table:table-cell office:value-type="float" office:value="-0.223539" calcext:value-type="float">
            <text:p>-0.223539</text:p>
          </table:table-cell>
        </table:table-row>
        <table:table-row table:style-name="ro1">
          <table:table-cell office:value-type="float" office:value="6.031" calcext:value-type="float">
            <text:p>6.031</text:p>
          </table:table-cell>
          <table:table-cell office:value-type="float" office:value="-1.46782" calcext:value-type="float">
            <text:p>-1.46782</text:p>
          </table:table-cell>
          <table:table-cell office:value-type="float" office:value="0.000371418" calcext:value-type="float">
            <text:p>0.000371418</text:p>
          </table:table-cell>
          <table:table-cell office:value-type="float" office:value="0.0000284914" calcext:value-type="float">
            <text:p>2.84914E-05</text:p>
          </table:table-cell>
          <table:table-cell office:value-type="float" office:value="0.108774" calcext:value-type="float">
            <text:p>0.108774</text:p>
          </table:table-cell>
        </table:table-row>
        <table:table-row table:style-name="ro1">
          <table:table-cell office:value-type="float" office:value="6.059" calcext:value-type="float">
            <text:p>6.059</text:p>
          </table:table-cell>
          <table:table-cell office:value-type="float" office:value="0.218316" calcext:value-type="float">
            <text:p>0.218316</text:p>
          </table:table-cell>
          <table:table-cell office:value-type="float" office:value="-0.0000418914" calcext:value-type="float">
            <text:p>-4.18914E-05</text:p>
          </table:table-cell>
          <table:table-cell office:value-type="float" office:value="0.000663646" calcext:value-type="float">
            <text:p>0.000663646</text:p>
          </table:table-cell>
          <table:table-cell office:value-type="float" office:value="-0.0274768" calcext:value-type="float">
            <text:p>-0.0274768</text:p>
          </table:table-cell>
        </table:table-row>
        <table:table-row table:style-name="ro1">
          <table:table-cell office:value-type="float" office:value="6.062" calcext:value-type="float">
            <text:p>6.062</text:p>
          </table:table-cell>
          <table:table-cell office:value-type="float" office:value="-29.9159" calcext:value-type="float">
            <text:p>-29.9159</text:p>
          </table:table-cell>
          <table:table-cell office:value-type="float" office:value="0.00738939" calcext:value-type="float">
            <text:p>0.00738939</text:p>
          </table:table-cell>
          <table:table-cell office:value-type="float" office:value="-0.0100255" calcext:value-type="float">
            <text:p>-0.0100255</text:p>
          </table:table-cell>
          <table:table-cell office:value-type="float" office:value="2.46513" calcext:value-type="float">
            <text:p>2.46513</text:p>
          </table:table-cell>
        </table:table-row>
        <table:table-row table:style-name="ro1">
          <table:table-cell office:value-type="float" office:value="6.071" calcext:value-type="float">
            <text:p>6.071</text:p>
          </table:table-cell>
          <table:table-cell office:value-type="float" office:value="8.13514" calcext:value-type="float">
            <text:p>8.13514</text:p>
          </table:table-cell>
          <table:table-cell office:value-type="float" office:value="-0.00200971" calcext:value-type="float">
            <text:p>-0.00200971</text:p>
          </table:table-cell>
          <table:table-cell office:value-type="float" office:value="0.00347938" calcext:value-type="float">
            <text:p>0.00347938</text:p>
          </table:table-cell>
          <table:table-cell office:value-type="float" office:value="-0.687754" calcext:value-type="float">
            <text:p>-0.687754</text:p>
          </table:table-cell>
        </table:table-row>
        <table:table-row table:style-name="ro1">
          <table:table-cell office:value-type="float" office:value="6.075" calcext:value-type="float">
            <text:p>6.075</text:p>
          </table:table-cell>
          <table:table-cell office:value-type="float" office:value="3.50508" calcext:value-type="float">
            <text:p>3.50508</text:p>
          </table:table-cell>
          <table:table-cell office:value-type="float" office:value="-0.000869163" calcext:value-type="float">
            <text:p>-0.000869163</text:p>
          </table:table-cell>
          <table:table-cell office:value-type="float" office:value="0.00218845" calcext:value-type="float">
            <text:p>0.00218845</text:p>
          </table:table-cell>
          <table:table-cell office:value-type="float" office:value="-0.260819" calcext:value-type="float">
            <text:p>-0.260819</text:p>
          </table:table-cell>
        </table:table-row>
        <table:table-row table:style-name="ro1">
          <table:table-cell office:value-type="float" office:value="6.081" calcext:value-type="float">
            <text:p>6.081</text:p>
          </table:table-cell>
          <table:table-cell office:value-type="float" office:value="-3.01533" calcext:value-type="float">
            <text:p>-3.01533</text:p>
          </table:table-cell>
          <table:table-cell office:value-type="float" office:value="0.000771204" calcext:value-type="float">
            <text:p>0.000771204</text:p>
          </table:table-cell>
          <table:table-cell office:value-type="float" office:value="-0.000819334" calcext:value-type="float">
            <text:p>-0.000819334</text:p>
          </table:table-cell>
          <table:table-cell office:value-type="float" office:value="0.202752" calcext:value-type="float">
            <text:p>0.202752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1.84296" calcext:value-type="float">
            <text:p>1.84296</text:p>
          </table:table-cell>
          <table:table-cell office:value-type="float" office:value="-0.000444339" calcext:value-type="float">
            <text:p>-0.000444339</text:p>
          </table:table-cell>
          <table:table-cell office:value-type="float" office:value="0.00125093" calcext:value-type="float">
            <text:p>0.00125093</text:p>
          </table:table-cell>
          <table:table-cell office:value-type="float" office:value="-0.16214" calcext:value-type="float">
            <text:p>-0.16214</text:p>
          </table:table-cell>
        </table:table-row>
        <table:table-row table:style-name="ro1">
          <table:table-cell office:value-type="float" office:value="6.094" calcext:value-type="float">
            <text:p>6.094</text:p>
          </table:table-cell>
          <table:table-cell office:value-type="float" office:value="-7.88461" calcext:value-type="float">
            <text:p>-7.88461</text:p>
          </table:table-cell>
          <table:table-cell office:value-type="float" office:value="0.00195637" calcext:value-type="float">
            <text:p>0.00195637</text:p>
          </table:table-cell>
          <table:table-cell office:value-type="float" office:value="-0.00151505" calcext:value-type="float">
            <text:p>-0.00151505</text:p>
          </table:table-cell>
          <table:table-cell office:value-type="float" office:value="0.725041" calcext:value-type="float">
            <text:p>0.725041</text:p>
          </table:table-cell>
        </table:table-row>
        <table:table-row table:style-name="ro1">
          <table:table-cell office:value-type="float" office:value="6.101" calcext:value-type="float">
            <text:p>6.101</text:p>
          </table:table-cell>
          <table:table-cell office:value-type="float" office:value="1.27009" calcext:value-type="float">
            <text:p>1.27009</text:p>
          </table:table-cell>
          <table:table-cell office:value-type="float" office:value="-0.000293116" calcext:value-type="float">
            <text:p>-0.000293116</text:p>
          </table:table-cell>
          <table:table-cell office:value-type="float" office:value="0.000574444" calcext:value-type="float">
            <text:p>0.000574444</text:p>
          </table:table-cell>
          <table:table-cell office:value-type="float" office:value="-0.169638" calcext:value-type="float">
            <text:p>-0.169638</text:p>
          </table:table-cell>
        </table:table-row>
        <table:table-row table:style-name="ro1">
          <table:table-cell office:value-type="float" office:value="6.104" calcext:value-type="float">
            <text:p>6.104</text:p>
          </table:table-cell>
          <table:table-cell office:value-type="float" office:value="9.51734" calcext:value-type="float">
            <text:p>9.51734</text:p>
          </table:table-cell>
          <table:table-cell office:value-type="float" office:value="-0.00241138" calcext:value-type="float">
            <text:p>-0.00241138</text:p>
          </table:table-cell>
          <table:table-cell office:value-type="float" office:value="0.00548381" calcext:value-type="float">
            <text:p>0.00548381</text:p>
          </table:table-cell>
          <table:table-cell office:value-type="float" office:value="-0.629946" calcext:value-type="float">
            <text:p>-0.629946</text:p>
          </table:table-cell>
        </table:table-row>
        <table:table-row table:style-name="ro1">
          <table:table-cell office:value-type="float" office:value="6.108" calcext:value-type="float">
            <text:p>6.108</text:p>
          </table:table-cell>
          <table:table-cell office:value-type="float" office:value="-2.3452" calcext:value-type="float">
            <text:p>-2.3452</text:p>
          </table:table-cell>
          <table:table-cell office:value-type="float" office:value="0.000609897" calcext:value-type="float">
            <text:p>0.000609897</text:p>
          </table:table-cell>
          <table:table-cell office:value-type="float" office:value="-0.000661124" calcext:value-type="float">
            <text:p>-0.000661124</text:p>
          </table:table-cell>
          <table:table-cell office:value-type="float" office:value="0.138357" calcext:value-type="float">
            <text:p>0.138357</text:p>
          </table:table-cell>
        </table:table-row>
        <table:table-row table:style-name="ro1">
          <table:table-cell office:value-type="float" office:value="6.111" calcext:value-type="float">
            <text:p>6.111</text:p>
          </table:table-cell>
          <table:table-cell office:value-type="float" office:value="-14.4747" calcext:value-type="float">
            <text:p>-14.4747</text:p>
          </table:table-cell>
          <table:table-cell office:value-type="float" office:value="0.00369947" calcext:value-type="float">
            <text:p>0.00369947</text:p>
          </table:table-cell>
          <table:table-cell office:value-type="float" office:value="-0.00673598" calcext:value-type="float">
            <text:p>-0.00673598</text:p>
          </table:table-cell>
          <table:table-cell office:value-type="float" office:value="0.942607" calcext:value-type="float">
            <text:p>0.942607</text:p>
          </table:table-cell>
        </table:table-row>
        <table:table-row table:style-name="ro1">
          <table:table-cell office:value-type="float" office:value="6.115" calcext:value-type="float">
            <text:p>6.115</text:p>
          </table:table-cell>
          <table:table-cell office:value-type="float" office:value="10.5747" calcext:value-type="float">
            <text:p>10.5747</text:p>
          </table:table-cell>
          <table:table-cell office:value-type="float" office:value="-0.00268495" calcext:value-type="float">
            <text:p>-0.00268495</text:p>
          </table:table-cell>
          <table:table-cell office:value-type="float" office:value="0.00602363" calcext:value-type="float">
            <text:p>0.00602363</text:p>
          </table:table-cell>
          <table:table-cell office:value-type="float" office:value="-0.699247" calcext:value-type="float">
            <text:p>-0.699247</text:p>
          </table:table-cell>
        </table:table-row>
        <table:table-row table:style-name="ro1">
          <table:table-cell office:value-type="float" office:value="6.121" calcext:value-type="float">
            <text:p>6.121</text:p>
          </table:table-cell>
          <table:table-cell office:value-type="float" office:value="-4.04966" calcext:value-type="float">
            <text:p>-4.04966</text:p>
          </table:table-cell>
          <table:table-cell office:value-type="float" office:value="0.00104385" calcext:value-type="float">
            <text:p>0.00104385</text:p>
          </table:table-cell>
          <table:table-cell office:value-type="float" office:value="-0.00136993" calcext:value-type="float">
            <text:p>-0.00136993</text:p>
          </table:table-cell>
          <table:table-cell office:value-type="float" office:value="0.26697" calcext:value-type="float">
            <text:p>0.26697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2.51884" calcext:value-type="float">
            <text:p>2.51884</text:p>
          </table:table-cell>
          <table:table-cell office:value-type="float" office:value="-0.000616606" calcext:value-type="float">
            <text:p>-0.000616606</text:p>
          </table:table-cell>
          <table:table-cell office:value-type="float" office:value="0.00154894" calcext:value-type="float">
            <text:p>0.00154894</text:p>
          </table:table-cell>
          <table:table-cell office:value-type="float" office:value="-0.212314" calcext:value-type="float">
            <text:p>-0.212314</text:p>
          </table:table-cell>
        </table:table-row>
        <table:table-row table:style-name="ro1">
          <table:table-cell office:value-type="float" office:value="6.133" calcext:value-type="float">
            <text:p>6.133</text:p>
          </table:table-cell>
          <table:table-cell office:value-type="float" office:value="-15.6552" calcext:value-type="float">
            <text:p>-15.6552</text:p>
          </table:table-cell>
          <table:table-cell office:value-type="float" office:value="0.00390431" calcext:value-type="float">
            <text:p>0.00390431</text:p>
          </table:table-cell>
          <table:table-cell office:value-type="float" office:value="-0.003533" calcext:value-type="float">
            <text:p>-0.003533</text:p>
          </table:table-cell>
          <table:table-cell office:value-type="float" office:value="1.45382" calcext:value-type="float">
            <text:p>1.45382</text:p>
          </table:table-cell>
        </table:table-row>
        <table:table-row table:style-name="ro1">
          <table:table-cell office:value-type="float" office:value="6.141" calcext:value-type="float">
            <text:p>6.141</text:p>
          </table:table-cell>
          <table:table-cell office:value-type="float" office:value="3.50832" calcext:value-type="float">
            <text:p>3.50832</text:p>
          </table:table-cell>
          <table:table-cell office:value-type="float" office:value="-0.000857759" calcext:value-type="float">
            <text:p>-0.000857759</text:p>
          </table:table-cell>
          <table:table-cell office:value-type="float" office:value="0.00134428" calcext:value-type="float">
            <text:p>0.00134428</text:p>
          </table:table-cell>
          <table:table-cell office:value-type="float" office:value="-0.359038" calcext:value-type="float">
            <text:p>-0.359038</text:p>
          </table:table-cell>
        </table:table-row>
        <table:table-row table:style-name="ro1">
          <table:table-cell office:value-type="float" office:value="6.151" calcext:value-type="float">
            <text:p>6.151</text:p>
          </table:table-cell>
          <table:table-cell office:value-type="float" office:value="1.51921" calcext:value-type="float">
            <text:p>1.51921</text:p>
          </table:table-cell>
          <table:table-cell office:value-type="float" office:value="-0.000366122" calcext:value-type="float">
            <text:p>-0.000366122</text:p>
          </table:table-cell>
          <table:table-cell office:value-type="float" office:value="0.00111775" calcext:value-type="float">
            <text:p>0.00111775</text:p>
          </table:table-cell>
          <table:table-cell office:value-type="float" office:value="-0.137914" calcext:value-type="float">
            <text:p>-0.137914</text:p>
          </table:table-cell>
        </table:table-row>
        <table:table-row table:style-name="ro1">
          <table:table-cell office:value-type="float" office:value="6.154" calcext:value-type="float">
            <text:p>6.154</text:p>
          </table:table-cell>
          <table:table-cell office:value-type="float" office:value="-18.2982" calcext:value-type="float">
            <text:p>-18.2982</text:p>
          </table:table-cell>
          <table:table-cell office:value-type="float" office:value="0.00458572" calcext:value-type="float">
            <text:p>0.00458572</text:p>
          </table:table-cell>
          <table:table-cell office:value-type="float" office:value="-0.00443499" calcext:value-type="float">
            <text:p>-0.00443499</text:p>
          </table:table-cell>
          <table:table-cell office:value-type="float" office:value="1.67588" calcext:value-type="float">
            <text:p>1.67588</text:p>
          </table:table-cell>
        </table:table-row>
        <table:table-row table:style-name="ro1">
          <table:table-cell office:value-type="float" office:value="6.158" calcext:value-type="float">
            <text:p>6.158</text:p>
          </table:table-cell>
          <table:table-cell office:value-type="float" office:value="13.1899" calcext:value-type="float">
            <text:p>13.1899</text:p>
          </table:table-cell>
          <table:table-cell office:value-type="float" office:value="-0.00330923" calcext:value-type="float">
            <text:p>-0.00330923</text:p>
          </table:table-cell>
          <table:table-cell office:value-type="float" office:value="0.00487868" calcext:value-type="float">
            <text:p>0.00487868</text:p>
          </table:table-cell>
          <table:table-cell office:value-type="float" office:value="-1.15442" calcext:value-type="float">
            <text:p>-1.15442</text:p>
          </table:table-cell>
        </table:table-row>
        <table:table-row table:style-name="ro1">
          <table:table-cell office:value-type="float" office:value="6.161" calcext:value-type="float">
            <text:p>6.161</text:p>
          </table:table-cell>
          <table:table-cell office:value-type="float" office:value="-17.5193" calcext:value-type="float">
            <text:p>-17.5193</text:p>
          </table:table-cell>
          <table:table-cell office:value-type="float" office:value="0.00452262" calcext:value-type="float">
            <text:p>0.00452262</text:p>
          </table:table-cell>
          <table:table-cell office:value-type="float" office:value="-0.0080698" calcext:value-type="float">
            <text:p>-0.0080698</text:p>
          </table:table-cell>
          <table:table-cell office:value-type="float" office:value="1.16482" calcext:value-type="float">
            <text:p>1.16482</text:p>
          </table:table-cell>
        </table:table-row>
        <table:table-row table:style-name="ro1">
          <table:table-cell office:value-type="float" office:value="6.165" calcext:value-type="float">
            <text:p>6.165</text:p>
          </table:table-cell>
          <table:table-cell office:value-type="float" office:value="12.809" calcext:value-type="float">
            <text:p>12.809</text:p>
          </table:table-cell>
          <table:table-cell office:value-type="float" office:value="-0.00328788" calcext:value-type="float">
            <text:p>-0.00328788</text:p>
          </table:table-cell>
          <table:table-cell office:value-type="float" office:value="0.00701105" calcext:value-type="float">
            <text:p>0.00701105</text:p>
          </table:table-cell>
          <table:table-cell office:value-type="float" office:value="-0.863956" calcext:value-type="float">
            <text:p>-0.863956</text:p>
          </table:table-cell>
        </table:table-row>
        <table:table-row table:style-name="ro1">
          <table:table-cell office:value-type="float" office:value="6.171" calcext:value-type="float">
            <text:p>6.171</text:p>
          </table:table-cell>
          <table:table-cell office:value-type="float" office:value="-4.07428" calcext:value-type="float">
            <text:p>-4.07428</text:p>
          </table:table-cell>
          <table:table-cell office:value-type="float" office:value="0.00106364" calcext:value-type="float">
            <text:p>0.00106364</text:p>
          </table:table-cell>
          <table:table-cell office:value-type="float" office:value="-0.00139464" calcext:value-type="float">
            <text:p>-0.00139464</text:p>
          </table:table-cell>
          <table:table-cell office:value-type="float" office:value="0.26665" calcext:value-type="float">
            <text:p>0.26665</text:p>
          </table:table-cell>
        </table:table-row>
        <table:table-row table:style-name="ro1">
          <table:table-cell office:value-type="float" office:value="6.174" calcext:value-type="float">
            <text:p>6.174</text:p>
          </table:table-cell>
          <table:table-cell office:value-type="float" office:value="7.56575" calcext:value-type="float">
            <text:p>7.56575</text:p>
          </table:table-cell>
          <table:table-cell office:value-type="float" office:value="-0.00194126" calcext:value-type="float">
            <text:p>-0.00194126</text:p>
          </table:table-cell>
          <table:table-cell office:value-type="float" office:value="0.0043706" calcext:value-type="float">
            <text:p>0.0043706</text:p>
          </table:table-cell>
          <table:table-cell office:value-type="float" office:value="-0.515883" calcext:value-type="float">
            <text:p>-0.515883</text:p>
          </table:table-cell>
        </table:table-row>
        <table:table-row table:style-name="ro1">
          <table:table-cell office:value-type="float" office:value="6.181" calcext:value-type="float">
            <text:p>6.181</text:p>
          </table:table-cell>
          <table:table-cell office:value-type="float" office:value="-3.3093" calcext:value-type="float">
            <text:p>-3.3093</text:p>
          </table:table-cell>
          <table:table-cell office:value-type="float" office:value="0.000870838" calcext:value-type="float">
            <text:p>0.000870838</text:p>
          </table:table-cell>
          <table:table-cell office:value-type="float" office:value="-0.00113031" calcext:value-type="float">
            <text:p>-0.00113031</text:p>
          </table:table-cell>
          <table:table-cell office:value-type="float" office:value="0.2021" calcext:value-type="float">
            <text:p>0.2021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2.34179" calcext:value-type="float">
            <text:p>2.34179</text:p>
          </table:table-cell>
          <table:table-cell office:value-type="float" office:value="-0.000576159" calcext:value-type="float">
            <text:p>-0.000576159</text:p>
          </table:table-cell>
          <table:table-cell office:value-type="float" office:value="0.00146456" calcext:value-type="float">
            <text:p>0.00146456</text:p>
          </table:table-cell>
          <table:table-cell office:value-type="float" office:value="-0.200721" calcext:value-type="float">
            <text:p>-0.200721</text:p>
          </table:table-cell>
        </table:table-row>
        <table:table-row table:style-name="ro1">
          <table:table-cell office:value-type="float" office:value="6.193" calcext:value-type="float">
            <text:p>6.193</text:p>
          </table:table-cell>
          <table:table-cell office:value-type="float" office:value="-21.7193" calcext:value-type="float">
            <text:p>-21.7193</text:p>
          </table:table-cell>
          <table:table-cell office:value-type="float" office:value="0.00548827" calcext:value-type="float">
            <text:p>0.00548827</text:p>
          </table:table-cell>
          <table:table-cell office:value-type="float" office:value="-0.00545407" calcext:value-type="float">
            <text:p>-0.00545407</text:p>
          </table:table-cell>
          <table:table-cell office:value-type="float" office:value="1.97951" calcext:value-type="float">
            <text:p>1.97951</text:p>
          </table:table-cell>
        </table:table-row>
        <table:table-row table:style-name="ro1">
          <table:table-cell office:value-type="float" office:value="6.201" calcext:value-type="float">
            <text:p>6.201</text:p>
          </table:table-cell>
          <table:table-cell office:value-type="float" office:value="4.76213" calcext:value-type="float">
            <text:p>4.76213</text:p>
          </table:table-cell>
          <table:table-cell office:value-type="float" office:value="-0.00118039" calcext:value-type="float">
            <text:p>-0.00118039</text:p>
          </table:table-cell>
          <table:table-cell office:value-type="float" office:value="0.00159704" calcext:value-type="float">
            <text:p>0.00159704</text:p>
          </table:table-cell>
          <table:table-cell office:value-type="float" office:value="-0.486872" calcext:value-type="float">
            <text:p>-0.486872</text:p>
          </table:table-cell>
        </table:table-row>
        <table:table-row table:style-name="ro1">
          <table:table-cell office:value-type="float" office:value="6.204" calcext:value-type="float">
            <text:p>6.204</text:p>
          </table:table-cell>
          <table:table-cell office:value-type="float" office:value="11.6985" calcext:value-type="float">
            <text:p>11.6985</text:p>
          </table:table-cell>
          <table:table-cell office:value-type="float" office:value="-0.0030366" calcext:value-type="float">
            <text:p>-0.0030366</text:p>
          </table:table-cell>
          <table:table-cell office:value-type="float" office:value="0.0069294" calcext:value-type="float">
            <text:p>0.0069294</text:p>
          </table:table-cell>
          <table:table-cell office:value-type="float" office:value="-0.736571" calcext:value-type="float">
            <text:p>-0.736571</text:p>
          </table:table-cell>
        </table:table-row>
        <table:table-row table:style-name="ro1">
          <table:table-cell office:value-type="float" office:value="6.208" calcext:value-type="float">
            <text:p>6.208</text:p>
          </table:table-cell>
          <table:table-cell office:value-type="float" office:value="-3.24518" calcext:value-type="float">
            <text:p>-3.24518</text:p>
          </table:table-cell>
          <table:table-cell office:value-type="float" office:value="0.000859618" calcext:value-type="float">
            <text:p>0.000859618</text:p>
          </table:table-cell>
          <table:table-cell office:value-type="float" office:value="-0.00115614" calcext:value-type="float">
            <text:p>-0.00115614</text:p>
          </table:table-cell>
          <table:table-cell office:value-type="float" office:value="0.19221" calcext:value-type="float">
            <text:p>0.19221</text:p>
          </table:table-cell>
        </table:table-row>
        <table:table-row table:style-name="ro1">
          <table:table-cell office:value-type="float" office:value="6.211" calcext:value-type="float">
            <text:p>6.211</text:p>
          </table:table-cell>
          <table:table-cell office:value-type="float" office:value="-19.925" calcext:value-type="float">
            <text:p>-19.925</text:p>
          </table:table-cell>
          <table:table-cell office:value-type="float" office:value="0.0052026" calcext:value-type="float">
            <text:p>0.0052026</text:p>
          </table:table-cell>
          <table:table-cell office:value-type="float" office:value="-0.00968818" calcext:value-type="float">
            <text:p>-0.00968818</text:p>
          </table:table-cell>
          <table:table-cell office:value-type="float" office:value="1.27541" calcext:value-type="float">
            <text:p>1.27541</text:p>
          </table:table-cell>
        </table:table-row>
        <table:table-row table:style-name="ro1">
          <table:table-cell office:value-type="float" office:value="6.215" calcext:value-type="float">
            <text:p>6.215</text:p>
          </table:table-cell>
          <table:table-cell office:value-type="float" office:value="14.5588" calcext:value-type="float">
            <text:p>14.5588</text:p>
          </table:table-cell>
          <table:table-cell office:value-type="float" office:value="-0.00378048" calcext:value-type="float">
            <text:p>-0.00378048</text:p>
          </table:table-cell>
          <table:table-cell office:value-type="float" office:value="0.00820647" calcext:value-type="float">
            <text:p>0.00820647</text:p>
          </table:table-cell>
          <table:table-cell office:value-type="float" office:value="-0.944853" calcext:value-type="float">
            <text:p>-0.944853</text:p>
          </table:table-cell>
        </table:table-row>
        <table:table-row table:style-name="ro1">
          <table:table-cell office:value-type="float" office:value="6.221" calcext:value-type="float">
            <text:p>6.221</text:p>
          </table:table-cell>
          <table:table-cell office:value-type="float" office:value="-5.18853" calcext:value-type="float">
            <text:p>-5.18853</text:p>
          </table:table-cell>
          <table:table-cell office:value-type="float" office:value="0.00136833" calcext:value-type="float">
            <text:p>0.00136833</text:p>
          </table:table-cell>
          <table:table-cell office:value-type="float" office:value="-0.00213551" calcext:value-type="float">
            <text:p>-0.00213551</text:p>
          </table:table-cell>
          <table:table-cell office:value-type="float" office:value="0.318588" calcext:value-type="float">
            <text:p>0.318588</text:p>
          </table:table-cell>
        </table:table-row>
        <table:table-row table:style-name="ro1">
          <table:table-cell office:value-type="float" office:value="6.229" calcext:value-type="float">
            <text:p>6.229</text:p>
          </table:table-cell>
          <table:table-cell office:value-type="float" office:value="3.67646" calcext:value-type="float">
            <text:p>3.67646</text:p>
          </table:table-cell>
          <table:table-cell office:value-type="float" office:value="-0.000916055" calcext:value-type="float">
            <text:p>-0.000916055</text:p>
          </table:table-cell>
          <table:table-cell office:value-type="float" office:value="0.00199254" calcext:value-type="float">
            <text:p>0.00199254</text:p>
          </table:table-cell>
          <table:table-cell office:value-type="float" office:value="-0.306328" calcext:value-type="float">
            <text:p>-0.306328</text:p>
          </table:table-cell>
        </table:table-row>
        <table:table-row table:style-name="ro1">
          <table:table-cell office:value-type="float" office:value="6.232" calcext:value-type="float">
            <text:p>6.232</text:p>
          </table:table-cell>
          <table:table-cell office:value-type="float" office:value="-20.2864" calcext:value-type="float">
            <text:p>-20.2864</text:p>
          </table:table-cell>
          <table:table-cell office:value-type="float" office:value="0.00512664" calcext:value-type="float">
            <text:p>0.00512664</text:p>
          </table:table-cell>
          <table:table-cell office:value-type="float" office:value="-0.00430545" calcext:value-type="float">
            <text:p>-0.00430545</text:p>
          </table:table-cell>
          <table:table-cell office:value-type="float" office:value="1.93382" calcext:value-type="float">
            <text:p>1.93382</text:p>
          </table:table-cell>
        </table:table-row>
        <table:table-row table:style-name="ro1">
          <table:table-cell office:value-type="float" office:value="6.241" calcext:value-type="float">
            <text:p>6.241</text:p>
          </table:table-cell>
          <table:table-cell office:value-type="float" office:value="4.06703" calcext:value-type="float">
            <text:p>4.06703</text:p>
          </table:table-cell>
          <table:table-cell office:value-type="float" office:value="-0.00100908" calcext:value-type="float">
            <text:p>-0.00100908</text:p>
          </table:table-cell>
          <table:table-cell office:value-type="float" office:value="0.00141905" calcext:value-type="float">
            <text:p>0.00141905</text:p>
          </table:table-cell>
          <table:table-cell office:value-type="float" office:value="-0.421045" calcext:value-type="float">
            <text:p>-0.421045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2.12919" calcext:value-type="float">
            <text:p>2.12919</text:p>
          </table:table-cell>
          <table:table-cell office:value-type="float" office:value="-0.00051932" calcext:value-type="float">
            <text:p>-0.00051932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-0.202694" calcext:value-type="float">
            <text:p>-0.202694</text:p>
          </table:table-cell>
        </table:table-row>
        <table:table-row table:style-name="ro1">
          <table:table-cell office:value-type="float" office:value="6.253" calcext:value-type="float">
            <text:p>6.253</text:p>
          </table:table-cell>
          <table:table-cell office:value-type="float" office:value="-20.2728" calcext:value-type="float">
            <text:p>-20.2728</text:p>
          </table:table-cell>
          <table:table-cell office:value-type="float" office:value="0.00513512" calcext:value-type="float">
            <text:p>0.00513512</text:p>
          </table:table-cell>
          <table:table-cell office:value-type="float" office:value="-0.00438475" calcext:value-type="float">
            <text:p>-0.00438475</text:p>
          </table:table-cell>
          <table:table-cell office:value-type="float" office:value="1.92279" calcext:value-type="float">
            <text:p>1.92279</text:p>
          </table:table-cell>
        </table:table-row>
        <table:table-row table:style-name="ro1">
          <table:table-cell office:value-type="float" office:value="6.256" calcext:value-type="float">
            <text:p>6.256</text:p>
          </table:table-cell>
          <table:table-cell office:value-type="float" office:value="19.3222" calcext:value-type="float">
            <text:p>19.3222</text:p>
          </table:table-cell>
          <table:table-cell office:value-type="float" office:value="-0.00491606" calcext:value-type="float">
            <text:p>-0.00491606</text:p>
          </table:table-cell>
          <table:table-cell office:value-type="float" office:value="0.00669527" calcext:value-type="float">
            <text:p>0.00669527</text:p>
          </table:table-cell>
          <table:table-cell office:value-type="float" office:value="-1.70734" calcext:value-type="float">
            <text:p>-1.70734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481427" calcext:value-type="float">
            <text:p>0.481427</text:p>
          </table:table-cell>
          <table:table-cell office:value-type="float" office:value="-0.0000399514" calcext:value-type="float">
            <text:p>-3.99514E-05</text:p>
          </table:table-cell>
          <table:table-cell office:value-type="float" office:value="-0.00150489" calcext:value-type="float">
            <text:p>-0.00150489</text:p>
          </table:table-cell>
          <table:table-cell office:value-type="float" office:value="-0.310229" calcext:value-type="float">
            <text:p>-0.310229</text:p>
          </table:table-cell>
        </table:table-row>
        <table:table-row table:style-name="ro1">
          <table:table-cell office:value-type="float" office:value="6.263" calcext:value-type="float">
            <text:p>6.263</text:p>
          </table:table-cell>
          <table:table-cell office:value-type="float" office:value="-20.8865" calcext:value-type="float">
            <text:p>-20.8865</text:p>
          </table:table-cell>
          <table:table-cell office:value-type="float" office:value="0.0052428" calcext:value-type="float">
            <text:p>0.0052428</text:p>
          </table:table-cell>
          <table:table-cell office:value-type="float" office:value="-0.00271872" calcext:value-type="float">
            <text:p>-0.00271872</text:p>
          </table:table-cell>
          <table:table-cell office:value-type="float" office:value="2.18838" calcext:value-type="float">
            <text:p>2.18838</text:p>
          </table:table-cell>
        </table:table-row>
        <table:table-row table:style-name="ro1">
          <table:table-cell office:value-type="float" office:value="6.271" calcext:value-type="float">
            <text:p>6.271</text:p>
          </table:table-cell>
          <table:table-cell office:value-type="float" office:value="4.54628" calcext:value-type="float">
            <text:p>4.54628</text:p>
          </table:table-cell>
          <table:table-cell office:value-type="float" office:value="-0.00112638" calcext:value-type="float">
            <text:p>-0.00112638</text:p>
          </table:table-cell>
          <table:table-cell office:value-type="float" office:value="0.00134559" calcext:value-type="float">
            <text:p>0.00134559</text:p>
          </table:table-cell>
          <table:table-cell office:value-type="float" office:value="-0.48907" calcext:value-type="float">
            <text:p>-0.48907</text:p>
          </table:table-cell>
        </table:table-row>
        <table:table-row table:style-name="ro1">
          <table:table-cell office:value-type="float" office:value="6.281" calcext:value-type="float">
            <text:p>6.281</text:p>
          </table:table-cell>
          <table:table-cell office:value-type="float" office:value="0.0126981" calcext:value-type="float">
            <text:p>0.0126981</text:p>
          </table:table-cell>
          <table:table-cell office:value-type="float" office:value="0.0000126439" calcext:value-type="float">
            <text:p>1.26439E-05</text:p>
          </table:table-cell>
          <table:table-cell office:value-type="float" office:value="0.000603976" calcext:value-type="float">
            <text:p>0.000603976</text:p>
          </table:table-cell>
          <table:table-cell office:value-type="float" office:value="-0.0121804" calcext:value-type="float">
            <text:p>-0.0121804</text:p>
          </table:table-cell>
        </table:table-row>
        <table:table-row table:style-name="ro1">
          <table:table-cell office:value-type="float" office:value="6.289" calcext:value-type="float">
            <text:p>6.289</text:p>
          </table:table-cell>
          <table:table-cell office:value-type="float" office:value="2.15266" calcext:value-type="float">
            <text:p>2.15266</text:p>
          </table:table-cell>
          <table:table-cell office:value-type="float" office:value="-0.000523537" calcext:value-type="float">
            <text:p>-0.000523537</text:p>
          </table:table-cell>
          <table:table-cell office:value-type="float" office:value="0.00116516" calcext:value-type="float">
            <text:p>0.00116516</text:p>
          </table:table-cell>
          <table:table-cell office:value-type="float" office:value="-0.212593" calcext:value-type="float">
            <text:p>-0.212593</text:p>
          </table:table-cell>
        </table:table-row>
        <table:table-row table:style-name="ro1">
          <table:table-cell office:value-type="float" office:value="6.299" calcext:value-type="float">
            <text:p>6.299</text:p>
          </table:table-cell>
          <table:table-cell office:value-type="float" office:value="-2.19128" calcext:value-type="float">
            <text:p>-2.19128</text:p>
          </table:table-cell>
          <table:table-cell office:value-type="float" office:value="0.00056912" calcext:value-type="float">
            <text:p>0.00056912</text:p>
          </table:table-cell>
          <table:table-cell office:value-type="float" office:value="-0.0000431513" calcext:value-type="float">
            <text:p>-4.31513E-05</text:p>
          </table:table-cell>
          <table:table-cell office:value-type="float" office:value="0.186772" calcext:value-type="float">
            <text:p>0.186772</text:p>
          </table:table-cell>
        </table:table-row>
        <table:table-row table:style-name="ro1">
          <table:table-cell office:value-type="float" office:value="6.302" calcext:value-type="float">
            <text:p>6.302</text:p>
          </table:table-cell>
          <table:table-cell office:value-type="float" office:value="-15.6135" calcext:value-type="float">
            <text:p>-15.6135</text:p>
          </table:table-cell>
          <table:table-cell office:value-type="float" office:value="0.00396885" calcext:value-type="float">
            <text:p>0.00396885</text:p>
          </table:table-cell>
          <table:table-cell office:value-type="float" office:value="-0.00313522" calcext:value-type="float">
            <text:p>-0.00313522</text:p>
          </table:table-cell>
          <table:table-cell office:value-type="float" office:value="1.48616" calcext:value-type="float">
            <text:p>1.48616</text:p>
          </table:table-cell>
        </table:table-row>
        <table:table-row table:style-name="ro1">
          <table:table-cell office:value-type="float" office:value="6.305" calcext:value-type="float">
            <text:p>6.305</text:p>
          </table:table-cell>
          <table:table-cell office:value-type="float" office:value="20.9457" calcext:value-type="float">
            <text:p>20.9457</text:p>
          </table:table-cell>
          <table:table-cell office:value-type="float" office:value="-0.00535444" calcext:value-type="float">
            <text:p>-0.00535444</text:p>
          </table:table-cell>
          <table:table-cell office:value-type="float" office:value="0.00730869" calcext:value-type="float">
            <text:p>0.00730869</text:p>
          </table:table-cell>
          <table:table-cell office:value-type="float" office:value="-1.83865" calcext:value-type="float">
            <text:p>-1.83865</text:p>
          </table:table-cell>
        </table:table-row>
        <table:table-row table:style-name="ro1">
          <table:table-cell office:value-type="float" office:value="6.309" calcext:value-type="float">
            <text:p>6.309</text:p>
          </table:table-cell>
          <table:table-cell office:value-type="float" office:value="0.496583" calcext:value-type="float">
            <text:p>0.496583</text:p>
          </table:table-cell>
          <table:table-cell office:value-type="float" office:value="-0.0000374568" calcext:value-type="float">
            <text:p>-3.74568E-05</text:p>
          </table:table-cell>
          <table:table-cell office:value-type="float" office:value="-0.00165323" calcext:value-type="float">
            <text:p>-0.00165323</text:p>
          </table:table-cell>
          <table:table-cell office:value-type="float" office:value="-0.329437" calcext:value-type="float">
            <text:p>-0.329437</text:p>
          </table:table-cell>
        </table:table-row>
        <table:table-row table:style-name="ro1">
          <table:table-cell office:value-type="float" office:value="6.312" calcext:value-type="float">
            <text:p>6.312</text:p>
          </table:table-cell>
          <table:table-cell office:value-type="float" office:value="-23.9826" calcext:value-type="float">
            <text:p>-23.9826</text:p>
          </table:table-cell>
          <table:table-cell office:value-type="float" office:value="0.00606454" calcext:value-type="float">
            <text:p>0.00606454</text:p>
          </table:table-cell>
          <table:table-cell office:value-type="float" office:value="-0.00391646" calcext:value-type="float">
            <text:p>-0.00391646</text:p>
          </table:table-cell>
          <table:table-cell office:value-type="float" office:value="2.43145" calcext:value-type="float">
            <text:p>2.43145</text:p>
          </table:table-cell>
        </table:table-row>
        <table:table-row table:style-name="ro1">
          <table:table-cell office:value-type="float" office:value="6.316" calcext:value-type="float">
            <text:p>6.316</text:p>
          </table:table-cell>
          <table:table-cell office:value-type="float" office:value="16.7162" calcext:value-type="float">
            <text:p>16.7162</text:p>
          </table:table-cell>
          <table:table-cell office:value-type="float" office:value="-0.00427703" calcext:value-type="float">
            <text:p>-0.00427703</text:p>
          </table:table-cell>
          <table:table-cell office:value-type="float" office:value="0.00594925" calcext:value-type="float">
            <text:p>0.00594925</text:p>
          </table:table-cell>
          <table:table-cell office:value-type="float" office:value="-1.47001" calcext:value-type="float">
            <text:p>-1.47001</text:p>
          </table:table-cell>
        </table:table-row>
        <table:table-row table:style-name="ro1">
          <table:table-cell office:value-type="float" office:value="6.321" calcext:value-type="float">
            <text:p>6.321</text:p>
          </table:table-cell>
          <table:table-cell office:value-type="float" office:value="-7.83976" calcext:value-type="float">
            <text:p>-7.83976</text:p>
          </table:table-cell>
          <table:table-cell office:value-type="float" office:value="0.00208397" calcext:value-type="float">
            <text:p>0.00208397</text:p>
          </table:table-cell>
          <table:table-cell office:value-type="float" office:value="-0.00355409" calcext:value-type="float">
            <text:p>-0.00355409</text:p>
          </table:table-cell>
          <table:table-cell office:value-type="float" office:value="0.482717" calcext:value-type="float">
            <text:p>0.482717</text:p>
          </table:table-cell>
        </table:table-row>
        <table:table-row table:style-name="ro1">
          <table:table-cell office:value-type="float" office:value="6.329" calcext:value-type="float">
            <text:p>6.329</text:p>
          </table:table-cell>
          <table:table-cell office:value-type="float" office:value="4.62139" calcext:value-type="float">
            <text:p>4.62139</text:p>
          </table:table-cell>
          <table:table-cell office:value-type="float" office:value="-0.00116576" calcext:value-type="float">
            <text:p>-0.00116576</text:p>
          </table:table-cell>
          <table:table-cell office:value-type="float" office:value="0.00245536" calcext:value-type="float">
            <text:p>0.00245536</text:p>
          </table:table-cell>
          <table:table-cell office:value-type="float" office:value="-0.371451" calcext:value-type="float">
            <text:p>-0.371451</text:p>
          </table:table-cell>
        </table:table-row>
        <table:table-row table:style-name="ro1">
          <table:table-cell office:value-type="float" office:value="6.338" calcext:value-type="float">
            <text:p>6.338</text:p>
          </table:table-cell>
          <table:table-cell office:value-type="float" office:value="-2.98755" calcext:value-type="float">
            <text:p>-2.98755</text:p>
          </table:table-cell>
          <table:table-cell office:value-type="float" office:value="0.000769764" calcext:value-type="float">
            <text:p>0.000769764</text:p>
          </table:table-cell>
          <table:table-cell office:value-type="float" office:value="0.000124362" calcext:value-type="float">
            <text:p>0.000124362</text:p>
          </table:table-cell>
          <table:table-cell office:value-type="float" office:value="0.303626" calcext:value-type="float">
            <text:p>0.303626</text:p>
          </table:table-cell>
        </table:table-row>
        <table:table-row table:style-name="ro1">
          <table:table-cell office:value-type="float" office:value="6.342" calcext:value-type="float">
            <text:p>6.342</text:p>
          </table:table-cell>
          <table:table-cell office:value-type="float" office:value="-5.72055" calcext:value-type="float">
            <text:p>-5.72055</text:p>
          </table:table-cell>
          <table:table-cell office:value-type="float" office:value="0.00156312" calcext:value-type="float">
            <text:p>0.00156312</text:p>
          </table:table-cell>
          <table:table-cell office:value-type="float" office:value="-0.00345307" calcext:value-type="float">
            <text:p>-0.00345307</text:p>
          </table:table-cell>
          <table:table-cell office:value-type="float" office:value="0.230416" calcext:value-type="float">
            <text:p>0.230416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.48352" calcext:value-type="float">
            <text:p>1.48352</text:p>
          </table:table-cell>
          <table:table-cell office:value-type="float" office:value="-0.000364083" calcext:value-type="float">
            <text:p>-0.000364083</text:p>
          </table:table-cell>
          <table:table-cell office:value-type="float" office:value="0.00124472" calcext:value-type="float">
            <text:p>0.00124472</text:p>
          </table:table-cell>
          <table:table-cell office:value-type="float" office:value="-0.121438" calcext:value-type="float">
            <text:p>-0.121438</text:p>
          </table:table-cell>
        </table:table-row>
        <table:table-row table:style-name="ro1">
          <table:table-cell office:value-type="float" office:value="6.363" calcext:value-type="float">
            <text:p>6.363</text:p>
          </table:table-cell>
          <table:table-cell office:value-type="float" office:value="-11.9084" calcext:value-type="float">
            <text:p>-11.9084</text:p>
          </table:table-cell>
          <table:table-cell office:value-type="float" office:value="0.00299403" calcext:value-type="float">
            <text:p>0.00299403</text:p>
          </table:table-cell>
          <table:table-cell office:value-type="float" office:value="-0.000353351" calcext:value-type="float">
            <text:p>-0.000353351</text:p>
          </table:table-cell>
          <table:table-cell office:value-type="float" office:value="1.34856" calcext:value-type="float">
            <text:p>1.34856</text:p>
          </table:table-cell>
        </table:table-row>
        <table:table-row table:style-name="ro1">
          <table:table-cell office:value-type="float" office:value="6.371" calcext:value-type="float">
            <text:p>6.371</text:p>
          </table:table-cell>
          <table:table-cell office:value-type="float" office:value="2.58089" calcext:value-type="float">
            <text:p>2.58089</text:p>
          </table:table-cell>
          <table:table-cell office:value-type="float" office:value="-0.000612742" calcext:value-type="float">
            <text:p>-0.000612742</text:p>
          </table:table-cell>
          <table:table-cell office:value-type="float" office:value="0.000283295" calcext:value-type="float">
            <text:p>0.000283295</text:p>
          </table:table-cell>
          <table:table-cell office:value-type="float" office:value="-0.367713" calcext:value-type="float">
            <text:p>-0.367713</text:p>
          </table:table-cell>
        </table:table-row>
        <table:table-row table:style-name="ro1">
          <table:table-cell office:value-type="float" office:value="6.381" calcext:value-type="float">
            <text:p>6.381</text:p>
          </table:table-cell>
          <table:table-cell office:value-type="float" office:value="0.254904" calcext:value-type="float">
            <text:p>0.254904</text:p>
          </table:table-cell>
          <table:table-cell office:value-type="float" office:value="-0.0000488421" calcext:value-type="float">
            <text:p>-4.88421E-05</text:p>
          </table:table-cell>
          <table:table-cell office:value-type="float" office:value="0.000722446" calcext:value-type="float">
            <text:p>0.000722446</text:p>
          </table:table-cell>
          <table:table-cell office:value-type="float" office:value="-0.0292646" calcext:value-type="float">
            <text:p>-0.0292646</text:p>
          </table:table-cell>
        </table:table-row>
        <table:table-row table:style-name="ro1">
          <table:table-cell office:value-type="float" office:value="6.389" calcext:value-type="float">
            <text:p>6.389</text:p>
          </table:table-cell>
          <table:table-cell office:value-type="float" office:value="2.10372" calcext:value-type="float">
            <text:p>2.10372</text:p>
          </table:table-cell>
          <table:table-cell office:value-type="float" office:value="-0.000511347" calcext:value-type="float">
            <text:p>-0.000511347</text:p>
          </table:table-cell>
          <table:table-cell office:value-type="float" office:value="0.00108386" calcext:value-type="float">
            <text:p>0.00108386</text:p>
          </table:table-cell>
          <table:table-cell office:value-type="float" office:value="-0.216361" calcext:value-type="float">
            <text:p>-0.216361</text:p>
          </table:table-cell>
        </table:table-row>
        <table:table-row table:style-name="ro1">
          <table:table-cell office:value-type="float" office:value="6.399" calcext:value-type="float">
            <text:p>6.399</text:p>
          </table:table-cell>
          <table:table-cell office:value-type="float" office:value="-2.12745" calcext:value-type="float">
            <text:p>-2.12745</text:p>
          </table:table-cell>
          <table:table-cell office:value-type="float" office:value="0.000560091" calcext:value-type="float">
            <text:p>0.000560091</text:p>
          </table:table-cell>
          <table:table-cell office:value-type="float" office:value="-0.0000315453" calcext:value-type="float">
            <text:p>-3.15453E-05</text:p>
          </table:table-cell>
          <table:table-cell office:value-type="float" office:value="0.179711" calcext:value-type="float">
            <text:p>0.179711</text:p>
          </table:table-cell>
        </table:table-row>
        <table:table-row table:style-name="ro1">
          <table:table-cell office:value-type="float" office:value="6.402" calcext:value-type="float">
            <text:p>6.402</text:p>
          </table:table-cell>
          <table:table-cell office:value-type="float" office:value="-17.5718" calcext:value-type="float">
            <text:p>-17.5718</text:p>
          </table:table-cell>
          <table:table-cell office:value-type="float" office:value="0.00450759" calcext:value-type="float">
            <text:p>0.00450759</text:p>
          </table:table-cell>
          <table:table-cell office:value-type="float" office:value="-0.00372136" calcext:value-type="float">
            <text:p>-0.00372136</text:p>
          </table:table-cell>
          <table:table-cell office:value-type="float" office:value="1.65934" calcext:value-type="float">
            <text:p>1.65934</text:p>
          </table:table-cell>
        </table:table-row>
        <table:table-row table:style-name="ro1">
          <table:table-cell office:value-type="float" office:value="6.406" calcext:value-type="float">
            <text:p>6.406</text:p>
          </table:table-cell>
          <table:table-cell office:value-type="float" office:value="16.6619" calcext:value-type="float">
            <text:p>16.6619</text:p>
          </table:table-cell>
          <table:table-cell office:value-type="float" office:value="-0.00428873" calcext:value-type="float">
            <text:p>-0.00428873</text:p>
          </table:table-cell>
          <table:table-cell office:value-type="float" office:value="0.00590717" calcext:value-type="float">
            <text:p>0.00590717</text:p>
          </table:table-cell>
          <table:table-cell office:value-type="float" office:value="-1.46818" calcext:value-type="float">
            <text:p>-1.46818</text:p>
          </table:table-cell>
        </table:table-row>
        <table:table-row table:style-name="ro1">
          <table:table-cell office:value-type="float" office:value="6.409" calcext:value-type="float">
            <text:p>6.409</text:p>
          </table:table-cell>
          <table:table-cell office:value-type="float" office:value="1.13365" calcext:value-type="float">
            <text:p>1.13365</text:p>
          </table:table-cell>
          <table:table-cell office:value-type="float" office:value="-0.000131069" calcext:value-type="float">
            <text:p>-0.000131069</text:p>
          </table:table-cell>
          <table:table-cell office:value-type="float" office:value="-0.00361162" calcext:value-type="float">
            <text:p>-0.00361162</text:p>
          </table:table-cell>
          <table:table-cell office:value-type="float" office:value="-0.632234" calcext:value-type="float">
            <text:p>-0.632234</text:p>
          </table:table-cell>
        </table:table-row>
        <table:table-row table:style-name="ro1">
          <table:table-cell office:value-type="float" office:value="6.412" calcext:value-type="float">
            <text:p>6.412</text:p>
          </table:table-cell>
          <table:table-cell office:value-type="float" office:value="-25.8306" calcext:value-type="float">
            <text:p>-25.8306</text:p>
          </table:table-cell>
          <table:table-cell office:value-type="float" office:value="0.00655511" calcext:value-type="float">
            <text:p>0.00655511</text:p>
          </table:table-cell>
          <table:table-cell office:value-type="float" office:value="-0.00347051" calcext:value-type="float">
            <text:p>-0.00347051</text:p>
          </table:table-cell>
          <table:table-cell office:value-type="float" office:value="2.70839" calcext:value-type="float">
            <text:p>2.70839</text:p>
          </table:table-cell>
        </table:table-row>
        <table:table-row table:style-name="ro1">
          <table:table-cell office:value-type="float" office:value="6.416" calcext:value-type="float">
            <text:p>6.416</text:p>
          </table:table-cell>
          <table:table-cell office:value-type="float" office:value="17.6663" calcext:value-type="float">
            <text:p>17.6663</text:p>
          </table:table-cell>
          <table:table-cell office:value-type="float" office:value="-0.00455915" calcext:value-type="float">
            <text:p>-0.00455915</text:p>
          </table:table-cell>
          <table:table-cell office:value-type="float" office:value="0.00645645" calcext:value-type="float">
            <text:p>0.00645645</text:p>
          </table:table-cell>
          <table:table-cell office:value-type="float" office:value="-1.52987" calcext:value-type="float">
            <text:p>-1.52987</text:p>
          </table:table-cell>
        </table:table-row>
        <table:table-row table:style-name="ro1">
          <table:table-cell office:value-type="float" office:value="6.421" calcext:value-type="float">
            <text:p>6.421</text:p>
          </table:table-cell>
          <table:table-cell office:value-type="float" office:value="-6.8691" calcext:value-type="float">
            <text:p>-6.8691</text:p>
          </table:table-cell>
          <table:table-cell office:value-type="float" office:value="0.00184848" calcext:value-type="float">
            <text:p>0.00184848</text:p>
          </table:table-cell>
          <table:table-cell office:value-type="float" office:value="-0.00323579" calcext:value-type="float">
            <text:p>-0.00323579</text:p>
          </table:table-cell>
          <table:table-cell office:value-type="float" office:value="0.399328" calcext:value-type="float">
            <text:p>0.399328</text:p>
          </table:table-cell>
        </table:table-row>
        <table:table-row table:style-name="ro1">
          <table:table-cell office:value-type="float" office:value="6.431" calcext:value-type="float">
            <text:p>6.431</text:p>
          </table:table-cell>
          <table:table-cell office:value-type="float" office:value="0.99702" calcext:value-type="float">
            <text:p>0.99702</text:p>
          </table:table-cell>
          <table:table-cell office:value-type="float" office:value="-0.000248469" calcext:value-type="float">
            <text:p>-0.000248469</text:p>
          </table:table-cell>
          <table:table-cell office:value-type="float" office:value="0.00123348" calcext:value-type="float">
            <text:p>0.00123348</text:p>
          </table:table-cell>
          <table:table-cell office:value-type="float" office:value="-0.0631074" calcext:value-type="float">
            <text:p>-0.0631074</text:p>
          </table:table-cell>
        </table:table-row>
        <table:table-row table:style-name="ro1">
          <table:table-cell office:value-type="float" office:value="6.441" calcext:value-type="float">
            <text:p>6.441</text:p>
          </table:table-cell>
          <table:table-cell office:value-type="float" office:value="-0.0898907" calcext:value-type="float">
            <text:p>-0.0898907</text:p>
          </table:table-cell>
          <table:table-cell office:value-type="float" office:value="0.0000442789" calcext:value-type="float">
            <text:p>4.42789E-05</text:p>
          </table:table-cell>
          <table:table-cell office:value-type="float" office:value="0.000535848" calcext:value-type="float">
            <text:p>0.000535848</text:p>
          </table:table-cell>
          <table:table-cell office:value-type="float" office:value="-0.00783724" calcext:value-type="float">
            <text:p>-0.00783724</text:p>
          </table:table-cell>
        </table:table-row>
        <table:table-row table:style-name="ro1">
          <table:table-cell office:value-type="float" office:value="6.449" calcext:value-type="float">
            <text:p>6.449</text:p>
          </table:table-cell>
          <table:table-cell office:value-type="float" office:value="1.89177" calcext:value-type="float">
            <text:p>1.89177</text:p>
          </table:table-cell>
          <table:table-cell office:value-type="float" office:value="-0.000454663" calcext:value-type="float">
            <text:p>-0.000454663</text:p>
          </table:table-cell>
          <table:table-cell office:value-type="float" office:value="0.000966366" calcext:value-type="float">
            <text:p>0.000966366</text:p>
          </table:table-cell>
          <table:table-cell office:value-type="float" office:value="-0.203605" calcext:value-type="float">
            <text:p>-0.203605</text:p>
          </table:table-cell>
        </table:table-row>
        <table:table-row table:style-name="ro1">
          <table:table-cell office:value-type="float" office:value="6.453" calcext:value-type="float">
            <text:p>6.453</text:p>
          </table:table-cell>
          <table:table-cell office:value-type="float" office:value="-12.7132" calcext:value-type="float">
            <text:p>-12.7132</text:p>
          </table:table-cell>
          <table:table-cell office:value-type="float" office:value="0.00326485" calcext:value-type="float">
            <text:p>0.00326485</text:p>
          </table:table-cell>
          <table:table-cell office:value-type="float" office:value="-0.00226529" calcext:value-type="float">
            <text:p>-0.00226529</text:p>
          </table:table-cell>
          <table:table-cell office:value-type="float" office:value="1.22994" calcext:value-type="float">
            <text:p>1.22994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15.5519" calcext:value-type="float">
            <text:p>15.5519</text:p>
          </table:table-cell>
          <table:table-cell office:value-type="float" office:value="-0.00400297" calcext:value-type="float">
            <text:p>-0.00400297</text:p>
          </table:table-cell>
          <table:table-cell office:value-type="float" office:value="0.00552933" calcext:value-type="float">
            <text:p>0.00552933</text:p>
          </table:table-cell>
          <table:table-cell office:value-type="float" office:value="-1.37387" calcext:value-type="float">
            <text:p>-1.37387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3.6948" calcext:value-type="float">
            <text:p>3.6948</text:p>
          </table:table-cell>
          <table:table-cell office:value-type="float" office:value="-0.000872931" calcext:value-type="float">
            <text:p>-0.000872931</text:p>
          </table:table-cell>
          <table:table-cell office:value-type="float" office:value="0.0000885311" calcext:value-type="float">
            <text:p>8.85311E-05</text:p>
          </table:table-cell>
          <table:table-cell office:value-type="float" office:value="-0.527688" calcext:value-type="float">
            <text:p>-0.527688</text:p>
          </table:table-cell>
        </table:table-row>
        <table:table-row table:style-name="ro1">
          <table:table-cell office:value-type="float" office:value="6.464" calcext:value-type="float">
            <text:p>6.464</text:p>
          </table:table-cell>
          <table:table-cell office:value-type="float" office:value="-18.7667" calcext:value-type="float">
            <text:p>-18.7667</text:p>
          </table:table-cell>
          <table:table-cell office:value-type="float" office:value="0.0048395" calcext:value-type="float">
            <text:p>0.0048395</text:p>
          </table:table-cell>
          <table:table-cell office:value-type="float" office:value="-0.00436565" calcext:value-type="float">
            <text:p>-0.00436565</text:p>
          </table:table-cell>
          <table:table-cell office:value-type="float" office:value="1.73716" calcext:value-type="float">
            <text:p>1.73716</text:p>
          </table:table-cell>
        </table:table-row>
        <table:table-row table:style-name="ro1">
          <table:table-cell office:value-type="float" office:value="6.471" calcext:value-type="float">
            <text:p>6.471</text:p>
          </table:table-cell>
          <table:table-cell office:value-type="float" office:value="4.21161" calcext:value-type="float">
            <text:p>4.21161</text:p>
          </table:table-cell>
          <table:table-cell office:value-type="float" office:value="-0.0010549" calcext:value-type="float">
            <text:p>-0.0010549</text:p>
          </table:table-cell>
          <table:table-cell office:value-type="float" office:value="0.00143785" calcext:value-type="float">
            <text:p>0.00143785</text:p>
          </table:table-cell>
          <table:table-cell office:value-type="float" office:value="-0.438257" calcext:value-type="float">
            <text:p>-0.438257</text:p>
          </table:table-cell>
        </table:table-row>
        <table:table-row table:style-name="ro1">
          <table:table-cell office:value-type="float" office:value="6.479" calcext:value-type="float">
            <text:p>6.479</text:p>
          </table:table-cell>
          <table:table-cell office:value-type="float" office:value="2.97445" calcext:value-type="float">
            <text:p>2.97445</text:p>
          </table:table-cell>
          <table:table-cell office:value-type="float" office:value="-0.000739348" calcext:value-type="float">
            <text:p>-0.000739348</text:p>
          </table:table-cell>
          <table:table-cell office:value-type="float" office:value="0.00154354" calcext:value-type="float">
            <text:p>0.00154354</text:p>
          </table:table-cell>
          <table:table-cell office:value-type="float" office:value="-0.27177" calcext:value-type="float">
            <text:p>-0.27177</text:p>
          </table:table-cell>
        </table:table-row>
        <table:table-row table:style-name="ro1">
          <table:table-cell office:value-type="float" office:value="6.489" calcext:value-type="float">
            <text:p>6.489</text:p>
          </table:table-cell>
          <table:table-cell office:value-type="float" office:value="-2.19917" calcext:value-type="float">
            <text:p>-2.19917</text:p>
          </table:table-cell>
          <table:table-cell office:value-type="float" office:value="0.000583466" calcext:value-type="float">
            <text:p>0.000583466</text:p>
          </table:table-cell>
          <table:table-cell office:value-type="float" office:value="-0.0000687299" calcext:value-type="float">
            <text:p>-6.87299E-05</text:p>
          </table:table-cell>
          <table:table-cell office:value-type="float" office:value="0.184313" calcext:value-type="float">
            <text:p>0.184313</text:p>
          </table:table-cell>
        </table:table-row>
        <table:table-row table:style-name="ro1">
          <table:table-cell office:value-type="float" office:value="6.499" calcext:value-type="float">
            <text:p>6.499</text:p>
          </table:table-cell>
          <table:table-cell office:value-type="float" office:value="-0.485331" calcext:value-type="float">
            <text:p>-0.485331</text:p>
          </table:table-cell>
          <table:table-cell office:value-type="float" office:value="0.000149432" calcext:value-type="float">
            <text:p>0.000149432</text:p>
          </table:table-cell>
          <table:table-cell office:value-type="float" office:value="0.000336863" calcext:value-type="float">
            <text:p>0.000336863</text:p>
          </table:table-cell>
          <table:table-cell office:value-type="float" office:value="0.0183176" calcext:value-type="float">
            <text:p>0.0183176</text:p>
          </table:table-cell>
        </table:table-row>
        <table:table-row table:style-name="ro1">
          <table:table-cell office:value-type="float" office:value="6.502" calcext:value-type="float">
            <text:p>6.502</text:p>
          </table:table-cell>
          <table:table-cell office:value-type="float" office:value="-12.7219" calcext:value-type="float">
            <text:p>-12.7219</text:p>
          </table:table-cell>
          <table:table-cell office:value-type="float" office:value="0.00326224" calcext:value-type="float">
            <text:p>0.00326224</text:p>
          </table:table-cell>
          <table:table-cell office:value-type="float" office:value="-0.0018615" calcext:value-type="float">
            <text:p>-0.0018615</text:p>
          </table:table-cell>
          <table:table-cell office:value-type="float" office:value="1.27513" calcext:value-type="float">
            <text:p>1.27513</text:p>
          </table:table-cell>
        </table:table-row>
        <table:table-row table:style-name="ro1">
          <table:table-cell office:value-type="float" office:value="6.506" calcext:value-type="float">
            <text:p>6.506</text:p>
          </table:table-cell>
          <table:table-cell office:value-type="float" office:value="13.2769" calcext:value-type="float">
            <text:p>13.2769</text:p>
          </table:table-cell>
          <table:table-cell office:value-type="float" office:value="-0.00341437" calcext:value-type="float">
            <text:p>-0.00341437</text:p>
          </table:table-cell>
          <table:table-cell office:value-type="float" office:value="0.00447733" calcext:value-type="float">
            <text:p>0.00447733</text:p>
          </table:table-cell>
          <table:table-cell office:value-type="float" office:value="-1.21192" calcext:value-type="float">
            <text:p>-1.21192</text:p>
          </table:table-cell>
        </table:table-row>
        <table:table-row table:style-name="ro1">
          <table:table-cell office:value-type="float" office:value="6.509" calcext:value-type="float">
            <text:p>6.509</text:p>
          </table:table-cell>
          <table:table-cell office:value-type="float" office:value="0.904675" calcext:value-type="float">
            <text:p>0.904675</text:p>
          </table:table-cell>
          <table:table-cell office:value-type="float" office:value="-0.000085143" calcext:value-type="float">
            <text:p>-8.5143E-05</text:p>
          </table:table-cell>
          <table:table-cell office:value-type="float" office:value="-0.00316467" calcext:value-type="float">
            <text:p>-0.00316467</text:p>
          </table:table-cell>
          <table:table-cell office:value-type="float" office:value="-0.552438" calcext:value-type="float">
            <text:p>-0.552438</text:p>
          </table:table-cell>
        </table:table-row>
        <table:table-row table:style-name="ro1">
          <table:table-cell office:value-type="float" office:value="6.513" calcext:value-type="float">
            <text:p>6.513</text:p>
          </table:table-cell>
          <table:table-cell office:value-type="float" office:value="-12.3695" calcext:value-type="float">
            <text:p>-12.3695</text:p>
          </table:table-cell>
          <table:table-cell office:value-type="float" office:value="0.00313323" calcext:value-type="float">
            <text:p>0.00313323</text:p>
          </table:table-cell>
          <table:table-cell office:value-type="float" office:value="-0.000398658" calcext:value-type="float">
            <text:p>-0.000398658</text:p>
          </table:table-cell>
          <table:table-cell office:value-type="float" office:value="1.40086" calcext:value-type="float">
            <text:p>1.40086</text:p>
          </table:table-cell>
        </table:table-row>
        <table:table-row table:style-name="ro1">
          <table:table-cell office:value-type="float" office:value="6.516" calcext:value-type="float">
            <text:p>6.516</text:p>
          </table:table-cell>
          <table:table-cell office:value-type="float" office:value="14.2832" calcext:value-type="float">
            <text:p>14.2832</text:p>
          </table:table-cell>
          <table:table-cell office:value-type="float" office:value="-0.00368587" calcext:value-type="float">
            <text:p>-0.00368587</text:p>
          </table:table-cell>
          <table:table-cell office:value-type="float" office:value="0.00502765" calcext:value-type="float">
            <text:p>0.00502765</text:p>
          </table:table-cell>
          <table:table-cell office:value-type="float" office:value="-1.27367" calcext:value-type="float">
            <text:p>-1.27367</text:p>
          </table:table-cell>
        </table:table-row>
        <table:table-row table:style-name="ro1">
          <table:table-cell office:value-type="float" office:value="6.521" calcext:value-type="float">
            <text:p>6.521</text:p>
          </table:table-cell>
          <table:table-cell office:value-type="float" office:value="-6.46092" calcext:value-type="float">
            <text:p>-6.46092</text:p>
          </table:table-cell>
          <table:table-cell office:value-type="float" office:value="0.00174785" calcext:value-type="float">
            <text:p>0.00174785</text:p>
          </table:table-cell>
          <table:table-cell office:value-type="float" office:value="-0.00293021" calcext:value-type="float">
            <text:p>-0.00293021</text:p>
          </table:table-cell>
          <table:table-cell office:value-type="float" office:value="0.384149" calcext:value-type="float">
            <text:p>0.384149</text:p>
          </table:table-cell>
        </table:table-row>
        <table:table-row table:style-name="ro1">
          <table:table-cell office:value-type="float" office:value="6.529" calcext:value-type="float">
            <text:p>6.529</text:p>
          </table:table-cell>
          <table:table-cell office:value-type="float" office:value="3.57533" calcext:value-type="float">
            <text:p>3.57533</text:p>
          </table:table-cell>
          <table:table-cell office:value-type="float" office:value="-0.000902072" calcext:value-type="float">
            <text:p>-0.000902072</text:p>
          </table:table-cell>
          <table:table-cell office:value-type="float" office:value="0.00195538" calcext:value-type="float">
            <text:p>0.00195538</text:p>
          </table:table-cell>
          <table:table-cell office:value-type="float" office:value="-0.299003" calcext:value-type="float">
            <text:p>-0.299003</text:p>
          </table:table-cell>
        </table:table-row>
        <table:table-row table:style-name="ro1">
          <table:table-cell office:value-type="float" office:value="6.539" calcext:value-type="float">
            <text:p>6.539</text:p>
          </table:table-cell>
          <table:table-cell office:value-type="float" office:value="-2.21997" calcext:value-type="float">
            <text:p>-2.21997</text:p>
          </table:table-cell>
          <table:table-cell office:value-type="float" office:value="0.00059214" calcext:value-type="float">
            <text:p>0.00059214</text:p>
          </table:table-cell>
          <table:table-cell office:value-type="float" office:value="-0.0000887061" calcext:value-type="float">
            <text:p>-8.87061E-05</text:p>
          </table:table-cell>
          <table:table-cell office:value-type="float" office:value="0.184786" calcext:value-type="float">
            <text:p>0.184786</text:p>
          </table:table-cell>
        </table:table-row>
        <table:table-row table:style-name="ro1">
          <table:table-cell office:value-type="float" office:value="6.549" calcext:value-type="float">
            <text:p>6.549</text:p>
          </table:table-cell>
          <table:table-cell office:value-type="float" office:value="-0.384752" calcext:value-type="float">
            <text:p>-0.384752</text:p>
          </table:table-cell>
          <table:table-cell office:value-type="float" office:value="0.000124189" calcext:value-type="float">
            <text:p>0.000124189</text:p>
          </table:table-cell>
          <table:table-cell office:value-type="float" office:value="0.000384378" calcext:value-type="float">
            <text:p>0.000384378</text:p>
          </table:table-cell>
          <table:table-cell office:value-type="float" office:value="0.0116187" calcext:value-type="float">
            <text:p>0.0116187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-13.0211" calcext:value-type="float">
            <text:p>-13.0211</text:p>
          </table:table-cell>
          <table:table-cell office:value-type="float" office:value="0.00337049" calcext:value-type="float">
            <text:p>0.00337049</text:p>
          </table:table-cell>
          <table:table-cell office:value-type="float" office:value="-0.00244427" calcext:value-type="float">
            <text:p>-0.00244427</text:p>
          </table:table-cell>
          <table:table-cell office:value-type="float" office:value="1.24592" calcext:value-type="float">
            <text:p>1.24592</text:p>
          </table:table-cell>
        </table:table-row>
        <table:table-row table:style-name="ro1">
          <table:table-cell office:value-type="float" office:value="6.556" calcext:value-type="float">
            <text:p>6.556</text:p>
          </table:table-cell>
          <table:table-cell office:value-type="float" office:value="13.1842" calcext:value-type="float">
            <text:p>13.1842</text:p>
          </table:table-cell>
          <table:table-cell office:value-type="float" office:value="-0.00341055" calcext:value-type="float">
            <text:p>-0.00341055</text:p>
          </table:table-cell>
          <table:table-cell office:value-type="float" office:value="0.00465604" calcext:value-type="float">
            <text:p>0.00465604</text:p>
          </table:table-cell>
          <table:table-cell office:value-type="float" office:value="-1.17967" calcext:value-type="float">
            <text:p>-1.17967</text:p>
          </table:table-cell>
        </table:table-row>
        <table:table-row table:style-name="ro1">
          <table:table-cell office:value-type="float" office:value="6.559" calcext:value-type="float">
            <text:p>6.559</text:p>
          </table:table-cell>
          <table:table-cell office:value-type="float" office:value="0.78813" calcext:value-type="float">
            <text:p>0.78813</text:p>
          </table:table-cell>
          <table:table-cell office:value-type="float" office:value="-0.0000623854" calcext:value-type="float">
            <text:p>-6.23854E-05</text:p>
          </table:table-cell>
          <table:table-cell office:value-type="float" office:value="-0.0029204" calcext:value-type="float">
            <text:p>-0.0029204</text:p>
          </table:table-cell>
          <table:table-cell office:value-type="float" office:value="-0.509675" calcext:value-type="float">
            <text:p>-0.509675</text:p>
          </table:table-cell>
        </table:table-row>
        <table:table-row table:style-name="ro1">
          <table:table-cell office:value-type="float" office:value="6.563" calcext:value-type="float">
            <text:p>6.563</text:p>
          </table:table-cell>
          <table:table-cell office:value-type="float" office:value="-9.8693" calcext:value-type="float">
            <text:p>-9.8693</text:p>
          </table:table-cell>
          <table:table-cell office:value-type="float" office:value="0.00248975" calcext:value-type="float">
            <text:p>0.00248975</text:p>
          </table:table-cell>
          <table:table-cell office:value-type="float" office:value="0.00055942" calcext:value-type="float">
            <text:p>0.00055942</text:p>
          </table:table-cell>
          <table:table-cell office:value-type="float" office:value="1.20264" calcext:value-type="float">
            <text:p>1.20264</text:p>
          </table:table-cell>
        </table:table-row>
        <table:table-row table:style-name="ro1">
          <table:table-cell office:value-type="float" office:value="6.571" calcext:value-type="float">
            <text:p>6.571</text:p>
          </table:table-cell>
          <table:table-cell office:value-type="float" office:value="1.67402" calcext:value-type="float">
            <text:p>1.67402</text:p>
          </table:table-cell>
          <table:table-cell office:value-type="float" office:value="-0.00038972" calcext:value-type="float">
            <text:p>-0.00038972</text:p>
          </table:table-cell>
          <table:table-cell office:value-type="float" office:value="0.000350118" calcext:value-type="float">
            <text:p>0.000350118</text:p>
          </table:table-cell>
          <table:table-cell office:value-type="float" office:value="-0.246796" calcext:value-type="float">
            <text:p>-0.246796</text:p>
          </table:table-cell>
        </table:table-row>
        <table:table-row table:style-name="ro1">
          <table:table-cell office:value-type="float" office:value="6.589" calcext:value-type="float">
            <text:p>6.589</text:p>
          </table:table-cell>
          <table:table-cell office:value-type="float" office:value="0.113618" calcext:value-type="float">
            <text:p>0.113618</text:p>
          </table:table-cell>
          <table:table-cell office:value-type="float" office:value="-0.0000038714" calcext:value-type="float">
            <text:p>-3.8714E-06</text:p>
          </table:table-cell>
          <table:table-cell office:value-type="float" office:value="0.000544038" calcext:value-type="float">
            <text:p>0.000544038</text:p>
          </table:table-cell>
          <table:table-cell office:value-type="float" office:value="-0.031088" calcext:value-type="float">
            <text:p>-0.031088</text:p>
          </table:table-cell>
        </table:table-row>
        <table:table-row table:style-name="ro1">
          <table:table-cell office:value-type="float" office:value="6.599" calcext:value-type="float">
            <text:p>6.599</text:p>
          </table:table-cell>
          <table:table-cell office:value-type="float" office:value="-1.03783" calcext:value-type="float">
            <text:p>-1.03783</text:p>
          </table:table-cell>
          <table:table-cell office:value-type="float" office:value="0.000292675" calcext:value-type="float">
            <text:p>0.000292675</text:p>
          </table:table-cell>
          <table:table-cell office:value-type="float" office:value="0.000227446" calcext:value-type="float">
            <text:p>0.000227446</text:p>
          </table:table-cell>
          <table:table-cell office:value-type="float" office:value="0.0750624" calcext:value-type="float">
            <text:p>0.0750624</text:p>
          </table:table-cell>
        </table:table-row>
        <table:table-row table:style-name="ro1">
          <table:table-cell office:value-type="float" office:value="6.602" calcext:value-type="float">
            <text:p>6.602</text:p>
          </table:table-cell>
          <table:table-cell office:value-type="float" office:value="-13.7632" calcext:value-type="float">
            <text:p>-13.7632</text:p>
          </table:table-cell>
          <table:table-cell office:value-type="float" office:value="0.00359993" calcext:value-type="float">
            <text:p>0.00359993</text:p>
          </table:table-cell>
          <table:table-cell office:value-type="float" office:value="-0.00312811" calcext:value-type="float">
            <text:p>-0.00312811</text:p>
          </table:table-cell>
          <table:table-cell office:value-type="float" office:value="1.25997" calcext:value-type="float">
            <text:p>1.25997</text:p>
          </table:table-cell>
        </table:table-row>
        <table:table-row table:style-name="ro1">
          <table:table-cell office:value-type="float" office:value="6.606" calcext:value-type="float">
            <text:p>6.606</text:p>
          </table:table-cell>
          <table:table-cell office:value-type="float" office:value="13.1057" calcext:value-type="float">
            <text:p>13.1057</text:p>
          </table:table-cell>
          <table:table-cell office:value-type="float" office:value="-0.00341562" calcext:value-type="float">
            <text:p>-0.00341562</text:p>
          </table:table-cell>
          <table:table-cell office:value-type="float" office:value="0.00480827" calcext:value-type="float">
            <text:p>0.00480827</text:p>
          </table:table-cell>
          <table:table-cell office:value-type="float" office:value="-1.152" calcext:value-type="float">
            <text:p>-1.152</text:p>
          </table:table-cell>
        </table:table-row>
        <table:table-row table:style-name="ro1">
          <table:table-cell office:value-type="float" office:value="6.609" calcext:value-type="float">
            <text:p>6.609</text:p>
          </table:table-cell>
          <table:table-cell office:value-type="float" office:value="0.689177" calcext:value-type="float">
            <text:p>0.689177</text:p>
          </table:table-cell>
          <table:table-cell office:value-type="float" office:value="-0.0000429505" calcext:value-type="float">
            <text:p>-4.29505E-05</text:p>
          </table:table-cell>
          <table:table-cell office:value-type="float" office:value="-0.00271143" calcext:value-type="float">
            <text:p>-0.00271143</text:p>
          </table:table-cell>
          <table:table-cell office:value-type="float" office:value="-0.473038" calcext:value-type="float">
            <text:p>-0.473038</text:p>
          </table:table-cell>
        </table:table-row>
        <table:table-row table:style-name="ro1">
          <table:table-cell office:value-type="float" office:value="6.613" calcext:value-type="float">
            <text:p>6.613</text:p>
          </table:table-cell>
          <table:table-cell office:value-type="float" office:value="-9.72277" calcext:value-type="float">
            <text:p>-9.72277</text:p>
          </table:table-cell>
          <table:table-cell office:value-type="float" office:value="0.00248022" calcext:value-type="float">
            <text:p>0.00248022</text:p>
          </table:table-cell>
          <table:table-cell office:value-type="float" office:value="0.0000983618" calcext:value-type="float">
            <text:p>9.83618E-05</text:p>
          </table:table-cell>
          <table:table-cell office:value-type="float" office:value="1.13221" calcext:value-type="float">
            <text:p>1.13221</text:p>
          </table:table-cell>
        </table:table-row>
        <table:table-row table:style-name="ro1">
          <table:table-cell office:value-type="float" office:value="6.622" calcext:value-type="float">
            <text:p>6.622</text:p>
          </table:table-cell>
          <table:table-cell office:value-type="float" office:value="1.58697" calcext:value-type="float">
            <text:p>1.58697</text:p>
          </table:table-cell>
          <table:table-cell office:value-type="float" office:value="-0.000378271" calcext:value-type="float">
            <text:p>-0.000378271</text:p>
          </table:table-cell>
          <table:table-cell office:value-type="float" office:value="0.000601608" calcext:value-type="float">
            <text:p>0.000601608</text:p>
          </table:table-cell>
          <table:table-cell office:value-type="float" office:value="-0.206818" calcext:value-type="float">
            <text:p>-0.206818</text:p>
          </table:table-cell>
        </table:table-row>
        <table:table-row table:style-name="ro1">
          <table:table-cell office:value-type="float" office:value="6.639" calcext:value-type="float">
            <text:p>6.639</text:p>
          </table:table-cell>
          <table:table-cell office:value-type="float" office:value="0.132279" calcext:value-type="float">
            <text:p>0.132279</text:p>
          </table:table-cell>
          <table:table-cell office:value-type="float" office:value="-0.00000698046" calcext:value-type="float">
            <text:p>-6.98046E-06</text:p>
          </table:table-cell>
          <table:table-cell office:value-type="float" office:value="0.000500486" calcext:value-type="float">
            <text:p>0.000500486</text:p>
          </table:table-cell>
          <table:table-cell office:value-type="float" office:value="-0.0379308" calcext:value-type="float">
            <text:p>-0.0379308</text:p>
          </table:table-cell>
        </table:table-row>
        <table:table-row table:style-name="ro1">
          <table:table-cell office:value-type="float" office:value="6.649" calcext:value-type="float">
            <text:p>6.649</text:p>
          </table:table-cell>
          <table:table-cell office:value-type="float" office:value="-1.11067" calcext:value-type="float">
            <text:p>-1.11067</text:p>
          </table:table-cell>
          <table:table-cell office:value-type="float" office:value="0.000313209" calcext:value-type="float">
            <text:p>0.000313209</text:p>
          </table:table-cell>
          <table:table-cell office:value-type="float" office:value="0.000192044" calcext:value-type="float">
            <text:p>0.000192044</text:p>
          </table:table-cell>
          <table:table-cell office:value-type="float" office:value="0.0804803" calcext:value-type="float">
            <text:p>0.0804803</text:p>
          </table:table-cell>
        </table:table-row>
        <table:table-row table:style-name="ro1">
          <table:table-cell office:value-type="float" office:value="6.652" calcext:value-type="float">
            <text:p>6.652</text:p>
          </table:table-cell>
          <table:table-cell office:value-type="float" office:value="-11.1386" calcext:value-type="float">
            <text:p>-11.1386</text:p>
          </table:table-cell>
          <table:table-cell office:value-type="float" office:value="0.00291337" calcext:value-type="float">
            <text:p>0.00291337</text:p>
          </table:table-cell>
          <table:table-cell office:value-type="float" office:value="-0.00211946" calcext:value-type="float">
            <text:p>-0.00211946</text:p>
          </table:table-cell>
          <table:table-cell office:value-type="float" office:value="1.05281" calcext:value-type="float">
            <text:p>1.05281</text:p>
          </table:table-cell>
        </table:table-row>
        <table:table-row table:style-name="ro1">
          <table:table-cell office:value-type="float" office:value="6.656" calcext:value-type="float">
            <text:p>6.656</text:p>
          </table:table-cell>
          <table:table-cell office:value-type="float" office:value="10.7891" calcext:value-type="float">
            <text:p>10.7891</text:p>
          </table:table-cell>
          <table:table-cell office:value-type="float" office:value="-0.00280718" calcext:value-type="float">
            <text:p>-0.00280718</text:p>
          </table:table-cell>
          <table:table-cell office:value-type="float" office:value="0.00390513" calcext:value-type="float">
            <text:p>0.00390513</text:p>
          </table:table-cell>
          <table:table-cell office:value-type="float" office:value="-0.967891" calcext:value-type="float">
            <text:p>-0.967891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0.149665" calcext:value-type="float">
            <text:p>0.149665</text:p>
          </table:table-cell>
          <table:table-cell office:value-type="float" office:value="0.0000462812" calcext:value-type="float">
            <text:p>4.62812E-05</text:p>
          </table:table-cell>
          <table:table-cell office:value-type="float" office:value="-0.00128079" calcext:value-type="float">
            <text:p>-0.00128079</text:p>
          </table:table-cell>
          <table:table-cell office:value-type="float" office:value="-0.242809" calcext:value-type="float">
            <text:p>-0.242809</text:p>
          </table:table-cell>
        </table:table-row>
        <table:table-row table:style-name="ro1">
          <table:table-cell office:value-type="float" office:value="6.664" calcext:value-type="float">
            <text:p>6.664</text:p>
          </table:table-cell>
          <table:table-cell office:value-type="float" office:value="-10.3804" calcext:value-type="float">
            <text:p>-10.3804</text:p>
          </table:table-cell>
          <table:table-cell office:value-type="float" office:value="0.00269044" calcext:value-type="float">
            <text:p>0.00269044</text:p>
          </table:table-cell>
          <table:table-cell office:value-type="float" office:value="-0.00105332" calcext:value-type="float">
            <text:p>-0.00105332</text:p>
          </table:table-cell>
          <table:table-cell office:value-type="float" office:value="1.08204" calcext:value-type="float">
            <text:p>1.08204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2.23057" calcext:value-type="float">
            <text:p>2.23057</text:p>
          </table:table-cell>
          <table:table-cell office:value-type="float" office:value="-0.000547293" calcext:value-type="float">
            <text:p>-0.000547293</text:p>
          </table:table-cell>
          <table:table-cell office:value-type="float" office:value="0.000793126" calcext:value-type="float">
            <text:p>0.000793126</text:p>
          </table:table-cell>
          <table:table-cell office:value-type="float" office:value="-0.264238" calcext:value-type="float">
            <text:p>-0.264238</text:p>
          </table:table-cell>
        </table:table-row>
        <table:table-row table:style-name="ro1">
          <table:table-cell office:value-type="float" office:value="6.709" calcext:value-type="float">
            <text:p>6.709</text:p>
          </table:table-cell>
          <table:table-cell office:value-type="float" office:value="-0.207062" calcext:value-type="float">
            <text:p>-0.207062</text:p>
          </table:table-cell>
          <table:table-cell office:value-type="float" office:value="0.0000812292" calcext:value-type="float">
            <text:p>8.12292E-05</text:p>
          </table:table-cell>
          <table:table-cell office:value-type="float" office:value="0.000410909" calcext:value-type="float">
            <text:p>0.000410909</text:p>
          </table:table-cell>
          <table:table-cell office:value-type="float" office:value="-0.00569741" calcext:value-type="float">
            <text:p>-0.00569741</text:p>
          </table:table-cell>
        </table:table-row>
        <table:table-row table:style-name="ro1">
          <table:table-cell office:value-type="float" office:value="6.713" calcext:value-type="float">
            <text:p>6.713</text:p>
          </table:table-cell>
          <table:table-cell office:value-type="float" office:value="-12.4322" calcext:value-type="float">
            <text:p>-12.4322</text:p>
          </table:table-cell>
          <table:table-cell office:value-type="float" office:value="0.00324879" calcext:value-type="float">
            <text:p>0.00324879</text:p>
          </table:table-cell>
          <table:table-cell office:value-type="float" office:value="-0.0021579" calcext:value-type="float">
            <text:p>-0.0021579</text:p>
          </table:table-cell>
          <table:table-cell office:value-type="float" office:value="1.20611" calcext:value-type="float">
            <text:p>1.20611</text:p>
          </table:table-cell>
        </table:table-row>
        <table:table-row table:style-name="ro1">
          <table:table-cell office:value-type="float" office:value="6.729" calcext:value-type="float">
            <text:p>6.729</text:p>
          </table:table-cell>
          <table:table-cell office:value-type="float" office:value="2.61831" calcext:value-type="float">
            <text:p>2.61831</text:p>
          </table:table-cell>
          <table:table-cell office:value-type="float" office:value="-0.000646876" calcext:value-type="float">
            <text:p>-0.000646876</text:p>
          </table:table-cell>
          <table:table-cell office:value-type="float" office:value="0.000983416" calcext:value-type="float">
            <text:p>0.000983416</text:p>
          </table:table-cell>
          <table:table-cell office:value-type="float" office:value="-0.289658" calcext:value-type="float">
            <text:p>-0.289658</text:p>
          </table:table-cell>
        </table:table-row>
        <table:table-row table:style-name="ro1">
          <table:table-cell office:value-type="float" office:value="6.739" calcext:value-type="float">
            <text:p>6.739</text:p>
          </table:table-cell>
          <table:table-cell office:value-type="float" office:value="-1.01267" calcext:value-type="float">
            <text:p>-1.01267</text:p>
          </table:table-cell>
          <table:table-cell office:value-type="float" office:value="0.000290479" calcext:value-type="float">
            <text:p>0.000290479</text:p>
          </table:table-cell>
          <table:table-cell office:value-type="float" office:value="0.000197323" calcext:value-type="float">
            <text:p>0.000197323</text:p>
          </table:table-cell>
          <table:table-cell office:value-type="float" office:value="0.0697968" calcext:value-type="float">
            <text:p>0.0697968</text:p>
          </table:table-cell>
        </table:table-row>
        <table:table-row table:style-name="ro1">
          <table:table-cell office:value-type="float" office:value="6.749" calcext:value-type="float">
            <text:p>6.749</text:p>
          </table:table-cell>
          <table:table-cell office:value-type="float" office:value="-0.608492" calcext:value-type="float">
            <text:p>-0.608492</text:p>
          </table:table-cell>
          <table:table-cell office:value-type="float" office:value="0.000187001" calcext:value-type="float">
            <text:p>0.000187001</text:p>
          </table:table-cell>
          <table:table-cell office:value-type="float" office:value="0.00026174" calcext:value-type="float">
            <text:p>0.00026174</text:p>
          </table:table-cell>
          <table:table-cell office:value-type="float" office:value="0.0271544" calcext:value-type="float">
            <text:p>0.0271544</text:p>
          </table:table-cell>
        </table:table-row>
        <table:table-row table:style-name="ro1">
          <table:table-cell office:value-type="float" office:value="6.752" calcext:value-type="float">
            <text:p>6.752</text:p>
          </table:table-cell>
          <table:table-cell office:value-type="float" office:value="-11.1173" calcext:value-type="float">
            <text:p>-11.1173</text:p>
          </table:table-cell>
          <table:table-cell office:value-type="float" office:value="0.00293588" calcext:value-type="float">
            <text:p>0.00293588</text:p>
          </table:table-cell>
          <table:table-cell office:value-type="float" office:value="-0.00225868" calcext:value-type="float">
            <text:p>-0.00225868</text:p>
          </table:table-cell>
          <table:table-cell office:value-type="float" office:value="1.03485" calcext:value-type="float">
            <text:p>1.03485</text:p>
          </table:table-cell>
        </table:table-row>
        <table:table-row table:style-name="ro1">
          <table:table-cell office:value-type="float" office:value="6.756" calcext:value-type="float">
            <text:p>6.756</text:p>
          </table:table-cell>
          <table:table-cell office:value-type="float" office:value="10.7565" calcext:value-type="float">
            <text:p>10.7565</text:p>
          </table:table-cell>
          <table:table-cell office:value-type="float" office:value="-0.00282189" calcext:value-type="float">
            <text:p>-0.00282189</text:p>
          </table:table-cell>
          <table:table-cell office:value-type="float" office:value="0.00390544" calcext:value-type="float">
            <text:p>0.00390544</text:p>
          </table:table-cell>
          <table:table-cell office:value-type="float" office:value="-0.962551" calcext:value-type="float">
            <text:p>-0.962551</text:p>
          </table:table-cell>
        </table:table-row>
        <table:table-row table:style-name="ro1">
          <table:table-cell office:value-type="float" office:value="6.759" calcext:value-type="float">
            <text:p>6.759</text:p>
          </table:table-cell>
          <table:table-cell office:value-type="float" office:value="0.309951" calcext:value-type="float">
            <text:p>0.309951</text:p>
          </table:table-cell>
          <table:table-cell office:value-type="float" office:value="0.0000252703" calcext:value-type="float">
            <text:p>2.52703E-05</text:p>
          </table:table-cell>
          <table:table-cell office:value-type="float" office:value="-0.00180855" calcext:value-type="float">
            <text:p>-0.00180855</text:p>
          </table:table-cell>
          <table:table-cell office:value-type="float" office:value="-0.321652" calcext:value-type="float">
            <text:p>-0.321652</text:p>
          </table:table-cell>
        </table:table-row>
        <table:table-row table:style-name="ro1">
          <table:table-cell office:value-type="float" office:value="6.762" calcext:value-type="float">
            <text:p>6.762</text:p>
          </table:table-cell>
          <table:table-cell office:value-type="float" office:value="-11.9659" calcext:value-type="float">
            <text:p>-11.9659</text:p>
          </table:table-cell>
          <table:table-cell office:value-type="float" office:value="0.00309903" calcext:value-type="float">
            <text:p>0.00309903</text:p>
          </table:table-cell>
          <table:table-cell office:value-type="float" office:value="-0.000618639" calcext:value-type="float">
            <text:p>-0.000618639</text:p>
          </table:table-cell>
          <table:table-cell office:value-type="float" office:value="1.32892" calcext:value-type="float">
            <text:p>1.32892</text:p>
          </table:table-cell>
        </table:table-row>
        <table:table-row table:style-name="ro1">
          <table:table-cell office:value-type="float" office:value="6.771" calcext:value-type="float">
            <text:p>6.771</text:p>
          </table:table-cell>
          <table:table-cell office:value-type="float" office:value="1.85786" calcext:value-type="float">
            <text:p>1.85786</text:p>
          </table:table-cell>
          <table:table-cell office:value-type="float" office:value="-0.000452898" calcext:value-type="float">
            <text:p>-0.000452898</text:p>
          </table:table-cell>
          <table:table-cell office:value-type="float" office:value="0.000673176" calcext:value-type="float">
            <text:p>0.000673176</text:p>
          </table:table-cell>
          <table:table-cell office:value-type="float" office:value="-0.230503" calcext:value-type="float">
            <text:p>-0.230503</text:p>
          </table:table-cell>
        </table:table-row>
        <table:table-row table:style-name="ro1">
          <table:table-cell office:value-type="float" office:value="6.789" calcext:value-type="float">
            <text:p>6.789</text:p>
          </table:table-cell>
          <table:table-cell office:value-type="float" office:value="-0.0916587" calcext:value-type="float">
            <text:p>-0.0916587</text:p>
          </table:table-cell>
          <table:table-cell office:value-type="float" office:value="0.0000513867" calcext:value-type="float">
            <text:p>5.13867E-05</text:p>
          </table:table-cell>
          <table:table-cell office:value-type="float" office:value="0.000430502" calcext:value-type="float">
            <text:p>0.000430502</text:p>
          </table:table-cell>
          <table:table-cell office:value-type="float" office:value="-0.0168216" calcext:value-type="float">
            <text:p>-0.0168216</text:p>
          </table:table-cell>
        </table:table-row>
        <table:table-row table:style-name="ro1">
          <table:table-cell office:value-type="float" office:value="6.799" calcext:value-type="float">
            <text:p>6.799</text:p>
          </table:table-cell>
          <table:table-cell office:value-type="float" office:value="-0.739133" calcext:value-type="float">
            <text:p>-0.739133</text:p>
          </table:table-cell>
          <table:table-cell office:value-type="float" office:value="0.000222021" calcext:value-type="float">
            <text:p>0.000222021</text:p>
          </table:table-cell>
          <table:table-cell office:value-type="float" office:value="0.000217885" calcext:value-type="float">
            <text:p>0.000217885</text:p>
          </table:table-cell>
          <table:table-cell office:value-type="float" office:value="0.0390157" calcext:value-type="float">
            <text:p>0.0390157</text:p>
          </table:table-cell>
        </table:table-row>
        <table:table-row table:style-name="ro1">
          <table:table-cell office:value-type="float" office:value="6.802" calcext:value-type="float">
            <text:p>6.802</text:p>
          </table:table-cell>
          <table:table-cell office:value-type="float" office:value="-7.24521" calcext:value-type="float">
            <text:p>-7.24521</text:p>
          </table:table-cell>
          <table:table-cell office:value-type="float" office:value="0.00191214" calcext:value-type="float">
            <text:p>0.00191214</text:p>
          </table:table-cell>
          <table:table-cell office:value-type="float" office:value="-0.000964496" calcext:value-type="float">
            <text:p>-0.000964496</text:p>
          </table:table-cell>
          <table:table-cell office:value-type="float" office:value="0.707009" calcext:value-type="float">
            <text:p>0.707009</text:p>
          </table:table-cell>
        </table:table-row>
        <table:table-row table:style-name="ro1">
          <table:table-cell office:value-type="float" office:value="6.806" calcext:value-type="float">
            <text:p>6.806</text:p>
          </table:table-cell>
          <table:table-cell office:value-type="float" office:value="6.44951" calcext:value-type="float">
            <text:p>6.44951</text:p>
          </table:table-cell>
          <table:table-cell office:value-type="float" office:value="-0.00167646" calcext:value-type="float">
            <text:p>-0.00167646</text:p>
          </table:table-cell>
          <table:table-cell office:value-type="float" office:value="0.00239027" calcext:value-type="float">
            <text:p>0.00239027</text:p>
          </table:table-cell>
          <table:table-cell office:value-type="float" office:value="-0.602191" calcext:value-type="float">
            <text:p>-0.602191</text:p>
          </table:table-cell>
        </table:table-row>
        <table:table-row table:style-name="ro1">
          <table:table-cell office:value-type="float" office:value="6.809" calcext:value-type="float">
            <text:p>6.809</text:p>
          </table:table-cell>
          <table:table-cell office:value-type="float" office:value="0.138293" calcext:value-type="float">
            <text:p>0.138293</text:p>
          </table:table-cell>
          <table:table-cell office:value-type="float" office:value="0.0000539923" calcext:value-type="float">
            <text:p>5.39923E-05</text:p>
          </table:table-cell>
          <table:table-cell office:value-type="float" office:value="-0.0013637" calcext:value-type="float">
            <text:p>-0.0013637</text:p>
          </table:table-cell>
          <table:table-cell office:value-type="float" office:value="-0.249357" calcext:value-type="float">
            <text:p>-0.249357</text:p>
          </table:table-cell>
        </table:table-row>
        <table:table-row table:style-name="ro1">
          <table:table-cell office:value-type="float" office:value="6.813" calcext:value-type="float">
            <text:p>6.813</text:p>
          </table:table-cell>
          <table:table-cell office:value-type="float" office:value="-5.93632" calcext:value-type="float">
            <text:p>-5.93632</text:p>
          </table:table-cell>
          <table:table-cell office:value-type="float" office:value="0.00155032" calcext:value-type="float">
            <text:p>0.00155032</text:p>
          </table:table-cell>
          <table:table-cell office:value-type="float" office:value="-0.0000680126" calcext:value-type="float">
            <text:p>-6.80126E-05</text:p>
          </table:table-cell>
          <table:table-cell office:value-type="float" office:value="0.648226" calcext:value-type="float">
            <text:p>0.648226</text:p>
          </table:table-cell>
        </table:table-row>
        <table:table-row table:style-name="ro1">
          <table:table-cell office:value-type="float" office:value="6.829" calcext:value-type="float">
            <text:p>6.829</text:p>
          </table:table-cell>
          <table:table-cell office:value-type="float" office:value="0.611756" calcext:value-type="float">
            <text:p>0.611756</text:p>
          </table:table-cell>
          <table:table-cell office:value-type="float" office:value="-0.000129266" calcext:value-type="float">
            <text:p>-0.000129266</text:p>
          </table:table-cell>
          <table:table-cell office:value-type="float" office:value="0.000530189" calcext:value-type="float">
            <text:p>0.000530189</text:p>
          </table:table-cell>
          <table:table-cell office:value-type="float" office:value="-0.0921813" calcext:value-type="float">
            <text:p>-0.0921813</text:p>
          </table:table-cell>
        </table:table-row>
        <table:table-row table:style-name="ro1">
          <table:table-cell office:value-type="float" office:value="6.839" calcext:value-type="float">
            <text:p>6.839</text:p>
          </table:table-cell>
          <table:table-cell office:value-type="float" office:value="-0.960737" calcext:value-type="float">
            <text:p>-0.960737</text:p>
          </table:table-cell>
          <table:table-cell office:value-type="float" office:value="0.00028006" calcext:value-type="float">
            <text:p>0.00028006</text:p>
          </table:table-cell>
          <table:table-cell office:value-type="float" office:value="0.000156331" calcext:value-type="float">
            <text:p>0.000156331</text:p>
          </table:table-cell>
          <table:table-cell office:value-type="float" office:value="0.0596531" calcext:value-type="float">
            <text:p>0.0596531</text:p>
          </table:table-cell>
        </table:table-row>
        <table:table-row table:style-name="ro1">
          <table:table-cell office:value-type="float" office:value="6.849" calcext:value-type="float">
            <text:p>6.849</text:p>
          </table:table-cell>
          <table:table-cell office:value-type="float" office:value="-0.215126" calcext:value-type="float">
            <text:p>-0.215126</text:p>
          </table:table-cell>
          <table:table-cell office:value-type="float" office:value="0.000081637" calcext:value-type="float">
            <text:p>8.1637E-05</text:p>
          </table:table-cell>
          <table:table-cell office:value-type="float" office:value="0.000460693" calcext:value-type="float">
            <text:p>0.000460693</text:p>
          </table:table-cell>
          <table:table-cell office:value-type="float" office:value="0.00223513" calcext:value-type="float">
            <text:p>0.00223513</text:p>
          </table:table-cell>
        </table:table-row>
        <table:table-row table:style-name="ro1">
          <table:table-cell office:value-type="float" office:value="6.852" calcext:value-type="float">
            <text:p>6.852</text:p>
          </table:table-cell>
          <table:table-cell office:value-type="float" office:value="-4.89917" calcext:value-type="float">
            <text:p>-4.89917</text:p>
          </table:table-cell>
          <table:table-cell office:value-type="float" office:value="0.0013005" calcext:value-type="float">
            <text:p>0.0013005</text:p>
          </table:table-cell>
          <table:table-cell office:value-type="float" office:value="-0.000481878" calcext:value-type="float">
            <text:p>-0.000481878</text:p>
          </table:table-cell>
          <table:table-cell office:value-type="float" office:value="0.473292" calcext:value-type="float">
            <text:p>0.473292</text:p>
          </table:table-cell>
        </table:table-row>
        <table:table-row table:style-name="ro1">
          <table:table-cell office:value-type="float" office:value="6.856" calcext:value-type="float">
            <text:p>6.856</text:p>
          </table:table-cell>
          <table:table-cell office:value-type="float" office:value="4.3795" calcext:value-type="float">
            <text:p>4.3795</text:p>
          </table:table-cell>
          <table:table-cell office:value-type="float" office:value="-0.00109216" calcext:value-type="float">
            <text:p>-0.00109216</text:p>
          </table:table-cell>
          <table:table-cell office:value-type="float" office:value="0.000844247" calcext:value-type="float">
            <text:p>0.000844247</text:p>
          </table:table-cell>
          <table:table-cell office:value-type="float" office:value="-0.522122" calcext:value-type="float">
            <text:p>-0.522122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-0.718719" calcext:value-type="float">
            <text:p>-0.718719</text:p>
          </table:table-cell>
          <table:table-cell office:value-type="float" office:value="0.000191335" calcext:value-type="float">
            <text:p>0.000191335</text:p>
          </table:table-cell>
          <table:table-cell office:value-type="float" office:value="0.000975687" calcext:value-type="float">
            <text:p>0.000975687</text:p>
          </table:table-cell>
          <table:table-cell office:value-type="float" office:value="0.123242" calcext:value-type="float">
            <text:p>0.123242</text:p>
          </table:table-cell>
        </table:table-row>
        <table:table-row table:style-name="ro1">
          <table:table-cell office:value-type="float" office:value="6.863" calcext:value-type="float">
            <text:p>6.863</text:p>
          </table:table-cell>
          <table:table-cell office:value-type="float" office:value="-7.95667" calcext:value-type="float">
            <text:p>-7.95667</text:p>
          </table:table-cell>
          <table:table-cell office:value-type="float" office:value="0.00213202" calcext:value-type="float">
            <text:p>0.00213202</text:p>
          </table:table-cell>
          <table:table-cell office:value-type="float" office:value="-0.00207312" calcext:value-type="float">
            <text:p>-0.00207312</text:p>
          </table:table-cell>
          <table:table-cell office:value-type="float" office:value="0.669793" calcext:value-type="float">
            <text:p>0.669793</text:p>
          </table:table-cell>
        </table:table-row>
        <table:table-row table:style-name="ro1">
          <table:table-cell office:value-type="float" office:value="6.879" calcext:value-type="float">
            <text:p>6.879</text:p>
          </table:table-cell>
          <table:table-cell office:value-type="float" office:value="0.792988" calcext:value-type="float">
            <text:p>0.792988</text:p>
          </table:table-cell>
          <table:table-cell office:value-type="float" office:value="-0.00017899" calcext:value-type="float">
            <text:p>-0.00017899</text:p>
          </table:table-cell>
          <table:table-cell office:value-type="float" office:value="0.000623392" calcext:value-type="float">
            <text:p>0.000623392</text:p>
          </table:table-cell>
          <table:table-cell office:value-type="float" office:value="-0.103681" calcext:value-type="float">
            <text:p>-0.103681</text:p>
          </table:table-cell>
        </table:table-row>
        <table:table-row table:style-name="ro1">
          <table:table-cell office:value-type="float" office:value="6.889" calcext:value-type="float">
            <text:p>6.889</text:p>
          </table:table-cell>
          <table:table-cell office:value-type="float" office:value="-0.636363" calcext:value-type="float">
            <text:p>-0.636363</text:p>
          </table:table-cell>
          <table:table-cell office:value-type="float" office:value="0.000194842" calcext:value-type="float">
            <text:p>0.000194842</text:p>
          </table:table-cell>
          <table:table-cell office:value-type="float" office:value="0.000266528" calcext:value-type="float">
            <text:p>0.000266528</text:p>
          </table:table-cell>
          <table:table-cell office:value-type="float" office:value="0.0324365" calcext:value-type="float">
            <text:p>0.0324365</text:p>
          </table:table-cell>
        </table:table-row>
        <table:table-row table:style-name="ro1">
          <table:table-cell office:value-type="float" office:value="6.899" calcext:value-type="float">
            <text:p>6.899</text:p>
          </table:table-cell>
          <table:table-cell office:value-type="float" office:value="-0.331822" calcext:value-type="float">
            <text:p>-0.331822</text:p>
          </table:table-cell>
          <table:table-cell office:value-type="float" office:value="0.000114285" calcext:value-type="float">
            <text:p>0.000114285</text:p>
          </table:table-cell>
          <table:table-cell office:value-type="float" office:value="0.000369175" calcext:value-type="float">
            <text:p>0.000369175</text:p>
          </table:table-cell>
          <table:table-cell office:value-type="float" office:value="0.00651324" calcext:value-type="float">
            <text:p>0.00651324</text:p>
          </table:table-cell>
        </table:table-row>
        <table:table-row table:style-name="ro1">
          <table:table-cell office:value-type="float" office:value="6.902" calcext:value-type="float">
            <text:p>6.902</text:p>
          </table:table-cell>
          <table:table-cell office:value-type="float" office:value="-4.27621" calcext:value-type="float">
            <text:p>-4.27621</text:p>
          </table:table-cell>
          <table:table-cell office:value-type="float" office:value="0.00114998" calcext:value-type="float">
            <text:p>0.00114998</text:p>
          </table:table-cell>
          <table:table-cell office:value-type="float" office:value="-0.000654529" calcext:value-type="float">
            <text:p>-0.000654529</text:p>
          </table:table-cell>
          <table:table-cell office:value-type="float" office:value="0.377191" calcext:value-type="float">
            <text:p>0.377191</text:p>
          </table:table-cell>
        </table:table-row>
        <table:table-row table:style-name="ro1">
          <table:table-cell office:value-type="float" office:value="6.906" calcext:value-type="float">
            <text:p>6.906</text:p>
          </table:table-cell>
          <table:table-cell office:value-type="float" office:value="3.13146" calcext:value-type="float">
            <text:p>3.13146</text:p>
          </table:table-cell>
          <table:table-cell office:value-type="float" office:value="-0.000781852" calcext:value-type="float">
            <text:p>-0.000781852</text:p>
          </table:table-cell>
          <table:table-cell office:value-type="float" office:value="0.000931413" calcext:value-type="float">
            <text:p>0.000931413</text:p>
          </table:table-cell>
          <table:table-cell office:value-type="float" office:value="-0.357626" calcext:value-type="float">
            <text:p>-0.357626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.02187" calcext:value-type="float">
            <text:p>1.02187</text:p>
          </table:table-cell>
          <table:table-cell office:value-type="float" office:value="-0.000270522" calcext:value-type="float">
            <text:p>-0.000270522</text:p>
          </table:table-cell>
          <table:table-cell office:value-type="float" office:value="0.00159712" calcext:value-type="float">
            <text:p>0.00159712</text:p>
          </table:table-cell>
          <table:table-cell office:value-type="float" office:value="-0.021169" calcext:value-type="float">
            <text:p>-0.021169</text:p>
          </table:table-cell>
        </table:table-row>
        <table:table-row table:style-name="ro1">
          <table:table-cell office:value-type="float" office:value="6.913" calcext:value-type="float">
            <text:p>6.913</text:p>
          </table:table-cell>
          <table:table-cell office:value-type="float" office:value="-7.19215" calcext:value-type="float">
            <text:p>-7.19215</text:p>
          </table:table-cell>
          <table:table-cell office:value-type="float" office:value="0.00195473" calcext:value-type="float">
            <text:p>0.00195473</text:p>
          </table:table-cell>
          <table:table-cell office:value-type="float" office:value="-0.00252571" calcext:value-type="float">
            <text:p>-0.00252571</text:p>
          </table:table-cell>
          <table:table-cell office:value-type="float" office:value="0.524734" calcext:value-type="float">
            <text:p>0.524734</text:p>
          </table:table-cell>
        </table:table-row>
        <table:table-row table:style-name="ro1">
          <table:table-cell office:value-type="float" office:value="6.929" calcext:value-type="float">
            <text:p>6.929</text:p>
          </table:table-cell>
          <table:table-cell office:value-type="float" office:value="0.275047" calcext:value-type="float">
            <text:p>0.275047</text:p>
          </table:table-cell>
          <table:table-cell office:value-type="float" office:value="-0.0000450973" calcext:value-type="float">
            <text:p>-4.50973E-05</text:p>
          </table:table-cell>
          <table:table-cell office:value-type="float" office:value="0.000529638" calcext:value-type="float">
            <text:p>0.000529638</text:p>
          </table:table-cell>
          <table:table-cell office:value-type="float" office:value="-0.0501566" calcext:value-type="float">
            <text:p>-0.0501566</text:p>
          </table:table-cell>
        </table:table-row>
        <table:table-row table:style-name="ro1">
          <table:table-cell office:value-type="float" office:value="6.939" calcext:value-type="float">
            <text:p>6.939</text:p>
          </table:table-cell>
          <table:table-cell office:value-type="float" office:value="-0.565001" calcext:value-type="float">
            <text:p>-0.565001</text:p>
          </table:table-cell>
          <table:table-cell office:value-type="float" office:value="0.000176569" calcext:value-type="float">
            <text:p>0.000176569</text:p>
          </table:table-cell>
          <table:table-cell office:value-type="float" office:value="0.000280003" calcext:value-type="float">
            <text:p>0.000280003</text:p>
          </table:table-cell>
          <table:table-cell office:value-type="float" office:value="0.0252995" calcext:value-type="float">
            <text:p>0.0252995</text:p>
          </table:table-cell>
        </table:table-row>
        <table:table-row table:style-name="ro1">
          <table:table-cell office:value-type="float" office:value="6.949" calcext:value-type="float">
            <text:p>6.949</text:p>
          </table:table-cell>
          <table:table-cell office:value-type="float" office:value="-0.616579" calcext:value-type="float">
            <text:p>-0.616579</text:p>
          </table:table-cell>
          <table:table-cell office:value-type="float" office:value="0.000192094" calcext:value-type="float">
            <text:p>0.000192094</text:p>
          </table:table-cell>
          <table:table-cell office:value-type="float" office:value="0.000211658" calcext:value-type="float">
            <text:p>0.000211658</text:p>
          </table:table-cell>
          <table:table-cell office:value-type="float" office:value="0.0239138" calcext:value-type="float">
            <text:p>0.0239138</text:p>
          </table:table-cell>
        </table:table-row>
        <table:table-row table:style-name="ro1">
          <table:table-cell office:value-type="float" office:value="6.952" calcext:value-type="float">
            <text:p>6.952</text:p>
          </table:table-cell>
          <table:table-cell office:value-type="float" office:value="-0.696613" calcext:value-type="float">
            <text:p>-0.696613</text:p>
          </table:table-cell>
          <table:table-cell office:value-type="float" office:value="0.000196319" calcext:value-type="float">
            <text:p>0.000196319</text:p>
          </table:table-cell>
          <table:table-cell office:value-type="float" office:value="0.000676208" calcext:value-type="float">
            <text:p>0.000676208</text:p>
          </table:table-cell>
          <table:table-cell office:value-type="float" office:value="0.0866741" calcext:value-type="float">
            <text:p>0.0866741</text:p>
          </table:table-cell>
        </table:table-row>
        <table:table-row table:style-name="ro1">
          <table:table-cell office:value-type="float" office:value="6.959" calcext:value-type="float">
            <text:p>6.959</text:p>
          </table:table-cell>
          <table:table-cell office:value-type="float" office:value="0.211727" calcext:value-type="float">
            <text:p>0.211727</text:p>
          </table:table-cell>
          <table:table-cell office:value-type="float" office:value="-0.0000214304" calcext:value-type="float">
            <text:p>-2.14304E-05</text:p>
          </table:table-cell>
          <table:table-cell office:value-type="float" office:value="0.000303965" calcext:value-type="float">
            <text:p>0.000303965</text:p>
          </table:table-cell>
          <table:table-cell office:value-type="float" office:value="-0.067923" calcext:value-type="float">
            <text:p>-0.067923</text:p>
          </table:table-cell>
        </table:table-row>
        <table:table-row table:style-name="ro1">
          <table:table-cell office:value-type="float" office:value="6.963" calcext:value-type="float">
            <text:p>6.963</text:p>
          </table:table-cell>
          <table:table-cell office:value-type="float" office:value="-2.27586" calcext:value-type="float">
            <text:p>-2.27586</text:p>
          </table:table-cell>
          <table:table-cell office:value-type="float" office:value="0.000627631" calcext:value-type="float">
            <text:p>0.000627631</text:p>
          </table:table-cell>
          <table:table-cell office:value-type="float" office:value="-0.000175937" calcext:value-type="float">
            <text:p>-0.000175937</text:p>
          </table:table-cell>
          <table:table-cell office:value-type="float" office:value="0.184861" calcext:value-type="float">
            <text:p>0.184861</text:p>
          </table:table-cell>
        </table:table-row>
        <table:table-row table:style-name="ro1">
          <table:table-cell office:value-type="float" office:value="6.999" calcext:value-type="float">
            <text:p>6.999</text:p>
          </table:table-cell>
          <table:table-cell office:value-type="float" office:value="-0.290172" calcext:value-type="float">
            <text:p>-0.290172</text:p>
          </table:table-cell>
          <table:table-cell office:value-type="float" office:value="0.000104484" calcext:value-type="float">
            <text:p>0.000104484</text:p>
          </table:table-cell>
          <table:table-cell office:value-type="float" office:value="0.000348633" calcext:value-type="float">
            <text:p>0.000348633</text:p>
          </table:table-cell>
          <table:table-cell office:value-type="float" office:value="-0.000757368" calcext:value-type="float">
            <text:p>-0.000757368</text:p>
          </table:table-cell>
        </table:table-row>
        <table:table-row table:style-name="ro1">
          <table:table-cell office:value-type="float" office:value="7.003" calcext:value-type="float">
            <text:p>7.003</text:p>
          </table:table-cell>
          <table:table-cell office:value-type="float" office:value="-0.503214" calcext:value-type="float">
            <text:p>-0.503214</text:p>
          </table:table-cell>
          <table:table-cell office:value-type="float" office:value="0.000148442" calcext:value-type="float">
            <text:p>0.000148442</text:p>
          </table:table-cell>
          <table:table-cell office:value-type="float" office:value="0.000641684" calcext:value-type="float">
            <text:p>0.000641684</text:p>
          </table:table-cell>
          <table:table-cell office:value-type="float" office:value="0.0589301" calcext:value-type="float">
            <text:p>0.0589301</text:p>
          </table:table-cell>
        </table:table-row>
        <table:table-row table:style-name="ro1">
          <table:table-cell office:value-type="float" office:value="7.006" calcext:value-type="float">
            <text:p>7.006</text:p>
          </table:table-cell>
          <table:table-cell office:value-type="float" office:value="-0.341647" calcext:value-type="float">
            <text:p>-0.341647</text:p>
          </table:table-cell>
          <table:table-cell office:value-type="float" office:value="0.000132535" calcext:value-type="float">
            <text:p>0.000132535</text:p>
          </table:table-cell>
          <table:table-cell office:value-type="float" office:value="-0.0000811462" calcext:value-type="float">
            <text:p>-8.11462E-05</text:p>
          </table:table-cell>
          <table:table-cell office:value-type="float" office:value="-0.043299" calcext:value-type="float">
            <text:p>-0.043299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1.1669" calcext:value-type="float">
            <text:p>1.1669</text:p>
          </table:table-cell>
          <table:table-cell office:value-type="float" office:value="-0.000295361" calcext:value-type="float">
            <text:p>-0.000295361</text:p>
          </table:table-cell>
          <table:table-cell office:value-type="float" office:value="0.00118968" calcext:value-type="float">
            <text:p>0.00118968</text:p>
          </table:table-cell>
          <table:table-cell office:value-type="float" office:value="-0.0852805" calcext:value-type="float">
            <text:p>-0.0852805</text:p>
          </table:table-cell>
        </table:table-row>
        <table:table-row table:style-name="ro1">
          <table:table-cell office:value-type="float" office:value="7.013" calcext:value-type="float">
            <text:p>7.013</text:p>
          </table:table-cell>
          <table:table-cell office:value-type="float" office:value="-2.66512" calcext:value-type="float">
            <text:p>-2.66512</text:p>
          </table:table-cell>
          <table:table-cell office:value-type="float" office:value="0.000752364" calcext:value-type="float">
            <text:p>0.000752364</text:p>
          </table:table-cell>
          <table:table-cell office:value-type="float" office:value="-0.00091187" calcext:value-type="float">
            <text:p>-0.00091187</text:p>
          </table:table-cell>
          <table:table-cell office:value-type="float" office:value="0.149335" calcext:value-type="float">
            <text:p>0.149335</text:p>
          </table:table-cell>
        </table:table-row>
        <table:table-row table:style-name="ro1">
          <table:table-cell office:value-type="float" office:value="7.038" calcext:value-type="float">
            <text:p>7.038</text:p>
          </table:table-cell>
          <table:table-cell office:value-type="float" office:value="-0.454452" calcext:value-type="float">
            <text:p>-0.454452</text:p>
          </table:table-cell>
          <table:table-cell office:value-type="float" office:value="0.000148063" calcext:value-type="float">
            <text:p>0.000148063</text:p>
          </table:table-cell>
          <table:table-cell office:value-type="float" office:value="0.000295474" calcext:value-type="float">
            <text:p>0.000295474</text:p>
          </table:table-cell>
          <table:table-cell office:value-type="float" office:value="0.0134635" calcext:value-type="float">
            <text:p>0.0134635</text:p>
          </table:table-cell>
        </table:table-row>
        <table:table-row table:style-name="ro1">
          <table:table-cell office:value-type="float" office:value="7.049" calcext:value-type="float">
            <text:p>7.049</text:p>
          </table:table-cell>
          <table:table-cell office:value-type="float" office:value="-0.630035" calcext:value-type="float">
            <text:p>-0.630035</text:p>
          </table:table-cell>
          <table:table-cell office:value-type="float" office:value="0.000194764" calcext:value-type="float">
            <text:p>0.000194764</text:p>
          </table:table-cell>
          <table:table-cell office:value-type="float" office:value="0.000237731" calcext:value-type="float">
            <text:p>0.000237731</text:p>
          </table:table-cell>
          <table:table-cell office:value-type="float" office:value="0.0286072" calcext:value-type="float">
            <text:p>0.0286072</text:p>
          </table:table-cell>
        </table:table-row>
        <table:table-row table:style-name="ro1">
          <table:table-cell office:value-type="float" office:value="7.052" calcext:value-type="float">
            <text:p>7.052</text:p>
          </table:table-cell>
          <table:table-cell office:value-type="float" office:value="-0.0816376" calcext:value-type="float">
            <text:p>-0.0816376</text:p>
          </table:table-cell>
          <table:table-cell office:value-type="float" office:value="0.0000490356" calcext:value-type="float">
            <text:p>4.90356E-05</text:p>
          </table:table-cell>
          <table:table-cell office:value-type="float" office:value="0.000417614" calcext:value-type="float">
            <text:p>0.000417614</text:p>
          </table:table-cell>
          <table:table-cell office:value-type="float" office:value="-0.018704" calcext:value-type="float">
            <text:p>-0.018704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-0.475396" calcext:value-type="float">
            <text:p>-0.475396</text:p>
          </table:table-cell>
          <table:table-cell office:value-type="float" office:value="0.000153675" calcext:value-type="float">
            <text:p>0.000153675</text:p>
          </table:table-cell>
          <table:table-cell office:value-type="float" office:value="0.000288431" calcext:value-type="float">
            <text:p>0.000288431</text:p>
          </table:table-cell>
          <table:table-cell office:value-type="float" office:value="0.0152661" calcext:value-type="float">
            <text:p>0.0152661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-0.475396" calcext:value-type="float">
            <text:p>-0.475396</text:p>
          </table:table-cell>
          <table:table-cell office:value-type="float" office:value="0.000153675" calcext:value-type="float">
            <text:p>0.000153675</text:p>
          </table:table-cell>
          <table:table-cell office:value-type="float" office:value="0.000288431" calcext:value-type="float">
            <text:p>0.000288431</text:p>
          </table:table-cell>
          <table:table-cell office:value-type="float" office:value="0.0152661" calcext:value-type="float">
            <text:p>0.0152661</text:p>
          </table:table-cell>
        </table:table-row>
        <table:table-row table:style-name="ro1">
          <table:table-cell office:value-type="float" office:value="7.063" calcext:value-type="float">
            <text:p>7.063</text:p>
          </table:table-cell>
          <table:table-cell office:value-type="float" office:value="-0.475396" calcext:value-type="float">
            <text:p>-0.475396</text:p>
          </table:table-cell>
          <table:table-cell office:value-type="float" office:value="0.000153675" calcext:value-type="float">
            <text:p>0.000153675</text:p>
          </table:table-cell>
          <table:table-cell office:value-type="float" office:value="0.000288431" calcext:value-type="float">
            <text:p>0.000288431</text:p>
          </table:table-cell>
          <table:table-cell office:value-type="float" office:value="0.0152661" calcext:value-type="float">
            <text:p>0.0152661</text:p>
          </table:table-cell>
        </table:table-row>
        <table:table-row table:style-name="ro1">
          <table:table-cell office:value-type="float" office:value="7.099" calcext:value-type="float">
            <text:p>7.099</text:p>
          </table:table-cell>
          <table:table-cell office:value-type="float" office:value="-0.474722" calcext:value-type="float">
            <text:p>-0.474722</text:p>
          </table:table-cell>
          <table:table-cell office:value-type="float" office:value="0.000153526" calcext:value-type="float">
            <text:p>0.000153526</text:p>
          </table:table-cell>
          <table:table-cell office:value-type="float" office:value="0.000286574" calcext:value-type="float">
            <text:p>0.000286574</text:p>
          </table:table-cell>
          <table:table-cell office:value-type="float" office:value="0.0149693" calcext:value-type="float">
            <text:p>0.0149693</text:p>
          </table:table-cell>
        </table:table-row>
        <table:table-row table:style-name="ro1">
          <table:table-cell office:value-type="float" office:value="7.102" calcext:value-type="float">
            <text:p>7.102</text:p>
          </table:table-cell>
          <table:table-cell office:value-type="float" office:value="2.21194" calcext:value-type="float">
            <text:p>2.21194</text:p>
          </table:table-cell>
          <table:table-cell office:value-type="float" office:value="-0.000581363" calcext:value-type="float">
            <text:p>-0.000581363</text:p>
          </table:table-cell>
          <table:table-cell office:value-type="float" office:value="0.00178985" calcext:value-type="float">
            <text:p>0.00178985</text:p>
          </table:table-cell>
          <table:table-cell office:value-type="float" office:value="-0.146247" calcext:value-type="float">
            <text:p>-0.146247</text:p>
          </table:table-cell>
        </table:table-row>
        <table:table-row table:style-name="ro1">
          <table:table-cell office:value-type="float" office:value="7.106" calcext:value-type="float">
            <text:p>7.106</text:p>
          </table:table-cell>
          <table:table-cell office:value-type="float" office:value="-2.49639" calcext:value-type="float">
            <text:p>-2.49639</text:p>
          </table:table-cell>
          <table:table-cell office:value-type="float" office:value="0.000705641" calcext:value-type="float">
            <text:p>0.000705641</text:p>
          </table:table-cell>
          <table:table-cell office:value-type="float" office:value="-0.000819136" calcext:value-type="float">
            <text:p>-0.000819136</text:p>
          </table:table-cell>
          <table:table-cell office:value-type="float" office:value="0.139012" calcext:value-type="float">
            <text:p>0.139012</text:p>
          </table:table-cell>
        </table:table-row>
        <table:table-row table:style-name="ro1">
          <table:table-cell office:value-type="float" office:value="7.109" calcext:value-type="float">
            <text:p>7.109</text:p>
          </table:table-cell>
          <table:table-cell office:value-type="float" office:value="-0.475093" calcext:value-type="float">
            <text:p>-0.475093</text:p>
          </table:table-cell>
          <table:table-cell office:value-type="float" office:value="0.000153535" calcext:value-type="float">
            <text:p>0.000153535</text:p>
          </table:table-cell>
          <table:table-cell office:value-type="float" office:value="0.000288877" calcext:value-type="float">
            <text:p>0.000288877</text:p>
          </table:table-cell>
          <table:table-cell office:value-type="float" office:value="0.015253" calcext:value-type="float">
            <text:p>0.015253</text:p>
          </table:table-cell>
        </table:table-row>
        <table:table-row table:style-name="ro1">
          <table:table-cell office:value-type="float" office:value="7.113" calcext:value-type="float">
            <text:p>7.113</text:p>
          </table:table-cell>
          <table:table-cell office:value-type="float" office:value="-0.475093" calcext:value-type="float">
            <text:p>-0.475093</text:p>
          </table:table-cell>
          <table:table-cell office:value-type="float" office:value="0.000153535" calcext:value-type="float">
            <text:p>0.000153535</text:p>
          </table:table-cell>
          <table:table-cell office:value-type="float" office:value="0.000288877" calcext:value-type="float">
            <text:p>0.000288877</text:p>
          </table:table-cell>
          <table:table-cell office:value-type="float" office:value="0.015253" calcext:value-type="float">
            <text:p>0.015253</text:p>
          </table:table-cell>
        </table:table-row>
        <table:table-row table:style-name="ro1">
          <table:table-cell office:value-type="float" office:value="7.148" calcext:value-type="float">
            <text:p>7.148</text:p>
          </table:table-cell>
          <table:table-cell office:value-type="float" office:value="-0.475805" calcext:value-type="float">
            <text:p>-0.475805</text:p>
          </table:table-cell>
          <table:table-cell office:value-type="float" office:value="0.00015369" calcext:value-type="float">
            <text:p>0.00015369</text:p>
          </table:table-cell>
          <table:table-cell office:value-type="float" office:value="0.000290841" calcext:value-type="float">
            <text:p>0.000290841</text:p>
          </table:table-cell>
          <table:table-cell office:value-type="float" office:value="0.0155668" calcext:value-type="float">
            <text:p>0.0155668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-0.46891" calcext:value-type="float">
            <text:p>-0.46891</text:p>
          </table:table-cell>
          <table:table-cell office:value-type="float" office:value="0.000152597" calcext:value-type="float">
            <text:p>0.000152597</text:p>
          </table:table-cell>
          <table:table-cell office:value-type="float" office:value="0.00027186" calcext:value-type="float">
            <text:p>0.00027186</text:p>
          </table:table-cell>
          <table:table-cell office:value-type="float" office:value="0.0125544" calcext:value-type="float">
            <text:p>0.0125544</text:p>
          </table:table-cell>
        </table:table-row>
        <table:table-row table:style-name="ro1">
          <table:table-cell office:value-type="float" office:value="7.156" calcext:value-type="float">
            <text:p>7.156</text:p>
          </table:table-cell>
          <table:table-cell office:value-type="float" office:value="-0.475098" calcext:value-type="float">
            <text:p>-0.475098</text:p>
          </table:table-cell>
          <table:table-cell office:value-type="float" office:value="0.000153578" calcext:value-type="float">
            <text:p>0.000153578</text:p>
          </table:table-cell>
          <table:table-cell office:value-type="float" office:value="0.000288894" calcext:value-type="float">
            <text:p>0.000288894</text:p>
          </table:table-cell>
          <table:table-cell office:value-type="float" office:value="0.0152579" calcext:value-type="float">
            <text:p>0.0152579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0.409389" calcext:value-type="float">
            <text:p>0.409389</text:p>
          </table:table-cell>
          <table:table-cell office:value-type="float" office:value="-0.0000882632" calcext:value-type="float">
            <text:p>-8.82632E-05</text:p>
          </table:table-cell>
          <table:table-cell office:value-type="float" office:value="0.000774198" calcext:value-type="float">
            <text:p>0.000774198</text:p>
          </table:table-cell>
          <table:table-cell office:value-type="float" office:value="-0.0388887" calcext:value-type="float">
            <text:p>-0.0388887</text:p>
          </table:table-cell>
        </table:table-row>
        <table:table-row table:style-name="ro1">
          <table:table-cell office:value-type="float" office:value="7.198" calcext:value-type="float">
            <text:p>7.198</text:p>
          </table:table-cell>
          <table:table-cell office:value-type="float" office:value="-0.566887" calcext:value-type="float">
            <text:p>-0.566887</text:p>
          </table:table-cell>
          <table:table-cell office:value-type="float" office:value="0.00017867" calcext:value-type="float">
            <text:p>0.00017867</text:p>
          </table:table-cell>
          <table:table-cell office:value-type="float" office:value="0.000235038" calcext:value-type="float">
            <text:p>0.000235038</text:p>
          </table:table-cell>
          <table:table-cell office:value-type="float" office:value="0.0204568" calcext:value-type="float">
            <text:p>0.0204568</text:p>
          </table:table-cell>
        </table:table-row>
        <table:table-row table:style-name="ro1">
          <table:table-cell office:value-type="float" office:value="7.202" calcext:value-type="float">
            <text:p>7.202</text:p>
          </table:table-cell>
          <table:table-cell office:value-type="float" office:value="-4.6294" calcext:value-type="float">
            <text:p>-4.6294</text:p>
          </table:table-cell>
          <table:table-cell office:value-type="float" office:value="0.00127623" calcext:value-type="float">
            <text:p>0.00127623</text:p>
          </table:table-cell>
          <table:table-cell office:value-type="float" office:value="-0.00161562" calcext:value-type="float">
            <text:p>-0.00161562</text:p>
          </table:table-cell>
          <table:table-cell office:value-type="float" office:value="0.311372" calcext:value-type="float">
            <text:p>0.311372</text:p>
          </table:table-cell>
        </table:table-row>
        <table:table-row table:style-name="ro1">
          <table:table-cell office:value-type="float" office:value="7.206" calcext:value-type="float">
            <text:p>7.206</text:p>
          </table:table-cell>
          <table:table-cell office:value-type="float" office:value="3.72158" calcext:value-type="float">
            <text:p>3.72158</text:p>
          </table:table-cell>
          <table:table-cell office:value-type="float" office:value="-0.000975005" calcext:value-type="float">
            <text:p>-0.000975005</text:p>
          </table:table-cell>
          <table:table-cell office:value-type="float" office:value="0.00207811" calcext:value-type="float">
            <text:p>0.00207811</text:p>
          </table:table-cell>
          <table:table-cell office:value-type="float" office:value="-0.299833" calcext:value-type="float">
            <text:p>-0.299833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-2.04612" calcext:value-type="float">
            <text:p>-2.04612</text:p>
          </table:table-cell>
          <table:table-cell office:value-type="float" office:value="0.00057648" calcext:value-type="float">
            <text:p>0.00057648</text:p>
          </table:table-cell>
          <table:table-cell office:value-type="float" office:value="-0.000393648" calcext:value-type="float">
            <text:p>-0.000393648</text:p>
          </table:table-cell>
          <table:table-cell office:value-type="float" office:value="0.131757" calcext:value-type="float">
            <text:p>0.131757</text:p>
          </table:table-cell>
        </table:table-row>
        <table:table-row table:style-name="ro1">
          <table:table-cell office:value-type="float" office:value="7.213" calcext:value-type="float">
            <text:p>7.213</text:p>
          </table:table-cell>
          <table:table-cell office:value-type="float" office:value="0.10136" calcext:value-type="float">
            <text:p>0.10136</text:p>
          </table:table-cell>
          <table:table-cell office:value-type="float" office:value="-0.0000151054" calcext:value-type="float">
            <text:p>-1.51054E-05</text:p>
          </table:table-cell>
          <table:table-cell office:value-type="float" office:value="0.000921983" calcext:value-type="float">
            <text:p>0.000921983</text:p>
          </table:table-cell>
          <table:table-cell office:value-type="float" office:value="0.0160902" calcext:value-type="float">
            <text:p>0.0160902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-0.371622" calcext:value-type="float">
            <text:p>-0.371622</text:p>
          </table:table-cell>
          <table:table-cell office:value-type="float" office:value="0.000126537" calcext:value-type="float">
            <text:p>0.000126537</text:p>
          </table:table-cell>
          <table:table-cell office:value-type="float" office:value="0.000308594" calcext:value-type="float">
            <text:p>0.000308594</text:p>
          </table:table-cell>
          <table:table-cell office:value-type="float" office:value="0.00481214" calcext:value-type="float">
            <text:p>0.00481214</text:p>
          </table:table-cell>
        </table:table-row>
        <table:table-row table:style-name="ro1">
          <table:table-cell office:value-type="float" office:value="7.252" calcext:value-type="float">
            <text:p>7.252</text:p>
          </table:table-cell>
          <table:table-cell office:value-type="float" office:value="-13.0854" calcext:value-type="float">
            <text:p>-13.0854</text:p>
          </table:table-cell>
          <table:table-cell office:value-type="float" office:value="0.00357729" calcext:value-type="float">
            <text:p>0.00357729</text:p>
          </table:table-cell>
          <table:table-cell office:value-type="float" office:value="-0.00603384" calcext:value-type="float">
            <text:p>-0.00603384</text:p>
          </table:table-cell>
          <table:table-cell office:value-type="float" office:value="0.848128" calcext:value-type="float">
            <text:p>0.848128</text:p>
          </table:table-cell>
        </table:table-row>
        <table:table-row table:style-name="ro1">
          <table:table-cell office:value-type="float" office:value="7.256" calcext:value-type="float">
            <text:p>7.256</text:p>
          </table:table-cell>
          <table:table-cell office:value-type="float" office:value="12.3864" calcext:value-type="float">
            <text:p>12.3864</text:p>
          </table:table-cell>
          <table:table-cell office:value-type="float" office:value="-0.00332714" calcext:value-type="float">
            <text:p>-0.00332714</text:p>
          </table:table-cell>
          <table:table-cell office:value-type="float" office:value="0.00656975" calcext:value-type="float">
            <text:p>0.00656975</text:p>
          </table:table-cell>
          <table:table-cell office:value-type="float" office:value="-0.859558" calcext:value-type="float">
            <text:p>-0.859558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-5.24671" calcext:value-type="float">
            <text:p>-5.24671</text:p>
          </table:table-cell>
          <table:table-cell office:value-type="float" office:value="0.00144416" calcext:value-type="float">
            <text:p>0.00144416</text:p>
          </table:table-cell>
          <table:table-cell office:value-type="float" office:value="-0.00201724" calcext:value-type="float">
            <text:p>-0.00201724</text:p>
          </table:table-cell>
          <table:table-cell office:value-type="float" office:value="0.342165" calcext:value-type="float">
            <text:p>0.342165</text:p>
          </table:table-cell>
        </table:table-row>
        <table:table-row table:style-name="ro1">
          <table:table-cell office:value-type="float" office:value="7.298" calcext:value-type="float">
            <text:p>7.298</text:p>
          </table:table-cell>
          <table:table-cell office:value-type="float" office:value="0.0046212" calcext:value-type="float">
            <text:p>0.0046212</text:p>
          </table:table-cell>
          <table:table-cell office:value-type="float" office:value="0.0000234467" calcext:value-type="float">
            <text:p>2.34467E-05</text:p>
          </table:table-cell>
          <table:table-cell office:value-type="float" office:value="0.000539684" calcext:value-type="float">
            <text:p>0.000539684</text:p>
          </table:table-cell>
          <table:table-cell office:value-type="float" office:value="-0.0151056" calcext:value-type="float">
            <text:p>-0.0151056</text:p>
          </table:table-cell>
        </table:table-row>
        <table:table-row table:style-name="ro1">
          <table:table-cell office:value-type="float" office:value="7.302" calcext:value-type="float">
            <text:p>7.302</text:p>
          </table:table-cell>
          <table:table-cell office:value-type="float" office:value="-16.3943" calcext:value-type="float">
            <text:p>-16.3943</text:p>
          </table:table-cell>
          <table:table-cell office:value-type="float" office:value="0.00446659" calcext:value-type="float">
            <text:p>0.00446659</text:p>
          </table:table-cell>
          <table:table-cell office:value-type="float" office:value="-0.00764513" calcext:value-type="float">
            <text:p>-0.00764513</text:p>
          </table:table-cell>
          <table:table-cell office:value-type="float" office:value="1.07046" calcext:value-type="float">
            <text:p>1.07046</text:p>
          </table:table-cell>
        </table:table-row>
        <table:table-row table:style-name="ro1">
          <table:table-cell office:value-type="float" office:value="7.306" calcext:value-type="float">
            <text:p>7.306</text:p>
          </table:table-cell>
          <table:table-cell office:value-type="float" office:value="15.5953" calcext:value-type="float">
            <text:p>15.5953</text:p>
          </table:table-cell>
          <table:table-cell office:value-type="float" office:value="-0.0041888" calcext:value-type="float">
            <text:p>-0.0041888</text:p>
          </table:table-cell>
          <table:table-cell office:value-type="float" office:value="0.0081464" calcext:value-type="float">
            <text:p>0.0081464</text:p>
          </table:table-cell>
          <table:table-cell office:value-type="float" office:value="-1.07654" calcext:value-type="float">
            <text:p>-1.07654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-2.84956" calcext:value-type="float">
            <text:p>-2.84956</text:p>
          </table:table-cell>
          <table:table-cell office:value-type="float" office:value="0.000789669" calcext:value-type="float">
            <text:p>0.000789669</text:p>
          </table:table-cell>
          <table:table-cell office:value-type="float" office:value="-0.000713364" calcext:value-type="float">
            <text:p>-0.000713364</text:p>
          </table:table-cell>
          <table:table-cell office:value-type="float" office:value="0.195251" calcext:value-type="float">
            <text:p>0.195251</text:p>
          </table:table-cell>
        </table:table-row>
        <table:table-row table:style-name="ro1">
          <table:table-cell office:value-type="float" office:value="7.348" calcext:value-type="float">
            <text:p>7.348</text:p>
          </table:table-cell>
          <table:table-cell office:value-type="float" office:value="-0.259601" calcext:value-type="float">
            <text:p>-0.259601</text:p>
          </table:table-cell>
          <table:table-cell office:value-type="float" office:value="0.0000954642" calcext:value-type="float">
            <text:p>9.54642E-05</text:p>
          </table:table-cell>
          <table:table-cell office:value-type="float" office:value="0.000390528" calcext:value-type="float">
            <text:p>0.000390528</text:p>
          </table:table-cell>
          <table:table-cell office:value-type="float" office:value="0.000926111" calcext:value-type="float">
            <text:p>0.000926111</text:p>
          </table:table-cell>
        </table:table-row>
        <table:table-row table:style-name="ro1">
          <table:table-cell office:value-type="float" office:value="7.353" calcext:value-type="float">
            <text:p>7.353</text:p>
          </table:table-cell>
          <table:table-cell office:value-type="float" office:value="-11.2029" calcext:value-type="float">
            <text:p>-11.2029</text:p>
          </table:table-cell>
          <table:table-cell office:value-type="float" office:value="0.00304974" calcext:value-type="float">
            <text:p>0.00304974</text:p>
          </table:table-cell>
          <table:table-cell office:value-type="float" office:value="-0.00466262" calcext:value-type="float">
            <text:p>-0.00466262</text:p>
          </table:table-cell>
          <table:table-cell office:value-type="float" office:value="0.771417" calcext:value-type="float">
            <text:p>0.771417</text:p>
          </table:table-cell>
        </table:table-row>
        <table:table-row table:style-name="ro1">
          <table:table-cell office:value-type="float" office:value="7.356" calcext:value-type="float">
            <text:p>7.356</text:p>
          </table:table-cell>
          <table:table-cell office:value-type="float" office:value="17.6623" calcext:value-type="float">
            <text:p>17.6623</text:p>
          </table:table-cell>
          <table:table-cell office:value-type="float" office:value="-0.00473938" calcext:value-type="float">
            <text:p>-0.00473938</text:p>
          </table:table-cell>
          <table:table-cell office:value-type="float" office:value="0.00858508" calcext:value-type="float">
            <text:p>0.00858508</text:p>
          </table:table-cell>
          <table:table-cell office:value-type="float" office:value="-1.28159" calcext:value-type="float">
            <text:p>-1.28159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-0.547358" calcext:value-type="float">
            <text:p>-0.547358</text:p>
          </table:table-cell>
          <table:table-cell office:value-type="float" office:value="0.000166704" calcext:value-type="float">
            <text:p>0.000166704</text:p>
          </table:table-cell>
          <table:table-cell office:value-type="float" office:value="0.000441045" calcext:value-type="float">
            <text:p>0.000441045</text:p>
          </table:table-cell>
          <table:table-cell office:value-type="float" office:value="0.0425666" calcext:value-type="float">
            <text:p>0.0425666</text:p>
          </table:table-cell>
        </table:table-row>
        <table:table-row table:style-name="ro1">
          <table:table-cell office:value-type="float" office:value="7.363" calcext:value-type="float">
            <text:p>7.363</text:p>
          </table:table-cell>
          <table:table-cell office:value-type="float" office:value="-3.58408" calcext:value-type="float">
            <text:p>-3.58408</text:p>
          </table:table-cell>
          <table:table-cell office:value-type="float" office:value="0.00098335" calcext:value-type="float">
            <text:p>0.00098335</text:p>
          </table:table-cell>
          <table:table-cell office:value-type="float" office:value="-0.000835992" calcext:value-type="float">
            <text:p>-0.000835992</text:p>
          </table:table-cell>
          <table:table-cell office:value-type="float" office:value="0.27241" calcext:value-type="float">
            <text:p>0.27241</text:p>
          </table:table-cell>
        </table:table-row>
        <table:table-row table:style-name="ro1">
          <table:table-cell office:value-type="float" office:value="7.398" calcext:value-type="float">
            <text:p>7.398</text:p>
          </table:table-cell>
          <table:table-cell office:value-type="float" office:value="-0.218204" calcext:value-type="float">
            <text:p>-0.218204</text:p>
          </table:table-cell>
          <table:table-cell office:value-type="float" office:value="0.0000859475" calcext:value-type="float">
            <text:p>8.59475E-05</text:p>
          </table:table-cell>
          <table:table-cell office:value-type="float" office:value="0.000359976" calcext:value-type="float">
            <text:p>0.000359976</text:p>
          </table:table-cell>
          <table:table-cell office:value-type="float" office:value="-0.00732032" calcext:value-type="float">
            <text:p>-0.00732032</text:p>
          </table:table-cell>
        </table:table-row>
        <table:table-row table:style-name="ro1">
          <table:table-cell office:value-type="float" office:value="7.403" calcext:value-type="float">
            <text:p>7.403</text:p>
          </table:table-cell>
          <table:table-cell office:value-type="float" office:value="-8.83307" calcext:value-type="float">
            <text:p>-8.83307</text:p>
          </table:table-cell>
          <table:table-cell office:value-type="float" office:value="0.00241581" calcext:value-type="float">
            <text:p>0.00241581</text:p>
          </table:table-cell>
          <table:table-cell office:value-type="float" office:value="-0.00340486" calcext:value-type="float">
            <text:p>-0.00340486</text:p>
          </table:table-cell>
          <table:table-cell office:value-type="float" office:value="0.624784" calcext:value-type="float">
            <text:p>0.624784</text:p>
          </table:table-cell>
        </table:table-row>
        <table:table-row table:style-name="ro1">
          <table:table-cell office:value-type="float" office:value="7.406" calcext:value-type="float">
            <text:p>7.406</text:p>
          </table:table-cell>
          <table:table-cell office:value-type="float" office:value="13.4001" calcext:value-type="float">
            <text:p>13.4001</text:p>
          </table:table-cell>
          <table:table-cell office:value-type="float" office:value="-0.00360733" calcext:value-type="float">
            <text:p>-0.00360733</text:p>
          </table:table-cell>
          <table:table-cell office:value-type="float" office:value="0.00651607" calcext:value-type="float">
            <text:p>0.00651607</text:p>
          </table:table-cell>
          <table:table-cell office:value-type="float" office:value="-0.989561" calcext:value-type="float">
            <text:p>-0.989561</text:p>
          </table:table-cell>
        </table:table-row>
        <table:table-row table:style-name="ro1">
          <table:table-cell office:value-type="float" office:value="7.409" calcext:value-type="float">
            <text:p>7.409</text:p>
          </table:table-cell>
          <table:table-cell office:value-type="float" office:value="-4.7548" calcext:value-type="float">
            <text:p>-4.7548</text:p>
          </table:table-cell>
          <table:table-cell office:value-type="float" office:value="0.00132946" calcext:value-type="float">
            <text:p>0.00132946</text:p>
          </table:table-cell>
          <table:table-cell office:value-type="float" office:value="-0.00206864" calcext:value-type="float">
            <text:p>-0.00206864</text:p>
          </table:table-cell>
          <table:table-cell office:value-type="float" office:value="0.276858" calcext:value-type="float">
            <text:p>0.276858</text:p>
          </table:table-cell>
        </table:table-row>
        <table:table-row table:style-name="ro1">
          <table:table-cell office:value-type="float" office:value="7.448" calcext:value-type="float">
            <text:p>7.448</text:p>
          </table:table-cell>
          <table:table-cell office:value-type="float" office:value="-0.183181" calcext:value-type="float">
            <text:p>-0.183181</text:p>
          </table:table-cell>
          <table:table-cell office:value-type="float" office:value="0.0000743826" calcext:value-type="float">
            <text:p>7.43826E-05</text:p>
          </table:table-cell>
          <table:table-cell office:value-type="float" office:value="0.000430929" calcext:value-type="float">
            <text:p>0.000430929</text:p>
          </table:table-cell>
          <table:table-cell office:value-type="float" office:value="-0.00323185" calcext:value-type="float">
            <text:p>-0.00323185</text:p>
          </table:table-cell>
        </table:table-row>
        <table:table-row table:style-name="ro1">
          <table:table-cell office:value-type="float" office:value="7.453" calcext:value-type="float">
            <text:p>7.453</text:p>
          </table:table-cell>
          <table:table-cell office:value-type="float" office:value="-5.14006" calcext:value-type="float">
            <text:p>-5.14006</text:p>
          </table:table-cell>
          <table:table-cell office:value-type="float" office:value="0.00140651" calcext:value-type="float">
            <text:p>0.00140651</text:p>
          </table:table-cell>
          <table:table-cell office:value-type="float" office:value="-0.00124488" calcext:value-type="float">
            <text:p>-0.00124488</text:p>
          </table:table-cell>
          <table:table-cell office:value-type="float" office:value="0.417172" calcext:value-type="float">
            <text:p>0.417172</text:p>
          </table:table-cell>
        </table:table-row>
        <table:table-row table:style-name="ro1">
          <table:table-cell office:value-type="float" office:value="7.456" calcext:value-type="float">
            <text:p>7.456</text:p>
          </table:table-cell>
          <table:table-cell office:value-type="float" office:value="7.73329" calcext:value-type="float">
            <text:p>7.73329</text:p>
          </table:table-cell>
          <table:table-cell office:value-type="float" office:value="-0.00203249" calcext:value-type="float">
            <text:p>-0.00203249</text:p>
          </table:table-cell>
          <table:table-cell office:value-type="float" office:value="0.00253487" calcext:value-type="float">
            <text:p>0.00253487</text:p>
          </table:table-cell>
          <table:table-cell office:value-type="float" office:value="-0.74179" calcext:value-type="float">
            <text:p>-0.74179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903516" calcext:value-type="float">
            <text:p>0.903516</text:p>
          </table:table-cell>
          <table:table-cell office:value-type="float" office:value="-0.000240755" calcext:value-type="float">
            <text:p>-0.000240755</text:p>
          </table:table-cell>
          <table:table-cell office:value-type="float" office:value="0.00143632" calcext:value-type="float">
            <text:p>0.00143632</text:p>
          </table:table-cell>
          <table:table-cell office:value-type="float" office:value="-0.0230662" calcext:value-type="float">
            <text:p>-0.0230662</text:p>
          </table:table-cell>
        </table:table-row>
        <table:table-row table:style-name="ro1">
          <table:table-cell office:value-type="float" office:value="7.498" calcext:value-type="float">
            <text:p>7.498</text:p>
          </table:table-cell>
          <table:table-cell office:value-type="float" office:value="-0.682485" calcext:value-type="float">
            <text:p>-0.682485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153469" calcext:value-type="float">
            <text:p>0.000153469</text:p>
          </table:table-cell>
          <table:table-cell office:value-type="float" office:value="0.0270725" calcext:value-type="float">
            <text:p>0.0270725</text:p>
          </table:table-cell>
        </table:table-row>
        <table:table-row table:style-name="ro1">
          <table:table-cell office:value-type="float" office:value="7.503" calcext:value-type="float">
            <text:p>7.503</text:p>
          </table:table-cell>
          <table:table-cell office:value-type="float" office:value="-1.8916" calcext:value-type="float">
            <text:p>-1.8916</text:p>
          </table:table-cell>
          <table:table-cell office:value-type="float" office:value="0.000530741" calcext:value-type="float">
            <text:p>0.000530741</text:p>
          </table:table-cell>
          <table:table-cell office:value-type="float" office:value="-0.0000675669" calcext:value-type="float">
            <text:p>-6.75669E-05</text:p>
          </table:table-cell>
          <table:table-cell office:value-type="float" office:value="0.15118" calcext:value-type="float">
            <text:p>0.15118</text:p>
          </table:table-cell>
        </table:table-row>
        <table:table-row table:style-name="ro1">
          <table:table-cell office:value-type="float" office:value="7.506" calcext:value-type="float">
            <text:p>7.506</text:p>
          </table:table-cell>
          <table:table-cell office:value-type="float" office:value="2.27703" calcext:value-type="float">
            <text:p>2.27703</text:p>
          </table:table-cell>
          <table:table-cell office:value-type="float" office:value="-0.000582055" calcext:value-type="float">
            <text:p>-0.000582055</text:p>
          </table:table-cell>
          <table:table-cell office:value-type="float" office:value="0.00109706" calcext:value-type="float">
            <text:p>0.00109706</text:p>
          </table:table-cell>
          <table:table-cell office:value-type="float" office:value="-0.231145" calcext:value-type="float">
            <text:p>-0.231145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.15309" calcext:value-type="float">
            <text:p>1.15309</text:p>
          </table:table-cell>
          <table:table-cell office:value-type="float" office:value="-0.000295671" calcext:value-type="float">
            <text:p>-0.000295671</text:p>
          </table:table-cell>
          <table:table-cell office:value-type="float" office:value="0.00116372" calcext:value-type="float">
            <text:p>0.00116372</text:p>
          </table:table-cell>
          <table:table-cell office:value-type="float" office:value="-0.0848451" calcext:value-type="float">
            <text:p>-0.0848451</text:p>
          </table:table-cell>
        </table:table-row>
        <table:table-row table:style-name="ro1">
          <table:table-cell office:value-type="float" office:value="7.548" calcext:value-type="float">
            <text:p>7.548</text:p>
          </table:table-cell>
          <table:table-cell office:value-type="float" office:value="-0.670347" calcext:value-type="float">
            <text:p>-0.670347</text:p>
          </table:table-cell>
          <table:table-cell office:value-type="float" office:value="0.000208805" calcext:value-type="float">
            <text:p>0.000208805</text:p>
          </table:table-cell>
          <table:table-cell office:value-type="float" office:value="0.000158335" calcext:value-type="float">
            <text:p>0.000158335</text:p>
          </table:table-cell>
          <table:table-cell office:value-type="float" office:value="0.0261628" calcext:value-type="float">
            <text:p>0.0261628</text:p>
          </table:table-cell>
        </table:table-row>
        <table:table-row table:style-name="ro1">
          <table:table-cell office:value-type="float" office:value="7.553" calcext:value-type="float">
            <text:p>7.553</text:p>
          </table:table-cell>
          <table:table-cell office:value-type="float" office:value="-1.065" calcext:value-type="float">
            <text:p>-1.065</text:p>
          </table:table-cell>
          <table:table-cell office:value-type="float" office:value="0.000298515" calcext:value-type="float">
            <text:p>0.000298515</text:p>
          </table:table-cell>
          <table:table-cell office:value-type="float" office:value="0.000492843" calcext:value-type="float">
            <text:p>0.000492843</text:p>
          </table:table-cell>
          <table:table-cell office:value-type="float" office:value="0.112965" calcext:value-type="float">
            <text:p>0.112965</text:p>
          </table:table-cell>
        </table:table-row>
        <table:table-row table:style-name="ro1">
          <table:table-cell office:value-type="float" office:value="7.556" calcext:value-type="float">
            <text:p>7.556</text:p>
          </table:table-cell>
          <table:table-cell office:value-type="float" office:value="0.574791" calcext:value-type="float">
            <text:p>0.574791</text:p>
          </table:table-cell>
          <table:table-cell office:value-type="float" office:value="-0.000105466" calcext:value-type="float">
            <text:p>-0.000105466</text:p>
          </table:table-cell>
          <table:table-cell office:value-type="float" office:value="0.000000906839" calcext:value-type="float">
            <text:p>9.06839E-07</text:p>
          </table:table-cell>
          <table:table-cell office:value-type="float" office:value="-0.145553" calcext:value-type="float">
            <text:p>-0.145553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91109" calcext:value-type="float">
            <text:p>1.91109</text:p>
          </table:table-cell>
          <table:table-cell office:value-type="float" office:value="-0.000506514" calcext:value-type="float">
            <text:p>-0.000506514</text:p>
          </table:table-cell>
          <table:table-cell office:value-type="float" office:value="0.00158027" calcext:value-type="float">
            <text:p>0.00158027</text:p>
          </table:table-cell>
          <table:table-cell office:value-type="float" office:value="-0.131214" calcext:value-type="float">
            <text:p>-0.131214</text:p>
          </table:table-cell>
        </table:table-row>
        <table:table-row table:style-name="ro1">
          <table:table-cell office:value-type="float" office:value="7.598" calcext:value-type="float">
            <text:p>7.598</text:p>
          </table:table-cell>
          <table:table-cell office:value-type="float" office:value="-0.731577" calcext:value-type="float">
            <text:p>-0.731577</text:p>
          </table:table-cell>
          <table:table-cell office:value-type="float" office:value="0.000225885" calcext:value-type="float">
            <text:p>0.000225885</text:p>
          </table:table-cell>
          <table:table-cell office:value-type="float" office:value="0.000125037" calcext:value-type="float">
            <text:p>0.000125037</text:p>
          </table:table-cell>
          <table:table-cell office:value-type="float" office:value="0.029892" calcext:value-type="float">
            <text:p>0.029892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-0.258897" calcext:value-type="float">
            <text:p>-0.258897</text:p>
          </table:table-cell>
          <table:table-cell office:value-type="float" office:value="0.0000937656" calcext:value-type="float">
            <text:p>9.37656E-05</text:p>
          </table:table-cell>
          <table:table-cell office:value-type="float" office:value="0.000424199" calcext:value-type="float">
            <text:p>0.000424199</text:p>
          </table:table-cell>
          <table:table-cell office:value-type="float" office:value="0.0054621" calcext:value-type="float">
            <text:p>0.0054621</text:p>
          </table:table-cell>
        </table:table-row>
        <table:table-row table:style-name="ro1">
          <table:table-cell office:value-type="float" office:value="7.649" calcext:value-type="float">
            <text:p>7.649</text:p>
          </table:table-cell>
          <table:table-cell office:value-type="float" office:value="-0.552043" calcext:value-type="float">
            <text:p>-0.552043</text:p>
          </table:table-cell>
          <table:table-cell office:value-type="float" office:value="0.000176285" calcext:value-type="float">
            <text:p>0.000176285</text:p>
          </table:table-cell>
          <table:table-cell office:value-type="float" office:value="0.000221143" calcext:value-type="float">
            <text:p>0.000221143</text:p>
          </table:table-cell>
          <table:table-cell office:value-type="float" office:value="0.0185682" calcext:value-type="float">
            <text:p>0.0185682</text:p>
          </table:table-cell>
        </table:table-row>
        <table:table-row table:style-name="ro1">
          <table:table-cell office:value-type="float" office:value="7.653" calcext:value-type="float">
            <text:p>7.653</text:p>
          </table:table-cell>
          <table:table-cell office:value-type="float" office:value="1.65417" calcext:value-type="float">
            <text:p>1.65417</text:p>
          </table:table-cell>
          <table:table-cell office:value-type="float" office:value="-0.000446415" calcext:value-type="float">
            <text:p>-0.000446415</text:p>
          </table:table-cell>
          <table:table-cell office:value-type="float" office:value="0.00177887" calcext:value-type="float">
            <text:p>0.00177887</text:p>
          </table:table-cell>
          <table:table-cell office:value-type="float" office:value="-0.0770213" calcext:value-type="float">
            <text:p>-0.0770213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-3.56472" calcext:value-type="float">
            <text:p>-3.56472</text:p>
          </table:table-cell>
          <table:table-cell office:value-type="float" office:value="0.00102435" calcext:value-type="float">
            <text:p>0.00102435</text:p>
          </table:table-cell>
          <table:table-cell office:value-type="float" office:value="-0.00182913" calcext:value-type="float">
            <text:p>-0.00182913</text:p>
          </table:table-cell>
          <table:table-cell office:value-type="float" office:value="0.157439" calcext:value-type="float">
            <text:p>0.157439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2.67028" calcext:value-type="float">
            <text:p>2.67028</text:p>
          </table:table-cell>
          <table:table-cell office:value-type="float" office:value="-0.000715571" calcext:value-type="float">
            <text:p>-0.000715571</text:p>
          </table:table-cell>
          <table:table-cell office:value-type="float" office:value="0.00200007" calcext:value-type="float">
            <text:p>0.00200007</text:p>
          </table:table-cell>
          <table:table-cell office:value-type="float" office:value="-0.177635" calcext:value-type="float">
            <text:p>-0.177635</text:p>
          </table:table-cell>
        </table:table-row>
        <table:table-row table:style-name="ro1">
          <table:table-cell office:value-type="float" office:value="7.698" calcext:value-type="float">
            <text:p>7.698</text:p>
          </table:table-cell>
          <table:table-cell office:value-type="float" office:value="-0.794477" calcext:value-type="float">
            <text:p>-0.794477</text:p>
          </table:table-cell>
          <table:table-cell office:value-type="float" office:value="0.000243211" calcext:value-type="float">
            <text:p>0.000243211</text:p>
          </table:table-cell>
          <table:table-cell office:value-type="float" office:value="0.000102206" calcext:value-type="float">
            <text:p>0.000102206</text:p>
          </table:table-cell>
          <table:table-cell office:value-type="float" office:value="0.0348325" calcext:value-type="float">
            <text:p>0.0348325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-0.058608" calcext:value-type="float">
            <text:p>-0.058608</text:p>
          </table:table-cell>
          <table:table-cell office:value-type="float" office:value="0.0000384342" calcext:value-type="float">
            <text:p>3.84342E-05</text:p>
          </table:table-cell>
          <table:table-cell office:value-type="float" office:value="0.000525938" calcext:value-type="float">
            <text:p>0.000525938</text:p>
          </table:table-cell>
          <table:table-cell office:value-type="float" office:value="-0.00803742" calcext:value-type="float">
            <text:p>-0.00803742</text:p>
          </table:table-cell>
        </table:table-row>
        <table:table-row table:style-name="ro1">
          <table:table-cell office:value-type="float" office:value="7.748" calcext:value-type="float">
            <text:p>7.748</text:p>
          </table:table-cell>
          <table:table-cell office:value-type="float" office:value="-0.637761" calcext:value-type="float">
            <text:p>-0.637761</text:p>
          </table:table-cell>
          <table:table-cell office:value-type="float" office:value="0.000200403" calcext:value-type="float">
            <text:p>0.000200403</text:p>
          </table:table-cell>
          <table:table-cell office:value-type="float" office:value="0.000174804" calcext:value-type="float">
            <text:p>0.000174804</text:p>
          </table:table-cell>
          <table:table-cell office:value-type="float" office:value="0.0236302" calcext:value-type="float">
            <text:p>0.0236302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-0.517843" calcext:value-type="float">
            <text:p>-0.517843</text:p>
          </table:table-cell>
          <table:table-cell office:value-type="float" office:value="0.00016672" calcext:value-type="float">
            <text:p>0.00016672</text:p>
          </table:table-cell>
          <table:table-cell office:value-type="float" office:value="0.000251246" calcext:value-type="float">
            <text:p>0.000251246</text:p>
          </table:table-cell>
          <table:table-cell office:value-type="float" office:value="0.0175152" calcext:value-type="float">
            <text:p>0.0175152</text:p>
          </table:table-cell>
        </table:table-row>
        <table:table-row table:style-name="ro1">
          <table:table-cell office:value-type="float" office:value="7.799" calcext:value-type="float">
            <text:p>7.799</text:p>
          </table:table-cell>
          <table:table-cell office:value-type="float" office:value="-0.477191" calcext:value-type="float">
            <text:p>-0.477191</text:p>
          </table:table-cell>
          <table:table-cell office:value-type="float" office:value="0.0001555" calcext:value-type="float">
            <text:p>0.0001555</text:p>
          </table:table-cell>
          <table:table-cell office:value-type="float" office:value="0.00026854" calcext:value-type="float">
            <text:p>0.00026854</text:p>
          </table:table-cell>
          <table:table-cell office:value-type="float" office:value="0.0144436" calcext:value-type="float">
            <text:p>0.0144436</text:p>
          </table:table-cell>
        </table:table-row>
        <table:table-row table:style-name="ro1">
          <table:table-cell office:value-type="float" office:value="7.803" calcext:value-type="float">
            <text:p>7.803</text:p>
          </table:table-cell>
          <table:table-cell office:value-type="float" office:value="-2.27604" calcext:value-type="float">
            <text:p>-2.27604</text:p>
          </table:table-cell>
          <table:table-cell office:value-type="float" office:value="0.000645579" calcext:value-type="float">
            <text:p>0.000645579</text:p>
          </table:table-cell>
          <table:table-cell office:value-type="float" office:value="-0.000482525" calcext:value-type="float">
            <text:p>-0.000482525</text:p>
          </table:table-cell>
          <table:table-cell office:value-type="float" office:value="0.151124" calcext:value-type="float">
            <text:p>0.151124</text:p>
          </table:table-cell>
        </table:table-row>
        <table:table-row table:style-name="ro1">
          <table:table-cell office:value-type="float" office:value="7.807" calcext:value-type="float">
            <text:p>7.807</text:p>
          </table:table-cell>
          <table:table-cell office:value-type="float" office:value="1.20939" calcext:value-type="float">
            <text:p>1.20939</text:p>
          </table:table-cell>
          <table:table-cell office:value-type="float" office:value="-0.000305616" calcext:value-type="float">
            <text:p>-0.000305616</text:p>
          </table:table-cell>
          <table:table-cell office:value-type="float" office:value="0.00101851" calcext:value-type="float">
            <text:p>0.00101851</text:p>
          </table:table-cell>
          <table:table-cell office:value-type="float" office:value="-0.108545" calcext:value-type="float">
            <text:p>-0.108545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-0.486928" calcext:value-type="float">
            <text:p>-0.486928</text:p>
          </table:table-cell>
          <table:table-cell office:value-type="float" office:value="0.000158068" calcext:value-type="float">
            <text:p>0.000158068</text:p>
          </table:table-cell>
          <table:table-cell office:value-type="float" office:value="0.000267975" calcext:value-type="float">
            <text:p>0.000267975</text:p>
          </table:table-cell>
          <table:table-cell office:value-type="float" office:value="0.0156146" calcext:value-type="float">
            <text:p>0.0156146</text:p>
          </table:table-cell>
        </table:table-row>
        <table:table-row table:style-name="ro1">
          <table:table-cell office:value-type="float" office:value="7.822" calcext:value-type="float">
            <text:p>7.822</text:p>
          </table:table-cell>
          <table:table-cell office:value-type="float" office:value="-0.565227" calcext:value-type="float">
            <text:p>-0.565227</text:p>
          </table:table-cell>
          <table:table-cell office:value-type="float" office:value="0.000180432" calcext:value-type="float">
            <text:p>0.000180432</text:p>
          </table:table-cell>
          <table:table-cell office:value-type="float" office:value="0.000205063" calcext:value-type="float">
            <text:p>0.000205063</text:p>
          </table:table-cell>
          <table:table-cell office:value-type="float" office:value="0.0181403" calcext:value-type="float">
            <text:p>0.0181403</text:p>
          </table:table-cell>
        </table:table-row>
        <table:table-row table:style-name="ro1">
          <table:table-cell office:value-type="float" office:value="7.859" calcext:value-type="float">
            <text:p>7.859</text:p>
          </table:table-cell>
          <table:table-cell office:value-type="float" office:value="-0.478485" calcext:value-type="float">
            <text:p>-0.478485</text:p>
          </table:table-cell>
          <table:table-cell office:value-type="float" office:value="0.000155529" calcext:value-type="float">
            <text:p>0.000155529</text:p>
          </table:table-cell>
          <table:table-cell office:value-type="float" office:value="0.000274961" calcext:value-type="float">
            <text:p>0.000274961</text:p>
          </table:table-cell>
          <table:table-cell office:value-type="float" office:value="0.0154054" calcext:value-type="float">
            <text:p>0.0154054</text:p>
          </table:table-cell>
        </table:table-row>
        <table:table-row table:style-name="ro1">
          <table:table-cell office:value-type="float" office:value="7.898" calcext:value-type="float">
            <text:p>7.898</text:p>
          </table:table-cell>
          <table:table-cell office:value-type="float" office:value="-0.503016" calcext:value-type="float">
            <text:p>-0.503016</text:p>
          </table:table-cell>
          <table:table-cell office:value-type="float" office:value="0.000162385" calcext:value-type="float">
            <text:p>0.000162385</text:p>
          </table:table-cell>
          <table:table-cell office:value-type="float" office:value="0.000254661" calcext:value-type="float">
            <text:p>0.000254661</text:p>
          </table:table-cell>
          <table:table-cell office:value-type="float" office:value="0.0161801" calcext:value-type="float">
            <text:p>0.0161801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-0.658389" calcext:value-type="float">
            <text:p>-0.658389</text:p>
          </table:table-cell>
          <table:table-cell office:value-type="float" office:value="0.000203761" calcext:value-type="float">
            <text:p>0.000203761</text:p>
          </table:table-cell>
          <table:table-cell office:value-type="float" office:value="0.000211415" calcext:value-type="float">
            <text:p>0.000211415</text:p>
          </table:table-cell>
          <table:table-cell office:value-type="float" office:value="0.0304815" calcext:value-type="float">
            <text:p>0.0304815</text:p>
          </table:table-cell>
        </table:table-row>
        <table:table-row table:style-name="ro1">
          <table:table-cell office:value-type="float" office:value="7.921" calcext:value-type="float">
            <text:p>7.921</text:p>
          </table:table-cell>
          <table:table-cell office:value-type="float" office:value="-0.379714" calcext:value-type="float">
            <text:p>-0.379714</text:p>
          </table:table-cell>
          <table:table-cell office:value-type="float" office:value="0.000130414" calcext:value-type="float">
            <text:p>0.000130414</text:p>
          </table:table-cell>
          <table:table-cell office:value-type="float" office:value="0.000265691" calcext:value-type="float">
            <text:p>0.000265691</text:p>
          </table:table-cell>
          <table:table-cell office:value-type="float" office:value="0.00226552" calcext:value-type="float">
            <text:p>0.00226552</text:p>
          </table:table-cell>
        </table:table-row>
        <table:table-row table:style-name="ro1">
          <table:table-cell office:value-type="float" office:value="7.959" calcext:value-type="float">
            <text:p>7.959</text:p>
          </table:table-cell>
          <table:table-cell office:value-type="float" office:value="-0.486779" calcext:value-type="float">
            <text:p>-0.486779</text:p>
          </table:table-cell>
          <table:table-cell office:value-type="float" office:value="0.00015742" calcext:value-type="float">
            <text:p>0.00015742</text:p>
          </table:table-cell>
          <table:table-cell office:value-type="float" office:value="0.000274829" calcext:value-type="float">
            <text:p>0.000274829</text:p>
          </table:table-cell>
          <table:table-cell office:value-type="float" office:value="0.0166292" calcext:value-type="float">
            <text:p>0.0166292</text:p>
          </table:table-cell>
        </table:table-row>
        <table:table-row table:style-name="ro1">
          <table:table-cell office:value-type="float" office:value="7.971" calcext:value-type="float">
            <text:p>7.971</text:p>
          </table:table-cell>
          <table:table-cell office:value-type="float" office:value="-0.480424" calcext:value-type="float">
            <text:p>-0.480424</text:p>
          </table:table-cell>
          <table:table-cell office:value-type="float" office:value="0.000156943" calcext:value-type="float">
            <text:p>0.000156943</text:p>
          </table:table-cell>
          <table:table-cell office:value-type="float" office:value="0.000240443" calcext:value-type="float">
            <text:p>0.000240443</text:p>
          </table:table-cell>
          <table:table-cell office:value-type="float" office:value="0.0119594" calcext:value-type="float">
            <text:p>0.0119594</text:p>
          </table:table-cell>
        </table:table-row>
        <table:table-row table:style-name="ro1">
          <table:table-cell office:value-type="float" office:value="8.009" calcext:value-type="float">
            <text:p>8.009</text:p>
          </table:table-cell>
          <table:table-cell office:value-type="float" office:value="-0.476187" calcext:value-type="float">
            <text:p>-0.476187</text:p>
          </table:table-cell>
          <table:table-cell office:value-type="float" office:value="0.000154405" calcext:value-type="float">
            <text:p>0.000154405</text:p>
          </table:table-cell>
          <table:table-cell office:value-type="float" office:value="0.000282263" calcext:value-type="float">
            <text:p>0.000282263</text:p>
          </table:table-cell>
          <table:table-cell office:value-type="float" office:value="0.0162649" calcext:value-type="float">
            <text:p>0.0162649</text:p>
          </table:table-cell>
        </table:table-row>
        <table:table-row table:style-name="ro1">
          <table:table-cell office:value-type="float" office:value="8.021" calcext:value-type="float">
            <text:p>8.021</text:p>
          </table:table-cell>
          <table:table-cell office:value-type="float" office:value="-0.614936" calcext:value-type="float">
            <text:p>-0.614936</text:p>
          </table:table-cell>
          <table:table-cell office:value-type="float" office:value="0.000194255" calcext:value-type="float">
            <text:p>0.000194255</text:p>
          </table:table-cell>
          <table:table-cell office:value-type="float" office:value="0.000154006" calcext:value-type="float">
            <text:p>0.000154006</text:p>
          </table:table-cell>
          <table:table-cell office:value-type="float" office:value="0.0188439" calcext:value-type="float">
            <text:p>0.0188439</text:p>
          </table:table-cell>
        </table:table-row>
        <table:table-row table:style-name="ro1">
          <table:table-cell office:value-type="float" office:value="8.059" calcext:value-type="float">
            <text:p>8.059</text:p>
          </table:table-cell>
          <table:table-cell office:value-type="float" office:value="-0.457652" calcext:value-type="float">
            <text:p>-0.457652</text:p>
          </table:table-cell>
          <table:table-cell office:value-type="float" office:value="0.000149382" calcext:value-type="float">
            <text:p>0.000149382</text:p>
          </table:table-cell>
          <table:table-cell office:value-type="float" office:value="0.000287684" calcext:value-type="float">
            <text:p>0.000287684</text:p>
          </table:table-cell>
          <table:table-cell office:value-type="float" office:value="0.014712" calcext:value-type="float">
            <text:p>0.014712</text:p>
          </table:table-cell>
        </table:table-row>
        <table:table-row table:style-name="ro1">
          <table:table-cell office:value-type="float" office:value="8.063" calcext:value-type="float">
            <text:p>8.063</text:p>
          </table:table-cell>
          <table:table-cell office:value-type="float" office:value="1.06274" calcext:value-type="float">
            <text:p>1.06274</text:p>
          </table:table-cell>
          <table:table-cell office:value-type="float" office:value="-0.000237916" calcext:value-type="float">
            <text:p>-0.000237916</text:p>
          </table:table-cell>
          <table:table-cell office:value-type="float" office:value="0.000311845" calcext:value-type="float">
            <text:p>0.000311845</text:p>
          </table:table-cell>
          <table:table-cell office:value-type="float" office:value="-0.170559" calcext:value-type="float">
            <text:p>-0.170559</text:p>
          </table:table-cell>
        </table:table-row>
        <table:table-row table:style-name="ro1">
          <table:table-cell office:value-type="float" office:value="8.071" calcext:value-type="float">
            <text:p>8.071</text:p>
          </table:table-cell>
          <table:table-cell office:value-type="float" office:value="-1.26529" calcext:value-type="float">
            <text:p>-1.26529</text:p>
          </table:table-cell>
          <table:table-cell office:value-type="float" office:value="0.000356958" calcext:value-type="float">
            <text:p>0.000356958</text:p>
          </table:table-cell>
          <table:table-cell office:value-type="float" office:value="0.00020602" calcext:value-type="float">
            <text:p>0.00020602</text:p>
          </table:table-cell>
          <table:table-cell office:value-type="float" office:value="0.105253" calcext:value-type="float">
            <text:p>0.105253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-0.454486" calcext:value-type="float">
            <text:p>-0.454486</text:p>
          </table:table-cell>
          <table:table-cell office:value-type="float" office:value="0.0001484" calcext:value-type="float">
            <text:p>0.0001484</text:p>
          </table:table-cell>
          <table:table-cell office:value-type="float" office:value="0.000286323" calcext:value-type="float">
            <text:p>0.000286323</text:p>
          </table:table-cell>
          <table:table-cell office:value-type="float" office:value="0.0141813" calcext:value-type="float">
            <text:p>0.0141813</text:p>
          </table:table-cell>
        </table:table-row>
        <table:table-row table:style-name="ro1">
          <table:table-cell office:value-type="float" office:value="8.121" calcext:value-type="float">
            <text:p>8.121</text:p>
          </table:table-cell>
          <table:table-cell office:value-type="float" office:value="-0.67019" calcext:value-type="float">
            <text:p>-0.67019</text:p>
          </table:table-cell>
          <table:table-cell office:value-type="float" office:value="0.000206569" calcext:value-type="float">
            <text:p>0.000206569</text:p>
          </table:table-cell>
          <table:table-cell office:value-type="float" office:value="0.000187604" calcext:value-type="float">
            <text:p>0.000187604</text:p>
          </table:table-cell>
          <table:table-cell office:value-type="float" office:value="0.0296304" calcext:value-type="float">
            <text:p>0.0296304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-0.424299" calcext:value-type="float">
            <text:p>-0.424299</text:p>
          </table:table-cell>
          <table:table-cell office:value-type="float" office:value="0.000140583" calcext:value-type="float">
            <text:p>0.000140583</text:p>
          </table:table-cell>
          <table:table-cell office:value-type="float" office:value="0.000292382" calcext:value-type="float">
            <text:p>0.000292382</text:p>
          </table:table-cell>
          <table:table-cell office:value-type="float" office:value="0.0111564" calcext:value-type="float">
            <text:p>0.0111564</text:p>
          </table:table-cell>
        </table:table-row>
        <table:table-row table:style-name="ro1">
          <table:table-cell office:value-type="float" office:value="8.171" calcext:value-type="float">
            <text:p>8.171</text:p>
          </table:table-cell>
          <table:table-cell office:value-type="float" office:value="-0.315973" calcext:value-type="float">
            <text:p>-0.315973</text:p>
          </table:table-cell>
          <table:table-cell office:value-type="float" office:value="0.000111064" calcext:value-type="float">
            <text:p>0.000111064</text:p>
          </table:table-cell>
          <table:table-cell office:value-type="float" office:value="0.000350586" calcext:value-type="float">
            <text:p>0.000350586</text:p>
          </table:table-cell>
          <table:table-cell office:value-type="float" office:value="0.00434681" calcext:value-type="float">
            <text:p>0.00434681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-0.528489" calcext:value-type="float">
            <text:p>-0.528489</text:p>
          </table:table-cell>
          <table:table-cell office:value-type="float" office:value="0.000168866" calcext:value-type="float">
            <text:p>0.000168866</text:p>
          </table:table-cell>
          <table:table-cell office:value-type="float" office:value="0.000238424" calcext:value-type="float">
            <text:p>0.000238424</text:p>
          </table:table-cell>
          <table:table-cell office:value-type="float" office:value="0.0178299" calcext:value-type="float">
            <text:p>0.0178299</text:p>
          </table:table-cell>
        </table:table-row>
        <table:table-row table:style-name="ro1">
          <table:table-cell office:value-type="float" office:value="8.213" calcext:value-type="float">
            <text:p>8.213</text:p>
          </table:table-cell>
          <table:table-cell office:value-type="float" office:value="3.54681" calcext:value-type="float">
            <text:p>3.54681</text:p>
          </table:table-cell>
          <table:table-cell office:value-type="float" office:value="-0.000943306" calcext:value-type="float">
            <text:p>-0.000943306</text:p>
          </table:table-cell>
          <table:table-cell office:value-type="float" office:value="0.00249943" calcext:value-type="float">
            <text:p>0.00249943</text:p>
          </table:table-cell>
          <table:table-cell office:value-type="float" office:value="-0.229106" calcext:value-type="float">
            <text:p>-0.229106</text:p>
          </table:table-cell>
        </table:table-row>
        <table:table-row table:style-name="ro1">
          <table:table-cell office:value-type="float" office:value="8.221" calcext:value-type="float">
            <text:p>8.221</text:p>
          </table:table-cell>
          <table:table-cell office:value-type="float" office:value="-2.08965" calcext:value-type="float">
            <text:p>-2.08965</text:p>
          </table:table-cell>
          <table:table-cell office:value-type="float" office:value="0.000594515" calcext:value-type="float">
            <text:p>0.000594515</text:p>
          </table:table-cell>
          <table:table-cell office:value-type="float" office:value="-0.000615303" calcext:value-type="float">
            <text:p>-0.000615303</text:p>
          </table:table-cell>
          <table:table-cell office:value-type="float" office:value="0.113613" calcext:value-type="float">
            <text:p>0.113613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-0.490334" calcext:value-type="float">
            <text:p>-0.490334</text:p>
          </table:table-cell>
          <table:table-cell office:value-type="float" office:value="0.00015833" calcext:value-type="float">
            <text:p>0.00015833</text:p>
          </table:table-cell>
          <table:table-cell office:value-type="float" office:value="0.00026437" calcext:value-type="float">
            <text:p>0.00026437</text:p>
          </table:table-cell>
          <table:table-cell office:value-type="float" office:value="0.0160203" calcext:value-type="float">
            <text:p>0.0160203</text:p>
          </table:table-cell>
        </table:table-row>
        <table:table-row table:style-name="ro1">
          <table:table-cell office:value-type="float" office:value="8.254" calcext:value-type="float">
            <text:p>8.254</text:p>
          </table:table-cell>
          <table:table-cell office:value-type="float" office:value="0.275022" calcext:value-type="float">
            <text:p>0.275022</text:p>
          </table:table-cell>
          <table:table-cell office:value-type="float" office:value="-0.0000497265" calcext:value-type="float">
            <text:p>-4.97265E-05</text:p>
          </table:table-cell>
          <table:table-cell office:value-type="float" office:value="0.000660262" calcext:value-type="float">
            <text:p>0.000660262</text:p>
          </table:table-cell>
          <table:table-cell office:value-type="float" office:value="-0.0335739" calcext:value-type="float">
            <text:p>-0.0335739</text:p>
          </table:table-cell>
        </table:table-row>
        <table:table-row table:style-name="ro1">
          <table:table-cell office:value-type="float" office:value="8.261" calcext:value-type="float">
            <text:p>8.261</text:p>
          </table:table-cell>
          <table:table-cell office:value-type="float" office:value="-0.922503" calcext:value-type="float">
            <text:p>-0.922503</text:p>
          </table:table-cell>
          <table:table-cell office:value-type="float" office:value="0.000276373" calcext:value-type="float">
            <text:p>0.000276373</text:p>
          </table:table-cell>
          <table:table-cell office:value-type="float" office:value="0.0000247069" calcext:value-type="float">
            <text:p>2.47069E-05</text:p>
          </table:table-cell>
          <table:table-cell office:value-type="float" office:value="0.0421528" calcext:value-type="float">
            <text:p>0.0421528</text:p>
          </table:table-cell>
        </table:table-row>
        <table:table-row table:style-name="ro1">
          <table:table-cell office:value-type="float" office:value="8.271" calcext:value-type="float">
            <text:p>8.271</text:p>
          </table:table-cell>
          <table:table-cell office:value-type="float" office:value="-0.360575" calcext:value-type="float">
            <text:p>-0.360575</text:p>
          </table:table-cell>
          <table:table-cell office:value-type="float" office:value="0.000123841" calcext:value-type="float">
            <text:p>0.000123841</text:p>
          </table:table-cell>
          <table:table-cell office:value-type="float" office:value="0.00030843" calcext:value-type="float">
            <text:p>0.00030843</text:p>
          </table:table-cell>
          <table:table-cell office:value-type="float" office:value="0.00495835" calcext:value-type="float">
            <text:p>0.00495835</text:p>
          </table:table-cell>
        </table:table-row>
        <table:table-row table:style-name="ro1">
          <table:table-cell office:value-type="float" office:value="8.309" calcext:value-type="float">
            <text:p>8.309</text:p>
          </table:table-cell>
          <table:table-cell office:value-type="float" office:value="-0.531633" calcext:value-type="float">
            <text:p>-0.531633</text:p>
          </table:table-cell>
          <table:table-cell office:value-type="float" office:value="0.000169427" calcext:value-type="float">
            <text:p>0.000169427</text:p>
          </table:table-cell>
          <table:table-cell office:value-type="float" office:value="0.000245419" calcext:value-type="float">
            <text:p>0.000245419</text:p>
          </table:table-cell>
          <table:table-cell office:value-type="float" office:value="0.0189524" calcext:value-type="float">
            <text:p>0.0189524</text:p>
          </table:table-cell>
        </table:table-row>
        <table:table-row table:style-name="ro1">
          <table:table-cell office:value-type="float" office:value="8.313" calcext:value-type="float">
            <text:p>8.313</text:p>
          </table:table-cell>
          <table:table-cell office:value-type="float" office:value="-1.16765" calcext:value-type="float">
            <text:p>-1.16765</text:p>
          </table:table-cell>
          <table:table-cell office:value-type="float" office:value="0.000343088" calcext:value-type="float">
            <text:p>0.000343088</text:p>
          </table:table-cell>
          <table:table-cell office:value-type="float" office:value="-0.000109644" calcext:value-type="float">
            <text:p>-0.000109644</text:p>
          </table:table-cell>
          <table:table-cell office:value-type="float" office:value="0.0571596" calcext:value-type="float">
            <text:p>0.0571596</text:p>
          </table:table-cell>
        </table:table-row>
        <table:table-row table:style-name="ro1">
          <table:table-cell office:value-type="float" office:value="8.321" calcext:value-type="float">
            <text:p>8.321</text:p>
          </table:table-cell>
          <table:table-cell office:value-type="float" office:value="-0.288431" calcext:value-type="float">
            <text:p>-0.288431</text:p>
          </table:table-cell>
          <table:table-cell office:value-type="float" office:value="0.000104671" calcext:value-type="float">
            <text:p>0.000104671</text:p>
          </table:table-cell>
          <table:table-cell office:value-type="float" office:value="0.000333721" calcext:value-type="float">
            <text:p>0.000333721</text:p>
          </table:table-cell>
          <table:table-cell office:value-type="float" office:value="-0.00103941" calcext:value-type="float">
            <text:p>-0.00103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75" meta:object-count="0"/>
    <meta:generator>LibreOffice/6.0.7.3$Linux_X86_64 LibreOffice_project/00m0$Build-3</meta:generator>
  </office:meta>
</office:document-meta>
</file>